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4.149cm"/>
    </style:style>
    <style:style style:name="co3" style:family="table-column">
      <style:table-column-properties fo:break-before="auto" style:column-width="8.207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789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425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3.574cm"/>
    </style:style>
    <style:style style:name="co10" style:family="table-column">
      <style:table-column-properties fo:break-before="auto" style:column-width="2.291cm"/>
    </style:style>
    <style:style style:name="co11" style:family="table-column">
      <style:table-column-properties fo:break-before="auto" style:column-width="4.731cm"/>
    </style:style>
    <style:style style:name="co12" style:family="table-column">
      <style:table-column-properties fo:break-before="auto" style:column-width="3.505cm"/>
    </style:style>
    <style:style style:name="co13" style:family="table-column">
      <style:table-column-properties fo:break-before="auto" style:column-width="3.23cm"/>
    </style:style>
    <style:style style:name="co14" style:family="table-column">
      <style:table-column-properties fo:break-before="auto" style:column-width="2.111cm"/>
    </style:style>
    <style:style style:name="co15" style:family="table-column">
      <style:table-column-properties fo:break-before="auto" style:column-width="9.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41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4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41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4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4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4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4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4"/>
        <table:table-column table:style-name="co15" table:default-cell-style-name="ce4"/>
        <table:table-column table:style-name="co10" table:number-columns-repeated="48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5" office:value-type="string" calcext:value-type="string">
            <text:p>Hora (MILITAR) Inicio</text:p>
          </table:table-cell>
          <table:table-cell table:style-name="ce5" office:value-type="string" calcext:value-type="string">
            <text:p>Hora (MILITAR) Inicio (DOBLE JORNADA)</text:p>
          </table:table-cell>
          <table:table-cell table:style-name="ce8" office:value-type="string" calcext:value-type="string">
            <text:p>Horas Laborables</text:p>
          </table:table-cell>
          <table:table-cell table:style-name="ce8" office:value-type="string" calcext:value-type="string">
            <text:p>Horas Extras</text:p>
          </table:table-cell>
          <table:table-cell table:style-name="ce9" office:value-type="string" calcext:value-type="string">
            <text:p>Día Laborado</text:p>
          </table:table-cell>
          <table:table-cell table:style-name="ce5" office:value-type="string" calcext:value-type="string">
            <text:p>Día Especial</text:p>
          </table:table-cell>
          <table:table-cell table:style-name="ce9" office:value-type="string" calcext:value-type="string">
            <text:p>Festivo</text:p>
          </table:table-cell>
          <table:table-cell table:style-name="ce9" office:value-type="string" calcext:value-type="string">
            <text:p>Descanso Laboral</text:p>
          </table:table-cell>
          <table:table-cell table:style-name="ce9" office:value-type="string" calcext:value-type="string">
            <text:p>Hora Salida</text:p>
          </table:table-cell>
          <table:table-cell table:style-name="ce13" office:value-type="string" calcext:value-type="string">
            <text:p>TURNO</text:p>
          </table:table-cell>
          <table:table-cell table:style-name="ce13" office:value-type="string" calcext:value-type="string">
            <text:p>HORA/PRECIO</text:p>
          </table:table-cell>
          <table:table-cell table:style-name="ce13" office:value-type="string" calcext:value-type="string">
            <text:p>REMUNERACIÓN</text:p>
          </table:table-cell>
          <table:table-cell/>
          <table:table-cell table:style-name="ce18"/>
          <table:table-cell table:style-name="ce13" office:value-type="string" calcext:value-type="string">
            <text:p>TURNOS</text:p>
          </table:table-cell>
          <table:table-cell table:style-name="ce21" office:value-type="string" calcext:value-type="string">
            <text:p>Día/Precio</text:p>
          </table:table-cell>
          <table:table-cell table:style-name="ce13" office:value-type="string" calcext:value-type="string">
            <text:p>Extra</text:p>
          </table:table-cell>
          <table:table-cell table:number-columns-repeated="46"/>
        </table:table-row>
        <table:table-row table:style-name="ro1">
          <table:table-cell table:style-name="ce2" office:value-type="date" office:date-value="2023-12-01" calcext:value-type="date">
            <text:p>1/12/23</text:p>
          </table:table-cell>
          <table:table-cell table:style-name="ce6" office:value-type="time" office:time-value="PT06H00M00S" calcext:value-type="time">
            <text:p>06:00:00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6" office:value-type="time" office:time-value="PT08H00M00S" calcext:value-type="time">
            <text:p>08:00:00</text:p>
          </table:table-cell>
          <table:table-cell table:style-name="ce6"/>
          <table:table-cell table:style-name="ce10" office:value-type="string" calcext:value-type="string">
            <text:p>viernes</text:p>
          </table:table-cell>
          <table:table-cell table:style-name="ce10" table:number-columns-repeated="2"/>
          <table:table-cell table:style-name="ce6" office:value-type="time" office:time-value="PT00H30M00S" calcext:value-type="time">
            <text:p>00:30:00</text:p>
          </table:table-cell>
          <table:table-cell table:style-name="ce6" table:formula="of:=IF(AND([.B2]=&quot;&quot;);&quot;DESCANSO&quot;; IF(AND([.B2]&lt;&gt;&quot;&quot;); IF(AND([.C2]=&quot;&quot;); [.B2]+[.D2]+[.E2]+[.I2]; IF(AND([.C2]&lt;&gt;&quot;&quot;); [.B2]+2*[.D2]+[.E2]+[.I2] ))))" office:value-type="time" office:time-value="PT22H30M00S" calcext:value-type="time">
            <text:p>22:30:00</text:p>
          </table:table-cell>
          <table:table-cell table:style-name="ce6" table:formula="of:=IF(AND([.B2]=&quot;&quot;); &quot;DESCANSO&quot;; IF(AND([.B2]&lt;&gt;&quot;&quot;);    IF(AND(OR([.F2]=&quot;lunes&quot;; [.F2]=&quot;martes&quot;; [.F2]=&quot;miércoles&quot;; [.F2]=&quot;miercoles&quot;; [.F2]=&quot;jueves&quot;; [.F2]=&quot;viernes&quot;);AND([.G2]=&quot;&quot;; [.H2]=&quot;&quot;)); IF(AND(HOUR([.E2])&lt;HOUR(&quot;08:00:00&quot;));  IF( AND( HOUR([.B2])&gt;=HOUR(&quot;06:00:00&quot;) ; HOUR([.B2])&lt;HOUR(&quot;14:00:00&quot;)  ); IF(AND([.C2]=&quot;&quot;); &quot;DIURNO&quot;;  IF( AND( HOUR([.C2])&gt;=HOUR(&quot;14:00:00&quot;) ; HOUR([.C2])&lt;HOUR(&quot;18:00:00&quot;)  ); &quot;DOBLE DIURNO/TARDE&quot;;  IF( AND( HOUR([.C2])&gt;=HOUR(&quot;18:00:00&quot;) ; HOUR([.C2])&lt;HOUR(&quot;23:59:59&quot;)  ); &quot;DOBLE DIURNO/NOCHE&quot;;  IF( AND( HOUR([.C2])&gt;=HOUR(&quot;00:00:00&quot;) ; HOUR([.C2])&lt;HOUR(&quot;06:00:00&quot;)  ); &quot;DOBLE DIURNO/NOCHE&quot;; &quot;&quot;))));  IF( AND( HOUR([.B2])&gt;=HOUR(&quot;14:00:00&quot;) ; HOUR([.B2])&lt;HOUR(&quot;18:00:00&quot;)  ); IF(AND([.C2]=&quot;&quot;); &quot;TARDE&quot;;  IF( AND( HOUR([.C2])&gt;=HOUR(&quot;06:00:00&quot;) ; HOUR([.C2])&lt;HOUR(&quot;14:00:00&quot;)  ); &quot;DOBLE TARDE/DIURNO&quot;;  IF( AND( HOUR([.C2])&gt;=HOUR(&quot;18:00:00&quot;) ; HOUR([.C2])&lt;HOUR(&quot;23:59:59&quot;)  ); &quot;DOBLE TARDE/NOCHE&quot;;  IF( AND( HOUR([.C2])&gt;=HOUR(&quot;00:00:00&quot;) ; HOUR([.C2])&lt;HOUR(&quot;06:00:00&quot;)  ); &quot;DOBLE NOCHE&quot;; &quot;&quot;))));  IF( AND( HOUR([.B2])&gt;=HOUR(&quot;18:00:00&quot;) ; HOUR([.B2])&lt;HOUR(&quot;23:59:59&quot;)  ); IF(AND([.C2]=&quot;&quot;);  &quot;NOCHE&quot;;  IF( AND( HOUR([.C2])&gt;=HOUR(&quot;06:00:00&quot;) ; HOUR([.C2])&lt;HOUR(&quot;14:00:00&quot;)  ); &quot;DOBLE NOCHE/DIURNO&quot;;  IF( AND( HOUR([.C2])&gt;=HOUR(&quot;14:00:00&quot;) ; HOUR([.C2])&lt;HOUR(&quot;17:00:00&quot;)  ); &quot;DOBLE NOCHE/TARDE&quot;;  &quot;&quot;))); IF(AND(HOUR([.B2])&gt;=HOUR(&quot;00:00:00&quot;) ; HOUR([.B2])&lt;HOUR(&quot;06:00:00&quot;)  ); IF(AND([.C2]=&quot;&quot;);  &quot;NOCHE&quot;;  IF( AND( HOUR([.C2])&gt;=HOUR(&quot;06:00:00&quot;) ; HOUR([.C2])&lt;HOUR(&quot;14:00:00&quot;)  ); &quot;DOBLE NOCHE/DIRNO&quot;;  IF( AND( HOUR([.C2])&gt;=HOUR(&quot;14:00:00&quot;) ; HOUR([.C2])&lt;HOUR(&quot;18:00:00&quot;)  ); &quot;DOBLE NOCHE/TARDE&quot;;  IF( AND( HOUR([.C2])&gt;=HOUR(&quot;18:00:00&quot;) ; HOUR([.C2])&lt;HOUR(&quot;23:59:59&quot;)  ); &quot;DOBLE NOCHE&quot;; &quot;&quot;)))); &quot;&quot;)))); IF(AND(HOUR([.E2])&gt;=HOUR(&quot;08:00:00&quot;)); &quot;DOBLE JORNADA &gt;= 8 HORAS (NO ES HORA EXTRA)&quot;; &quot;&quot;)); IF( OR([.F2]=&quot;sábado&quot;; [.F2]=&quot;sabado&quot;); IF(AND(HOUR([.E2])&lt;HOUR(&quot;08:00:00&quot;)); IF( AND( HOUR([.B2])&gt;=HOUR(&quot;06:00:00&quot;) ; HOUR([.B2])&lt;HOUR(&quot;14:00:00&quot;)  ); IF(AND([.C2]=&quot;&quot;); &quot;DIURNO&quot;;  IF( AND( HOUR([.C2])&gt;=HOUR(&quot;14:00:00&quot;) ; HOUR([.C2])&lt;HOUR(&quot;23:59:59&quot;)  ); &quot;DOBLE DIURNO/SOCIAL&quot;;  IF( AND( HOUR([.C2])&gt;=HOUR(&quot;00:00:00&quot;) ; HOUR([.C2])&lt;HOUR(&quot;06:00:00&quot;)  ); &quot;DOBLE DIURNO/SOCIAL&quot;;  &quot;&quot;)));  IF( AND( HOUR([.B2])&gt;=HOUR(&quot;14:00:00&quot;) ; HOUR([.B2])&lt;HOUR(&quot;23:59:59&quot;)  );  IF(AND([.C2]=&quot;&quot;); &quot;SOCIAL&quot;; IF( AND( HOUR([.C2])&gt;=HOUR(&quot;06:00:00&quot;) ; HOUR([.C2])&lt;HOUR(&quot;14:00:00&quot;)  ); &quot;DOBLE SOCIAL/DIRUNO&quot;;  IF( AND( HOUR([.C2])&gt;=HOUR(&quot;00:00:00&quot;) ; HOUR([.C2])&lt;HOUR(&quot;06:00:00&quot;)  ); &quot;DOBLE SOCIAL&quot;; &quot;&quot;)));  IF( AND( HOUR([.B2])&gt;=HOUR(&quot;00:00:00&quot;) ; HOUR([.B2])&lt;HOUR(&quot;06:00:00&quot;)  ); IF(AND([.C2]=&quot;&quot;); &quot;SOCIAL&quot;;  IF( AND( HOUR([.C2])&gt;=HOUR(&quot;06:00:00&quot;) ; HOUR([.C2])&lt;HOUR(&quot;14:00:00&quot;)  ); &quot;DOBLE SOCIAL/DIURNO&quot;; &quot;&quot;)); &quot;&quot;)));  IF(AND(HOUR([.E2])&gt;=HOUR(&quot;08:00:00&quot;)); &quot;DOBLE JORNADA &gt;= 8 HORAS (NO ES HORA EXTRA&quot;; &quot;&quot;)); IF(AND(OR([.F2]=&quot;domingo&quot;; AND(OR([.F2]=&quot;lunes&quot;; [.F2]=&quot;viernes&quot;);[.H2]=&quot;Festivo&quot;));[.G2]=&quot;&quot;); IF(AND(HOUR([.E2])&lt;HOUR(&quot;08:00:00&quot;)); IF( AND( HOUR([.B2])&gt;=HOUR(&quot;06:00:00&quot;) ; HOUR([.B2])&lt;HOUR(&quot;23:59:59&quot;)  ); IF(AND([.C2]=&quot;&quot;); &quot;DOMINICAL/FESTIVO&quot;; IF( AND( HOUR([.C2])&gt;=HOUR(&quot;00:00:00&quot;) ; HOUR([.C2])&lt;HOUR(&quot;06:00:00&quot;)  ); &quot;DOBLE DOMINICAL/FESTIVO&quot;;  &quot;&quot;)); IF( AND( HOUR([.B2])&gt;=HOUR(&quot;00:00:00&quot;) ; HOUR([.B2])&lt;HOUR(&quot;06:00:00&quot;)  ); &quot;DOBLE DOMINICAL/FESTIVO&quot;; &quot;&quot;)); IF(AND(HOUR([.E2])&gt;=HOUR(&quot;08:00:00&quot;)); &quot;DOBLE JORNADA &gt;= 8 HORAS (NO ES HORA EXTRA&quot;; &quot;&quot;)); IF( AND(OR([.F2]=&quot;lunes&quot;; [.F2]=&quot;martes&quot;; [.F2]=&quot;miércoles&quot;; [.F2]=&quot;miercoles&quot;; [.F2]=&quot;jueves&quot;; [.F2]=&quot;viernes&quot;;[.F2]=&quot;sabado&quot;;[.F2]=&quot;sábado&quot;;[.F2]=&quot;domingo&quot;; OR([.H2]=&quot;&quot;;[.H2]=&quot;Festivo&quot;));[.G2]=&quot;si&quot;); IF(AND(HOUR([.E2])&lt;HOUR(&quot;08:00:00&quot;)); IF( AND( HOUR([.B2])&gt;=HOUR(&quot;06:00:00&quot;) ; HOUR([.B2])&lt;HOUR(&quot;23:59:59&quot;)  ); IF(AND([.C2]=&quot;&quot;); &quot;ESPECIAL&quot;; IF( AND( HOUR([.C2])&gt;=HOUR(&quot;00:00:00&quot;) ; HOUR([.C2])&lt;HOUR(&quot;06:00:00&quot;)  ); &quot;DOBLE ESPECIAL&quot;;  &quot;&quot;)); IF( AND( HOUR([.B2])&gt;=HOUR(&quot;00:00:00&quot;) ; HOUR([.B2])&lt;HOUR(&quot;06:00:00&quot;)  ); &quot;DOBLE ESPECIAL&quot;; &quot;&quot;)); IF(AND(HOUR([.E2])&gt;=HOUR(&quot;08:00:00&quot;)); &quot;DOBLE JORNADA &gt;= 8 HORAS (NO ES HORA EXTRA&quot;; &quot;&quot;)); &quot;&quot;))))))" office:value-type="string" office:string-value="DOBLE DIURNO/TARDE" calcext:value-type="string">
            <text:p>DOBLE DIURNO/TARDE</text:p>
          </table:table-cell>
          <table:table-cell table:style-name="ce7"/>
          <table:table-cell table:style-name="ce7" table:formula="of:=IF(AND([.B2]=&quot;&quot;); &quot;DESCANSO&quot;; IF( AND([.B2]&lt;&gt;&quot;&quot;); IF(AND(OR([.F2]=&quot;lunes&quot;; [.F2]=&quot;martes&quot;; [.F2]=&quot;miércoles&quot;; [.F2]=&quot;miercoles&quot;; [.F2]=&quot;jueves&quot;; [.F2]=&quot;viernes&quot;);AND([.G2]=&quot;&quot;; [.H2]=&quot;&quot;)); IF(AND(HOUR([.E2])&lt;HOUR(&quot;08:00:00&quot;)); IF( AND( HOUR([.B2])&gt;=HOUR(&quot;06:00:00&quot;) ; HOUR([.B2])&lt;HOUR(&quot;14:00:00&quot;)  ); IF(AND([.C2]=&quot;&quot;); ([.$R$2])*(ROUNDDOWN(HOUR([.D2]);0)+ROUNDDOWN(HOUR([.E2]);0)); IF( AND( HOUR([.C2])&gt;=HOUR(&quot;14:00:00&quot;) ; HOUR([.C2])&lt;HOUR(&quot;18:00:00&quot;)  ); ([.$R$2]+[.$R$3])*(ROUNDDOWN(HOUR([.D2]);0)) + ([.$R$3])*ROUNDDOWN(HOUR([.E2]);0); IF( AND( HOUR([.C2])&gt;=HOUR(&quot;18:00:00&quot;) ; HOUR([.C2])&lt;HOUR(&quot;23:59:59&quot;)  ); ([.$R$2]+[.$R$4])*(ROUNDDOWN(HOUR([.D2]);0)) + ([.$R$4])*ROUNDDOWN(HOUR([.E2]);0); IF( AND( HOUR([.C2])&gt;=HOUR(&quot;00:00:00&quot;) ; HOUR([.C2])&lt;HOUR(&quot;06:00:00&quot;)  ); ([.$R$2]+[.$R$4])*(ROUNDDOWN(HOUR([.D2]);0)) + ([.$R$4])*ROUNDDOWN(HOUR([.E2]);0); &quot;&quot;)))); IF( AND( HOUR([.B2])&gt;=HOUR(&quot;14:00:00&quot;) ; HOUR([.B2])&lt;HOUR(&quot;18:00:00&quot;)  ); IF(AND([.C2]=&quot;&quot;); [.$R$3]*(ROUNDDOWN(HOUR([.D2]);0)+ROUNDDOWN(HOUR([.E2]);0)); IF( AND( HOUR([.C2])&gt;=HOUR(&quot;06:00:00&quot;) ; HOUR([.C2])&lt;HOUR(&quot;14:00:00&quot;)  ); ([.$R$2]+[.$R$3])*(ROUNDDOWN(HOUR([.D2]);0)) + [.$R$2]*ROUNDDOWN(HOUR([.E2]);0); IF( AND( HOUR([.C2])&gt;=HOUR(&quot;18:00:00&quot;) ; HOUR([.C2])&lt;HOUR(&quot;23:59:59&quot;)  ); ([.$R$3]+[.$R$4])*(ROUNDDOWN(HOUR([.D2]);0)) + [.$R$4]*ROUNDDOWN(HOUR([.E2]);0); IF( AND( HOUR([.C2])&gt;=HOUR(&quot;00:00:00&quot;) ; HOUR([.C2])&lt;HOUR(&quot;06:00:00&quot;)  ); ([.$R$3]+[.$R$4])*(ROUNDDOWN(HOUR([.D2]);0)) + [.$R$4]*ROUNDDOWN(HOUR([.E2]);0); &quot;&quot;)))); IF( AND( HOUR([.B2])&gt;=HOUR(&quot;18:00:00&quot;) ; HOUR([.B2])&lt;HOUR(&quot;23:59:59&quot;)  ); IF(AND([.C2]=&quot;&quot;); [.$R$4]*(ROUNDDOWN(HOUR([.D2]);0)+ROUNDDOWN(HOUR([.E2]);0)); IF( AND( HOUR([.C2])&gt;=HOUR(&quot;06:00:00&quot;) ; HOUR([.C2])&lt;HOUR(&quot;14:00:00&quot;)  ); ([.$R$2]+[.$R$4])*(ROUNDDOWN(HOUR([.D2]);0)) + [.$R$2]*ROUNDDOWN(HOUR([.E2]);0); IF( AND( HOUR([.C2])&gt;=HOUR(&quot;14:00:00&quot;) ; HOUR([.C2])&lt;HOUR(&quot;17:00:00&quot;)  ); ([.$R$3]+[.$R$4])*(ROUNDDOWN(HOUR([.D2]);0)) + [.$R$4]*ROUNDDOWN(HOUR([.E2]);0);  &quot;&quot;))); IF(AND(HOUR([.B2])&gt;=HOUR(&quot;00:00:00&quot;) ; HOUR([.B2])&lt;HOUR(&quot;06:00:00&quot;)  ); IF(AND([.C2]=&quot;&quot;); [.$R$4]*(ROUNDDOWN(HOUR([.D2]);0)+ROUNDDOWN(HOUR([.E2]);0)); IF( AND( HOUR([.C2])&gt;=HOUR(&quot;06:00:00&quot;) ; HOUR([.C2])&lt;HOUR(&quot;14:00:00&quot;)  ); ([.$R$2]+[.$R$4])*(ROUNDDOWN(HOUR([.D2]);0)) + [.$R$2]*ROUNDDOWN(HOUR([.E2]);0); IF( AND( HOUR([.C2])&gt;=HOUR(&quot;14:00:00&quot;) ; HOUR([.C2])&lt;HOUR(&quot;18:00:00&quot;)  ); ([.$R$3]+[.$R$4])*(ROUNDDOWN(HOUR([.D2]);0)) + [.$R$4]*ROUNDDOWN(HOUR([.E2]);0); IF( AND( HOUR([.C2])&gt;=HOUR(&quot;18:00:00&quot;) ; HOUR([.C2])&lt;HOUR(&quot;23:59:59&quot;)  ); ([.$R$4])*2*(ROUNDDOWN(HOUR([.D2]);0)) + [.$R$4]*ROUNDDOWN(HOUR([.E2]);0); &quot;&quot;)))); &quot;&quot;)))); IF(AND(HOUR([.E2])&gt;=HOUR(&quot;08:00:00&quot;)); &quot;DOBLE JORNADA &gt;= 8 HORAS (NO ES HORA EXTRA)&quot;; &quot;&quot;)); IF( OR([.F2]=&quot;sábado&quot;; [.F2]=&quot;sabado&quot;); IF(AND(HOUR([.E2])&lt;HOUR(&quot;08:00:00&quot;)); IF( AND( HOUR([.B2])&gt;=HOUR(&quot;06:00:00&quot;) ; HOUR([.B2])&lt;HOUR(&quot;14:00:00&quot;)  ); IF(AND([.C2]=&quot;&quot;); [.$R$2]*(ROUNDDOWN(HOUR([.D2]);0)+ROUNDDOWN(HOUR([.E2]);0)); IF( AND( HOUR([.C2])&gt;=HOUR(&quot;14:00:00&quot;) ; HOUR([.C2])&lt;HOUR(&quot;23:59:59&quot;)  ); ([.$R$2]+[.$R$5])*(ROUNDDOWN(HOUR([.D2]);0)) + [.$R$5]*ROUNDDOWN(HOUR([.E2]);0); IF( AND( HOUR([.C2])&gt;=HOUR(&quot;00:00:00&quot;) ; HOUR([.C2])&lt;HOUR(&quot;06:00:00&quot;)  ); ([.$R$2]+[.$R$5])*(ROUNDDOWN(HOUR([.D2]);0)) + [.$R$5]*ROUNDDOWN(HOUR([.E2]);0);  &quot;&quot;))); IF( AND( HOUR([.B2])&gt;=HOUR(&quot;14:00:00&quot;) ; HOUR([.B2])&lt;HOUR(&quot;23:59:59&quot;)  ); IF(AND([.C2]=&quot;&quot;); [.$R$5]*(ROUNDDOWN(HOUR([.D2]);0)+ROUNDDOWN(HOUR([.E2]);0)); IF( AND( HOUR([.C2])&gt;=HOUR(&quot;06:00:00&quot;) ; HOUR([.C2])&lt;HOUR(&quot;14:00:00&quot;)  ); ([.$R$2]+[.$R$5])*(ROUNDDOWN(HOUR([.D2]);0)) + [.$R$2]*ROUNDDOWN(HOUR([.E2]);0); IF( AND( HOUR([.C2])&gt;=HOUR(&quot;00:00:00&quot;) ; HOUR([.C2])&lt;HOUR(&quot;06:00:00&quot;)  ); ([.$R$5])*2*(ROUNDDOWN(HOUR([.D2]);0)) + [.$R$5]*ROUNDDOWN(HOUR([.E2]);0); &quot;&quot;))); IF( AND( HOUR([.B2])&gt;=HOUR(&quot;00:00:00&quot;) ; HOUR([.B2])&lt;HOUR(&quot;06:00:00&quot;)  ); IF(AND([.C2]=&quot;&quot;); [.$R$5]*(ROUNDDOWN(HOUR([.D2]);0)+ROUNDDOWN(HOUR([.E2]);0)); IF( AND( HOUR([.C2])&gt;=HOUR(&quot;06:00:00&quot;) ; HOUR([.C2])&lt;HOUR(&quot;14:00:00&quot;)  ); ([.$R$2]+[.$R$5])*(ROUNDDOWN(HOUR([.D2]);0)) + [.$R$2]*ROUNDDOWN(HOUR([.E2]);0); &quot;&quot;)); &quot;&quot;))); IF(AND(HOUR([.E2])&gt;=HOUR(&quot;08:00:00&quot;)); &quot;DOBLE JORNADA &gt;= 8 HORAS (NO ES HORA EXTRA&quot;; &quot;&quot;)); IF(AND(OR([.F2]=&quot;domingo&quot;; AND(OR([.F2]=&quot;lunes&quot;; [.F2]=&quot;viernes&quot;);[.H2]=&quot;Festivo&quot;));[.G2]=&quot;&quot;); IF(AND(HOUR([.E2])&lt;HOUR(&quot;08:00:00&quot;)); IF( AND( HOUR([.B2])&gt;=HOUR(&quot;06:00:00&quot;) ; HOUR([.B2])&lt;HOUR(&quot;23:59:59&quot;)  ); IF(AND([.C2]=&quot;&quot;); [.$R$6]*(ROUNDDOWN(HOUR([.D2]);0)+ROUNDDOWN(HOUR([.E2]);0)); IF( AND( HOUR([.C2])&gt;=HOUR(&quot;00:00:00&quot;) ; HOUR([.C2])&lt;HOUR(&quot;06:00:00&quot;)  ); ([.$R$6])*2*(ROUNDDOWN(HOUR([.D2]);0)) + [.$R$6]*ROUNDDOWN(HOUR([.E2]);0);  &quot;&quot;)); IF( AND( HOUR([.C2])&gt;=HOUR(&quot;00:00:00&quot;) ; HOUR([.C2])&lt;HOUR(&quot;06:00:00&quot;)  ); ([.$R$6])*2*(ROUNDDOWN(HOUR([.D2]);0)) + [.$R$6]*ROUNDDOWN(HOUR([.E2]);0); &quot;&quot;)); IF(AND(HOUR([.E2])&gt;=HOUR(&quot;08:00:00&quot;)); &quot;DOBLE JORNADA &gt;= 8 HORAS (NO ES HORA EXTRA&quot;; &quot;&quot;)); IF( AND(OR([.F2]=&quot;lunes&quot;; [.F2]=&quot;martes&quot;; [.F2]=&quot;miércoles&quot;; [.F2]=&quot;miercoles&quot;; [.F2]=&quot;jueves&quot;; [.F2]=&quot;viernes&quot;;[.F2]=&quot;sabado&quot;;[.F2]=&quot;sábado&quot;;[.F2]=&quot;domingo&quot;; OR([.H2]=&quot;&quot;;[.H2]=&quot;Festivo&quot;));[.G2]=&quot;si&quot;); IF(AND(HOUR([.E2])&lt;HOUR(&quot;08:00:00&quot;)); IF( AND( HOUR([.B2])&gt;=HOUR(&quot;06:00:00&quot;) ; HOUR([.B2])&lt;HOUR(&quot;23:59:59&quot;)  ); IF(AND([.C2]=&quot;&quot;); [.$R$7]*(ROUNDDOWN(HOUR([.D2]);0)+ROUNDDOWN(HOUR([.E2]);0)); IF( AND( HOUR([.C2])&gt;=HOUR(&quot;00:00:00&quot;) ; HOUR([.C2])&lt;HOUR(&quot;06:00:00&quot;)  ); ([.$R$7])*2*(ROUNDDOWN(HOUR([.D2]);0)) + [.$R$7]*ROUNDDOWN(HOUR([.E2]);0);  &quot;&quot;)); IF( AND( HOUR([.B2])&gt;=HOUR(&quot;00:00:00&quot;) ; HOUR([.B2])&lt;HOUR(&quot;06:00:00&quot;)  ); ([.$R$7])*2*(ROUNDDOWN(HOUR([.D2]);0)) + [.$R$7]*ROUNDDOWN(HOUR([.E2]);0); &quot;&quot;)); IF(AND(HOUR([.E2])&gt;=HOUR(&quot;08:00:00&quot;)); &quot;DOBLE JORNADA &gt;= 8 HORAS (NO ES HORA EXTRA&quot;; &quot;&quot;)); &quot;&quot;))))))" office:value-type="float" office:value="117000" calcext:value-type="float">
            <text:p>117000</text:p>
          </table:table-cell>
          <table:table-cell table:style-name="ce17"/>
          <table:table-cell table:style-name="ce19"/>
          <table:table-cell table:style-name="ce20" office:value-type="string" calcext:value-type="string">
            <text:p>Diurno (Lunes – Sábado: 6:00 - 14:30 ) </text:p>
          </table:table-cell>
          <table:table-cell table:style-name="ce22" office:value-type="float" office:value="56000" calcext:value-type="float">
            <text:p>56000</text:p>
          </table:table-cell>
          <table:table-cell table:style-name="ce23" table:formula="of:=[.Q2]/8" office:value-type="float" office:value="7000" calcext:value-type="float">
            <text:p>7000</text:p>
          </table:table-cell>
          <table:table-cell table:style-name="ce24"/>
          <table:table-cell table:number-columns-repeated="45"/>
        </table:table-row>
        <table:table-row table:style-name="ro1">
          <table:table-cell table:style-name="ce2" office:value-type="date" office:date-value="2023-12-02" calcext:value-type="date">
            <text:p>2/12/23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6"/>
          <table:table-cell table:style-name="ce6" office:value-type="time" office:time-value="PT32H00M00S" calcext:value-type="time">
            <text:p>08:00:00</text:p>
          </table:table-cell>
          <table:table-cell table:style-name="ce6"/>
          <table:table-cell table:style-name="ce10" office:value-type="string" calcext:value-type="string">
            <text:p>sábado</text:p>
          </table:table-cell>
          <table:table-cell table:style-name="ce10" table:number-columns-repeated="2"/>
          <table:table-cell table:style-name="ce6" office:value-type="time" office:time-value="PT24H30M00S" calcext:value-type="time">
            <text:p>00:30:00</text:p>
          </table:table-cell>
          <table:table-cell table:style-name="ce6" table:formula="of:=IF(AND([.B3]=&quot;&quot;);&quot;DESCANSO&quot;; IF(AND([.B3]&lt;&gt;&quot;&quot;); IF(AND([.C3]=&quot;&quot;); [.B3]+[.D3]+[.E3]+[.I3]; IF(AND([.C3]&lt;&gt;&quot;&quot;); [.B3]+2*[.D3]+[.E3]+[.I3] ))))" office:value-type="time" office:time-value="PT69H30M00S" calcext:value-type="time">
            <text:p>21:30:00</text:p>
          </table:table-cell>
          <table:table-cell table:style-name="ce6" table:formula="of:=IF(AND([.B3]=&quot;&quot;); &quot;DESCANSO&quot;; IF(AND([.B3]&lt;&gt;&quot;&quot;);    IF(AND(OR([.F3]=&quot;lunes&quot;; [.F3]=&quot;martes&quot;; [.F3]=&quot;miércoles&quot;; [.F3]=&quot;miercoles&quot;; [.F3]=&quot;jueves&quot;; [.F3]=&quot;viernes&quot;);AND([.G3]=&quot;&quot;; [.H3]=&quot;&quot;)); IF(AND(HOUR([.E3])&lt;HOUR(&quot;08:00:00&quot;));  IF( AND( HOUR([.B3])&gt;=HOUR(&quot;06:00:00&quot;) ; HOUR([.B3])&lt;HOUR(&quot;14:00:00&quot;)  ); IF(AND([.C3]=&quot;&quot;); &quot;DIURNO&quot;;  IF( AND( HOUR([.C3])&gt;=HOUR(&quot;14:00:00&quot;) ; HOUR([.C3])&lt;HOUR(&quot;18:00:00&quot;)  ); &quot;DOBLE DIURNO/TARDE&quot;;  IF( AND( HOUR([.C3])&gt;=HOUR(&quot;18:00:00&quot;) ; HOUR([.C3])&lt;HOUR(&quot;23:59:59&quot;)  ); &quot;DOBLE DIURNO/NOCHE&quot;;  IF( AND( HOUR([.C3])&gt;=HOUR(&quot;00:00:00&quot;) ; HOUR([.C3])&lt;HOUR(&quot;06:00:00&quot;)  ); &quot;DOBLE DIURNO/NOCHE&quot;; &quot;&quot;))));  IF( AND( HOUR([.B3])&gt;=HOUR(&quot;14:00:00&quot;) ; HOUR([.B3])&lt;HOUR(&quot;18:00:00&quot;)  ); IF(AND([.C3]=&quot;&quot;); &quot;TARDE&quot;;  IF( AND( HOUR([.C3])&gt;=HOUR(&quot;06:00:00&quot;) ; HOUR([.C3])&lt;HOUR(&quot;14:00:00&quot;)  ); &quot;DOBLE TARDE/DIURNO&quot;;  IF( AND( HOUR([.C3])&gt;=HOUR(&quot;18:00:00&quot;) ; HOUR([.C3])&lt;HOUR(&quot;23:59:59&quot;)  ); &quot;DOBLE TARDE/NOCHE&quot;;  IF( AND( HOUR([.C3])&gt;=HOUR(&quot;00:00:00&quot;) ; HOUR([.C3])&lt;HOUR(&quot;06:00:00&quot;)  ); &quot;DOBLE NOCHE&quot;; &quot;&quot;))));  IF( AND( HOUR([.B3])&gt;=HOUR(&quot;18:00:00&quot;) ; HOUR([.B3])&lt;HOUR(&quot;23:59:59&quot;)  ); IF(AND([.C3]=&quot;&quot;);  &quot;NOCHE&quot;;  IF( AND( HOUR([.C3])&gt;=HOUR(&quot;06:00:00&quot;) ; HOUR([.C3])&lt;HOUR(&quot;14:00:00&quot;)  ); &quot;DOBLE NOCHE/DIURNO&quot;;  IF( AND( HOUR([.C3])&gt;=HOUR(&quot;14:00:00&quot;) ; HOUR([.C3])&lt;HOUR(&quot;17:00:00&quot;)  ); &quot;DOBLE NOCHE/TARDE&quot;;  &quot;&quot;))); IF(AND(HOUR([.B3])&gt;=HOUR(&quot;00:00:00&quot;) ; HOUR([.B3])&lt;HOUR(&quot;06:00:00&quot;)  ); IF(AND([.C3]=&quot;&quot;);  &quot;NOCHE&quot;;  IF( AND( HOUR([.C3])&gt;=HOUR(&quot;06:00:00&quot;) ; HOUR([.C3])&lt;HOUR(&quot;14:00:00&quot;)  ); &quot;DOBLE NOCHE/DIRNO&quot;;  IF( AND( HOUR([.C3])&gt;=HOUR(&quot;14:00:00&quot;) ; HOUR([.C3])&lt;HOUR(&quot;18:00:00&quot;)  ); &quot;DOBLE NOCHE/TARDE&quot;;  IF( AND( HOUR([.C3])&gt;=HOUR(&quot;18:00:00&quot;) ; HOUR([.C3])&lt;HOUR(&quot;23:59:59&quot;)  ); &quot;DOBLE NOCHE&quot;; &quot;&quot;)))); &quot;&quot;)))); IF(AND(HOUR([.E3])&gt;=HOUR(&quot;08:00:00&quot;)); &quot;DOBLE JORNADA &gt;= 8 HORAS (NO ES HORA EXTRA)&quot;; &quot;&quot;)); IF( OR([.F3]=&quot;sábado&quot;; [.F3]=&quot;sabado&quot;); IF(AND(HOUR([.E3])&lt;HOUR(&quot;08:00:00&quot;)); IF( AND( HOUR([.B3])&gt;=HOUR(&quot;06:00:00&quot;) ; HOUR([.B3])&lt;HOUR(&quot;14:00:00&quot;)  ); IF(AND([.C3]=&quot;&quot;); &quot;DIURNO&quot;;  IF( AND( HOUR([.C3])&gt;=HOUR(&quot;14:00:00&quot;) ; HOUR([.C3])&lt;HOUR(&quot;23:59:59&quot;)  ); &quot;DOBLE DIURNO/SOCIAL&quot;;  IF( AND( HOUR([.C3])&gt;=HOUR(&quot;00:00:00&quot;) ; HOUR([.C3])&lt;HOUR(&quot;06:00:00&quot;)  ); &quot;DOBLE DIURNO/SOCIAL&quot;;  &quot;&quot;)));  IF( AND( HOUR([.B3])&gt;=HOUR(&quot;14:00:00&quot;) ; HOUR([.B3])&lt;HOUR(&quot;23:59:59&quot;)  );  IF(AND([.C3]=&quot;&quot;); &quot;SOCIAL&quot;; IF( AND( HOUR([.C3])&gt;=HOUR(&quot;06:00:00&quot;) ; HOUR([.C3])&lt;HOUR(&quot;14:00:00&quot;)  ); &quot;DOBLE SOCIAL/DIRUNO&quot;;  IF( AND( HOUR([.C3])&gt;=HOUR(&quot;00:00:00&quot;) ; HOUR([.C3])&lt;HOUR(&quot;06:00:00&quot;)  ); &quot;DOBLE SOCIAL&quot;; &quot;&quot;)));  IF( AND( HOUR([.B3])&gt;=HOUR(&quot;00:00:00&quot;) ; HOUR([.B3])&lt;HOUR(&quot;06:00:00&quot;)  ); IF(AND([.C3]=&quot;&quot;); &quot;SOCIAL&quot;;  IF( AND( HOUR([.C3])&gt;=HOUR(&quot;06:00:00&quot;) ; HOUR([.C3])&lt;HOUR(&quot;14:00:00&quot;)  ); &quot;DOBLE SOCIAL/DIURNO&quot;; &quot;&quot;)); &quot;&quot;)));  IF(AND(HOUR([.E3])&gt;=HOUR(&quot;08:00:00&quot;)); &quot;DOBLE JORNADA &gt;= 8 HORAS (NO ES HORA EXTRA&quot;; &quot;&quot;)); IF(AND(OR([.F3]=&quot;domingo&quot;; AND(OR([.F3]=&quot;lunes&quot;; [.F3]=&quot;viernes&quot;);[.H3]=&quot;Festivo&quot;));[.G3]=&quot;&quot;); IF(AND(HOUR([.E3])&lt;HOUR(&quot;08:00:00&quot;)); IF( AND( HOUR([.B3])&gt;=HOUR(&quot;06:00:00&quot;) ; HOUR([.B3])&lt;HOUR(&quot;23:59:59&quot;)  ); IF(AND([.C3]=&quot;&quot;); &quot;DOMINICAL/FESTIVO&quot;; IF( AND( HOUR([.C3])&gt;=HOUR(&quot;00:00:00&quot;) ; HOUR([.C3])&lt;HOUR(&quot;06:00:00&quot;)  ); &quot;DOBLE DOMINICAL/FESTIVO&quot;;  &quot;&quot;)); IF( AND( HOUR([.B3])&gt;=HOUR(&quot;00:00:00&quot;) ; HOUR([.B3])&lt;HOUR(&quot;06:00:00&quot;)  ); &quot;DOBLE DOMINICAL/FESTIVO&quot;; &quot;&quot;)); IF(AND(HOUR([.E3])&gt;=HOUR(&quot;08:00:00&quot;)); &quot;DOBLE JORNADA &gt;= 8 HORAS (NO ES HORA EXTRA&quot;; &quot;&quot;)); IF( AND(OR([.F3]=&quot;lunes&quot;; [.F3]=&quot;martes&quot;; [.F3]=&quot;miércoles&quot;; [.F3]=&quot;miercoles&quot;; [.F3]=&quot;jueves&quot;; [.F3]=&quot;viernes&quot;;[.F3]=&quot;sabado&quot;;[.F3]=&quot;sábado&quot;;[.F3]=&quot;domingo&quot;; OR([.H3]=&quot;&quot;;[.H3]=&quot;Festivo&quot;));[.G3]=&quot;si&quot;); IF(AND(HOUR([.E3])&lt;HOUR(&quot;08:00:00&quot;)); IF( AND( HOUR([.B3])&gt;=HOUR(&quot;06:00:00&quot;) ; HOUR([.B3])&lt;HOUR(&quot;23:59:59&quot;)  ); IF(AND([.C3]=&quot;&quot;); &quot;ESPECIAL&quot;; IF( AND( HOUR([.C3])&gt;=HOUR(&quot;00:00:00&quot;) ; HOUR([.C3])&lt;HOUR(&quot;06:00:00&quot;)  ); &quot;DOBLE ESPECIAL&quot;;  &quot;&quot;)); IF( AND( HOUR([.B3])&gt;=HOUR(&quot;00:00:00&quot;) ; HOUR([.B3])&lt;HOUR(&quot;06:00:00&quot;)  ); &quot;DOBLE ESPECIAL&quot;; &quot;&quot;)); IF(AND(HOUR([.E3])&gt;=HOUR(&quot;08:00:00&quot;)); &quot;DOBLE JORNADA &gt;= 8 HORAS (NO ES HORA EXTRA&quot;; &quot;&quot;)); &quot;&quot;))))))" office:value-type="string" office:string-value="DIURNO" calcext:value-type="string">
            <text:p>DIURNO</text:p>
          </table:table-cell>
          <table:table-cell table:style-name="ce7"/>
          <table:table-cell table:style-name="ce7" table:formula="of:=IF(AND([.B3]=&quot;&quot;); &quot;DESCANSO&quot;; IF( AND([.B3]&lt;&gt;&quot;&quot;); IF(AND(OR([.F3]=&quot;lunes&quot;; [.F3]=&quot;martes&quot;; [.F3]=&quot;miércoles&quot;; [.F3]=&quot;miercoles&quot;; [.F3]=&quot;jueves&quot;; [.F3]=&quot;viernes&quot;);AND([.G3]=&quot;&quot;; [.H3]=&quot;&quot;)); IF(AND(HOUR([.E3])&lt;HOUR(&quot;08:00:00&quot;)); IF( AND( HOUR([.B3])&gt;=HOUR(&quot;06:00:00&quot;) ; HOUR([.B3])&lt;HOUR(&quot;14:00:00&quot;)  ); IF(AND([.C3]=&quot;&quot;); ([.$R$2])*(ROUNDDOWN(HOUR([.D3]);0)+ROUNDDOWN(HOUR([.E3]);0)); IF( AND( HOUR([.C3])&gt;=HOUR(&quot;14:00:00&quot;) ; HOUR([.C3])&lt;HOUR(&quot;18:00:00&quot;)  ); ([.$R$2]+[.$R$3])*(ROUNDDOWN(HOUR([.D3]);0)) + ([.$R$3])*ROUNDDOWN(HOUR([.E3]);0); IF( AND( HOUR([.C3])&gt;=HOUR(&quot;18:00:00&quot;) ; HOUR([.C3])&lt;HOUR(&quot;23:59:59&quot;)  ); ([.$R$2]+[.$R$4])*(ROUNDDOWN(HOUR([.D3]);0)) + ([.$R$4])*ROUNDDOWN(HOUR([.E3]);0); IF( AND( HOUR([.C3])&gt;=HOUR(&quot;00:00:00&quot;) ; HOUR([.C3])&lt;HOUR(&quot;06:00:00&quot;)  ); ([.$R$2]+[.$R$4])*(ROUNDDOWN(HOUR([.D3]);0)) + ([.$R$4])*ROUNDDOWN(HOUR([.E3]);0); &quot;&quot;)))); IF( AND( HOUR([.B3])&gt;=HOUR(&quot;14:00:00&quot;) ; HOUR([.B3])&lt;HOUR(&quot;18:00:00&quot;)  ); IF(AND([.C3]=&quot;&quot;); [.$R$3]*(ROUNDDOWN(HOUR([.D3]);0)+ROUNDDOWN(HOUR([.E3]);0)); IF( AND( HOUR([.C3])&gt;=HOUR(&quot;06:00:00&quot;) ; HOUR([.C3])&lt;HOUR(&quot;14:00:00&quot;)  ); ([.$R$2]+[.$R$3])*(ROUNDDOWN(HOUR([.D3]);0)) + [.$R$2]*ROUNDDOWN(HOUR([.E3]);0); IF( AND( HOUR([.C3])&gt;=HOUR(&quot;18:00:00&quot;) ; HOUR([.C3])&lt;HOUR(&quot;23:59:59&quot;)  ); ([.$R$3]+[.$R$4])*(ROUNDDOWN(HOUR([.D3]);0)) + [.$R$4]*ROUNDDOWN(HOUR([.E3]);0); IF( AND( HOUR([.C3])&gt;=HOUR(&quot;00:00:00&quot;) ; HOUR([.C3])&lt;HOUR(&quot;06:00:00&quot;)  ); ([.$R$3]+[.$R$4])*(ROUNDDOWN(HOUR([.D3]);0)) + [.$R$4]*ROUNDDOWN(HOUR([.E3]);0); &quot;&quot;)))); IF( AND( HOUR([.B3])&gt;=HOUR(&quot;18:00:00&quot;) ; HOUR([.B3])&lt;HOUR(&quot;23:59:59&quot;)  ); IF(AND([.C3]=&quot;&quot;); [.$R$4]*(ROUNDDOWN(HOUR([.D3]);0)+ROUNDDOWN(HOUR([.E3]);0)); IF( AND( HOUR([.C3])&gt;=HOUR(&quot;06:00:00&quot;) ; HOUR([.C3])&lt;HOUR(&quot;14:00:00&quot;)  ); ([.$R$2]+[.$R$4])*(ROUNDDOWN(HOUR([.D3]);0)) + [.$R$2]*ROUNDDOWN(HOUR([.E3]);0); IF( AND( HOUR([.C3])&gt;=HOUR(&quot;14:00:00&quot;) ; HOUR([.C3])&lt;HOUR(&quot;17:00:00&quot;)  ); ([.$R$3]+[.$R$4])*(ROUNDDOWN(HOUR([.D3]);0)) + [.$R$4]*ROUNDDOWN(HOUR([.E3]);0);  &quot;&quot;))); IF(AND(HOUR([.B3])&gt;=HOUR(&quot;00:00:00&quot;) ; HOUR([.B3])&lt;HOUR(&quot;06:00:00&quot;)  ); IF(AND([.C3]=&quot;&quot;); [.$R$4]*(ROUNDDOWN(HOUR([.D3]);0)+ROUNDDOWN(HOUR([.E3]);0)); IF( AND( HOUR([.C3])&gt;=HOUR(&quot;06:00:00&quot;) ; HOUR([.C3])&lt;HOUR(&quot;14:00:00&quot;)  ); ([.$R$2]+[.$R$4])*(ROUNDDOWN(HOUR([.D3]);0)) + [.$R$2]*ROUNDDOWN(HOUR([.E3]);0); IF( AND( HOUR([.C3])&gt;=HOUR(&quot;14:00:00&quot;) ; HOUR([.C3])&lt;HOUR(&quot;18:00:00&quot;)  ); ([.$R$3]+[.$R$4])*(ROUNDDOWN(HOUR([.D3]);0)) + [.$R$4]*ROUNDDOWN(HOUR([.E3]);0); IF( AND( HOUR([.C3])&gt;=HOUR(&quot;18:00:00&quot;) ; HOUR([.C3])&lt;HOUR(&quot;23:59:59&quot;)  ); ([.$R$4])*2*(ROUNDDOWN(HOUR([.D3]);0)) + [.$R$4]*ROUNDDOWN(HOUR([.E3]);0); &quot;&quot;)))); &quot;&quot;)))); IF(AND(HOUR([.E3])&gt;=HOUR(&quot;08:00:00&quot;)); &quot;DOBLE JORNADA &gt;= 8 HORAS (NO ES HORA EXTRA)&quot;; &quot;&quot;)); IF( OR([.F3]=&quot;sábado&quot;; [.F3]=&quot;sabado&quot;); IF(AND(HOUR([.E3])&lt;HOUR(&quot;08:00:00&quot;)); IF( AND( HOUR([.B3])&gt;=HOUR(&quot;06:00:00&quot;) ; HOUR([.B3])&lt;HOUR(&quot;14:00:00&quot;)  ); IF(AND([.C3]=&quot;&quot;); [.$R$2]*(ROUNDDOWN(HOUR([.D3]);0)+ROUNDDOWN(HOUR([.E3]);0)); IF( AND( HOUR([.C3])&gt;=HOUR(&quot;14:00:00&quot;) ; HOUR([.C3])&lt;HOUR(&quot;23:59:59&quot;)  ); ([.$R$2]+[.$R$5])*(ROUNDDOWN(HOUR([.D3]);0)) + [.$R$5]*ROUNDDOWN(HOUR([.E3]);0); IF( AND( HOUR([.C3])&gt;=HOUR(&quot;00:00:00&quot;) ; HOUR([.C3])&lt;HOUR(&quot;06:00:00&quot;)  ); ([.$R$2]+[.$R$5])*(ROUNDDOWN(HOUR([.D3]);0)) + [.$R$5]*ROUNDDOWN(HOUR([.E3]);0);  &quot;&quot;))); IF( AND( HOUR([.B3])&gt;=HOUR(&quot;14:00:00&quot;) ; HOUR([.B3])&lt;HOUR(&quot;23:59:59&quot;)  ); IF(AND([.C3]=&quot;&quot;); [.$R$5]*(ROUNDDOWN(HOUR([.D3]);0)+ROUNDDOWN(HOUR([.E3]);0)); IF( AND( HOUR([.C3])&gt;=HOUR(&quot;06:00:00&quot;) ; HOUR([.C3])&lt;HOUR(&quot;14:00:00&quot;)  ); ([.$R$2]+[.$R$5])*(ROUNDDOWN(HOUR([.D3]);0)) + [.$R$2]*ROUNDDOWN(HOUR([.E3]);0); IF( AND( HOUR([.C3])&gt;=HOUR(&quot;00:00:00&quot;) ; HOUR([.C3])&lt;HOUR(&quot;06:00:00&quot;)  ); ([.$R$5])*2*(ROUNDDOWN(HOUR([.D3]);0)) + [.$R$5]*ROUNDDOWN(HOUR([.E3]);0); &quot;&quot;))); IF( AND( HOUR([.B3])&gt;=HOUR(&quot;00:00:00&quot;) ; HOUR([.B3])&lt;HOUR(&quot;06:00:00&quot;)  ); IF(AND([.C3]=&quot;&quot;); [.$R$5]*(ROUNDDOWN(HOUR([.D3]);0)+ROUNDDOWN(HOUR([.E3]);0)); IF( AND( HOUR([.C3])&gt;=HOUR(&quot;06:00:00&quot;) ; HOUR([.C3])&lt;HOUR(&quot;14:00:00&quot;)  ); ([.$R$2]+[.$R$5])*(ROUNDDOWN(HOUR([.D3]);0)) + [.$R$2]*ROUNDDOWN(HOUR([.E3]);0); &quot;&quot;)); &quot;&quot;))); IF(AND(HOUR([.E3])&gt;=HOUR(&quot;08:00:00&quot;)); &quot;DOBLE JORNADA &gt;= 8 HORAS (NO ES HORA EXTRA&quot;; &quot;&quot;)); IF(AND(OR([.F3]=&quot;domingo&quot;; AND(OR([.F3]=&quot;lunes&quot;; [.F3]=&quot;viernes&quot;);[.H3]=&quot;Festivo&quot;));[.G3]=&quot;&quot;); IF(AND(HOUR([.E3])&lt;HOUR(&quot;08:00:00&quot;)); IF( AND( HOUR([.B3])&gt;=HOUR(&quot;06:00:00&quot;) ; HOUR([.B3])&lt;HOUR(&quot;23:59:59&quot;)  ); IF(AND([.C3]=&quot;&quot;); [.$R$6]*(ROUNDDOWN(HOUR([.D3]);0)+ROUNDDOWN(HOUR([.E3]);0)); IF( AND( HOUR([.C3])&gt;=HOUR(&quot;00:00:00&quot;) ; HOUR([.C3])&lt;HOUR(&quot;06:00:00&quot;)  ); ([.$R$6])*2*(ROUNDDOWN(HOUR([.D3]);0)) + [.$R$6]*ROUNDDOWN(HOUR([.E3]);0);  &quot;&quot;)); IF( AND( HOUR([.C3])&gt;=HOUR(&quot;00:00:00&quot;) ; HOUR([.C3])&lt;HOUR(&quot;06:00:00&quot;)  ); ([.$R$6])*2*(ROUNDDOWN(HOUR([.D3]);0)) + [.$R$6]*ROUNDDOWN(HOUR([.E3]);0); &quot;&quot;)); IF(AND(HOUR([.E3])&gt;=HOUR(&quot;08:00:00&quot;)); &quot;DOBLE JORNADA &gt;= 8 HORAS (NO ES HORA EXTRA&quot;; &quot;&quot;)); IF( AND(OR([.F3]=&quot;lunes&quot;; [.F3]=&quot;martes&quot;; [.F3]=&quot;miércoles&quot;; [.F3]=&quot;miercoles&quot;; [.F3]=&quot;jueves&quot;; [.F3]=&quot;viernes&quot;;[.F3]=&quot;sabado&quot;;[.F3]=&quot;sábado&quot;;[.F3]=&quot;domingo&quot;; OR([.H3]=&quot;&quot;;[.H3]=&quot;Festivo&quot;));[.G3]=&quot;si&quot;); IF(AND(HOUR([.E3])&lt;HOUR(&quot;08:00:00&quot;)); IF( AND( HOUR([.B3])&gt;=HOUR(&quot;06:00:00&quot;) ; HOUR([.B3])&lt;HOUR(&quot;23:59:59&quot;)  ); IF(AND([.C3]=&quot;&quot;); [.$R$7]*(ROUNDDOWN(HOUR([.D3]);0)+ROUNDDOWN(HOUR([.E3]);0)); IF( AND( HOUR([.C3])&gt;=HOUR(&quot;00:00:00&quot;) ; HOUR([.C3])&lt;HOUR(&quot;06:00:00&quot;)  ); ([.$R$7])*2*(ROUNDDOWN(HOUR([.D3]);0)) + [.$R$7]*ROUNDDOWN(HOUR([.E3]);0);  &quot;&quot;)); IF( AND( HOUR([.B3])&gt;=HOUR(&quot;00:00:00&quot;) ; HOUR([.B3])&lt;HOUR(&quot;06:00:00&quot;)  ); ([.$R$7])*2*(ROUNDDOWN(HOUR([.D3]);0)) + [.$R$7]*ROUNDDOWN(HOUR([.E3]);0); &quot;&quot;)); IF(AND(HOUR([.E3])&gt;=HOUR(&quot;08:00:00&quot;)); &quot;DOBLE JORNADA &gt;= 8 HORAS (NO ES HORA EXTRA&quot;; &quot;&quot;)); &quot;&quot;))))))" office:value-type="float" office:value="56000" calcext:value-type="float">
            <text:p>56000</text:p>
          </table:table-cell>
          <table:table-cell table:number-columns-repeated="2"/>
          <table:table-cell table:style-name="ce20" office:value-type="string" calcext:value-type="string">
            <text:p>Tarde (Lunes – Viernes: 14:00 - 17:00 ) </text:p>
          </table:table-cell>
          <table:table-cell table:style-name="ce22" office:value-type="float" office:value="61000" calcext:value-type="float">
            <text:p>61000</text:p>
          </table:table-cell>
          <table:table-cell table:style-name="ce20" table:formula="of:=[.Q3]/8" office:value-type="float" office:value="7625" calcext:value-type="float">
            <text:p>7625</text:p>
          </table:table-cell>
          <table:table-cell table:style-name="ce24"/>
          <table:table-cell table:number-columns-repeated="45"/>
        </table:table-row>
        <table:table-row table:style-name="ro1">
          <table:table-cell table:style-name="ce2" office:value-type="date" office:date-value="2023-12-03" calcext:value-type="date">
            <text:p>3/12/23</text:p>
          </table:table-cell>
          <table:table-cell table:style-name="ce6" office:value-type="time" office:time-value="PT06H00M00S" calcext:value-type="time">
            <text:p>06:00:00</text:p>
          </table:table-cell>
          <table:table-cell table:style-name="ce6"/>
          <table:table-cell table:style-name="ce6" office:value-type="time" office:time-value="PT56H00M00S" calcext:value-type="time">
            <text:p>08:00:00</text:p>
          </table:table-cell>
          <table:table-cell table:style-name="ce6"/>
          <table:table-cell table:style-name="ce11" office:value-type="string" calcext:value-type="string">
            <text:p>domingo</text:p>
          </table:table-cell>
          <table:table-cell table:style-name="ce12" office:value-type="string" calcext:value-type="string">
            <text:p>si</text:p>
          </table:table-cell>
          <table:table-cell table:style-name="ce10"/>
          <table:table-cell table:style-name="ce6" office:value-type="time" office:time-value="PT48H30M00S" calcext:value-type="time">
            <text:p>00:30:00</text:p>
          </table:table-cell>
          <table:table-cell table:style-name="ce6" table:formula="of:=IF(AND([.B4]=&quot;&quot;);&quot;DESCANSO&quot;; IF(AND([.B4]&lt;&gt;&quot;&quot;); IF(AND([.C4]=&quot;&quot;); [.B4]+[.D4]+[.E4]+[.I4]; IF(AND([.C4]&lt;&gt;&quot;&quot;); [.B4]+2*[.D4]+[.E4]+[.I4] ))))" office:value-type="time" office:time-value="PT110H29M59.999999999S" calcext:value-type="time">
            <text:p>14:30:00</text:p>
          </table:table-cell>
          <table:table-cell table:style-name="ce6" table:formula="of:=IF(AND([.B4]=&quot;&quot;); &quot;DESCANSO&quot;; IF(AND([.B4]&lt;&gt;&quot;&quot;);    IF(AND(OR([.F4]=&quot;lunes&quot;; [.F4]=&quot;martes&quot;; [.F4]=&quot;miércoles&quot;; [.F4]=&quot;miercoles&quot;; [.F4]=&quot;jueves&quot;; [.F4]=&quot;viernes&quot;);AND([.G4]=&quot;&quot;; [.H4]=&quot;&quot;)); IF(AND(HOUR([.E4])&lt;HOUR(&quot;08:00:00&quot;));  IF( AND( HOUR([.B4])&gt;=HOUR(&quot;06:00:00&quot;) ; HOUR([.B4])&lt;HOUR(&quot;14:00:00&quot;)  ); IF(AND([.C4]=&quot;&quot;); &quot;DIURNO&quot;;  IF( AND( HOUR([.C4])&gt;=HOUR(&quot;14:00:00&quot;) ; HOUR([.C4])&lt;HOUR(&quot;18:00:00&quot;)  ); &quot;DOBLE DIURNO/TARDE&quot;;  IF( AND( HOUR([.C4])&gt;=HOUR(&quot;18:00:00&quot;) ; HOUR([.C4])&lt;HOUR(&quot;23:59:59&quot;)  ); &quot;DOBLE DIURNO/NOCHE&quot;;  IF( AND( HOUR([.C4])&gt;=HOUR(&quot;00:00:00&quot;) ; HOUR([.C4])&lt;HOUR(&quot;06:00:00&quot;)  ); &quot;DOBLE DIURNO/NOCHE&quot;; &quot;&quot;))));  IF( AND( HOUR([.B4])&gt;=HOUR(&quot;14:00:00&quot;) ; HOUR([.B4])&lt;HOUR(&quot;18:00:00&quot;)  ); IF(AND([.C4]=&quot;&quot;); &quot;TARDE&quot;;  IF( AND( HOUR([.C4])&gt;=HOUR(&quot;06:00:00&quot;) ; HOUR([.C4])&lt;HOUR(&quot;14:00:00&quot;)  ); &quot;DOBLE TARDE/DIURNO&quot;;  IF( AND( HOUR([.C4])&gt;=HOUR(&quot;18:00:00&quot;) ; HOUR([.C4])&lt;HOUR(&quot;23:59:59&quot;)  ); &quot;DOBLE TARDE/NOCHE&quot;;  IF( AND( HOUR([.C4])&gt;=HOUR(&quot;00:00:00&quot;) ; HOUR([.C4])&lt;HOUR(&quot;06:00:00&quot;)  ); &quot;DOBLE NOCHE&quot;; &quot;&quot;))));  IF( AND( HOUR([.B4])&gt;=HOUR(&quot;18:00:00&quot;) ; HOUR([.B4])&lt;HOUR(&quot;23:59:59&quot;)  ); IF(AND([.C4]=&quot;&quot;);  &quot;NOCHE&quot;;  IF( AND( HOUR([.C4])&gt;=HOUR(&quot;06:00:00&quot;) ; HOUR([.C4])&lt;HOUR(&quot;14:00:00&quot;)  ); &quot;DOBLE NOCHE/DIURNO&quot;;  IF( AND( HOUR([.C4])&gt;=HOUR(&quot;14:00:00&quot;) ; HOUR([.C4])&lt;HOUR(&quot;17:00:00&quot;)  ); &quot;DOBLE NOCHE/TARDE&quot;;  &quot;&quot;))); IF(AND(HOUR([.B4])&gt;=HOUR(&quot;00:00:00&quot;) ; HOUR([.B4])&lt;HOUR(&quot;06:00:00&quot;)  ); IF(AND([.C4]=&quot;&quot;);  &quot;NOCHE&quot;;  IF( AND( HOUR([.C4])&gt;=HOUR(&quot;06:00:00&quot;) ; HOUR([.C4])&lt;HOUR(&quot;14:00:00&quot;)  ); &quot;DOBLE NOCHE/DIRNO&quot;;  IF( AND( HOUR([.C4])&gt;=HOUR(&quot;14:00:00&quot;) ; HOUR([.C4])&lt;HOUR(&quot;18:00:00&quot;)  ); &quot;DOBLE NOCHE/TARDE&quot;;  IF( AND( HOUR([.C4])&gt;=HOUR(&quot;18:00:00&quot;) ; HOUR([.C4])&lt;HOUR(&quot;23:59:59&quot;)  ); &quot;DOBLE NOCHE&quot;; &quot;&quot;)))); &quot;&quot;)))); IF(AND(HOUR([.E4])&gt;=HOUR(&quot;08:00:00&quot;)); &quot;DOBLE JORNADA &gt;= 8 HORAS (NO ES HORA EXTRA)&quot;; &quot;&quot;)); IF( OR([.F4]=&quot;sábado&quot;; [.F4]=&quot;sabado&quot;); IF(AND(HOUR([.E4])&lt;HOUR(&quot;08:00:00&quot;)); IF( AND( HOUR([.B4])&gt;=HOUR(&quot;06:00:00&quot;) ; HOUR([.B4])&lt;HOUR(&quot;14:00:00&quot;)  ); IF(AND([.C4]=&quot;&quot;); &quot;DIURNO&quot;;  IF( AND( HOUR([.C4])&gt;=HOUR(&quot;14:00:00&quot;) ; HOUR([.C4])&lt;HOUR(&quot;23:59:59&quot;)  ); &quot;DOBLE DIURNO/SOCIAL&quot;;  IF( AND( HOUR([.C4])&gt;=HOUR(&quot;00:00:00&quot;) ; HOUR([.C4])&lt;HOUR(&quot;06:00:00&quot;)  ); &quot;DOBLE DIURNO/SOCIAL&quot;;  &quot;&quot;)));  IF( AND( HOUR([.B4])&gt;=HOUR(&quot;14:00:00&quot;) ; HOUR([.B4])&lt;HOUR(&quot;23:59:59&quot;)  );  IF(AND([.C4]=&quot;&quot;); &quot;SOCIAL&quot;; IF( AND( HOUR([.C4])&gt;=HOUR(&quot;06:00:00&quot;) ; HOUR([.C4])&lt;HOUR(&quot;14:00:00&quot;)  ); &quot;DOBLE SOCIAL/DIRUNO&quot;;  IF( AND( HOUR([.C4])&gt;=HOUR(&quot;00:00:00&quot;) ; HOUR([.C4])&lt;HOUR(&quot;06:00:00&quot;)  ); &quot;DOBLE SOCIAL&quot;; &quot;&quot;)));  IF( AND( HOUR([.B4])&gt;=HOUR(&quot;00:00:00&quot;) ; HOUR([.B4])&lt;HOUR(&quot;06:00:00&quot;)  ); IF(AND([.C4]=&quot;&quot;); &quot;SOCIAL&quot;;  IF( AND( HOUR([.C4])&gt;=HOUR(&quot;06:00:00&quot;) ; HOUR([.C4])&lt;HOUR(&quot;14:00:00&quot;)  ); &quot;DOBLE SOCIAL/DIURNO&quot;; &quot;&quot;)); &quot;&quot;)));  IF(AND(HOUR([.E4])&gt;=HOUR(&quot;08:00:00&quot;)); &quot;DOBLE JORNADA &gt;= 8 HORAS (NO ES HORA EXTRA&quot;; &quot;&quot;)); IF(AND(OR([.F4]=&quot;domingo&quot;; AND(OR([.F4]=&quot;lunes&quot;; [.F4]=&quot;viernes&quot;);[.H4]=&quot;Festivo&quot;));[.G4]=&quot;&quot;); IF(AND(HOUR([.E4])&lt;HOUR(&quot;08:00:00&quot;)); IF( AND( HOUR([.B4])&gt;=HOUR(&quot;06:00:00&quot;) ; HOUR([.B4])&lt;HOUR(&quot;23:59:59&quot;)  ); IF(AND([.C4]=&quot;&quot;); &quot;DOMINICAL/FESTIVO&quot;; IF( AND( HOUR([.C4])&gt;=HOUR(&quot;00:00:00&quot;) ; HOUR([.C4])&lt;HOUR(&quot;06:00:00&quot;)  ); &quot;DOBLE DOMINICAL/FESTIVO&quot;;  &quot;&quot;)); IF( AND( HOUR([.B4])&gt;=HOUR(&quot;00:00:00&quot;) ; HOUR([.B4])&lt;HOUR(&quot;06:00:00&quot;)  ); &quot;DOBLE DOMINICAL/FESTIVO&quot;; &quot;&quot;)); IF(AND(HOUR([.E4])&gt;=HOUR(&quot;08:00:00&quot;)); &quot;DOBLE JORNADA &gt;= 8 HORAS (NO ES HORA EXTRA&quot;; &quot;&quot;)); IF( AND(OR([.F4]=&quot;lunes&quot;; [.F4]=&quot;martes&quot;; [.F4]=&quot;miércoles&quot;; [.F4]=&quot;miercoles&quot;; [.F4]=&quot;jueves&quot;; [.F4]=&quot;viernes&quot;;[.F4]=&quot;sabado&quot;;[.F4]=&quot;sábado&quot;;[.F4]=&quot;domingo&quot;; OR([.H4]=&quot;&quot;;[.H4]=&quot;Festivo&quot;));[.G4]=&quot;si&quot;); IF(AND(HOUR([.E4])&lt;HOUR(&quot;08:00:00&quot;)); IF( AND( HOUR([.B4])&gt;=HOUR(&quot;06:00:00&quot;) ; HOUR([.B4])&lt;HOUR(&quot;23:59:59&quot;)  ); IF(AND([.C4]=&quot;&quot;); &quot;ESPECIAL&quot;; IF( AND( HOUR([.C4])&gt;=HOUR(&quot;00:00:00&quot;) ; HOUR([.C4])&lt;HOUR(&quot;06:00:00&quot;)  ); &quot;DOBLE ESPECIAL&quot;;  &quot;&quot;)); IF( AND( HOUR([.B4])&gt;=HOUR(&quot;00:00:00&quot;) ; HOUR([.B4])&lt;HOUR(&quot;06:00:00&quot;)  ); &quot;DOBLE ESPECIAL&quot;; &quot;&quot;)); IF(AND(HOUR([.E4])&gt;=HOUR(&quot;08:00:00&quot;)); &quot;DOBLE JORNADA &gt;= 8 HORAS (NO ES HORA EXTRA&quot;; &quot;&quot;)); &quot;&quot;))))))" office:value-type="string" office:string-value="ESPECIAL" calcext:value-type="string">
            <text:p>ESPECIAL</text:p>
          </table:table-cell>
          <table:table-cell table:style-name="ce7"/>
          <table:table-cell table:style-name="ce7" table:formula="of:=IF(AND([.B4]=&quot;&quot;); &quot;DESCANSO&quot;; IF( AND([.B4]&lt;&gt;&quot;&quot;); IF(AND(OR([.F4]=&quot;lunes&quot;; [.F4]=&quot;martes&quot;; [.F4]=&quot;miércoles&quot;; [.F4]=&quot;miercoles&quot;; [.F4]=&quot;jueves&quot;; [.F4]=&quot;viernes&quot;);AND([.G4]=&quot;&quot;; [.H4]=&quot;&quot;)); IF(AND(HOUR([.E4])&lt;HOUR(&quot;08:00:00&quot;)); IF( AND( HOUR([.B4])&gt;=HOUR(&quot;06:00:00&quot;) ; HOUR([.B4])&lt;HOUR(&quot;14:00:00&quot;)  ); IF(AND([.C4]=&quot;&quot;); ([.$R$2])*(ROUNDDOWN(HOUR([.D4]);0)+ROUNDDOWN(HOUR([.E4]);0)); IF( AND( HOUR([.C4])&gt;=HOUR(&quot;14:00:00&quot;) ; HOUR([.C4])&lt;HOUR(&quot;18:00:00&quot;)  ); ([.$R$2]+[.$R$3])*(ROUNDDOWN(HOUR([.D4]);0)) + ([.$R$3])*ROUNDDOWN(HOUR([.E4]);0); IF( AND( HOUR([.C4])&gt;=HOUR(&quot;18:00:00&quot;) ; HOUR([.C4])&lt;HOUR(&quot;23:59:59&quot;)  ); ([.$R$2]+[.$R$4])*(ROUNDDOWN(HOUR([.D4]);0)) + ([.$R$4])*ROUNDDOWN(HOUR([.E4]);0); IF( AND( HOUR([.C4])&gt;=HOUR(&quot;00:00:00&quot;) ; HOUR([.C4])&lt;HOUR(&quot;06:00:00&quot;)  ); ([.$R$2]+[.$R$4])*(ROUNDDOWN(HOUR([.D4]);0)) + ([.$R$4])*ROUNDDOWN(HOUR([.E4]);0); &quot;&quot;)))); IF( AND( HOUR([.B4])&gt;=HOUR(&quot;14:00:00&quot;) ; HOUR([.B4])&lt;HOUR(&quot;18:00:00&quot;)  ); IF(AND([.C4]=&quot;&quot;); [.$R$3]*(ROUNDDOWN(HOUR([.D4]);0)+ROUNDDOWN(HOUR([.E4]);0)); IF( AND( HOUR([.C4])&gt;=HOUR(&quot;06:00:00&quot;) ; HOUR([.C4])&lt;HOUR(&quot;14:00:00&quot;)  ); ([.$R$2]+[.$R$3])*(ROUNDDOWN(HOUR([.D4]);0)) + [.$R$2]*ROUNDDOWN(HOUR([.E4]);0); IF( AND( HOUR([.C4])&gt;=HOUR(&quot;18:00:00&quot;) ; HOUR([.C4])&lt;HOUR(&quot;23:59:59&quot;)  ); ([.$R$3]+[.$R$4])*(ROUNDDOWN(HOUR([.D4]);0)) + [.$R$4]*ROUNDDOWN(HOUR([.E4]);0); IF( AND( HOUR([.C4])&gt;=HOUR(&quot;00:00:00&quot;) ; HOUR([.C4])&lt;HOUR(&quot;06:00:00&quot;)  ); ([.$R$3]+[.$R$4])*(ROUNDDOWN(HOUR([.D4]);0)) + [.$R$4]*ROUNDDOWN(HOUR([.E4]);0); &quot;&quot;)))); IF( AND( HOUR([.B4])&gt;=HOUR(&quot;18:00:00&quot;) ; HOUR([.B4])&lt;HOUR(&quot;23:59:59&quot;)  ); IF(AND([.C4]=&quot;&quot;); [.$R$4]*(ROUNDDOWN(HOUR([.D4]);0)+ROUNDDOWN(HOUR([.E4]);0)); IF( AND( HOUR([.C4])&gt;=HOUR(&quot;06:00:00&quot;) ; HOUR([.C4])&lt;HOUR(&quot;14:00:00&quot;)  ); ([.$R$2]+[.$R$4])*(ROUNDDOWN(HOUR([.D4]);0)) + [.$R$2]*ROUNDDOWN(HOUR([.E4]);0); IF( AND( HOUR([.C4])&gt;=HOUR(&quot;14:00:00&quot;) ; HOUR([.C4])&lt;HOUR(&quot;17:00:00&quot;)  ); ([.$R$3]+[.$R$4])*(ROUNDDOWN(HOUR([.D4]);0)) + [.$R$4]*ROUNDDOWN(HOUR([.E4]);0);  &quot;&quot;))); IF(AND(HOUR([.B4])&gt;=HOUR(&quot;00:00:00&quot;) ; HOUR([.B4])&lt;HOUR(&quot;06:00:00&quot;)  ); IF(AND([.C4]=&quot;&quot;); [.$R$4]*(ROUNDDOWN(HOUR([.D4]);0)+ROUNDDOWN(HOUR([.E4]);0)); IF( AND( HOUR([.C4])&gt;=HOUR(&quot;06:00:00&quot;) ; HOUR([.C4])&lt;HOUR(&quot;14:00:00&quot;)  ); ([.$R$2]+[.$R$4])*(ROUNDDOWN(HOUR([.D4]);0)) + [.$R$2]*ROUNDDOWN(HOUR([.E4]);0); IF( AND( HOUR([.C4])&gt;=HOUR(&quot;14:00:00&quot;) ; HOUR([.C4])&lt;HOUR(&quot;18:00:00&quot;)  ); ([.$R$3]+[.$R$4])*(ROUNDDOWN(HOUR([.D4]);0)) + [.$R$4]*ROUNDDOWN(HOUR([.E4]);0); IF( AND( HOUR([.C4])&gt;=HOUR(&quot;18:00:00&quot;) ; HOUR([.C4])&lt;HOUR(&quot;23:59:59&quot;)  ); ([.$R$4])*2*(ROUNDDOWN(HOUR([.D4]);0)) + [.$R$4]*ROUNDDOWN(HOUR([.E4]);0); &quot;&quot;)))); &quot;&quot;)))); IF(AND(HOUR([.E4])&gt;=HOUR(&quot;08:00:00&quot;)); &quot;DOBLE JORNADA &gt;= 8 HORAS (NO ES HORA EXTRA)&quot;; &quot;&quot;)); IF( OR([.F4]=&quot;sábado&quot;; [.F4]=&quot;sabado&quot;); IF(AND(HOUR([.E4])&lt;HOUR(&quot;08:00:00&quot;)); IF( AND( HOUR([.B4])&gt;=HOUR(&quot;06:00:00&quot;) ; HOUR([.B4])&lt;HOUR(&quot;14:00:00&quot;)  ); IF(AND([.C4]=&quot;&quot;); [.$R$2]*(ROUNDDOWN(HOUR([.D4]);0)+ROUNDDOWN(HOUR([.E4]);0)); IF( AND( HOUR([.C4])&gt;=HOUR(&quot;14:00:00&quot;) ; HOUR([.C4])&lt;HOUR(&quot;23:59:59&quot;)  ); ([.$R$2]+[.$R$5])*(ROUNDDOWN(HOUR([.D4]);0)) + [.$R$5]*ROUNDDOWN(HOUR([.E4]);0); IF( AND( HOUR([.C4])&gt;=HOUR(&quot;00:00:00&quot;) ; HOUR([.C4])&lt;HOUR(&quot;06:00:00&quot;)  ); ([.$R$2]+[.$R$5])*(ROUNDDOWN(HOUR([.D4]);0)) + [.$R$5]*ROUNDDOWN(HOUR([.E4]);0);  &quot;&quot;))); IF( AND( HOUR([.B4])&gt;=HOUR(&quot;14:00:00&quot;) ; HOUR([.B4])&lt;HOUR(&quot;23:59:59&quot;)  ); IF(AND([.C4]=&quot;&quot;); [.$R$5]*(ROUNDDOWN(HOUR([.D4]);0)+ROUNDDOWN(HOUR([.E4]);0)); IF( AND( HOUR([.C4])&gt;=HOUR(&quot;06:00:00&quot;) ; HOUR([.C4])&lt;HOUR(&quot;14:00:00&quot;)  ); ([.$R$2]+[.$R$5])*(ROUNDDOWN(HOUR([.D4]);0)) + [.$R$2]*ROUNDDOWN(HOUR([.E4]);0); IF( AND( HOUR([.C4])&gt;=HOUR(&quot;00:00:00&quot;) ; HOUR([.C4])&lt;HOUR(&quot;06:00:00&quot;)  ); ([.$R$5])*2*(ROUNDDOWN(HOUR([.D4]);0)) + [.$R$5]*ROUNDDOWN(HOUR([.E4]);0); &quot;&quot;))); IF( AND( HOUR([.B4])&gt;=HOUR(&quot;00:00:00&quot;) ; HOUR([.B4])&lt;HOUR(&quot;06:00:00&quot;)  ); IF(AND([.C4]=&quot;&quot;); [.$R$5]*(ROUNDDOWN(HOUR([.D4]);0)+ROUNDDOWN(HOUR([.E4]);0)); IF( AND( HOUR([.C4])&gt;=HOUR(&quot;06:00:00&quot;) ; HOUR([.C4])&lt;HOUR(&quot;14:00:00&quot;)  ); ([.$R$2]+[.$R$5])*(ROUNDDOWN(HOUR([.D4]);0)) + [.$R$2]*ROUNDDOWN(HOUR([.E4]);0); &quot;&quot;)); &quot;&quot;))); IF(AND(HOUR([.E4])&gt;=HOUR(&quot;08:00:00&quot;)); &quot;DOBLE JORNADA &gt;= 8 HORAS (NO ES HORA EXTRA&quot;; &quot;&quot;)); IF(AND(OR([.F4]=&quot;domingo&quot;; AND(OR([.F4]=&quot;lunes&quot;; [.F4]=&quot;viernes&quot;);[.H4]=&quot;Festivo&quot;));[.G4]=&quot;&quot;); IF(AND(HOUR([.E4])&lt;HOUR(&quot;08:00:00&quot;)); IF( AND( HOUR([.B4])&gt;=HOUR(&quot;06:00:00&quot;) ; HOUR([.B4])&lt;HOUR(&quot;23:59:59&quot;)  ); IF(AND([.C4]=&quot;&quot;); [.$R$6]*(ROUNDDOWN(HOUR([.D4]);0)+ROUNDDOWN(HOUR([.E4]);0)); IF( AND( HOUR([.C4])&gt;=HOUR(&quot;00:00:00&quot;) ; HOUR([.C4])&lt;HOUR(&quot;06:00:00&quot;)  ); ([.$R$6])*2*(ROUNDDOWN(HOUR([.D4]);0)) + [.$R$6]*ROUNDDOWN(HOUR([.E4]);0);  &quot;&quot;)); IF( AND( HOUR([.C4])&gt;=HOUR(&quot;00:00:00&quot;) ; HOUR([.C4])&lt;HOUR(&quot;06:00:00&quot;)  ); ([.$R$6])*2*(ROUNDDOWN(HOUR([.D4]);0)) + [.$R$6]*ROUNDDOWN(HOUR([.E4]);0); &quot;&quot;)); IF(AND(HOUR([.E4])&gt;=HOUR(&quot;08:00:00&quot;)); &quot;DOBLE JORNADA &gt;= 8 HORAS (NO ES HORA EXTRA&quot;; &quot;&quot;)); IF( AND(OR([.F4]=&quot;lunes&quot;; [.F4]=&quot;martes&quot;; [.F4]=&quot;miércoles&quot;; [.F4]=&quot;miercoles&quot;; [.F4]=&quot;jueves&quot;; [.F4]=&quot;viernes&quot;;[.F4]=&quot;sabado&quot;;[.F4]=&quot;sábado&quot;;[.F4]=&quot;domingo&quot;; OR([.H4]=&quot;&quot;;[.H4]=&quot;Festivo&quot;));[.G4]=&quot;si&quot;); IF(AND(HOUR([.E4])&lt;HOUR(&quot;08:00:00&quot;)); IF( AND( HOUR([.B4])&gt;=HOUR(&quot;06:00:00&quot;) ; HOUR([.B4])&lt;HOUR(&quot;23:59:59&quot;)  ); IF(AND([.C4]=&quot;&quot;); [.$R$7]*(ROUNDDOWN(HOUR([.D4]);0)+ROUNDDOWN(HOUR([.E4]);0)); IF( AND( HOUR([.C4])&gt;=HOUR(&quot;00:00:00&quot;) ; HOUR([.C4])&lt;HOUR(&quot;06:00:00&quot;)  ); ([.$R$7])*2*(ROUNDDOWN(HOUR([.D4]);0)) + [.$R$7]*ROUNDDOWN(HOUR([.E4]);0);  &quot;&quot;)); IF( AND( HOUR([.B4])&gt;=HOUR(&quot;00:00:00&quot;) ; HOUR([.B4])&lt;HOUR(&quot;06:00:00&quot;)  ); ([.$R$7])*2*(ROUNDDOWN(HOUR([.D4]);0)) + [.$R$7]*ROUNDDOWN(HOUR([.E4]);0); &quot;&quot;)); IF(AND(HOUR([.E4])&gt;=HOUR(&quot;08:00:00&quot;)); &quot;DOBLE JORNADA &gt;= 8 HORAS (NO ES HORA EXTRA&quot;; &quot;&quot;)); &quot;&quot;))))))" office:value-type="float" office:value="95000" calcext:value-type="float">
            <text:p>95000</text:p>
          </table:table-cell>
          <table:table-cell table:number-columns-repeated="2"/>
          <table:table-cell table:style-name="ce20" office:value-type="string" calcext:value-type="string">
            <text:p>Noche (Lunes – Viernes: 18:00 – En Adelante) </text:p>
          </table:table-cell>
          <table:table-cell table:style-name="ce22" office:value-type="float" office:value="67000" calcext:value-type="float">
            <text:p>67000</text:p>
          </table:table-cell>
          <table:table-cell table:style-name="ce20" table:formula="of:=[.Q4]/8" office:value-type="float" office:value="8375" calcext:value-type="float">
            <text:p>8375</text:p>
          </table:table-cell>
          <table:table-cell table:style-name="ce24"/>
          <table:table-cell table:number-columns-repeated="45"/>
        </table:table-row>
        <table:table-row table:style-name="ro1">
          <table:table-cell table:style-name="ce2" office:value-type="date" office:date-value="2023-12-04" calcext:value-type="date">
            <text:p>4/12/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/>
          <table:table-cell table:style-name="ce6" office:value-type="time" office:time-value="PT80H00M00S" calcext:value-type="time">
            <text:p>08:00:00</text:p>
          </table:table-cell>
          <table:table-cell table:style-name="ce6"/>
          <table:table-cell table:style-name="ce10" office:value-type="string" calcext:value-type="string">
            <text:p>lunes</text:p>
          </table:table-cell>
          <table:table-cell table:style-name="ce10" table:number-columns-repeated="2"/>
          <table:table-cell table:style-name="ce6" office:value-type="time" office:time-value="PT72H30M00S" calcext:value-type="time">
            <text:p>00:30:00</text:p>
          </table:table-cell>
          <table:table-cell table:style-name="ce6" table:formula="of:=IF(AND([.B5]=&quot;&quot;);&quot;DESCANSO&quot;; IF(AND([.B5]&lt;&gt;&quot;&quot;); IF(AND([.C5]=&quot;&quot;); [.B5]+[.D5]+[.E5]+[.I5]; IF(AND([.C5]&lt;&gt;&quot;&quot;); [.B5]+2*[.D5]+[.E5]+[.I5] ))))" office:value-type="time" office:time-value="PT162H30M00S" calcext:value-type="time">
            <text:p>18:30:00</text:p>
          </table:table-cell>
          <table:table-cell table:style-name="ce6" table:formula="of:=IF(AND([.B5]=&quot;&quot;); &quot;DESCANSO&quot;; IF(AND([.B5]&lt;&gt;&quot;&quot;);    IF(AND(OR([.F5]=&quot;lunes&quot;; [.F5]=&quot;martes&quot;; [.F5]=&quot;miércoles&quot;; [.F5]=&quot;miercoles&quot;; [.F5]=&quot;jueves&quot;; [.F5]=&quot;viernes&quot;);AND([.G5]=&quot;&quot;; [.H5]=&quot;&quot;)); IF(AND(HOUR([.E5])&lt;HOUR(&quot;08:00:00&quot;));  IF( AND( HOUR([.B5])&gt;=HOUR(&quot;06:00:00&quot;) ; HOUR([.B5])&lt;HOUR(&quot;14:00:00&quot;)  ); IF(AND([.C5]=&quot;&quot;); &quot;DIURNO&quot;;  IF( AND( HOUR([.C5])&gt;=HOUR(&quot;14:00:00&quot;) ; HOUR([.C5])&lt;HOUR(&quot;18:00:00&quot;)  ); &quot;DOBLE DIURNO/TARDE&quot;;  IF( AND( HOUR([.C5])&gt;=HOUR(&quot;18:00:00&quot;) ; HOUR([.C5])&lt;HOUR(&quot;23:59:59&quot;)  ); &quot;DOBLE DIURNO/NOCHE&quot;;  IF( AND( HOUR([.C5])&gt;=HOUR(&quot;00:00:00&quot;) ; HOUR([.C5])&lt;HOUR(&quot;06:00:00&quot;)  ); &quot;DOBLE DIURNO/NOCHE&quot;; &quot;&quot;))));  IF( AND( HOUR([.B5])&gt;=HOUR(&quot;14:00:00&quot;) ; HOUR([.B5])&lt;HOUR(&quot;18:00:00&quot;)  ); IF(AND([.C5]=&quot;&quot;); &quot;TARDE&quot;;  IF( AND( HOUR([.C5])&gt;=HOUR(&quot;06:00:00&quot;) ; HOUR([.C5])&lt;HOUR(&quot;14:00:00&quot;)  ); &quot;DOBLE TARDE/DIURNO&quot;;  IF( AND( HOUR([.C5])&gt;=HOUR(&quot;18:00:00&quot;) ; HOUR([.C5])&lt;HOUR(&quot;23:59:59&quot;)  ); &quot;DOBLE TARDE/NOCHE&quot;;  IF( AND( HOUR([.C5])&gt;=HOUR(&quot;00:00:00&quot;) ; HOUR([.C5])&lt;HOUR(&quot;06:00:00&quot;)  ); &quot;DOBLE NOCHE&quot;; &quot;&quot;))));  IF( AND( HOUR([.B5])&gt;=HOUR(&quot;18:00:00&quot;) ; HOUR([.B5])&lt;HOUR(&quot;23:59:59&quot;)  ); IF(AND([.C5]=&quot;&quot;);  &quot;NOCHE&quot;;  IF( AND( HOUR([.C5])&gt;=HOUR(&quot;06:00:00&quot;) ; HOUR([.C5])&lt;HOUR(&quot;14:00:00&quot;)  ); &quot;DOBLE NOCHE/DIURNO&quot;;  IF( AND( HOUR([.C5])&gt;=HOUR(&quot;14:00:00&quot;) ; HOUR([.C5])&lt;HOUR(&quot;17:00:00&quot;)  ); &quot;DOBLE NOCHE/TARDE&quot;;  &quot;&quot;))); IF(AND(HOUR([.B5])&gt;=HOUR(&quot;00:00:00&quot;) ; HOUR([.B5])&lt;HOUR(&quot;06:00:00&quot;)  ); IF(AND([.C5]=&quot;&quot;);  &quot;NOCHE&quot;;  IF( AND( HOUR([.C5])&gt;=HOUR(&quot;06:00:00&quot;) ; HOUR([.C5])&lt;HOUR(&quot;14:00:00&quot;)  ); &quot;DOBLE NOCHE/DIRNO&quot;;  IF( AND( HOUR([.C5])&gt;=HOUR(&quot;14:00:00&quot;) ; HOUR([.C5])&lt;HOUR(&quot;18:00:00&quot;)  ); &quot;DOBLE NOCHE/TARDE&quot;;  IF( AND( HOUR([.C5])&gt;=HOUR(&quot;18:00:00&quot;) ; HOUR([.C5])&lt;HOUR(&quot;23:59:59&quot;)  ); &quot;DOBLE NOCHE&quot;; &quot;&quot;)))); &quot;&quot;)))); IF(AND(HOUR([.E5])&gt;=HOUR(&quot;08:00:00&quot;)); &quot;DOBLE JORNADA &gt;= 8 HORAS (NO ES HORA EXTRA)&quot;; &quot;&quot;)); IF( OR([.F5]=&quot;sábado&quot;; [.F5]=&quot;sabado&quot;); IF(AND(HOUR([.E5])&lt;HOUR(&quot;08:00:00&quot;)); IF( AND( HOUR([.B5])&gt;=HOUR(&quot;06:00:00&quot;) ; HOUR([.B5])&lt;HOUR(&quot;14:00:00&quot;)  ); IF(AND([.C5]=&quot;&quot;); &quot;DIURNO&quot;;  IF( AND( HOUR([.C5])&gt;=HOUR(&quot;14:00:00&quot;) ; HOUR([.C5])&lt;HOUR(&quot;23:59:59&quot;)  ); &quot;DOBLE DIURNO/SOCIAL&quot;;  IF( AND( HOUR([.C5])&gt;=HOUR(&quot;00:00:00&quot;) ; HOUR([.C5])&lt;HOUR(&quot;06:00:00&quot;)  ); &quot;DOBLE DIURNO/SOCIAL&quot;;  &quot;&quot;)));  IF( AND( HOUR([.B5])&gt;=HOUR(&quot;14:00:00&quot;) ; HOUR([.B5])&lt;HOUR(&quot;23:59:59&quot;)  );  IF(AND([.C5]=&quot;&quot;); &quot;SOCIAL&quot;; IF( AND( HOUR([.C5])&gt;=HOUR(&quot;06:00:00&quot;) ; HOUR([.C5])&lt;HOUR(&quot;14:00:00&quot;)  ); &quot;DOBLE SOCIAL/DIRUNO&quot;;  IF( AND( HOUR([.C5])&gt;=HOUR(&quot;00:00:00&quot;) ; HOUR([.C5])&lt;HOUR(&quot;06:00:00&quot;)  ); &quot;DOBLE SOCIAL&quot;; &quot;&quot;)));  IF( AND( HOUR([.B5])&gt;=HOUR(&quot;00:00:00&quot;) ; HOUR([.B5])&lt;HOUR(&quot;06:00:00&quot;)  ); IF(AND([.C5]=&quot;&quot;); &quot;SOCIAL&quot;;  IF( AND( HOUR([.C5])&gt;=HOUR(&quot;06:00:00&quot;) ; HOUR([.C5])&lt;HOUR(&quot;14:00:00&quot;)  ); &quot;DOBLE SOCIAL/DIURNO&quot;; &quot;&quot;)); &quot;&quot;)));  IF(AND(HOUR([.E5])&gt;=HOUR(&quot;08:00:00&quot;)); &quot;DOBLE JORNADA &gt;= 8 HORAS (NO ES HORA EXTRA&quot;; &quot;&quot;)); IF(AND(OR([.F5]=&quot;domingo&quot;; AND(OR([.F5]=&quot;lunes&quot;; [.F5]=&quot;viernes&quot;);[.H5]=&quot;Festivo&quot;));[.G5]=&quot;&quot;); IF(AND(HOUR([.E5])&lt;HOUR(&quot;08:00:00&quot;)); IF( AND( HOUR([.B5])&gt;=HOUR(&quot;06:00:00&quot;) ; HOUR([.B5])&lt;HOUR(&quot;23:59:59&quot;)  ); IF(AND([.C5]=&quot;&quot;); &quot;DOMINICAL/FESTIVO&quot;; IF( AND( HOUR([.C5])&gt;=HOUR(&quot;00:00:00&quot;) ; HOUR([.C5])&lt;HOUR(&quot;06:00:00&quot;)  ); &quot;DOBLE DOMINICAL/FESTIVO&quot;;  &quot;&quot;)); IF( AND( HOUR([.B5])&gt;=HOUR(&quot;00:00:00&quot;) ; HOUR([.B5])&lt;HOUR(&quot;06:00:00&quot;)  ); &quot;DOBLE DOMINICAL/FESTIVO&quot;; &quot;&quot;)); IF(AND(HOUR([.E5])&gt;=HOUR(&quot;08:00:00&quot;)); &quot;DOBLE JORNADA &gt;= 8 HORAS (NO ES HORA EXTRA&quot;; &quot;&quot;)); IF( AND(OR([.F5]=&quot;lunes&quot;; [.F5]=&quot;martes&quot;; [.F5]=&quot;miércoles&quot;; [.F5]=&quot;miercoles&quot;; [.F5]=&quot;jueves&quot;; [.F5]=&quot;viernes&quot;;[.F5]=&quot;sabado&quot;;[.F5]=&quot;sábado&quot;;[.F5]=&quot;domingo&quot;; OR([.H5]=&quot;&quot;;[.H5]=&quot;Festivo&quot;));[.G5]=&quot;si&quot;); IF(AND(HOUR([.E5])&lt;HOUR(&quot;08:00:00&quot;)); IF( AND( HOUR([.B5])&gt;=HOUR(&quot;06:00:00&quot;) ; HOUR([.B5])&lt;HOUR(&quot;23:59:59&quot;)  ); IF(AND([.C5]=&quot;&quot;); &quot;ESPECIAL&quot;; IF( AND( HOUR([.C5])&gt;=HOUR(&quot;00:00:00&quot;) ; HOUR([.C5])&lt;HOUR(&quot;06:00:00&quot;)  ); &quot;DOBLE ESPECIAL&quot;;  &quot;&quot;)); IF( AND( HOUR([.B5])&gt;=HOUR(&quot;00:00:00&quot;) ; HOUR([.B5])&lt;HOUR(&quot;06:00:00&quot;)  ); &quot;DOBLE ESPECIAL&quot;; &quot;&quot;)); IF(AND(HOUR([.E5])&gt;=HOUR(&quot;08:00:00&quot;)); &quot;DOBLE JORNADA &gt;= 8 HORAS (NO ES HORA EXTRA&quot;; &quot;&quot;)); &quot;&quot;))))))" office:value-type="string" office:string-value="DIURNO" calcext:value-type="string">
            <text:p>DIURNO</text:p>
          </table:table-cell>
          <table:table-cell table:style-name="ce7"/>
          <table:table-cell table:style-name="ce7" table:formula="of:=IF(AND([.B5]=&quot;&quot;); &quot;DESCANSO&quot;; IF( AND([.B5]&lt;&gt;&quot;&quot;); IF(AND(OR([.F5]=&quot;lunes&quot;; [.F5]=&quot;martes&quot;; [.F5]=&quot;miércoles&quot;; [.F5]=&quot;miercoles&quot;; [.F5]=&quot;jueves&quot;; [.F5]=&quot;viernes&quot;);AND([.G5]=&quot;&quot;; [.H5]=&quot;&quot;)); IF(AND(HOUR([.E5])&lt;HOUR(&quot;08:00:00&quot;)); IF( AND( HOUR([.B5])&gt;=HOUR(&quot;06:00:00&quot;) ; HOUR([.B5])&lt;HOUR(&quot;14:00:00&quot;)  ); IF(AND([.C5]=&quot;&quot;); ([.$R$2])*(ROUNDDOWN(HOUR([.D5]);0)+ROUNDDOWN(HOUR([.E5]);0)); IF( AND( HOUR([.C5])&gt;=HOUR(&quot;14:00:00&quot;) ; HOUR([.C5])&lt;HOUR(&quot;18:00:00&quot;)  ); ([.$R$2]+[.$R$3])*(ROUNDDOWN(HOUR([.D5]);0)) + ([.$R$3])*ROUNDDOWN(HOUR([.E5]);0); IF( AND( HOUR([.C5])&gt;=HOUR(&quot;18:00:00&quot;) ; HOUR([.C5])&lt;HOUR(&quot;23:59:59&quot;)  ); ([.$R$2]+[.$R$4])*(ROUNDDOWN(HOUR([.D5]);0)) + ([.$R$4])*ROUNDDOWN(HOUR([.E5]);0); IF( AND( HOUR([.C5])&gt;=HOUR(&quot;00:00:00&quot;) ; HOUR([.C5])&lt;HOUR(&quot;06:00:00&quot;)  ); ([.$R$2]+[.$R$4])*(ROUNDDOWN(HOUR([.D5]);0)) + ([.$R$4])*ROUNDDOWN(HOUR([.E5]);0); &quot;&quot;)))); IF( AND( HOUR([.B5])&gt;=HOUR(&quot;14:00:00&quot;) ; HOUR([.B5])&lt;HOUR(&quot;18:00:00&quot;)  ); IF(AND([.C5]=&quot;&quot;); [.$R$3]*(ROUNDDOWN(HOUR([.D5]);0)+ROUNDDOWN(HOUR([.E5]);0)); IF( AND( HOUR([.C5])&gt;=HOUR(&quot;06:00:00&quot;) ; HOUR([.C5])&lt;HOUR(&quot;14:00:00&quot;)  ); ([.$R$2]+[.$R$3])*(ROUNDDOWN(HOUR([.D5]);0)) + [.$R$2]*ROUNDDOWN(HOUR([.E5]);0); IF( AND( HOUR([.C5])&gt;=HOUR(&quot;18:00:00&quot;) ; HOUR([.C5])&lt;HOUR(&quot;23:59:59&quot;)  ); ([.$R$3]+[.$R$4])*(ROUNDDOWN(HOUR([.D5]);0)) + [.$R$4]*ROUNDDOWN(HOUR([.E5]);0); IF( AND( HOUR([.C5])&gt;=HOUR(&quot;00:00:00&quot;) ; HOUR([.C5])&lt;HOUR(&quot;06:00:00&quot;)  ); ([.$R$3]+[.$R$4])*(ROUNDDOWN(HOUR([.D5]);0)) + [.$R$4]*ROUNDDOWN(HOUR([.E5]);0); &quot;&quot;)))); IF( AND( HOUR([.B5])&gt;=HOUR(&quot;18:00:00&quot;) ; HOUR([.B5])&lt;HOUR(&quot;23:59:59&quot;)  ); IF(AND([.C5]=&quot;&quot;); [.$R$4]*(ROUNDDOWN(HOUR([.D5]);0)+ROUNDDOWN(HOUR([.E5]);0)); IF( AND( HOUR([.C5])&gt;=HOUR(&quot;06:00:00&quot;) ; HOUR([.C5])&lt;HOUR(&quot;14:00:00&quot;)  ); ([.$R$2]+[.$R$4])*(ROUNDDOWN(HOUR([.D5]);0)) + [.$R$2]*ROUNDDOWN(HOUR([.E5]);0); IF( AND( HOUR([.C5])&gt;=HOUR(&quot;14:00:00&quot;) ; HOUR([.C5])&lt;HOUR(&quot;17:00:00&quot;)  ); ([.$R$3]+[.$R$4])*(ROUNDDOWN(HOUR([.D5]);0)) + [.$R$4]*ROUNDDOWN(HOUR([.E5]);0);  &quot;&quot;))); IF(AND(HOUR([.B5])&gt;=HOUR(&quot;00:00:00&quot;) ; HOUR([.B5])&lt;HOUR(&quot;06:00:00&quot;)  ); IF(AND([.C5]=&quot;&quot;); [.$R$4]*(ROUNDDOWN(HOUR([.D5]);0)+ROUNDDOWN(HOUR([.E5]);0)); IF( AND( HOUR([.C5])&gt;=HOUR(&quot;06:00:00&quot;) ; HOUR([.C5])&lt;HOUR(&quot;14:00:00&quot;)  ); ([.$R$2]+[.$R$4])*(ROUNDDOWN(HOUR([.D5]);0)) + [.$R$2]*ROUNDDOWN(HOUR([.E5]);0); IF( AND( HOUR([.C5])&gt;=HOUR(&quot;14:00:00&quot;) ; HOUR([.C5])&lt;HOUR(&quot;18:00:00&quot;)  ); ([.$R$3]+[.$R$4])*(ROUNDDOWN(HOUR([.D5]);0)) + [.$R$4]*ROUNDDOWN(HOUR([.E5]);0); IF( AND( HOUR([.C5])&gt;=HOUR(&quot;18:00:00&quot;) ; HOUR([.C5])&lt;HOUR(&quot;23:59:59&quot;)  ); ([.$R$4])*2*(ROUNDDOWN(HOUR([.D5]);0)) + [.$R$4]*ROUNDDOWN(HOUR([.E5]);0); &quot;&quot;)))); &quot;&quot;)))); IF(AND(HOUR([.E5])&gt;=HOUR(&quot;08:00:00&quot;)); &quot;DOBLE JORNADA &gt;= 8 HORAS (NO ES HORA EXTRA)&quot;; &quot;&quot;)); IF( OR([.F5]=&quot;sábado&quot;; [.F5]=&quot;sabado&quot;); IF(AND(HOUR([.E5])&lt;HOUR(&quot;08:00:00&quot;)); IF( AND( HOUR([.B5])&gt;=HOUR(&quot;06:00:00&quot;) ; HOUR([.B5])&lt;HOUR(&quot;14:00:00&quot;)  ); IF(AND([.C5]=&quot;&quot;); [.$R$2]*(ROUNDDOWN(HOUR([.D5]);0)+ROUNDDOWN(HOUR([.E5]);0)); IF( AND( HOUR([.C5])&gt;=HOUR(&quot;14:00:00&quot;) ; HOUR([.C5])&lt;HOUR(&quot;23:59:59&quot;)  ); ([.$R$2]+[.$R$5])*(ROUNDDOWN(HOUR([.D5]);0)) + [.$R$5]*ROUNDDOWN(HOUR([.E5]);0); IF( AND( HOUR([.C5])&gt;=HOUR(&quot;00:00:00&quot;) ; HOUR([.C5])&lt;HOUR(&quot;06:00:00&quot;)  ); ([.$R$2]+[.$R$5])*(ROUNDDOWN(HOUR([.D5]);0)) + [.$R$5]*ROUNDDOWN(HOUR([.E5]);0);  &quot;&quot;))); IF( AND( HOUR([.B5])&gt;=HOUR(&quot;14:00:00&quot;) ; HOUR([.B5])&lt;HOUR(&quot;23:59:59&quot;)  ); IF(AND([.C5]=&quot;&quot;); [.$R$5]*(ROUNDDOWN(HOUR([.D5]);0)+ROUNDDOWN(HOUR([.E5]);0)); IF( AND( HOUR([.C5])&gt;=HOUR(&quot;06:00:00&quot;) ; HOUR([.C5])&lt;HOUR(&quot;14:00:00&quot;)  ); ([.$R$2]+[.$R$5])*(ROUNDDOWN(HOUR([.D5]);0)) + [.$R$2]*ROUNDDOWN(HOUR([.E5]);0); IF( AND( HOUR([.C5])&gt;=HOUR(&quot;00:00:00&quot;) ; HOUR([.C5])&lt;HOUR(&quot;06:00:00&quot;)  ); ([.$R$5])*2*(ROUNDDOWN(HOUR([.D5]);0)) + [.$R$5]*ROUNDDOWN(HOUR([.E5]);0); &quot;&quot;))); IF( AND( HOUR([.B5])&gt;=HOUR(&quot;00:00:00&quot;) ; HOUR([.B5])&lt;HOUR(&quot;06:00:00&quot;)  ); IF(AND([.C5]=&quot;&quot;); [.$R$5]*(ROUNDDOWN(HOUR([.D5]);0)+ROUNDDOWN(HOUR([.E5]);0)); IF( AND( HOUR([.C5])&gt;=HOUR(&quot;06:00:00&quot;) ; HOUR([.C5])&lt;HOUR(&quot;14:00:00&quot;)  ); ([.$R$2]+[.$R$5])*(ROUNDDOWN(HOUR([.D5]);0)) + [.$R$2]*ROUNDDOWN(HOUR([.E5]);0); &quot;&quot;)); &quot;&quot;))); IF(AND(HOUR([.E5])&gt;=HOUR(&quot;08:00:00&quot;)); &quot;DOBLE JORNADA &gt;= 8 HORAS (NO ES HORA EXTRA&quot;; &quot;&quot;)); IF(AND(OR([.F5]=&quot;domingo&quot;; AND(OR([.F5]=&quot;lunes&quot;; [.F5]=&quot;viernes&quot;);[.H5]=&quot;Festivo&quot;));[.G5]=&quot;&quot;); IF(AND(HOUR([.E5])&lt;HOUR(&quot;08:00:00&quot;)); IF( AND( HOUR([.B5])&gt;=HOUR(&quot;06:00:00&quot;) ; HOUR([.B5])&lt;HOUR(&quot;23:59:59&quot;)  ); IF(AND([.C5]=&quot;&quot;); [.$R$6]*(ROUNDDOWN(HOUR([.D5]);0)+ROUNDDOWN(HOUR([.E5]);0)); IF( AND( HOUR([.C5])&gt;=HOUR(&quot;00:00:00&quot;) ; HOUR([.C5])&lt;HOUR(&quot;06:00:00&quot;)  ); ([.$R$6])*2*(ROUNDDOWN(HOUR([.D5]);0)) + [.$R$6]*ROUNDDOWN(HOUR([.E5]);0);  &quot;&quot;)); IF( AND( HOUR([.C5])&gt;=HOUR(&quot;00:00:00&quot;) ; HOUR([.C5])&lt;HOUR(&quot;06:00:00&quot;)  ); ([.$R$6])*2*(ROUNDDOWN(HOUR([.D5]);0)) + [.$R$6]*ROUNDDOWN(HOUR([.E5]);0); &quot;&quot;)); IF(AND(HOUR([.E5])&gt;=HOUR(&quot;08:00:00&quot;)); &quot;DOBLE JORNADA &gt;= 8 HORAS (NO ES HORA EXTRA&quot;; &quot;&quot;)); IF( AND(OR([.F5]=&quot;lunes&quot;; [.F5]=&quot;martes&quot;; [.F5]=&quot;miércoles&quot;; [.F5]=&quot;miercoles&quot;; [.F5]=&quot;jueves&quot;; [.F5]=&quot;viernes&quot;;[.F5]=&quot;sabado&quot;;[.F5]=&quot;sábado&quot;;[.F5]=&quot;domingo&quot;; OR([.H5]=&quot;&quot;;[.H5]=&quot;Festivo&quot;));[.G5]=&quot;si&quot;); IF(AND(HOUR([.E5])&lt;HOUR(&quot;08:00:00&quot;)); IF( AND( HOUR([.B5])&gt;=HOUR(&quot;06:00:00&quot;) ; HOUR([.B5])&lt;HOUR(&quot;23:59:59&quot;)  ); IF(AND([.C5]=&quot;&quot;); [.$R$7]*(ROUNDDOWN(HOUR([.D5]);0)+ROUNDDOWN(HOUR([.E5]);0)); IF( AND( HOUR([.C5])&gt;=HOUR(&quot;00:00:00&quot;) ; HOUR([.C5])&lt;HOUR(&quot;06:00:00&quot;)  ); ([.$R$7])*2*(ROUNDDOWN(HOUR([.D5]);0)) + [.$R$7]*ROUNDDOWN(HOUR([.E5]);0);  &quot;&quot;)); IF( AND( HOUR([.B5])&gt;=HOUR(&quot;00:00:00&quot;) ; HOUR([.B5])&lt;HOUR(&quot;06:00:00&quot;)  ); ([.$R$7])*2*(ROUNDDOWN(HOUR([.D5]);0)) + [.$R$7]*ROUNDDOWN(HOUR([.E5]);0); &quot;&quot;)); IF(AND(HOUR([.E5])&gt;=HOUR(&quot;08:00:00&quot;)); &quot;DOBLE JORNADA &gt;= 8 HORAS (NO ES HORA EXTRA&quot;; &quot;&quot;)); &quot;&quot;))))))" office:value-type="float" office:value="56000" calcext:value-type="float">
            <text:p>56000</text:p>
          </table:table-cell>
          <table:table-cell table:number-columns-repeated="2"/>
          <table:table-cell table:style-name="ce20" office:value-type="string" calcext:value-type="string">
            <text:p>Social (Sábado/Tarde: 14:00 – En Adelante) </text:p>
          </table:table-cell>
          <table:table-cell table:style-name="ce22" office:value-type="float" office:value="75000" calcext:value-type="float">
            <text:p>75000</text:p>
          </table:table-cell>
          <table:table-cell table:style-name="ce20" table:formula="of:=[.Q5]/8" office:value-type="float" office:value="9375" calcext:value-type="float">
            <text:p>9375</text:p>
          </table:table-cell>
          <table:table-cell table:style-name="ce24"/>
          <table:table-cell table:number-columns-repeated="45"/>
        </table:table-row>
        <table:table-row table:style-name="ro1">
          <table:table-cell table:style-name="ce2" office:value-type="date" office:date-value="2023-12-05" calcext:value-type="date">
            <text:p>5/12/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/>
          <table:table-cell table:style-name="ce6" office:value-type="time" office:time-value="PT104H00M00S" calcext:value-type="time">
            <text:p>08:00:00</text:p>
          </table:table-cell>
          <table:table-cell table:style-name="ce6"/>
          <table:table-cell table:style-name="ce10" office:value-type="string" calcext:value-type="string">
            <text:p>martes</text:p>
          </table:table-cell>
          <table:table-cell table:style-name="ce10" table:number-columns-repeated="2"/>
          <table:table-cell table:style-name="ce6" office:value-type="time" office:time-value="PT96H30M00S" calcext:value-type="time">
            <text:p>00:30:00</text:p>
          </table:table-cell>
          <table:table-cell table:style-name="ce6" table:formula="of:=IF(AND([.B6]=&quot;&quot;);&quot;DESCANSO&quot;; IF(AND([.B6]&lt;&gt;&quot;&quot;); IF(AND([.C6]=&quot;&quot;); [.B6]+[.D6]+[.E6]+[.I6]; IF(AND([.C6]&lt;&gt;&quot;&quot;); [.B6]+2*[.D6]+[.E6]+[.I6] ))))" office:value-type="time" office:time-value="PT210H30M00S" calcext:value-type="time">
            <text:p>18:30:00</text:p>
          </table:table-cell>
          <table:table-cell table:style-name="ce6" table:formula="of:=IF(AND([.B6]=&quot;&quot;); &quot;DESCANSO&quot;; IF(AND([.B6]&lt;&gt;&quot;&quot;);    IF(AND(OR([.F6]=&quot;lunes&quot;; [.F6]=&quot;martes&quot;; [.F6]=&quot;miércoles&quot;; [.F6]=&quot;miercoles&quot;; [.F6]=&quot;jueves&quot;; [.F6]=&quot;viernes&quot;);AND([.G6]=&quot;&quot;; [.H6]=&quot;&quot;)); IF(AND(HOUR([.E6])&lt;HOUR(&quot;08:00:00&quot;));  IF( AND( HOUR([.B6])&gt;=HOUR(&quot;06:00:00&quot;) ; HOUR([.B6])&lt;HOUR(&quot;14:00:00&quot;)  ); IF(AND([.C6]=&quot;&quot;); &quot;DIURNO&quot;;  IF( AND( HOUR([.C6])&gt;=HOUR(&quot;14:00:00&quot;) ; HOUR([.C6])&lt;HOUR(&quot;18:00:00&quot;)  ); &quot;DOBLE DIURNO/TARDE&quot;;  IF( AND( HOUR([.C6])&gt;=HOUR(&quot;18:00:00&quot;) ; HOUR([.C6])&lt;HOUR(&quot;23:59:59&quot;)  ); &quot;DOBLE DIURNO/NOCHE&quot;;  IF( AND( HOUR([.C6])&gt;=HOUR(&quot;00:00:00&quot;) ; HOUR([.C6])&lt;HOUR(&quot;06:00:00&quot;)  ); &quot;DOBLE DIURNO/NOCHE&quot;; &quot;&quot;))));  IF( AND( HOUR([.B6])&gt;=HOUR(&quot;14:00:00&quot;) ; HOUR([.B6])&lt;HOUR(&quot;18:00:00&quot;)  ); IF(AND([.C6]=&quot;&quot;); &quot;TARDE&quot;;  IF( AND( HOUR([.C6])&gt;=HOUR(&quot;06:00:00&quot;) ; HOUR([.C6])&lt;HOUR(&quot;14:00:00&quot;)  ); &quot;DOBLE TARDE/DIURNO&quot;;  IF( AND( HOUR([.C6])&gt;=HOUR(&quot;18:00:00&quot;) ; HOUR([.C6])&lt;HOUR(&quot;23:59:59&quot;)  ); &quot;DOBLE TARDE/NOCHE&quot;;  IF( AND( HOUR([.C6])&gt;=HOUR(&quot;00:00:00&quot;) ; HOUR([.C6])&lt;HOUR(&quot;06:00:00&quot;)  ); &quot;DOBLE NOCHE&quot;; &quot;&quot;))));  IF( AND( HOUR([.B6])&gt;=HOUR(&quot;18:00:00&quot;) ; HOUR([.B6])&lt;HOUR(&quot;23:59:59&quot;)  ); IF(AND([.C6]=&quot;&quot;);  &quot;NOCHE&quot;;  IF( AND( HOUR([.C6])&gt;=HOUR(&quot;06:00:00&quot;) ; HOUR([.C6])&lt;HOUR(&quot;14:00:00&quot;)  ); &quot;DOBLE NOCHE/DIURNO&quot;;  IF( AND( HOUR([.C6])&gt;=HOUR(&quot;14:00:00&quot;) ; HOUR([.C6])&lt;HOUR(&quot;17:00:00&quot;)  ); &quot;DOBLE NOCHE/TARDE&quot;;  &quot;&quot;))); IF(AND(HOUR([.B6])&gt;=HOUR(&quot;00:00:00&quot;) ; HOUR([.B6])&lt;HOUR(&quot;06:00:00&quot;)  ); IF(AND([.C6]=&quot;&quot;);  &quot;NOCHE&quot;;  IF( AND( HOUR([.C6])&gt;=HOUR(&quot;06:00:00&quot;) ; HOUR([.C6])&lt;HOUR(&quot;14:00:00&quot;)  ); &quot;DOBLE NOCHE/DIRNO&quot;;  IF( AND( HOUR([.C6])&gt;=HOUR(&quot;14:00:00&quot;) ; HOUR([.C6])&lt;HOUR(&quot;18:00:00&quot;)  ); &quot;DOBLE NOCHE/TARDE&quot;;  IF( AND( HOUR([.C6])&gt;=HOUR(&quot;18:00:00&quot;) ; HOUR([.C6])&lt;HOUR(&quot;23:59:59&quot;)  ); &quot;DOBLE NOCHE&quot;; &quot;&quot;)))); &quot;&quot;)))); IF(AND(HOUR([.E6])&gt;=HOUR(&quot;08:00:00&quot;)); &quot;DOBLE JORNADA &gt;= 8 HORAS (NO ES HORA EXTRA)&quot;; &quot;&quot;)); IF( OR([.F6]=&quot;sábado&quot;; [.F6]=&quot;sabado&quot;); IF(AND(HOUR([.E6])&lt;HOUR(&quot;08:00:00&quot;)); IF( AND( HOUR([.B6])&gt;=HOUR(&quot;06:00:00&quot;) ; HOUR([.B6])&lt;HOUR(&quot;14:00:00&quot;)  ); IF(AND([.C6]=&quot;&quot;); &quot;DIURNO&quot;;  IF( AND( HOUR([.C6])&gt;=HOUR(&quot;14:00:00&quot;) ; HOUR([.C6])&lt;HOUR(&quot;23:59:59&quot;)  ); &quot;DOBLE DIURNO/SOCIAL&quot;;  IF( AND( HOUR([.C6])&gt;=HOUR(&quot;00:00:00&quot;) ; HOUR([.C6])&lt;HOUR(&quot;06:00:00&quot;)  ); &quot;DOBLE DIURNO/SOCIAL&quot;;  &quot;&quot;)));  IF( AND( HOUR([.B6])&gt;=HOUR(&quot;14:00:00&quot;) ; HOUR([.B6])&lt;HOUR(&quot;23:59:59&quot;)  );  IF(AND([.C6]=&quot;&quot;); &quot;SOCIAL&quot;; IF( AND( HOUR([.C6])&gt;=HOUR(&quot;06:00:00&quot;) ; HOUR([.C6])&lt;HOUR(&quot;14:00:00&quot;)  ); &quot;DOBLE SOCIAL/DIRUNO&quot;;  IF( AND( HOUR([.C6])&gt;=HOUR(&quot;00:00:00&quot;) ; HOUR([.C6])&lt;HOUR(&quot;06:00:00&quot;)  ); &quot;DOBLE SOCIAL&quot;; &quot;&quot;)));  IF( AND( HOUR([.B6])&gt;=HOUR(&quot;00:00:00&quot;) ; HOUR([.B6])&lt;HOUR(&quot;06:00:00&quot;)  ); IF(AND([.C6]=&quot;&quot;); &quot;SOCIAL&quot;;  IF( AND( HOUR([.C6])&gt;=HOUR(&quot;06:00:00&quot;) ; HOUR([.C6])&lt;HOUR(&quot;14:00:00&quot;)  ); &quot;DOBLE SOCIAL/DIURNO&quot;; &quot;&quot;)); &quot;&quot;)));  IF(AND(HOUR([.E6])&gt;=HOUR(&quot;08:00:00&quot;)); &quot;DOBLE JORNADA &gt;= 8 HORAS (NO ES HORA EXTRA&quot;; &quot;&quot;)); IF(AND(OR([.F6]=&quot;domingo&quot;; AND(OR([.F6]=&quot;lunes&quot;; [.F6]=&quot;viernes&quot;);[.H6]=&quot;Festivo&quot;));[.G6]=&quot;&quot;); IF(AND(HOUR([.E6])&lt;HOUR(&quot;08:00:00&quot;)); IF( AND( HOUR([.B6])&gt;=HOUR(&quot;06:00:00&quot;) ; HOUR([.B6])&lt;HOUR(&quot;23:59:59&quot;)  ); IF(AND([.C6]=&quot;&quot;); &quot;DOMINICAL/FESTIVO&quot;; IF( AND( HOUR([.C6])&gt;=HOUR(&quot;00:00:00&quot;) ; HOUR([.C6])&lt;HOUR(&quot;06:00:00&quot;)  ); &quot;DOBLE DOMINICAL/FESTIVO&quot;;  &quot;&quot;)); IF( AND( HOUR([.B6])&gt;=HOUR(&quot;00:00:00&quot;) ; HOUR([.B6])&lt;HOUR(&quot;06:00:00&quot;)  ); &quot;DOBLE DOMINICAL/FESTIVO&quot;; &quot;&quot;)); IF(AND(HOUR([.E6])&gt;=HOUR(&quot;08:00:00&quot;)); &quot;DOBLE JORNADA &gt;= 8 HORAS (NO ES HORA EXTRA&quot;; &quot;&quot;)); IF( AND(OR([.F6]=&quot;lunes&quot;; [.F6]=&quot;martes&quot;; [.F6]=&quot;miércoles&quot;; [.F6]=&quot;miercoles&quot;; [.F6]=&quot;jueves&quot;; [.F6]=&quot;viernes&quot;;[.F6]=&quot;sabado&quot;;[.F6]=&quot;sábado&quot;;[.F6]=&quot;domingo&quot;; OR([.H6]=&quot;&quot;;[.H6]=&quot;Festivo&quot;));[.G6]=&quot;si&quot;); IF(AND(HOUR([.E6])&lt;HOUR(&quot;08:00:00&quot;)); IF( AND( HOUR([.B6])&gt;=HOUR(&quot;06:00:00&quot;) ; HOUR([.B6])&lt;HOUR(&quot;23:59:59&quot;)  ); IF(AND([.C6]=&quot;&quot;); &quot;ESPECIAL&quot;; IF( AND( HOUR([.C6])&gt;=HOUR(&quot;00:00:00&quot;) ; HOUR([.C6])&lt;HOUR(&quot;06:00:00&quot;)  ); &quot;DOBLE ESPECIAL&quot;;  &quot;&quot;)); IF( AND( HOUR([.B6])&gt;=HOUR(&quot;00:00:00&quot;) ; HOUR([.B6])&lt;HOUR(&quot;06:00:00&quot;)  ); &quot;DOBLE ESPECIAL&quot;; &quot;&quot;)); IF(AND(HOUR([.E6])&gt;=HOUR(&quot;08:00:00&quot;)); &quot;DOBLE JORNADA &gt;= 8 HORAS (NO ES HORA EXTRA&quot;; &quot;&quot;)); &quot;&quot;))))))" office:value-type="string" office:string-value="DIURNO" calcext:value-type="string">
            <text:p>DIURNO</text:p>
          </table:table-cell>
          <table:table-cell table:style-name="ce7"/>
          <table:table-cell table:style-name="ce7" table:formula="of:=IF(AND([.B6]=&quot;&quot;); &quot;DESCANSO&quot;; IF( AND([.B6]&lt;&gt;&quot;&quot;); IF(AND(OR([.F6]=&quot;lunes&quot;; [.F6]=&quot;martes&quot;; [.F6]=&quot;miércoles&quot;; [.F6]=&quot;miercoles&quot;; [.F6]=&quot;jueves&quot;; [.F6]=&quot;viernes&quot;);AND([.G6]=&quot;&quot;; [.H6]=&quot;&quot;)); IF(AND(HOUR([.E6])&lt;HOUR(&quot;08:00:00&quot;)); IF( AND( HOUR([.B6])&gt;=HOUR(&quot;06:00:00&quot;) ; HOUR([.B6])&lt;HOUR(&quot;14:00:00&quot;)  ); IF(AND([.C6]=&quot;&quot;); ([.$R$2])*(ROUNDDOWN(HOUR([.D6]);0)+ROUNDDOWN(HOUR([.E6]);0)); IF( AND( HOUR([.C6])&gt;=HOUR(&quot;14:00:00&quot;) ; HOUR([.C6])&lt;HOUR(&quot;18:00:00&quot;)  ); ([.$R$2]+[.$R$3])*(ROUNDDOWN(HOUR([.D6]);0)) + ([.$R$3])*ROUNDDOWN(HOUR([.E6]);0); IF( AND( HOUR([.C6])&gt;=HOUR(&quot;18:00:00&quot;) ; HOUR([.C6])&lt;HOUR(&quot;23:59:59&quot;)  ); ([.$R$2]+[.$R$4])*(ROUNDDOWN(HOUR([.D6]);0)) + ([.$R$4])*ROUNDDOWN(HOUR([.E6]);0); IF( AND( HOUR([.C6])&gt;=HOUR(&quot;00:00:00&quot;) ; HOUR([.C6])&lt;HOUR(&quot;06:00:00&quot;)  ); ([.$R$2]+[.$R$4])*(ROUNDDOWN(HOUR([.D6]);0)) + ([.$R$4])*ROUNDDOWN(HOUR([.E6]);0); &quot;&quot;)))); IF( AND( HOUR([.B6])&gt;=HOUR(&quot;14:00:00&quot;) ; HOUR([.B6])&lt;HOUR(&quot;18:00:00&quot;)  ); IF(AND([.C6]=&quot;&quot;); [.$R$3]*(ROUNDDOWN(HOUR([.D6]);0)+ROUNDDOWN(HOUR([.E6]);0)); IF( AND( HOUR([.C6])&gt;=HOUR(&quot;06:00:00&quot;) ; HOUR([.C6])&lt;HOUR(&quot;14:00:00&quot;)  ); ([.$R$2]+[.$R$3])*(ROUNDDOWN(HOUR([.D6]);0)) + [.$R$2]*ROUNDDOWN(HOUR([.E6]);0); IF( AND( HOUR([.C6])&gt;=HOUR(&quot;18:00:00&quot;) ; HOUR([.C6])&lt;HOUR(&quot;23:59:59&quot;)  ); ([.$R$3]+[.$R$4])*(ROUNDDOWN(HOUR([.D6]);0)) + [.$R$4]*ROUNDDOWN(HOUR([.E6]);0); IF( AND( HOUR([.C6])&gt;=HOUR(&quot;00:00:00&quot;) ; HOUR([.C6])&lt;HOUR(&quot;06:00:00&quot;)  ); ([.$R$3]+[.$R$4])*(ROUNDDOWN(HOUR([.D6]);0)) + [.$R$4]*ROUNDDOWN(HOUR([.E6]);0); &quot;&quot;)))); IF( AND( HOUR([.B6])&gt;=HOUR(&quot;18:00:00&quot;) ; HOUR([.B6])&lt;HOUR(&quot;23:59:59&quot;)  ); IF(AND([.C6]=&quot;&quot;); [.$R$4]*(ROUNDDOWN(HOUR([.D6]);0)+ROUNDDOWN(HOUR([.E6]);0)); IF( AND( HOUR([.C6])&gt;=HOUR(&quot;06:00:00&quot;) ; HOUR([.C6])&lt;HOUR(&quot;14:00:00&quot;)  ); ([.$R$2]+[.$R$4])*(ROUNDDOWN(HOUR([.D6]);0)) + [.$R$2]*ROUNDDOWN(HOUR([.E6]);0); IF( AND( HOUR([.C6])&gt;=HOUR(&quot;14:00:00&quot;) ; HOUR([.C6])&lt;HOUR(&quot;17:00:00&quot;)  ); ([.$R$3]+[.$R$4])*(ROUNDDOWN(HOUR([.D6]);0)) + [.$R$4]*ROUNDDOWN(HOUR([.E6]);0);  &quot;&quot;))); IF(AND(HOUR([.B6])&gt;=HOUR(&quot;00:00:00&quot;) ; HOUR([.B6])&lt;HOUR(&quot;06:00:00&quot;)  ); IF(AND([.C6]=&quot;&quot;); [.$R$4]*(ROUNDDOWN(HOUR([.D6]);0)+ROUNDDOWN(HOUR([.E6]);0)); IF( AND( HOUR([.C6])&gt;=HOUR(&quot;06:00:00&quot;) ; HOUR([.C6])&lt;HOUR(&quot;14:00:00&quot;)  ); ([.$R$2]+[.$R$4])*(ROUNDDOWN(HOUR([.D6]);0)) + [.$R$2]*ROUNDDOWN(HOUR([.E6]);0); IF( AND( HOUR([.C6])&gt;=HOUR(&quot;14:00:00&quot;) ; HOUR([.C6])&lt;HOUR(&quot;18:00:00&quot;)  ); ([.$R$3]+[.$R$4])*(ROUNDDOWN(HOUR([.D6]);0)) + [.$R$4]*ROUNDDOWN(HOUR([.E6]);0); IF( AND( HOUR([.C6])&gt;=HOUR(&quot;18:00:00&quot;) ; HOUR([.C6])&lt;HOUR(&quot;23:59:59&quot;)  ); ([.$R$4])*2*(ROUNDDOWN(HOUR([.D6]);0)) + [.$R$4]*ROUNDDOWN(HOUR([.E6]);0); &quot;&quot;)))); &quot;&quot;)))); IF(AND(HOUR([.E6])&gt;=HOUR(&quot;08:00:00&quot;)); &quot;DOBLE JORNADA &gt;= 8 HORAS (NO ES HORA EXTRA)&quot;; &quot;&quot;)); IF( OR([.F6]=&quot;sábado&quot;; [.F6]=&quot;sabado&quot;); IF(AND(HOUR([.E6])&lt;HOUR(&quot;08:00:00&quot;)); IF( AND( HOUR([.B6])&gt;=HOUR(&quot;06:00:00&quot;) ; HOUR([.B6])&lt;HOUR(&quot;14:00:00&quot;)  ); IF(AND([.C6]=&quot;&quot;); [.$R$2]*(ROUNDDOWN(HOUR([.D6]);0)+ROUNDDOWN(HOUR([.E6]);0)); IF( AND( HOUR([.C6])&gt;=HOUR(&quot;14:00:00&quot;) ; HOUR([.C6])&lt;HOUR(&quot;23:59:59&quot;)  ); ([.$R$2]+[.$R$5])*(ROUNDDOWN(HOUR([.D6]);0)) + [.$R$5]*ROUNDDOWN(HOUR([.E6]);0); IF( AND( HOUR([.C6])&gt;=HOUR(&quot;00:00:00&quot;) ; HOUR([.C6])&lt;HOUR(&quot;06:00:00&quot;)  ); ([.$R$2]+[.$R$5])*(ROUNDDOWN(HOUR([.D6]);0)) + [.$R$5]*ROUNDDOWN(HOUR([.E6]);0);  &quot;&quot;))); IF( AND( HOUR([.B6])&gt;=HOUR(&quot;14:00:00&quot;) ; HOUR([.B6])&lt;HOUR(&quot;23:59:59&quot;)  ); IF(AND([.C6]=&quot;&quot;); [.$R$5]*(ROUNDDOWN(HOUR([.D6]);0)+ROUNDDOWN(HOUR([.E6]);0)); IF( AND( HOUR([.C6])&gt;=HOUR(&quot;06:00:00&quot;) ; HOUR([.C6])&lt;HOUR(&quot;14:00:00&quot;)  ); ([.$R$2]+[.$R$5])*(ROUNDDOWN(HOUR([.D6]);0)) + [.$R$2]*ROUNDDOWN(HOUR([.E6]);0); IF( AND( HOUR([.C6])&gt;=HOUR(&quot;00:00:00&quot;) ; HOUR([.C6])&lt;HOUR(&quot;06:00:00&quot;)  ); ([.$R$5])*2*(ROUNDDOWN(HOUR([.D6]);0)) + [.$R$5]*ROUNDDOWN(HOUR([.E6]);0); &quot;&quot;))); IF( AND( HOUR([.B6])&gt;=HOUR(&quot;00:00:00&quot;) ; HOUR([.B6])&lt;HOUR(&quot;06:00:00&quot;)  ); IF(AND([.C6]=&quot;&quot;); [.$R$5]*(ROUNDDOWN(HOUR([.D6]);0)+ROUNDDOWN(HOUR([.E6]);0)); IF( AND( HOUR([.C6])&gt;=HOUR(&quot;06:00:00&quot;) ; HOUR([.C6])&lt;HOUR(&quot;14:00:00&quot;)  ); ([.$R$2]+[.$R$5])*(ROUNDDOWN(HOUR([.D6]);0)) + [.$R$2]*ROUNDDOWN(HOUR([.E6]);0); &quot;&quot;)); &quot;&quot;))); IF(AND(HOUR([.E6])&gt;=HOUR(&quot;08:00:00&quot;)); &quot;DOBLE JORNADA &gt;= 8 HORAS (NO ES HORA EXTRA&quot;; &quot;&quot;)); IF(AND(OR([.F6]=&quot;domingo&quot;; AND(OR([.F6]=&quot;lunes&quot;; [.F6]=&quot;viernes&quot;);[.H6]=&quot;Festivo&quot;));[.G6]=&quot;&quot;); IF(AND(HOUR([.E6])&lt;HOUR(&quot;08:00:00&quot;)); IF( AND( HOUR([.B6])&gt;=HOUR(&quot;06:00:00&quot;) ; HOUR([.B6])&lt;HOUR(&quot;23:59:59&quot;)  ); IF(AND([.C6]=&quot;&quot;); [.$R$6]*(ROUNDDOWN(HOUR([.D6]);0)+ROUNDDOWN(HOUR([.E6]);0)); IF( AND( HOUR([.C6])&gt;=HOUR(&quot;00:00:00&quot;) ; HOUR([.C6])&lt;HOUR(&quot;06:00:00&quot;)  ); ([.$R$6])*2*(ROUNDDOWN(HOUR([.D6]);0)) + [.$R$6]*ROUNDDOWN(HOUR([.E6]);0);  &quot;&quot;)); IF( AND( HOUR([.C6])&gt;=HOUR(&quot;00:00:00&quot;) ; HOUR([.C6])&lt;HOUR(&quot;06:00:00&quot;)  ); ([.$R$6])*2*(ROUNDDOWN(HOUR([.D6]);0)) + [.$R$6]*ROUNDDOWN(HOUR([.E6]);0); &quot;&quot;)); IF(AND(HOUR([.E6])&gt;=HOUR(&quot;08:00:00&quot;)); &quot;DOBLE JORNADA &gt;= 8 HORAS (NO ES HORA EXTRA&quot;; &quot;&quot;)); IF( AND(OR([.F6]=&quot;lunes&quot;; [.F6]=&quot;martes&quot;; [.F6]=&quot;miércoles&quot;; [.F6]=&quot;miercoles&quot;; [.F6]=&quot;jueves&quot;; [.F6]=&quot;viernes&quot;;[.F6]=&quot;sabado&quot;;[.F6]=&quot;sábado&quot;;[.F6]=&quot;domingo&quot;; OR([.H6]=&quot;&quot;;[.H6]=&quot;Festivo&quot;));[.G6]=&quot;si&quot;); IF(AND(HOUR([.E6])&lt;HOUR(&quot;08:00:00&quot;)); IF( AND( HOUR([.B6])&gt;=HOUR(&quot;06:00:00&quot;) ; HOUR([.B6])&lt;HOUR(&quot;23:59:59&quot;)  ); IF(AND([.C6]=&quot;&quot;); [.$R$7]*(ROUNDDOWN(HOUR([.D6]);0)+ROUNDDOWN(HOUR([.E6]);0)); IF( AND( HOUR([.C6])&gt;=HOUR(&quot;00:00:00&quot;) ; HOUR([.C6])&lt;HOUR(&quot;06:00:00&quot;)  ); ([.$R$7])*2*(ROUNDDOWN(HOUR([.D6]);0)) + [.$R$7]*ROUNDDOWN(HOUR([.E6]);0);  &quot;&quot;)); IF( AND( HOUR([.B6])&gt;=HOUR(&quot;00:00:00&quot;) ; HOUR([.B6])&lt;HOUR(&quot;06:00:00&quot;)  ); ([.$R$7])*2*(ROUNDDOWN(HOUR([.D6]);0)) + [.$R$7]*ROUNDDOWN(HOUR([.E6]);0); &quot;&quot;)); IF(AND(HOUR([.E6])&gt;=HOUR(&quot;08:00:00&quot;)); &quot;DOBLE JORNADA &gt;= 8 HORAS (NO ES HORA EXTRA&quot;; &quot;&quot;)); &quot;&quot;))))))" office:value-type="float" office:value="56000" calcext:value-type="float">
            <text:p>56000</text:p>
          </table:table-cell>
          <table:table-cell table:number-columns-repeated="2"/>
          <table:table-cell table:style-name="ce20" office:value-type="string" calcext:value-type="string">
            <text:p>Dominical (Domingo/Festivo: 06:00 – En Adelante) </text:p>
          </table:table-cell>
          <table:table-cell table:style-name="ce22" office:value-type="float" office:value="85000" calcext:value-type="float">
            <text:p>85000</text:p>
          </table:table-cell>
          <table:table-cell table:style-name="ce20" table:formula="of:=[.Q6]/8" office:value-type="float" office:value="10625" calcext:value-type="float">
            <text:p>10625</text:p>
          </table:table-cell>
          <table:table-cell table:style-name="ce24"/>
          <table:table-cell table:number-columns-repeated="45"/>
        </table:table-row>
        <table:table-row table:style-name="ro1">
          <table:table-cell table:style-name="ce2" office:value-type="date" office:date-value="2023-12-06" calcext:value-type="date">
            <text:p>6/12/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/>
          <table:table-cell table:style-name="ce6" office:value-type="time" office:time-value="PT128H00M00S" calcext:value-type="time">
            <text:p>08:00:00</text:p>
          </table:table-cell>
          <table:table-cell table:style-name="ce6"/>
          <table:table-cell table:style-name="ce10" office:value-type="string" calcext:value-type="string">
            <text:p>miércoles</text:p>
          </table:table-cell>
          <table:table-cell table:style-name="ce10" table:number-columns-repeated="2"/>
          <table:table-cell table:style-name="ce6" office:value-type="time" office:time-value="PT120H30M00S" calcext:value-type="time">
            <text:p>00:30:00</text:p>
          </table:table-cell>
          <table:table-cell table:style-name="ce6" table:formula="of:=IF(AND([.B7]=&quot;&quot;);&quot;DESCANSO&quot;; IF(AND([.B7]&lt;&gt;&quot;&quot;); IF(AND([.C7]=&quot;&quot;); [.B7]+[.D7]+[.E7]+[.I7]; IF(AND([.C7]&lt;&gt;&quot;&quot;); [.B7]+2*[.D7]+[.E7]+[.I7] ))))" office:value-type="time" office:time-value="PT258H29M59.999999997S" calcext:value-type="time">
            <text:p>18:30:00</text:p>
          </table:table-cell>
          <table:table-cell table:style-name="ce6" table:formula="of:=IF(AND([.B7]=&quot;&quot;); &quot;DESCANSO&quot;; IF(AND([.B7]&lt;&gt;&quot;&quot;);    IF(AND(OR([.F7]=&quot;lunes&quot;; [.F7]=&quot;martes&quot;; [.F7]=&quot;miércoles&quot;; [.F7]=&quot;miercoles&quot;; [.F7]=&quot;jueves&quot;; [.F7]=&quot;viernes&quot;);AND([.G7]=&quot;&quot;; [.H7]=&quot;&quot;)); IF(AND(HOUR([.E7])&lt;HOUR(&quot;08:00:00&quot;));  IF( AND( HOUR([.B7])&gt;=HOUR(&quot;06:00:00&quot;) ; HOUR([.B7])&lt;HOUR(&quot;14:00:00&quot;)  ); IF(AND([.C7]=&quot;&quot;); &quot;DIURNO&quot;;  IF( AND( HOUR([.C7])&gt;=HOUR(&quot;14:00:00&quot;) ; HOUR([.C7])&lt;HOUR(&quot;18:00:00&quot;)  ); &quot;DOBLE DIURNO/TARDE&quot;;  IF( AND( HOUR([.C7])&gt;=HOUR(&quot;18:00:00&quot;) ; HOUR([.C7])&lt;HOUR(&quot;23:59:59&quot;)  ); &quot;DOBLE DIURNO/NOCHE&quot;;  IF( AND( HOUR([.C7])&gt;=HOUR(&quot;00:00:00&quot;) ; HOUR([.C7])&lt;HOUR(&quot;06:00:00&quot;)  ); &quot;DOBLE DIURNO/NOCHE&quot;; &quot;&quot;))));  IF( AND( HOUR([.B7])&gt;=HOUR(&quot;14:00:00&quot;) ; HOUR([.B7])&lt;HOUR(&quot;18:00:00&quot;)  ); IF(AND([.C7]=&quot;&quot;); &quot;TARDE&quot;;  IF( AND( HOUR([.C7])&gt;=HOUR(&quot;06:00:00&quot;) ; HOUR([.C7])&lt;HOUR(&quot;14:00:00&quot;)  ); &quot;DOBLE TARDE/DIURNO&quot;;  IF( AND( HOUR([.C7])&gt;=HOUR(&quot;18:00:00&quot;) ; HOUR([.C7])&lt;HOUR(&quot;23:59:59&quot;)  ); &quot;DOBLE TARDE/NOCHE&quot;;  IF( AND( HOUR([.C7])&gt;=HOUR(&quot;00:00:00&quot;) ; HOUR([.C7])&lt;HOUR(&quot;06:00:00&quot;)  ); &quot;DOBLE NOCHE&quot;; &quot;&quot;))));  IF( AND( HOUR([.B7])&gt;=HOUR(&quot;18:00:00&quot;) ; HOUR([.B7])&lt;HOUR(&quot;23:59:59&quot;)  ); IF(AND([.C7]=&quot;&quot;);  &quot;NOCHE&quot;;  IF( AND( HOUR([.C7])&gt;=HOUR(&quot;06:00:00&quot;) ; HOUR([.C7])&lt;HOUR(&quot;14:00:00&quot;)  ); &quot;DOBLE NOCHE/DIURNO&quot;;  IF( AND( HOUR([.C7])&gt;=HOUR(&quot;14:00:00&quot;) ; HOUR([.C7])&lt;HOUR(&quot;17:00:00&quot;)  ); &quot;DOBLE NOCHE/TARDE&quot;;  &quot;&quot;))); IF(AND(HOUR([.B7])&gt;=HOUR(&quot;00:00:00&quot;) ; HOUR([.B7])&lt;HOUR(&quot;06:00:00&quot;)  ); IF(AND([.C7]=&quot;&quot;);  &quot;NOCHE&quot;;  IF( AND( HOUR([.C7])&gt;=HOUR(&quot;06:00:00&quot;) ; HOUR([.C7])&lt;HOUR(&quot;14:00:00&quot;)  ); &quot;DOBLE NOCHE/DIRNO&quot;;  IF( AND( HOUR([.C7])&gt;=HOUR(&quot;14:00:00&quot;) ; HOUR([.C7])&lt;HOUR(&quot;18:00:00&quot;)  ); &quot;DOBLE NOCHE/TARDE&quot;;  IF( AND( HOUR([.C7])&gt;=HOUR(&quot;18:00:00&quot;) ; HOUR([.C7])&lt;HOUR(&quot;23:59:59&quot;)  ); &quot;DOBLE NOCHE&quot;; &quot;&quot;)))); &quot;&quot;)))); IF(AND(HOUR([.E7])&gt;=HOUR(&quot;08:00:00&quot;)); &quot;DOBLE JORNADA &gt;= 8 HORAS (NO ES HORA EXTRA)&quot;; &quot;&quot;)); IF( OR([.F7]=&quot;sábado&quot;; [.F7]=&quot;sabado&quot;); IF(AND(HOUR([.E7])&lt;HOUR(&quot;08:00:00&quot;)); IF( AND( HOUR([.B7])&gt;=HOUR(&quot;06:00:00&quot;) ; HOUR([.B7])&lt;HOUR(&quot;14:00:00&quot;)  ); IF(AND([.C7]=&quot;&quot;); &quot;DIURNO&quot;;  IF( AND( HOUR([.C7])&gt;=HOUR(&quot;14:00:00&quot;) ; HOUR([.C7])&lt;HOUR(&quot;23:59:59&quot;)  ); &quot;DOBLE DIURNO/SOCIAL&quot;;  IF( AND( HOUR([.C7])&gt;=HOUR(&quot;00:00:00&quot;) ; HOUR([.C7])&lt;HOUR(&quot;06:00:00&quot;)  ); &quot;DOBLE DIURNO/SOCIAL&quot;;  &quot;&quot;)));  IF( AND( HOUR([.B7])&gt;=HOUR(&quot;14:00:00&quot;) ; HOUR([.B7])&lt;HOUR(&quot;23:59:59&quot;)  );  IF(AND([.C7]=&quot;&quot;); &quot;SOCIAL&quot;; IF( AND( HOUR([.C7])&gt;=HOUR(&quot;06:00:00&quot;) ; HOUR([.C7])&lt;HOUR(&quot;14:00:00&quot;)  ); &quot;DOBLE SOCIAL/DIRUNO&quot;;  IF( AND( HOUR([.C7])&gt;=HOUR(&quot;00:00:00&quot;) ; HOUR([.C7])&lt;HOUR(&quot;06:00:00&quot;)  ); &quot;DOBLE SOCIAL&quot;; &quot;&quot;)));  IF( AND( HOUR([.B7])&gt;=HOUR(&quot;00:00:00&quot;) ; HOUR([.B7])&lt;HOUR(&quot;06:00:00&quot;)  ); IF(AND([.C7]=&quot;&quot;); &quot;SOCIAL&quot;;  IF( AND( HOUR([.C7])&gt;=HOUR(&quot;06:00:00&quot;) ; HOUR([.C7])&lt;HOUR(&quot;14:00:00&quot;)  ); &quot;DOBLE SOCIAL/DIURNO&quot;; &quot;&quot;)); &quot;&quot;)));  IF(AND(HOUR([.E7])&gt;=HOUR(&quot;08:00:00&quot;)); &quot;DOBLE JORNADA &gt;= 8 HORAS (NO ES HORA EXTRA&quot;; &quot;&quot;)); IF(AND(OR([.F7]=&quot;domingo&quot;; AND(OR([.F7]=&quot;lunes&quot;; [.F7]=&quot;viernes&quot;);[.H7]=&quot;Festivo&quot;));[.G7]=&quot;&quot;); IF(AND(HOUR([.E7])&lt;HOUR(&quot;08:00:00&quot;)); IF( AND( HOUR([.B7])&gt;=HOUR(&quot;06:00:00&quot;) ; HOUR([.B7])&lt;HOUR(&quot;23:59:59&quot;)  ); IF(AND([.C7]=&quot;&quot;); &quot;DOMINICAL/FESTIVO&quot;; IF( AND( HOUR([.C7])&gt;=HOUR(&quot;00:00:00&quot;) ; HOUR([.C7])&lt;HOUR(&quot;06:00:00&quot;)  ); &quot;DOBLE DOMINICAL/FESTIVO&quot;;  &quot;&quot;)); IF( AND( HOUR([.B7])&gt;=HOUR(&quot;00:00:00&quot;) ; HOUR([.B7])&lt;HOUR(&quot;06:00:00&quot;)  ); &quot;DOBLE DOMINICAL/FESTIVO&quot;; &quot;&quot;)); IF(AND(HOUR([.E7])&gt;=HOUR(&quot;08:00:00&quot;)); &quot;DOBLE JORNADA &gt;= 8 HORAS (NO ES HORA EXTRA&quot;; &quot;&quot;)); IF( AND(OR([.F7]=&quot;lunes&quot;; [.F7]=&quot;martes&quot;; [.F7]=&quot;miércoles&quot;; [.F7]=&quot;miercoles&quot;; [.F7]=&quot;jueves&quot;; [.F7]=&quot;viernes&quot;;[.F7]=&quot;sabado&quot;;[.F7]=&quot;sábado&quot;;[.F7]=&quot;domingo&quot;; OR([.H7]=&quot;&quot;;[.H7]=&quot;Festivo&quot;));[.G7]=&quot;si&quot;); IF(AND(HOUR([.E7])&lt;HOUR(&quot;08:00:00&quot;)); IF( AND( HOUR([.B7])&gt;=HOUR(&quot;06:00:00&quot;) ; HOUR([.B7])&lt;HOUR(&quot;23:59:59&quot;)  ); IF(AND([.C7]=&quot;&quot;); &quot;ESPECIAL&quot;; IF( AND( HOUR([.C7])&gt;=HOUR(&quot;00:00:00&quot;) ; HOUR([.C7])&lt;HOUR(&quot;06:00:00&quot;)  ); &quot;DOBLE ESPECIAL&quot;;  &quot;&quot;)); IF( AND( HOUR([.B7])&gt;=HOUR(&quot;00:00:00&quot;) ; HOUR([.B7])&lt;HOUR(&quot;06:00:00&quot;)  ); &quot;DOBLE ESPECIAL&quot;; &quot;&quot;)); IF(AND(HOUR([.E7])&gt;=HOUR(&quot;08:00:00&quot;)); &quot;DOBLE JORNADA &gt;= 8 HORAS (NO ES HORA EXTRA&quot;; &quot;&quot;)); &quot;&quot;))))))" office:value-type="string" office:string-value="DIURNO" calcext:value-type="string">
            <text:p>DIURNO</text:p>
          </table:table-cell>
          <table:table-cell table:style-name="ce7"/>
          <table:table-cell table:style-name="ce7" table:formula="of:=IF(AND([.B7]=&quot;&quot;); &quot;DESCANSO&quot;; IF( AND([.B7]&lt;&gt;&quot;&quot;); IF(AND(OR([.F7]=&quot;lunes&quot;; [.F7]=&quot;martes&quot;; [.F7]=&quot;miércoles&quot;; [.F7]=&quot;miercoles&quot;; [.F7]=&quot;jueves&quot;; [.F7]=&quot;viernes&quot;);AND([.G7]=&quot;&quot;; [.H7]=&quot;&quot;)); IF(AND(HOUR([.E7])&lt;HOUR(&quot;08:00:00&quot;)); IF( AND( HOUR([.B7])&gt;=HOUR(&quot;06:00:00&quot;) ; HOUR([.B7])&lt;HOUR(&quot;14:00:00&quot;)  ); IF(AND([.C7]=&quot;&quot;); ([.$R$2])*(ROUNDDOWN(HOUR([.D7]);0)+ROUNDDOWN(HOUR([.E7]);0)); IF( AND( HOUR([.C7])&gt;=HOUR(&quot;14:00:00&quot;) ; HOUR([.C7])&lt;HOUR(&quot;18:00:00&quot;)  ); ([.$R$2]+[.$R$3])*(ROUNDDOWN(HOUR([.D7]);0)) + ([.$R$3])*ROUNDDOWN(HOUR([.E7]);0); IF( AND( HOUR([.C7])&gt;=HOUR(&quot;18:00:00&quot;) ; HOUR([.C7])&lt;HOUR(&quot;23:59:59&quot;)  ); ([.$R$2]+[.$R$4])*(ROUNDDOWN(HOUR([.D7]);0)) + ([.$R$4])*ROUNDDOWN(HOUR([.E7]);0); IF( AND( HOUR([.C7])&gt;=HOUR(&quot;00:00:00&quot;) ; HOUR([.C7])&lt;HOUR(&quot;06:00:00&quot;)  ); ([.$R$2]+[.$R$4])*(ROUNDDOWN(HOUR([.D7]);0)) + ([.$R$4])*ROUNDDOWN(HOUR([.E7]);0); &quot;&quot;)))); IF( AND( HOUR([.B7])&gt;=HOUR(&quot;14:00:00&quot;) ; HOUR([.B7])&lt;HOUR(&quot;18:00:00&quot;)  ); IF(AND([.C7]=&quot;&quot;); [.$R$3]*(ROUNDDOWN(HOUR([.D7]);0)+ROUNDDOWN(HOUR([.E7]);0)); IF( AND( HOUR([.C7])&gt;=HOUR(&quot;06:00:00&quot;) ; HOUR([.C7])&lt;HOUR(&quot;14:00:00&quot;)  ); ([.$R$2]+[.$R$3])*(ROUNDDOWN(HOUR([.D7]);0)) + [.$R$2]*ROUNDDOWN(HOUR([.E7]);0); IF( AND( HOUR([.C7])&gt;=HOUR(&quot;18:00:00&quot;) ; HOUR([.C7])&lt;HOUR(&quot;23:59:59&quot;)  ); ([.$R$3]+[.$R$4])*(ROUNDDOWN(HOUR([.D7]);0)) + [.$R$4]*ROUNDDOWN(HOUR([.E7]);0); IF( AND( HOUR([.C7])&gt;=HOUR(&quot;00:00:00&quot;) ; HOUR([.C7])&lt;HOUR(&quot;06:00:00&quot;)  ); ([.$R$3]+[.$R$4])*(ROUNDDOWN(HOUR([.D7]);0)) + [.$R$4]*ROUNDDOWN(HOUR([.E7]);0); &quot;&quot;)))); IF( AND( HOUR([.B7])&gt;=HOUR(&quot;18:00:00&quot;) ; HOUR([.B7])&lt;HOUR(&quot;23:59:59&quot;)  ); IF(AND([.C7]=&quot;&quot;); [.$R$4]*(ROUNDDOWN(HOUR([.D7]);0)+ROUNDDOWN(HOUR([.E7]);0)); IF( AND( HOUR([.C7])&gt;=HOUR(&quot;06:00:00&quot;) ; HOUR([.C7])&lt;HOUR(&quot;14:00:00&quot;)  ); ([.$R$2]+[.$R$4])*(ROUNDDOWN(HOUR([.D7]);0)) + [.$R$2]*ROUNDDOWN(HOUR([.E7]);0); IF( AND( HOUR([.C7])&gt;=HOUR(&quot;14:00:00&quot;) ; HOUR([.C7])&lt;HOUR(&quot;17:00:00&quot;)  ); ([.$R$3]+[.$R$4])*(ROUNDDOWN(HOUR([.D7]);0)) + [.$R$4]*ROUNDDOWN(HOUR([.E7]);0);  &quot;&quot;))); IF(AND(HOUR([.B7])&gt;=HOUR(&quot;00:00:00&quot;) ; HOUR([.B7])&lt;HOUR(&quot;06:00:00&quot;)  ); IF(AND([.C7]=&quot;&quot;); [.$R$4]*(ROUNDDOWN(HOUR([.D7]);0)+ROUNDDOWN(HOUR([.E7]);0)); IF( AND( HOUR([.C7])&gt;=HOUR(&quot;06:00:00&quot;) ; HOUR([.C7])&lt;HOUR(&quot;14:00:00&quot;)  ); ([.$R$2]+[.$R$4])*(ROUNDDOWN(HOUR([.D7]);0)) + [.$R$2]*ROUNDDOWN(HOUR([.E7]);0); IF( AND( HOUR([.C7])&gt;=HOUR(&quot;14:00:00&quot;) ; HOUR([.C7])&lt;HOUR(&quot;18:00:00&quot;)  ); ([.$R$3]+[.$R$4])*(ROUNDDOWN(HOUR([.D7]);0)) + [.$R$4]*ROUNDDOWN(HOUR([.E7]);0); IF( AND( HOUR([.C7])&gt;=HOUR(&quot;18:00:00&quot;) ; HOUR([.C7])&lt;HOUR(&quot;23:59:59&quot;)  ); ([.$R$4])*2*(ROUNDDOWN(HOUR([.D7]);0)) + [.$R$4]*ROUNDDOWN(HOUR([.E7]);0); &quot;&quot;)))); &quot;&quot;)))); IF(AND(HOUR([.E7])&gt;=HOUR(&quot;08:00:00&quot;)); &quot;DOBLE JORNADA &gt;= 8 HORAS (NO ES HORA EXTRA)&quot;; &quot;&quot;)); IF( OR([.F7]=&quot;sábado&quot;; [.F7]=&quot;sabado&quot;); IF(AND(HOUR([.E7])&lt;HOUR(&quot;08:00:00&quot;)); IF( AND( HOUR([.B7])&gt;=HOUR(&quot;06:00:00&quot;) ; HOUR([.B7])&lt;HOUR(&quot;14:00:00&quot;)  ); IF(AND([.C7]=&quot;&quot;); [.$R$2]*(ROUNDDOWN(HOUR([.D7]);0)+ROUNDDOWN(HOUR([.E7]);0)); IF( AND( HOUR([.C7])&gt;=HOUR(&quot;14:00:00&quot;) ; HOUR([.C7])&lt;HOUR(&quot;23:59:59&quot;)  ); ([.$R$2]+[.$R$5])*(ROUNDDOWN(HOUR([.D7]);0)) + [.$R$5]*ROUNDDOWN(HOUR([.E7]);0); IF( AND( HOUR([.C7])&gt;=HOUR(&quot;00:00:00&quot;) ; HOUR([.C7])&lt;HOUR(&quot;06:00:00&quot;)  ); ([.$R$2]+[.$R$5])*(ROUNDDOWN(HOUR([.D7]);0)) + [.$R$5]*ROUNDDOWN(HOUR([.E7]);0);  &quot;&quot;))); IF( AND( HOUR([.B7])&gt;=HOUR(&quot;14:00:00&quot;) ; HOUR([.B7])&lt;HOUR(&quot;23:59:59&quot;)  ); IF(AND([.C7]=&quot;&quot;); [.$R$5]*(ROUNDDOWN(HOUR([.D7]);0)+ROUNDDOWN(HOUR([.E7]);0)); IF( AND( HOUR([.C7])&gt;=HOUR(&quot;06:00:00&quot;) ; HOUR([.C7])&lt;HOUR(&quot;14:00:00&quot;)  ); ([.$R$2]+[.$R$5])*(ROUNDDOWN(HOUR([.D7]);0)) + [.$R$2]*ROUNDDOWN(HOUR([.E7]);0); IF( AND( HOUR([.C7])&gt;=HOUR(&quot;00:00:00&quot;) ; HOUR([.C7])&lt;HOUR(&quot;06:00:00&quot;)  ); ([.$R$5])*2*(ROUNDDOWN(HOUR([.D7]);0)) + [.$R$5]*ROUNDDOWN(HOUR([.E7]);0); &quot;&quot;))); IF( AND( HOUR([.B7])&gt;=HOUR(&quot;00:00:00&quot;) ; HOUR([.B7])&lt;HOUR(&quot;06:00:00&quot;)  ); IF(AND([.C7]=&quot;&quot;); [.$R$5]*(ROUNDDOWN(HOUR([.D7]);0)+ROUNDDOWN(HOUR([.E7]);0)); IF( AND( HOUR([.C7])&gt;=HOUR(&quot;06:00:00&quot;) ; HOUR([.C7])&lt;HOUR(&quot;14:00:00&quot;)  ); ([.$R$2]+[.$R$5])*(ROUNDDOWN(HOUR([.D7]);0)) + [.$R$2]*ROUNDDOWN(HOUR([.E7]);0); &quot;&quot;)); &quot;&quot;))); IF(AND(HOUR([.E7])&gt;=HOUR(&quot;08:00:00&quot;)); &quot;DOBLE JORNADA &gt;= 8 HORAS (NO ES HORA EXTRA&quot;; &quot;&quot;)); IF(AND(OR([.F7]=&quot;domingo&quot;; AND(OR([.F7]=&quot;lunes&quot;; [.F7]=&quot;viernes&quot;);[.H7]=&quot;Festivo&quot;));[.G7]=&quot;&quot;); IF(AND(HOUR([.E7])&lt;HOUR(&quot;08:00:00&quot;)); IF( AND( HOUR([.B7])&gt;=HOUR(&quot;06:00:00&quot;) ; HOUR([.B7])&lt;HOUR(&quot;23:59:59&quot;)  ); IF(AND([.C7]=&quot;&quot;); [.$R$6]*(ROUNDDOWN(HOUR([.D7]);0)+ROUNDDOWN(HOUR([.E7]);0)); IF( AND( HOUR([.C7])&gt;=HOUR(&quot;00:00:00&quot;) ; HOUR([.C7])&lt;HOUR(&quot;06:00:00&quot;)  ); ([.$R$6])*2*(ROUNDDOWN(HOUR([.D7]);0)) + [.$R$6]*ROUNDDOWN(HOUR([.E7]);0);  &quot;&quot;)); IF( AND( HOUR([.C7])&gt;=HOUR(&quot;00:00:00&quot;) ; HOUR([.C7])&lt;HOUR(&quot;06:00:00&quot;)  ); ([.$R$6])*2*(ROUNDDOWN(HOUR([.D7]);0)) + [.$R$6]*ROUNDDOWN(HOUR([.E7]);0); &quot;&quot;)); IF(AND(HOUR([.E7])&gt;=HOUR(&quot;08:00:00&quot;)); &quot;DOBLE JORNADA &gt;= 8 HORAS (NO ES HORA EXTRA&quot;; &quot;&quot;)); IF( AND(OR([.F7]=&quot;lunes&quot;; [.F7]=&quot;martes&quot;; [.F7]=&quot;miércoles&quot;; [.F7]=&quot;miercoles&quot;; [.F7]=&quot;jueves&quot;; [.F7]=&quot;viernes&quot;;[.F7]=&quot;sabado&quot;;[.F7]=&quot;sábado&quot;;[.F7]=&quot;domingo&quot;; OR([.H7]=&quot;&quot;;[.H7]=&quot;Festivo&quot;));[.G7]=&quot;si&quot;); IF(AND(HOUR([.E7])&lt;HOUR(&quot;08:00:00&quot;)); IF( AND( HOUR([.B7])&gt;=HOUR(&quot;06:00:00&quot;) ; HOUR([.B7])&lt;HOUR(&quot;23:59:59&quot;)  ); IF(AND([.C7]=&quot;&quot;); [.$R$7]*(ROUNDDOWN(HOUR([.D7]);0)+ROUNDDOWN(HOUR([.E7]);0)); IF( AND( HOUR([.C7])&gt;=HOUR(&quot;00:00:00&quot;) ; HOUR([.C7])&lt;HOUR(&quot;06:00:00&quot;)  ); ([.$R$7])*2*(ROUNDDOWN(HOUR([.D7]);0)) + [.$R$7]*ROUNDDOWN(HOUR([.E7]);0);  &quot;&quot;)); IF( AND( HOUR([.B7])&gt;=HOUR(&quot;00:00:00&quot;) ; HOUR([.B7])&lt;HOUR(&quot;06:00:00&quot;)  ); ([.$R$7])*2*(ROUNDDOWN(HOUR([.D7]);0)) + [.$R$7]*ROUNDDOWN(HOUR([.E7]);0); &quot;&quot;)); IF(AND(HOUR([.E7])&gt;=HOUR(&quot;08:00:00&quot;)); &quot;DOBLE JORNADA &gt;= 8 HORAS (NO ES HORA EXTRA&quot;; &quot;&quot;)); &quot;&quot;))))))" office:value-type="float" office:value="56000" calcext:value-type="float">
            <text:p>56000</text:p>
          </table:table-cell>
          <table:table-cell table:number-columns-repeated="2"/>
          <table:table-cell table:style-name="ce20" office:value-type="string" calcext:value-type="string">
            <text:p>Día Especial</text:p>
          </table:table-cell>
          <table:table-cell table:style-name="ce20" office:value-type="float" office:value="95000" calcext:value-type="float">
            <text:p>95000</text:p>
          </table:table-cell>
          <table:table-cell table:style-name="ce20" table:formula="of:=[.Q7]/8" office:value-type="float" office:value="11875" calcext:value-type="float">
            <text:p>11875</text:p>
          </table:table-cell>
          <table:table-cell table:style-name="ce24"/>
          <table:table-cell table:number-columns-repeated="45"/>
        </table:table-row>
        <table:table-row table:style-name="ro1">
          <table:table-cell table:style-name="ce2" office:value-type="date" office:date-value="2023-12-07" calcext:value-type="date">
            <text:p>7/12/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/>
          <table:table-cell table:style-name="ce6" office:value-type="time" office:time-value="PT152H00M00S" calcext:value-type="time">
            <text:p>08:00:00</text:p>
          </table:table-cell>
          <table:table-cell table:style-name="ce6"/>
          <table:table-cell table:style-name="ce10" office:value-type="string" calcext:value-type="string">
            <text:p>jueves</text:p>
          </table:table-cell>
          <table:table-cell table:style-name="ce10" table:number-columns-repeated="2"/>
          <table:table-cell table:style-name="ce6" office:value-type="time" office:time-value="PT144H30M00S" calcext:value-type="time">
            <text:p>00:30:00</text:p>
          </table:table-cell>
          <table:table-cell table:style-name="ce6" table:formula="of:=IF(AND([.B8]=&quot;&quot;);&quot;DESCANSO&quot;; IF(AND([.B8]&lt;&gt;&quot;&quot;); IF(AND([.C8]=&quot;&quot;); [.B8]+[.D8]+[.E8]+[.I8]; IF(AND([.C8]&lt;&gt;&quot;&quot;); [.B8]+2*[.D8]+[.E8]+[.I8] ))))" office:value-type="time" office:time-value="PT306H29M59.999999997S" calcext:value-type="time">
            <text:p>18:30:00</text:p>
          </table:table-cell>
          <table:table-cell table:style-name="ce6" table:formula="of:=IF(AND([.B8]=&quot;&quot;); &quot;DESCANSO&quot;; IF(AND([.B8]&lt;&gt;&quot;&quot;);    IF(AND(OR([.F8]=&quot;lunes&quot;; [.F8]=&quot;martes&quot;; [.F8]=&quot;miércoles&quot;; [.F8]=&quot;miercoles&quot;; [.F8]=&quot;jueves&quot;; [.F8]=&quot;viernes&quot;);AND([.G8]=&quot;&quot;; [.H8]=&quot;&quot;)); IF(AND(HOUR([.E8])&lt;HOUR(&quot;08:00:00&quot;));  IF( AND( HOUR([.B8])&gt;=HOUR(&quot;06:00:00&quot;) ; HOUR([.B8])&lt;HOUR(&quot;14:00:00&quot;)  ); IF(AND([.C8]=&quot;&quot;); &quot;DIURNO&quot;;  IF( AND( HOUR([.C8])&gt;=HOUR(&quot;14:00:00&quot;) ; HOUR([.C8])&lt;HOUR(&quot;18:00:00&quot;)  ); &quot;DOBLE DIURNO/TARDE&quot;;  IF( AND( HOUR([.C8])&gt;=HOUR(&quot;18:00:00&quot;) ; HOUR([.C8])&lt;HOUR(&quot;23:59:59&quot;)  ); &quot;DOBLE DIURNO/NOCHE&quot;;  IF( AND( HOUR([.C8])&gt;=HOUR(&quot;00:00:00&quot;) ; HOUR([.C8])&lt;HOUR(&quot;06:00:00&quot;)  ); &quot;DOBLE DIURNO/NOCHE&quot;; &quot;&quot;))));  IF( AND( HOUR([.B8])&gt;=HOUR(&quot;14:00:00&quot;) ; HOUR([.B8])&lt;HOUR(&quot;18:00:00&quot;)  ); IF(AND([.C8]=&quot;&quot;); &quot;TARDE&quot;;  IF( AND( HOUR([.C8])&gt;=HOUR(&quot;06:00:00&quot;) ; HOUR([.C8])&lt;HOUR(&quot;14:00:00&quot;)  ); &quot;DOBLE TARDE/DIURNO&quot;;  IF( AND( HOUR([.C8])&gt;=HOUR(&quot;18:00:00&quot;) ; HOUR([.C8])&lt;HOUR(&quot;23:59:59&quot;)  ); &quot;DOBLE TARDE/NOCHE&quot;;  IF( AND( HOUR([.C8])&gt;=HOUR(&quot;00:00:00&quot;) ; HOUR([.C8])&lt;HOUR(&quot;06:00:00&quot;)  ); &quot;DOBLE NOCHE&quot;; &quot;&quot;))));  IF( AND( HOUR([.B8])&gt;=HOUR(&quot;18:00:00&quot;) ; HOUR([.B8])&lt;HOUR(&quot;23:59:59&quot;)  ); IF(AND([.C8]=&quot;&quot;);  &quot;NOCHE&quot;;  IF( AND( HOUR([.C8])&gt;=HOUR(&quot;06:00:00&quot;) ; HOUR([.C8])&lt;HOUR(&quot;14:00:00&quot;)  ); &quot;DOBLE NOCHE/DIURNO&quot;;  IF( AND( HOUR([.C8])&gt;=HOUR(&quot;14:00:00&quot;) ; HOUR([.C8])&lt;HOUR(&quot;17:00:00&quot;)  ); &quot;DOBLE NOCHE/TARDE&quot;;  &quot;&quot;))); IF(AND(HOUR([.B8])&gt;=HOUR(&quot;00:00:00&quot;) ; HOUR([.B8])&lt;HOUR(&quot;06:00:00&quot;)  ); IF(AND([.C8]=&quot;&quot;);  &quot;NOCHE&quot;;  IF( AND( HOUR([.C8])&gt;=HOUR(&quot;06:00:00&quot;) ; HOUR([.C8])&lt;HOUR(&quot;14:00:00&quot;)  ); &quot;DOBLE NOCHE/DIRNO&quot;;  IF( AND( HOUR([.C8])&gt;=HOUR(&quot;14:00:00&quot;) ; HOUR([.C8])&lt;HOUR(&quot;18:00:00&quot;)  ); &quot;DOBLE NOCHE/TARDE&quot;;  IF( AND( HOUR([.C8])&gt;=HOUR(&quot;18:00:00&quot;) ; HOUR([.C8])&lt;HOUR(&quot;23:59:59&quot;)  ); &quot;DOBLE NOCHE&quot;; &quot;&quot;)))); &quot;&quot;)))); IF(AND(HOUR([.E8])&gt;=HOUR(&quot;08:00:00&quot;)); &quot;DOBLE JORNADA &gt;= 8 HORAS (NO ES HORA EXTRA)&quot;; &quot;&quot;)); IF( OR([.F8]=&quot;sábado&quot;; [.F8]=&quot;sabado&quot;); IF(AND(HOUR([.E8])&lt;HOUR(&quot;08:00:00&quot;)); IF( AND( HOUR([.B8])&gt;=HOUR(&quot;06:00:00&quot;) ; HOUR([.B8])&lt;HOUR(&quot;14:00:00&quot;)  ); IF(AND([.C8]=&quot;&quot;); &quot;DIURNO&quot;;  IF( AND( HOUR([.C8])&gt;=HOUR(&quot;14:00:00&quot;) ; HOUR([.C8])&lt;HOUR(&quot;23:59:59&quot;)  ); &quot;DOBLE DIURNO/SOCIAL&quot;;  IF( AND( HOUR([.C8])&gt;=HOUR(&quot;00:00:00&quot;) ; HOUR([.C8])&lt;HOUR(&quot;06:00:00&quot;)  ); &quot;DOBLE DIURNO/SOCIAL&quot;;  &quot;&quot;)));  IF( AND( HOUR([.B8])&gt;=HOUR(&quot;14:00:00&quot;) ; HOUR([.B8])&lt;HOUR(&quot;23:59:59&quot;)  );  IF(AND([.C8]=&quot;&quot;); &quot;SOCIAL&quot;; IF( AND( HOUR([.C8])&gt;=HOUR(&quot;06:00:00&quot;) ; HOUR([.C8])&lt;HOUR(&quot;14:00:00&quot;)  ); &quot;DOBLE SOCIAL/DIRUNO&quot;;  IF( AND( HOUR([.C8])&gt;=HOUR(&quot;00:00:00&quot;) ; HOUR([.C8])&lt;HOUR(&quot;06:00:00&quot;)  ); &quot;DOBLE SOCIAL&quot;; &quot;&quot;)));  IF( AND( HOUR([.B8])&gt;=HOUR(&quot;00:00:00&quot;) ; HOUR([.B8])&lt;HOUR(&quot;06:00:00&quot;)  ); IF(AND([.C8]=&quot;&quot;); &quot;SOCIAL&quot;;  IF( AND( HOUR([.C8])&gt;=HOUR(&quot;06:00:00&quot;) ; HOUR([.C8])&lt;HOUR(&quot;14:00:00&quot;)  ); &quot;DOBLE SOCIAL/DIURNO&quot;; &quot;&quot;)); &quot;&quot;)));  IF(AND(HOUR([.E8])&gt;=HOUR(&quot;08:00:00&quot;)); &quot;DOBLE JORNADA &gt;= 8 HORAS (NO ES HORA EXTRA&quot;; &quot;&quot;)); IF(AND(OR([.F8]=&quot;domingo&quot;; AND(OR([.F8]=&quot;lunes&quot;; [.F8]=&quot;viernes&quot;);[.H8]=&quot;Festivo&quot;));[.G8]=&quot;&quot;); IF(AND(HOUR([.E8])&lt;HOUR(&quot;08:00:00&quot;)); IF( AND( HOUR([.B8])&gt;=HOUR(&quot;06:00:00&quot;) ; HOUR([.B8])&lt;HOUR(&quot;23:59:59&quot;)  ); IF(AND([.C8]=&quot;&quot;); &quot;DOMINICAL/FESTIVO&quot;; IF( AND( HOUR([.C8])&gt;=HOUR(&quot;00:00:00&quot;) ; HOUR([.C8])&lt;HOUR(&quot;06:00:00&quot;)  ); &quot;DOBLE DOMINICAL/FESTIVO&quot;;  &quot;&quot;)); IF( AND( HOUR([.B8])&gt;=HOUR(&quot;00:00:00&quot;) ; HOUR([.B8])&lt;HOUR(&quot;06:00:00&quot;)  ); &quot;DOBLE DOMINICAL/FESTIVO&quot;; &quot;&quot;)); IF(AND(HOUR([.E8])&gt;=HOUR(&quot;08:00:00&quot;)); &quot;DOBLE JORNADA &gt;= 8 HORAS (NO ES HORA EXTRA&quot;; &quot;&quot;)); IF( AND(OR([.F8]=&quot;lunes&quot;; [.F8]=&quot;martes&quot;; [.F8]=&quot;miércoles&quot;; [.F8]=&quot;miercoles&quot;; [.F8]=&quot;jueves&quot;; [.F8]=&quot;viernes&quot;;[.F8]=&quot;sabado&quot;;[.F8]=&quot;sábado&quot;;[.F8]=&quot;domingo&quot;; OR([.H8]=&quot;&quot;;[.H8]=&quot;Festivo&quot;));[.G8]=&quot;si&quot;); IF(AND(HOUR([.E8])&lt;HOUR(&quot;08:00:00&quot;)); IF( AND( HOUR([.B8])&gt;=HOUR(&quot;06:00:00&quot;) ; HOUR([.B8])&lt;HOUR(&quot;23:59:59&quot;)  ); IF(AND([.C8]=&quot;&quot;); &quot;ESPECIAL&quot;; IF( AND( HOUR([.C8])&gt;=HOUR(&quot;00:00:00&quot;) ; HOUR([.C8])&lt;HOUR(&quot;06:00:00&quot;)  ); &quot;DOBLE ESPECIAL&quot;;  &quot;&quot;)); IF( AND( HOUR([.B8])&gt;=HOUR(&quot;00:00:00&quot;) ; HOUR([.B8])&lt;HOUR(&quot;06:00:00&quot;)  ); &quot;DOBLE ESPECIAL&quot;; &quot;&quot;)); IF(AND(HOUR([.E8])&gt;=HOUR(&quot;08:00:00&quot;)); &quot;DOBLE JORNADA &gt;= 8 HORAS (NO ES HORA EXTRA&quot;; &quot;&quot;)); &quot;&quot;))))))" office:value-type="string" office:string-value="DIURNO" calcext:value-type="string">
            <text:p>DIURNO</text:p>
          </table:table-cell>
          <table:table-cell table:style-name="ce7"/>
          <table:table-cell table:style-name="ce7" table:formula="of:=IF(AND([.B8]=&quot;&quot;); &quot;DESCANSO&quot;; IF( AND([.B8]&lt;&gt;&quot;&quot;); IF(AND(OR([.F8]=&quot;lunes&quot;; [.F8]=&quot;martes&quot;; [.F8]=&quot;miércoles&quot;; [.F8]=&quot;miercoles&quot;; [.F8]=&quot;jueves&quot;; [.F8]=&quot;viernes&quot;);AND([.G8]=&quot;&quot;; [.H8]=&quot;&quot;)); IF(AND(HOUR([.E8])&lt;HOUR(&quot;08:00:00&quot;)); IF( AND( HOUR([.B8])&gt;=HOUR(&quot;06:00:00&quot;) ; HOUR([.B8])&lt;HOUR(&quot;14:00:00&quot;)  ); IF(AND([.C8]=&quot;&quot;); ([.$R$2])*(ROUNDDOWN(HOUR([.D8]);0)+ROUNDDOWN(HOUR([.E8]);0)); IF( AND( HOUR([.C8])&gt;=HOUR(&quot;14:00:00&quot;) ; HOUR([.C8])&lt;HOUR(&quot;18:00:00&quot;)  ); ([.$R$2]+[.$R$3])*(ROUNDDOWN(HOUR([.D8]);0)) + ([.$R$3])*ROUNDDOWN(HOUR([.E8]);0); IF( AND( HOUR([.C8])&gt;=HOUR(&quot;18:00:00&quot;) ; HOUR([.C8])&lt;HOUR(&quot;23:59:59&quot;)  ); ([.$R$2]+[.$R$4])*(ROUNDDOWN(HOUR([.D8]);0)) + ([.$R$4])*ROUNDDOWN(HOUR([.E8]);0); IF( AND( HOUR([.C8])&gt;=HOUR(&quot;00:00:00&quot;) ; HOUR([.C8])&lt;HOUR(&quot;06:00:00&quot;)  ); ([.$R$2]+[.$R$4])*(ROUNDDOWN(HOUR([.D8]);0)) + ([.$R$4])*ROUNDDOWN(HOUR([.E8]);0); &quot;&quot;)))); IF( AND( HOUR([.B8])&gt;=HOUR(&quot;14:00:00&quot;) ; HOUR([.B8])&lt;HOUR(&quot;18:00:00&quot;)  ); IF(AND([.C8]=&quot;&quot;); [.$R$3]*(ROUNDDOWN(HOUR([.D8]);0)+ROUNDDOWN(HOUR([.E8]);0)); IF( AND( HOUR([.C8])&gt;=HOUR(&quot;06:00:00&quot;) ; HOUR([.C8])&lt;HOUR(&quot;14:00:00&quot;)  ); ([.$R$2]+[.$R$3])*(ROUNDDOWN(HOUR([.D8]);0)) + [.$R$2]*ROUNDDOWN(HOUR([.E8]);0); IF( AND( HOUR([.C8])&gt;=HOUR(&quot;18:00:00&quot;) ; HOUR([.C8])&lt;HOUR(&quot;23:59:59&quot;)  ); ([.$R$3]+[.$R$4])*(ROUNDDOWN(HOUR([.D8]);0)) + [.$R$4]*ROUNDDOWN(HOUR([.E8]);0); IF( AND( HOUR([.C8])&gt;=HOUR(&quot;00:00:00&quot;) ; HOUR([.C8])&lt;HOUR(&quot;06:00:00&quot;)  ); ([.$R$3]+[.$R$4])*(ROUNDDOWN(HOUR([.D8]);0)) + [.$R$4]*ROUNDDOWN(HOUR([.E8]);0); &quot;&quot;)))); IF( AND( HOUR([.B8])&gt;=HOUR(&quot;18:00:00&quot;) ; HOUR([.B8])&lt;HOUR(&quot;23:59:59&quot;)  ); IF(AND([.C8]=&quot;&quot;); [.$R$4]*(ROUNDDOWN(HOUR([.D8]);0)+ROUNDDOWN(HOUR([.E8]);0)); IF( AND( HOUR([.C8])&gt;=HOUR(&quot;06:00:00&quot;) ; HOUR([.C8])&lt;HOUR(&quot;14:00:00&quot;)  ); ([.$R$2]+[.$R$4])*(ROUNDDOWN(HOUR([.D8]);0)) + [.$R$2]*ROUNDDOWN(HOUR([.E8]);0); IF( AND( HOUR([.C8])&gt;=HOUR(&quot;14:00:00&quot;) ; HOUR([.C8])&lt;HOUR(&quot;17:00:00&quot;)  ); ([.$R$3]+[.$R$4])*(ROUNDDOWN(HOUR([.D8]);0)) + [.$R$4]*ROUNDDOWN(HOUR([.E8]);0);  &quot;&quot;))); IF(AND(HOUR([.B8])&gt;=HOUR(&quot;00:00:00&quot;) ; HOUR([.B8])&lt;HOUR(&quot;06:00:00&quot;)  ); IF(AND([.C8]=&quot;&quot;); [.$R$4]*(ROUNDDOWN(HOUR([.D8]);0)+ROUNDDOWN(HOUR([.E8]);0)); IF( AND( HOUR([.C8])&gt;=HOUR(&quot;06:00:00&quot;) ; HOUR([.C8])&lt;HOUR(&quot;14:00:00&quot;)  ); ([.$R$2]+[.$R$4])*(ROUNDDOWN(HOUR([.D8]);0)) + [.$R$2]*ROUNDDOWN(HOUR([.E8]);0); IF( AND( HOUR([.C8])&gt;=HOUR(&quot;14:00:00&quot;) ; HOUR([.C8])&lt;HOUR(&quot;18:00:00&quot;)  ); ([.$R$3]+[.$R$4])*(ROUNDDOWN(HOUR([.D8]);0)) + [.$R$4]*ROUNDDOWN(HOUR([.E8]);0); IF( AND( HOUR([.C8])&gt;=HOUR(&quot;18:00:00&quot;) ; HOUR([.C8])&lt;HOUR(&quot;23:59:59&quot;)  ); ([.$R$4])*2*(ROUNDDOWN(HOUR([.D8]);0)) + [.$R$4]*ROUNDDOWN(HOUR([.E8]);0); &quot;&quot;)))); &quot;&quot;)))); IF(AND(HOUR([.E8])&gt;=HOUR(&quot;08:00:00&quot;)); &quot;DOBLE JORNADA &gt;= 8 HORAS (NO ES HORA EXTRA)&quot;; &quot;&quot;)); IF( OR([.F8]=&quot;sábado&quot;; [.F8]=&quot;sabado&quot;); IF(AND(HOUR([.E8])&lt;HOUR(&quot;08:00:00&quot;)); IF( AND( HOUR([.B8])&gt;=HOUR(&quot;06:00:00&quot;) ; HOUR([.B8])&lt;HOUR(&quot;14:00:00&quot;)  ); IF(AND([.C8]=&quot;&quot;); [.$R$2]*(ROUNDDOWN(HOUR([.D8]);0)+ROUNDDOWN(HOUR([.E8]);0)); IF( AND( HOUR([.C8])&gt;=HOUR(&quot;14:00:00&quot;) ; HOUR([.C8])&lt;HOUR(&quot;23:59:59&quot;)  ); ([.$R$2]+[.$R$5])*(ROUNDDOWN(HOUR([.D8]);0)) + [.$R$5]*ROUNDDOWN(HOUR([.E8]);0); IF( AND( HOUR([.C8])&gt;=HOUR(&quot;00:00:00&quot;) ; HOUR([.C8])&lt;HOUR(&quot;06:00:00&quot;)  ); ([.$R$2]+[.$R$5])*(ROUNDDOWN(HOUR([.D8]);0)) + [.$R$5]*ROUNDDOWN(HOUR([.E8]);0);  &quot;&quot;))); IF( AND( HOUR([.B8])&gt;=HOUR(&quot;14:00:00&quot;) ; HOUR([.B8])&lt;HOUR(&quot;23:59:59&quot;)  ); IF(AND([.C8]=&quot;&quot;); [.$R$5]*(ROUNDDOWN(HOUR([.D8]);0)+ROUNDDOWN(HOUR([.E8]);0)); IF( AND( HOUR([.C8])&gt;=HOUR(&quot;06:00:00&quot;) ; HOUR([.C8])&lt;HOUR(&quot;14:00:00&quot;)  ); ([.$R$2]+[.$R$5])*(ROUNDDOWN(HOUR([.D8]);0)) + [.$R$2]*ROUNDDOWN(HOUR([.E8]);0); IF( AND( HOUR([.C8])&gt;=HOUR(&quot;00:00:00&quot;) ; HOUR([.C8])&lt;HOUR(&quot;06:00:00&quot;)  ); ([.$R$5])*2*(ROUNDDOWN(HOUR([.D8]);0)) + [.$R$5]*ROUNDDOWN(HOUR([.E8]);0); &quot;&quot;))); IF( AND( HOUR([.B8])&gt;=HOUR(&quot;00:00:00&quot;) ; HOUR([.B8])&lt;HOUR(&quot;06:00:00&quot;)  ); IF(AND([.C8]=&quot;&quot;); [.$R$5]*(ROUNDDOWN(HOUR([.D8]);0)+ROUNDDOWN(HOUR([.E8]);0)); IF( AND( HOUR([.C8])&gt;=HOUR(&quot;06:00:00&quot;) ; HOUR([.C8])&lt;HOUR(&quot;14:00:00&quot;)  ); ([.$R$2]+[.$R$5])*(ROUNDDOWN(HOUR([.D8]);0)) + [.$R$2]*ROUNDDOWN(HOUR([.E8]);0); &quot;&quot;)); &quot;&quot;))); IF(AND(HOUR([.E8])&gt;=HOUR(&quot;08:00:00&quot;)); &quot;DOBLE JORNADA &gt;= 8 HORAS (NO ES HORA EXTRA&quot;; &quot;&quot;)); IF(AND(OR([.F8]=&quot;domingo&quot;; AND(OR([.F8]=&quot;lunes&quot;; [.F8]=&quot;viernes&quot;);[.H8]=&quot;Festivo&quot;));[.G8]=&quot;&quot;); IF(AND(HOUR([.E8])&lt;HOUR(&quot;08:00:00&quot;)); IF( AND( HOUR([.B8])&gt;=HOUR(&quot;06:00:00&quot;) ; HOUR([.B8])&lt;HOUR(&quot;23:59:59&quot;)  ); IF(AND([.C8]=&quot;&quot;); [.$R$6]*(ROUNDDOWN(HOUR([.D8]);0)+ROUNDDOWN(HOUR([.E8]);0)); IF( AND( HOUR([.C8])&gt;=HOUR(&quot;00:00:00&quot;) ; HOUR([.C8])&lt;HOUR(&quot;06:00:00&quot;)  ); ([.$R$6])*2*(ROUNDDOWN(HOUR([.D8]);0)) + [.$R$6]*ROUNDDOWN(HOUR([.E8]);0);  &quot;&quot;)); IF( AND( HOUR([.C8])&gt;=HOUR(&quot;00:00:00&quot;) ; HOUR([.C8])&lt;HOUR(&quot;06:00:00&quot;)  ); ([.$R$6])*2*(ROUNDDOWN(HOUR([.D8]);0)) + [.$R$6]*ROUNDDOWN(HOUR([.E8]);0); &quot;&quot;)); IF(AND(HOUR([.E8])&gt;=HOUR(&quot;08:00:00&quot;)); &quot;DOBLE JORNADA &gt;= 8 HORAS (NO ES HORA EXTRA&quot;; &quot;&quot;)); IF( AND(OR([.F8]=&quot;lunes&quot;; [.F8]=&quot;martes&quot;; [.F8]=&quot;miércoles&quot;; [.F8]=&quot;miercoles&quot;; [.F8]=&quot;jueves&quot;; [.F8]=&quot;viernes&quot;;[.F8]=&quot;sabado&quot;;[.F8]=&quot;sábado&quot;;[.F8]=&quot;domingo&quot;; OR([.H8]=&quot;&quot;;[.H8]=&quot;Festivo&quot;));[.G8]=&quot;si&quot;); IF(AND(HOUR([.E8])&lt;HOUR(&quot;08:00:00&quot;)); IF( AND( HOUR([.B8])&gt;=HOUR(&quot;06:00:00&quot;) ; HOUR([.B8])&lt;HOUR(&quot;23:59:59&quot;)  ); IF(AND([.C8]=&quot;&quot;); [.$R$7]*(ROUNDDOWN(HOUR([.D8]);0)+ROUNDDOWN(HOUR([.E8]);0)); IF( AND( HOUR([.C8])&gt;=HOUR(&quot;00:00:00&quot;) ; HOUR([.C8])&lt;HOUR(&quot;06:00:00&quot;)  ); ([.$R$7])*2*(ROUNDDOWN(HOUR([.D8]);0)) + [.$R$7]*ROUNDDOWN(HOUR([.E8]);0);  &quot;&quot;)); IF( AND( HOUR([.B8])&gt;=HOUR(&quot;00:00:00&quot;) ; HOUR([.B8])&lt;HOUR(&quot;06:00:00&quot;)  ); ([.$R$7])*2*(ROUNDDOWN(HOUR([.D8]);0)) + [.$R$7]*ROUNDDOWN(HOUR([.E8]);0); &quot;&quot;)); IF(AND(HOUR([.E8])&gt;=HOUR(&quot;08:00:00&quot;)); &quot;DOBLE JORNADA &gt;= 8 HORAS (NO ES HORA EXTRA&quot;; &quot;&quot;)); &quot;&quot;))))))" office:value-type="float" office:value="56000" calcext:value-type="float">
            <text:p>56000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08" calcext:value-type="date">
            <text:p>8/12/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/>
          <table:table-cell table:style-name="ce6" office:value-type="time" office:time-value="PT176H00M00S" calcext:value-type="time">
            <text:p>08:00:00</text:p>
          </table:table-cell>
          <table:table-cell table:style-name="ce6"/>
          <table:table-cell table:style-name="ce10" office:value-type="string" calcext:value-type="string">
            <text:p>viernes</text:p>
          </table:table-cell>
          <table:table-cell table:style-name="ce10"/>
          <table:table-cell table:style-name="ce11" office:value-type="string" calcext:value-type="string">
            <text:p>Festivo</text:p>
          </table:table-cell>
          <table:table-cell table:style-name="ce6" office:value-type="time" office:time-value="PT168H30M00S" calcext:value-type="time">
            <text:p>00:30:00</text:p>
          </table:table-cell>
          <table:table-cell table:style-name="ce6" table:formula="of:=IF(AND([.B9]=&quot;&quot;);&quot;DESCANSO&quot;; IF(AND([.B9]&lt;&gt;&quot;&quot;); IF(AND([.C9]=&quot;&quot;); [.B9]+[.D9]+[.E9]+[.I9]; IF(AND([.C9]&lt;&gt;&quot;&quot;); [.B9]+2*[.D9]+[.E9]+[.I9] ))))" office:value-type="time" office:time-value="PT354H29M59.999999997S" calcext:value-type="time">
            <text:p>18:30:00</text:p>
          </table:table-cell>
          <table:table-cell table:style-name="ce6" table:formula="of:=IF(AND([.B9]=&quot;&quot;); &quot;DESCANSO&quot;; IF(AND([.B9]&lt;&gt;&quot;&quot;);    IF(AND(OR([.F9]=&quot;lunes&quot;; [.F9]=&quot;martes&quot;; [.F9]=&quot;miércoles&quot;; [.F9]=&quot;miercoles&quot;; [.F9]=&quot;jueves&quot;; [.F9]=&quot;viernes&quot;);AND([.G9]=&quot;&quot;; [.H9]=&quot;&quot;)); IF(AND(HOUR([.E9])&lt;HOUR(&quot;08:00:00&quot;));  IF( AND( HOUR([.B9])&gt;=HOUR(&quot;06:00:00&quot;) ; HOUR([.B9])&lt;HOUR(&quot;14:00:00&quot;)  ); IF(AND([.C9]=&quot;&quot;); &quot;DIURNO&quot;;  IF( AND( HOUR([.C9])&gt;=HOUR(&quot;14:00:00&quot;) ; HOUR([.C9])&lt;HOUR(&quot;18:00:00&quot;)  ); &quot;DOBLE DIURNO/TARDE&quot;;  IF( AND( HOUR([.C9])&gt;=HOUR(&quot;18:00:00&quot;) ; HOUR([.C9])&lt;HOUR(&quot;23:59:59&quot;)  ); &quot;DOBLE DIURNO/NOCHE&quot;;  IF( AND( HOUR([.C9])&gt;=HOUR(&quot;00:00:00&quot;) ; HOUR([.C9])&lt;HOUR(&quot;06:00:00&quot;)  ); &quot;DOBLE DIURNO/NOCHE&quot;; &quot;&quot;))));  IF( AND( HOUR([.B9])&gt;=HOUR(&quot;14:00:00&quot;) ; HOUR([.B9])&lt;HOUR(&quot;18:00:00&quot;)  ); IF(AND([.C9]=&quot;&quot;); &quot;TARDE&quot;;  IF( AND( HOUR([.C9])&gt;=HOUR(&quot;06:00:00&quot;) ; HOUR([.C9])&lt;HOUR(&quot;14:00:00&quot;)  ); &quot;DOBLE TARDE/DIURNO&quot;;  IF( AND( HOUR([.C9])&gt;=HOUR(&quot;18:00:00&quot;) ; HOUR([.C9])&lt;HOUR(&quot;23:59:59&quot;)  ); &quot;DOBLE TARDE/NOCHE&quot;;  IF( AND( HOUR([.C9])&gt;=HOUR(&quot;00:00:00&quot;) ; HOUR([.C9])&lt;HOUR(&quot;06:00:00&quot;)  ); &quot;DOBLE NOCHE&quot;; &quot;&quot;))));  IF( AND( HOUR([.B9])&gt;=HOUR(&quot;18:00:00&quot;) ; HOUR([.B9])&lt;HOUR(&quot;23:59:59&quot;)  ); IF(AND([.C9]=&quot;&quot;);  &quot;NOCHE&quot;;  IF( AND( HOUR([.C9])&gt;=HOUR(&quot;06:00:00&quot;) ; HOUR([.C9])&lt;HOUR(&quot;14:00:00&quot;)  ); &quot;DOBLE NOCHE/DIURNO&quot;;  IF( AND( HOUR([.C9])&gt;=HOUR(&quot;14:00:00&quot;) ; HOUR([.C9])&lt;HOUR(&quot;17:00:00&quot;)  ); &quot;DOBLE NOCHE/TARDE&quot;;  &quot;&quot;))); IF(AND(HOUR([.B9])&gt;=HOUR(&quot;00:00:00&quot;) ; HOUR([.B9])&lt;HOUR(&quot;06:00:00&quot;)  ); IF(AND([.C9]=&quot;&quot;);  &quot;NOCHE&quot;;  IF( AND( HOUR([.C9])&gt;=HOUR(&quot;06:00:00&quot;) ; HOUR([.C9])&lt;HOUR(&quot;14:00:00&quot;)  ); &quot;DOBLE NOCHE/DIRNO&quot;;  IF( AND( HOUR([.C9])&gt;=HOUR(&quot;14:00:00&quot;) ; HOUR([.C9])&lt;HOUR(&quot;18:00:00&quot;)  ); &quot;DOBLE NOCHE/TARDE&quot;;  IF( AND( HOUR([.C9])&gt;=HOUR(&quot;18:00:00&quot;) ; HOUR([.C9])&lt;HOUR(&quot;23:59:59&quot;)  ); &quot;DOBLE NOCHE&quot;; &quot;&quot;)))); &quot;&quot;)))); IF(AND(HOUR([.E9])&gt;=HOUR(&quot;08:00:00&quot;)); &quot;DOBLE JORNADA &gt;= 8 HORAS (NO ES HORA EXTRA)&quot;; &quot;&quot;)); IF( OR([.F9]=&quot;sábado&quot;; [.F9]=&quot;sabado&quot;); IF(AND(HOUR([.E9])&lt;HOUR(&quot;08:00:00&quot;)); IF( AND( HOUR([.B9])&gt;=HOUR(&quot;06:00:00&quot;) ; HOUR([.B9])&lt;HOUR(&quot;14:00:00&quot;)  ); IF(AND([.C9]=&quot;&quot;); &quot;DIURNO&quot;;  IF( AND( HOUR([.C9])&gt;=HOUR(&quot;14:00:00&quot;) ; HOUR([.C9])&lt;HOUR(&quot;23:59:59&quot;)  ); &quot;DOBLE DIURNO/SOCIAL&quot;;  IF( AND( HOUR([.C9])&gt;=HOUR(&quot;00:00:00&quot;) ; HOUR([.C9])&lt;HOUR(&quot;06:00:00&quot;)  ); &quot;DOBLE DIURNO/SOCIAL&quot;;  &quot;&quot;)));  IF( AND( HOUR([.B9])&gt;=HOUR(&quot;14:00:00&quot;) ; HOUR([.B9])&lt;HOUR(&quot;23:59:59&quot;)  );  IF(AND([.C9]=&quot;&quot;); &quot;SOCIAL&quot;; IF( AND( HOUR([.C9])&gt;=HOUR(&quot;06:00:00&quot;) ; HOUR([.C9])&lt;HOUR(&quot;14:00:00&quot;)  ); &quot;DOBLE SOCIAL/DIRUNO&quot;;  IF( AND( HOUR([.C9])&gt;=HOUR(&quot;00:00:00&quot;) ; HOUR([.C9])&lt;HOUR(&quot;06:00:00&quot;)  ); &quot;DOBLE SOCIAL&quot;; &quot;&quot;)));  IF( AND( HOUR([.B9])&gt;=HOUR(&quot;00:00:00&quot;) ; HOUR([.B9])&lt;HOUR(&quot;06:00:00&quot;)  ); IF(AND([.C9]=&quot;&quot;); &quot;SOCIAL&quot;;  IF( AND( HOUR([.C9])&gt;=HOUR(&quot;06:00:00&quot;) ; HOUR([.C9])&lt;HOUR(&quot;14:00:00&quot;)  ); &quot;DOBLE SOCIAL/DIURNO&quot;; &quot;&quot;)); &quot;&quot;)));  IF(AND(HOUR([.E9])&gt;=HOUR(&quot;08:00:00&quot;)); &quot;DOBLE JORNADA &gt;= 8 HORAS (NO ES HORA EXTRA&quot;; &quot;&quot;)); IF(AND(OR([.F9]=&quot;domingo&quot;; AND(OR([.F9]=&quot;lunes&quot;; [.F9]=&quot;viernes&quot;);[.H9]=&quot;Festivo&quot;));[.G9]=&quot;&quot;); IF(AND(HOUR([.E9])&lt;HOUR(&quot;08:00:00&quot;)); IF( AND( HOUR([.B9])&gt;=HOUR(&quot;06:00:00&quot;) ; HOUR([.B9])&lt;HOUR(&quot;23:59:59&quot;)  ); IF(AND([.C9]=&quot;&quot;); &quot;DOMINICAL/FESTIVO&quot;; IF( AND( HOUR([.C9])&gt;=HOUR(&quot;00:00:00&quot;) ; HOUR([.C9])&lt;HOUR(&quot;06:00:00&quot;)  ); &quot;DOBLE DOMINICAL/FESTIVO&quot;;  &quot;&quot;)); IF( AND( HOUR([.B9])&gt;=HOUR(&quot;00:00:00&quot;) ; HOUR([.B9])&lt;HOUR(&quot;06:00:00&quot;)  ); &quot;DOBLE DOMINICAL/FESTIVO&quot;; &quot;&quot;)); IF(AND(HOUR([.E9])&gt;=HOUR(&quot;08:00:00&quot;)); &quot;DOBLE JORNADA &gt;= 8 HORAS (NO ES HORA EXTRA&quot;; &quot;&quot;)); IF( AND(OR([.F9]=&quot;lunes&quot;; [.F9]=&quot;martes&quot;; [.F9]=&quot;miércoles&quot;; [.F9]=&quot;miercoles&quot;; [.F9]=&quot;jueves&quot;; [.F9]=&quot;viernes&quot;;[.F9]=&quot;sabado&quot;;[.F9]=&quot;sábado&quot;;[.F9]=&quot;domingo&quot;; OR([.H9]=&quot;&quot;;[.H9]=&quot;Festivo&quot;));[.G9]=&quot;si&quot;); IF(AND(HOUR([.E9])&lt;HOUR(&quot;08:00:00&quot;)); IF( AND( HOUR([.B9])&gt;=HOUR(&quot;06:00:00&quot;) ; HOUR([.B9])&lt;HOUR(&quot;23:59:59&quot;)  ); IF(AND([.C9]=&quot;&quot;); &quot;ESPECIAL&quot;; IF( AND( HOUR([.C9])&gt;=HOUR(&quot;00:00:00&quot;) ; HOUR([.C9])&lt;HOUR(&quot;06:00:00&quot;)  ); &quot;DOBLE ESPECIAL&quot;;  &quot;&quot;)); IF( AND( HOUR([.B9])&gt;=HOUR(&quot;00:00:00&quot;) ; HOUR([.B9])&lt;HOUR(&quot;06:00:00&quot;)  ); &quot;DOBLE ESPECIAL&quot;; &quot;&quot;)); IF(AND(HOUR([.E9])&gt;=HOUR(&quot;08:00:00&quot;)); &quot;DOBLE JORNADA &gt;= 8 HORAS (NO ES HORA EXTRA&quot;; &quot;&quot;)); &quot;&quot;))))))" office:value-type="string" office:string-value="DOMINICAL/FESTIVO" calcext:value-type="string">
            <text:p>DOMINICAL/FESTIVO</text:p>
          </table:table-cell>
          <table:table-cell table:style-name="ce7"/>
          <table:table-cell table:style-name="ce7" table:formula="of:=IF(AND([.B9]=&quot;&quot;); &quot;DESCANSO&quot;; IF( AND([.B9]&lt;&gt;&quot;&quot;); IF(AND(OR([.F9]=&quot;lunes&quot;; [.F9]=&quot;martes&quot;; [.F9]=&quot;miércoles&quot;; [.F9]=&quot;miercoles&quot;; [.F9]=&quot;jueves&quot;; [.F9]=&quot;viernes&quot;);AND([.G9]=&quot;&quot;; [.H9]=&quot;&quot;)); IF(AND(HOUR([.E9])&lt;HOUR(&quot;08:00:00&quot;)); IF( AND( HOUR([.B9])&gt;=HOUR(&quot;06:00:00&quot;) ; HOUR([.B9])&lt;HOUR(&quot;14:00:00&quot;)  ); IF(AND([.C9]=&quot;&quot;); ([.$R$2])*(ROUNDDOWN(HOUR([.D9]);0)+ROUNDDOWN(HOUR([.E9]);0)); IF( AND( HOUR([.C9])&gt;=HOUR(&quot;14:00:00&quot;) ; HOUR([.C9])&lt;HOUR(&quot;18:00:00&quot;)  ); ([.$R$2]+[.$R$3])*(ROUNDDOWN(HOUR([.D9]);0)) + ([.$R$3])*ROUNDDOWN(HOUR([.E9]);0); IF( AND( HOUR([.C9])&gt;=HOUR(&quot;18:00:00&quot;) ; HOUR([.C9])&lt;HOUR(&quot;23:59:59&quot;)  ); ([.$R$2]+[.$R$4])*(ROUNDDOWN(HOUR([.D9]);0)) + ([.$R$4])*ROUNDDOWN(HOUR([.E9]);0); IF( AND( HOUR([.C9])&gt;=HOUR(&quot;00:00:00&quot;) ; HOUR([.C9])&lt;HOUR(&quot;06:00:00&quot;)  ); ([.$R$2]+[.$R$4])*(ROUNDDOWN(HOUR([.D9]);0)) + ([.$R$4])*ROUNDDOWN(HOUR([.E9]);0); &quot;&quot;)))); IF( AND( HOUR([.B9])&gt;=HOUR(&quot;14:00:00&quot;) ; HOUR([.B9])&lt;HOUR(&quot;18:00:00&quot;)  ); IF(AND([.C9]=&quot;&quot;); [.$R$3]*(ROUNDDOWN(HOUR([.D9]);0)+ROUNDDOWN(HOUR([.E9]);0)); IF( AND( HOUR([.C9])&gt;=HOUR(&quot;06:00:00&quot;) ; HOUR([.C9])&lt;HOUR(&quot;14:00:00&quot;)  ); ([.$R$2]+[.$R$3])*(ROUNDDOWN(HOUR([.D9]);0)) + [.$R$2]*ROUNDDOWN(HOUR([.E9]);0); IF( AND( HOUR([.C9])&gt;=HOUR(&quot;18:00:00&quot;) ; HOUR([.C9])&lt;HOUR(&quot;23:59:59&quot;)  ); ([.$R$3]+[.$R$4])*(ROUNDDOWN(HOUR([.D9]);0)) + [.$R$4]*ROUNDDOWN(HOUR([.E9]);0); IF( AND( HOUR([.C9])&gt;=HOUR(&quot;00:00:00&quot;) ; HOUR([.C9])&lt;HOUR(&quot;06:00:00&quot;)  ); ([.$R$3]+[.$R$4])*(ROUNDDOWN(HOUR([.D9]);0)) + [.$R$4]*ROUNDDOWN(HOUR([.E9]);0); &quot;&quot;)))); IF( AND( HOUR([.B9])&gt;=HOUR(&quot;18:00:00&quot;) ; HOUR([.B9])&lt;HOUR(&quot;23:59:59&quot;)  ); IF(AND([.C9]=&quot;&quot;); [.$R$4]*(ROUNDDOWN(HOUR([.D9]);0)+ROUNDDOWN(HOUR([.E9]);0)); IF( AND( HOUR([.C9])&gt;=HOUR(&quot;06:00:00&quot;) ; HOUR([.C9])&lt;HOUR(&quot;14:00:00&quot;)  ); ([.$R$2]+[.$R$4])*(ROUNDDOWN(HOUR([.D9]);0)) + [.$R$2]*ROUNDDOWN(HOUR([.E9]);0); IF( AND( HOUR([.C9])&gt;=HOUR(&quot;14:00:00&quot;) ; HOUR([.C9])&lt;HOUR(&quot;17:00:00&quot;)  ); ([.$R$3]+[.$R$4])*(ROUNDDOWN(HOUR([.D9]);0)) + [.$R$4]*ROUNDDOWN(HOUR([.E9]);0);  &quot;&quot;))); IF(AND(HOUR([.B9])&gt;=HOUR(&quot;00:00:00&quot;) ; HOUR([.B9])&lt;HOUR(&quot;06:00:00&quot;)  ); IF(AND([.C9]=&quot;&quot;); [.$R$4]*(ROUNDDOWN(HOUR([.D9]);0)+ROUNDDOWN(HOUR([.E9]);0)); IF( AND( HOUR([.C9])&gt;=HOUR(&quot;06:00:00&quot;) ; HOUR([.C9])&lt;HOUR(&quot;14:00:00&quot;)  ); ([.$R$2]+[.$R$4])*(ROUNDDOWN(HOUR([.D9]);0)) + [.$R$2]*ROUNDDOWN(HOUR([.E9]);0); IF( AND( HOUR([.C9])&gt;=HOUR(&quot;14:00:00&quot;) ; HOUR([.C9])&lt;HOUR(&quot;18:00:00&quot;)  ); ([.$R$3]+[.$R$4])*(ROUNDDOWN(HOUR([.D9]);0)) + [.$R$4]*ROUNDDOWN(HOUR([.E9]);0); IF( AND( HOUR([.C9])&gt;=HOUR(&quot;18:00:00&quot;) ; HOUR([.C9])&lt;HOUR(&quot;23:59:59&quot;)  ); ([.$R$4])*2*(ROUNDDOWN(HOUR([.D9]);0)) + [.$R$4]*ROUNDDOWN(HOUR([.E9]);0); &quot;&quot;)))); &quot;&quot;)))); IF(AND(HOUR([.E9])&gt;=HOUR(&quot;08:00:00&quot;)); &quot;DOBLE JORNADA &gt;= 8 HORAS (NO ES HORA EXTRA)&quot;; &quot;&quot;)); IF( OR([.F9]=&quot;sábado&quot;; [.F9]=&quot;sabado&quot;); IF(AND(HOUR([.E9])&lt;HOUR(&quot;08:00:00&quot;)); IF( AND( HOUR([.B9])&gt;=HOUR(&quot;06:00:00&quot;) ; HOUR([.B9])&lt;HOUR(&quot;14:00:00&quot;)  ); IF(AND([.C9]=&quot;&quot;); [.$R$2]*(ROUNDDOWN(HOUR([.D9]);0)+ROUNDDOWN(HOUR([.E9]);0)); IF( AND( HOUR([.C9])&gt;=HOUR(&quot;14:00:00&quot;) ; HOUR([.C9])&lt;HOUR(&quot;23:59:59&quot;)  ); ([.$R$2]+[.$R$5])*(ROUNDDOWN(HOUR([.D9]);0)) + [.$R$5]*ROUNDDOWN(HOUR([.E9]);0); IF( AND( HOUR([.C9])&gt;=HOUR(&quot;00:00:00&quot;) ; HOUR([.C9])&lt;HOUR(&quot;06:00:00&quot;)  ); ([.$R$2]+[.$R$5])*(ROUNDDOWN(HOUR([.D9]);0)) + [.$R$5]*ROUNDDOWN(HOUR([.E9]);0);  &quot;&quot;))); IF( AND( HOUR([.B9])&gt;=HOUR(&quot;14:00:00&quot;) ; HOUR([.B9])&lt;HOUR(&quot;23:59:59&quot;)  ); IF(AND([.C9]=&quot;&quot;); [.$R$5]*(ROUNDDOWN(HOUR([.D9]);0)+ROUNDDOWN(HOUR([.E9]);0)); IF( AND( HOUR([.C9])&gt;=HOUR(&quot;06:00:00&quot;) ; HOUR([.C9])&lt;HOUR(&quot;14:00:00&quot;)  ); ([.$R$2]+[.$R$5])*(ROUNDDOWN(HOUR([.D9]);0)) + [.$R$2]*ROUNDDOWN(HOUR([.E9]);0); IF( AND( HOUR([.C9])&gt;=HOUR(&quot;00:00:00&quot;) ; HOUR([.C9])&lt;HOUR(&quot;06:00:00&quot;)  ); ([.$R$5])*2*(ROUNDDOWN(HOUR([.D9]);0)) + [.$R$5]*ROUNDDOWN(HOUR([.E9]);0); &quot;&quot;))); IF( AND( HOUR([.B9])&gt;=HOUR(&quot;00:00:00&quot;) ; HOUR([.B9])&lt;HOUR(&quot;06:00:00&quot;)  ); IF(AND([.C9]=&quot;&quot;); [.$R$5]*(ROUNDDOWN(HOUR([.D9]);0)+ROUNDDOWN(HOUR([.E9]);0)); IF( AND( HOUR([.C9])&gt;=HOUR(&quot;06:00:00&quot;) ; HOUR([.C9])&lt;HOUR(&quot;14:00:00&quot;)  ); ([.$R$2]+[.$R$5])*(ROUNDDOWN(HOUR([.D9]);0)) + [.$R$2]*ROUNDDOWN(HOUR([.E9]);0); &quot;&quot;)); &quot;&quot;))); IF(AND(HOUR([.E9])&gt;=HOUR(&quot;08:00:00&quot;)); &quot;DOBLE JORNADA &gt;= 8 HORAS (NO ES HORA EXTRA&quot;; &quot;&quot;)); IF(AND(OR([.F9]=&quot;domingo&quot;; AND(OR([.F9]=&quot;lunes&quot;; [.F9]=&quot;viernes&quot;);[.H9]=&quot;Festivo&quot;));[.G9]=&quot;&quot;); IF(AND(HOUR([.E9])&lt;HOUR(&quot;08:00:00&quot;)); IF( AND( HOUR([.B9])&gt;=HOUR(&quot;06:00:00&quot;) ; HOUR([.B9])&lt;HOUR(&quot;23:59:59&quot;)  ); IF(AND([.C9]=&quot;&quot;); [.$R$6]*(ROUNDDOWN(HOUR([.D9]);0)+ROUNDDOWN(HOUR([.E9]);0)); IF( AND( HOUR([.C9])&gt;=HOUR(&quot;00:00:00&quot;) ; HOUR([.C9])&lt;HOUR(&quot;06:00:00&quot;)  ); ([.$R$6])*2*(ROUNDDOWN(HOUR([.D9]);0)) + [.$R$6]*ROUNDDOWN(HOUR([.E9]);0);  &quot;&quot;)); IF( AND( HOUR([.C9])&gt;=HOUR(&quot;00:00:00&quot;) ; HOUR([.C9])&lt;HOUR(&quot;06:00:00&quot;)  ); ([.$R$6])*2*(ROUNDDOWN(HOUR([.D9]);0)) + [.$R$6]*ROUNDDOWN(HOUR([.E9]);0); &quot;&quot;)); IF(AND(HOUR([.E9])&gt;=HOUR(&quot;08:00:00&quot;)); &quot;DOBLE JORNADA &gt;= 8 HORAS (NO ES HORA EXTRA&quot;; &quot;&quot;)); IF( AND(OR([.F9]=&quot;lunes&quot;; [.F9]=&quot;martes&quot;; [.F9]=&quot;miércoles&quot;; [.F9]=&quot;miercoles&quot;; [.F9]=&quot;jueves&quot;; [.F9]=&quot;viernes&quot;;[.F9]=&quot;sabado&quot;;[.F9]=&quot;sábado&quot;;[.F9]=&quot;domingo&quot;; OR([.H9]=&quot;&quot;;[.H9]=&quot;Festivo&quot;));[.G9]=&quot;si&quot;); IF(AND(HOUR([.E9])&lt;HOUR(&quot;08:00:00&quot;)); IF( AND( HOUR([.B9])&gt;=HOUR(&quot;06:00:00&quot;) ; HOUR([.B9])&lt;HOUR(&quot;23:59:59&quot;)  ); IF(AND([.C9]=&quot;&quot;); [.$R$7]*(ROUNDDOWN(HOUR([.D9]);0)+ROUNDDOWN(HOUR([.E9]);0)); IF( AND( HOUR([.C9])&gt;=HOUR(&quot;00:00:00&quot;) ; HOUR([.C9])&lt;HOUR(&quot;06:00:00&quot;)  ); ([.$R$7])*2*(ROUNDDOWN(HOUR([.D9]);0)) + [.$R$7]*ROUNDDOWN(HOUR([.E9]);0);  &quot;&quot;)); IF( AND( HOUR([.B9])&gt;=HOUR(&quot;00:00:00&quot;) ; HOUR([.B9])&lt;HOUR(&quot;06:00:00&quot;)  ); ([.$R$7])*2*(ROUNDDOWN(HOUR([.D9]);0)) + [.$R$7]*ROUNDDOWN(HOUR([.E9]);0); &quot;&quot;)); IF(AND(HOUR([.E9])&gt;=HOUR(&quot;08:00:00&quot;)); &quot;DOBLE JORNADA &gt;= 8 HORAS (NO ES HORA EXTRA&quot;; &quot;&quot;)); &quot;&quot;))))))" office:value-type="float" office:value="85000" calcext:value-type="float">
            <text:p>85000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09" calcext:value-type="date">
            <text:p>9/12/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/>
          <table:table-cell table:style-name="ce6" office:value-type="time" office:time-value="PT200H00M00S" calcext:value-type="time">
            <text:p>08:00:00</text:p>
          </table:table-cell>
          <table:table-cell table:style-name="ce6"/>
          <table:table-cell table:style-name="ce10" office:value-type="string" calcext:value-type="string">
            <text:p>sábado</text:p>
          </table:table-cell>
          <table:table-cell table:style-name="ce10" table:number-columns-repeated="2"/>
          <table:table-cell table:style-name="ce6" office:value-type="time" office:time-value="PT192H30M00S" calcext:value-type="time">
            <text:p>00:30:00</text:p>
          </table:table-cell>
          <table:table-cell table:style-name="ce6" table:formula="of:=IF(AND([.B10]=&quot;&quot;);&quot;DESCANSO&quot;; IF(AND([.B10]&lt;&gt;&quot;&quot;); IF(AND([.C10]=&quot;&quot;); [.B10]+[.D10]+[.E10]+[.I10]; IF(AND([.C10]&lt;&gt;&quot;&quot;); [.B10]+2*[.D10]+[.E10]+[.I10] ))))" office:value-type="time" office:time-value="PT402H29M59.999999997S" calcext:value-type="time">
            <text:p>18:30:00</text:p>
          </table:table-cell>
          <table:table-cell table:style-name="ce6" table:formula="of:=IF(AND([.B10]=&quot;&quot;); &quot;DESCANSO&quot;; IF(AND([.B10]&lt;&gt;&quot;&quot;);    IF(AND(OR([.F10]=&quot;lunes&quot;; [.F10]=&quot;martes&quot;; [.F10]=&quot;miércoles&quot;; [.F10]=&quot;miercoles&quot;; [.F10]=&quot;jueves&quot;; [.F10]=&quot;viernes&quot;);AND([.G10]=&quot;&quot;; [.H10]=&quot;&quot;)); IF(AND(HOUR([.E10])&lt;HOUR(&quot;08:00:00&quot;));  IF( AND( HOUR([.B10])&gt;=HOUR(&quot;06:00:00&quot;) ; HOUR([.B10])&lt;HOUR(&quot;14:00:00&quot;)  ); IF(AND([.C10]=&quot;&quot;); &quot;DIURNO&quot;;  IF( AND( HOUR([.C10])&gt;=HOUR(&quot;14:00:00&quot;) ; HOUR([.C10])&lt;HOUR(&quot;18:00:00&quot;)  ); &quot;DOBLE DIURNO/TARDE&quot;;  IF( AND( HOUR([.C10])&gt;=HOUR(&quot;18:00:00&quot;) ; HOUR([.C10])&lt;HOUR(&quot;23:59:59&quot;)  ); &quot;DOBLE DIURNO/NOCHE&quot;;  IF( AND( HOUR([.C10])&gt;=HOUR(&quot;00:00:00&quot;) ; HOUR([.C10])&lt;HOUR(&quot;06:00:00&quot;)  ); &quot;DOBLE DIURNO/NOCHE&quot;; &quot;&quot;))));  IF( AND( HOUR([.B10])&gt;=HOUR(&quot;14:00:00&quot;) ; HOUR([.B10])&lt;HOUR(&quot;18:00:00&quot;)  ); IF(AND([.C10]=&quot;&quot;); &quot;TARDE&quot;;  IF( AND( HOUR([.C10])&gt;=HOUR(&quot;06:00:00&quot;) ; HOUR([.C10])&lt;HOUR(&quot;14:00:00&quot;)  ); &quot;DOBLE TARDE/DIURNO&quot;;  IF( AND( HOUR([.C10])&gt;=HOUR(&quot;18:00:00&quot;) ; HOUR([.C10])&lt;HOUR(&quot;23:59:59&quot;)  ); &quot;DOBLE TARDE/NOCHE&quot;;  IF( AND( HOUR([.C10])&gt;=HOUR(&quot;00:00:00&quot;) ; HOUR([.C10])&lt;HOUR(&quot;06:00:00&quot;)  ); &quot;DOBLE NOCHE&quot;; &quot;&quot;))));  IF( AND( HOUR([.B10])&gt;=HOUR(&quot;18:00:00&quot;) ; HOUR([.B10])&lt;HOUR(&quot;23:59:59&quot;)  ); IF(AND([.C10]=&quot;&quot;);  &quot;NOCHE&quot;;  IF( AND( HOUR([.C10])&gt;=HOUR(&quot;06:00:00&quot;) ; HOUR([.C10])&lt;HOUR(&quot;14:00:00&quot;)  ); &quot;DOBLE NOCHE/DIURNO&quot;;  IF( AND( HOUR([.C10])&gt;=HOUR(&quot;14:00:00&quot;) ; HOUR([.C10])&lt;HOUR(&quot;17:00:00&quot;)  ); &quot;DOBLE NOCHE/TARDE&quot;;  &quot;&quot;))); IF(AND(HOUR([.B10])&gt;=HOUR(&quot;00:00:00&quot;) ; HOUR([.B10])&lt;HOUR(&quot;06:00:00&quot;)  ); IF(AND([.C10]=&quot;&quot;);  &quot;NOCHE&quot;;  IF( AND( HOUR([.C10])&gt;=HOUR(&quot;06:00:00&quot;) ; HOUR([.C10])&lt;HOUR(&quot;14:00:00&quot;)  ); &quot;DOBLE NOCHE/DIRNO&quot;;  IF( AND( HOUR([.C10])&gt;=HOUR(&quot;14:00:00&quot;) ; HOUR([.C10])&lt;HOUR(&quot;18:00:00&quot;)  ); &quot;DOBLE NOCHE/TARDE&quot;;  IF( AND( HOUR([.C10])&gt;=HOUR(&quot;18:00:00&quot;) ; HOUR([.C10])&lt;HOUR(&quot;23:59:59&quot;)  ); &quot;DOBLE NOCHE&quot;; &quot;&quot;)))); &quot;&quot;)))); IF(AND(HOUR([.E10])&gt;=HOUR(&quot;08:00:00&quot;)); &quot;DOBLE JORNADA &gt;= 8 HORAS (NO ES HORA EXTRA)&quot;; &quot;&quot;)); IF( OR([.F10]=&quot;sábado&quot;; [.F10]=&quot;sabado&quot;); IF(AND(HOUR([.E10])&lt;HOUR(&quot;08:00:00&quot;)); IF( AND( HOUR([.B10])&gt;=HOUR(&quot;06:00:00&quot;) ; HOUR([.B10])&lt;HOUR(&quot;14:00:00&quot;)  ); IF(AND([.C10]=&quot;&quot;); &quot;DIURNO&quot;;  IF( AND( HOUR([.C10])&gt;=HOUR(&quot;14:00:00&quot;) ; HOUR([.C10])&lt;HOUR(&quot;23:59:59&quot;)  ); &quot;DOBLE DIURNO/SOCIAL&quot;;  IF( AND( HOUR([.C10])&gt;=HOUR(&quot;00:00:00&quot;) ; HOUR([.C10])&lt;HOUR(&quot;06:00:00&quot;)  ); &quot;DOBLE DIURNO/SOCIAL&quot;;  &quot;&quot;)));  IF( AND( HOUR([.B10])&gt;=HOUR(&quot;14:00:00&quot;) ; HOUR([.B10])&lt;HOUR(&quot;23:59:59&quot;)  );  IF(AND([.C10]=&quot;&quot;); &quot;SOCIAL&quot;; IF( AND( HOUR([.C10])&gt;=HOUR(&quot;06:00:00&quot;) ; HOUR([.C10])&lt;HOUR(&quot;14:00:00&quot;)  ); &quot;DOBLE SOCIAL/DIRUNO&quot;;  IF( AND( HOUR([.C10])&gt;=HOUR(&quot;00:00:00&quot;) ; HOUR([.C10])&lt;HOUR(&quot;06:00:00&quot;)  ); &quot;DOBLE SOCIAL&quot;; &quot;&quot;)));  IF( AND( HOUR([.B10])&gt;=HOUR(&quot;00:00:00&quot;) ; HOUR([.B10])&lt;HOUR(&quot;06:00:00&quot;)  ); IF(AND([.C10]=&quot;&quot;); &quot;SOCIAL&quot;;  IF( AND( HOUR([.C10])&gt;=HOUR(&quot;06:00:00&quot;) ; HOUR([.C10])&lt;HOUR(&quot;14:00:00&quot;)  ); &quot;DOBLE SOCIAL/DIURNO&quot;; &quot;&quot;)); &quot;&quot;)));  IF(AND(HOUR([.E10])&gt;=HOUR(&quot;08:00:00&quot;)); &quot;DOBLE JORNADA &gt;= 8 HORAS (NO ES HORA EXTRA&quot;; &quot;&quot;)); IF(AND(OR([.F10]=&quot;domingo&quot;; AND(OR([.F10]=&quot;lunes&quot;; [.F10]=&quot;viernes&quot;);[.H10]=&quot;Festivo&quot;));[.G10]=&quot;&quot;); IF(AND(HOUR([.E10])&lt;HOUR(&quot;08:00:00&quot;)); IF( AND( HOUR([.B10])&gt;=HOUR(&quot;06:00:00&quot;) ; HOUR([.B10])&lt;HOUR(&quot;23:59:59&quot;)  ); IF(AND([.C10]=&quot;&quot;); &quot;DOMINICAL/FESTIVO&quot;; IF( AND( HOUR([.C10])&gt;=HOUR(&quot;00:00:00&quot;) ; HOUR([.C10])&lt;HOUR(&quot;06:00:00&quot;)  ); &quot;DOBLE DOMINICAL/FESTIVO&quot;;  &quot;&quot;)); IF( AND( HOUR([.B10])&gt;=HOUR(&quot;00:00:00&quot;) ; HOUR([.B10])&lt;HOUR(&quot;06:00:00&quot;)  ); &quot;DOBLE DOMINICAL/FESTIVO&quot;; &quot;&quot;)); IF(AND(HOUR([.E10])&gt;=HOUR(&quot;08:00:00&quot;)); &quot;DOBLE JORNADA &gt;= 8 HORAS (NO ES HORA EXTRA&quot;; &quot;&quot;)); IF( AND(OR([.F10]=&quot;lunes&quot;; [.F10]=&quot;martes&quot;; [.F10]=&quot;miércoles&quot;; [.F10]=&quot;miercoles&quot;; [.F10]=&quot;jueves&quot;; [.F10]=&quot;viernes&quot;;[.F10]=&quot;sabado&quot;;[.F10]=&quot;sábado&quot;;[.F10]=&quot;domingo&quot;; OR([.H10]=&quot;&quot;;[.H10]=&quot;Festivo&quot;));[.G10]=&quot;si&quot;); IF(AND(HOUR([.E10])&lt;HOUR(&quot;08:00:00&quot;)); IF( AND( HOUR([.B10])&gt;=HOUR(&quot;06:00:00&quot;) ; HOUR([.B10])&lt;HOUR(&quot;23:59:59&quot;)  ); IF(AND([.C10]=&quot;&quot;); &quot;ESPECIAL&quot;; IF( AND( HOUR([.C10])&gt;=HOUR(&quot;00:00:00&quot;) ; HOUR([.C10])&lt;HOUR(&quot;06:00:00&quot;)  ); &quot;DOBLE ESPECIAL&quot;;  &quot;&quot;)); IF( AND( HOUR([.B10])&gt;=HOUR(&quot;00:00:00&quot;) ; HOUR([.B10])&lt;HOUR(&quot;06:00:00&quot;)  ); &quot;DOBLE ESPECIAL&quot;; &quot;&quot;)); IF(AND(HOUR([.E10])&gt;=HOUR(&quot;08:00:00&quot;)); &quot;DOBLE JORNADA &gt;= 8 HORAS (NO ES HORA EXTRA&quot;; &quot;&quot;)); &quot;&quot;))))))" office:value-type="string" office:string-value="DIURNO" calcext:value-type="string">
            <text:p>DIURNO</text:p>
          </table:table-cell>
          <table:table-cell table:style-name="ce7"/>
          <table:table-cell table:style-name="ce7" table:formula="of:=IF(AND([.B10]=&quot;&quot;); &quot;DESCANSO&quot;; IF( AND([.B10]&lt;&gt;&quot;&quot;); IF(AND(OR([.F10]=&quot;lunes&quot;; [.F10]=&quot;martes&quot;; [.F10]=&quot;miércoles&quot;; [.F10]=&quot;miercoles&quot;; [.F10]=&quot;jueves&quot;; [.F10]=&quot;viernes&quot;);AND([.G10]=&quot;&quot;; [.H10]=&quot;&quot;)); IF(AND(HOUR([.E10])&lt;HOUR(&quot;08:00:00&quot;)); IF( AND( HOUR([.B10])&gt;=HOUR(&quot;06:00:00&quot;) ; HOUR([.B10])&lt;HOUR(&quot;14:00:00&quot;)  ); IF(AND([.C10]=&quot;&quot;); ([.$R$2])*(ROUNDDOWN(HOUR([.D10]);0)+ROUNDDOWN(HOUR([.E10]);0)); IF( AND( HOUR([.C10])&gt;=HOUR(&quot;14:00:00&quot;) ; HOUR([.C10])&lt;HOUR(&quot;18:00:00&quot;)  ); ([.$R$2]+[.$R$3])*(ROUNDDOWN(HOUR([.D10]);0)) + ([.$R$3])*ROUNDDOWN(HOUR([.E10]);0); IF( AND( HOUR([.C10])&gt;=HOUR(&quot;18:00:00&quot;) ; HOUR([.C10])&lt;HOUR(&quot;23:59:59&quot;)  ); ([.$R$2]+[.$R$4])*(ROUNDDOWN(HOUR([.D10]);0)) + ([.$R$4])*ROUNDDOWN(HOUR([.E10]);0); IF( AND( HOUR([.C10])&gt;=HOUR(&quot;00:00:00&quot;) ; HOUR([.C10])&lt;HOUR(&quot;06:00:00&quot;)  ); ([.$R$2]+[.$R$4])*(ROUNDDOWN(HOUR([.D10]);0)) + ([.$R$4])*ROUNDDOWN(HOUR([.E10]);0); &quot;&quot;)))); IF( AND( HOUR([.B10])&gt;=HOUR(&quot;14:00:00&quot;) ; HOUR([.B10])&lt;HOUR(&quot;18:00:00&quot;)  ); IF(AND([.C10]=&quot;&quot;); [.$R$3]*(ROUNDDOWN(HOUR([.D10]);0)+ROUNDDOWN(HOUR([.E10]);0)); IF( AND( HOUR([.C10])&gt;=HOUR(&quot;06:00:00&quot;) ; HOUR([.C10])&lt;HOUR(&quot;14:00:00&quot;)  ); ([.$R$2]+[.$R$3])*(ROUNDDOWN(HOUR([.D10]);0)) + [.$R$2]*ROUNDDOWN(HOUR([.E10]);0); IF( AND( HOUR([.C10])&gt;=HOUR(&quot;18:00:00&quot;) ; HOUR([.C10])&lt;HOUR(&quot;23:59:59&quot;)  ); ([.$R$3]+[.$R$4])*(ROUNDDOWN(HOUR([.D10]);0)) + [.$R$4]*ROUNDDOWN(HOUR([.E10]);0); IF( AND( HOUR([.C10])&gt;=HOUR(&quot;00:00:00&quot;) ; HOUR([.C10])&lt;HOUR(&quot;06:00:00&quot;)  ); ([.$R$3]+[.$R$4])*(ROUNDDOWN(HOUR([.D10]);0)) + [.$R$4]*ROUNDDOWN(HOUR([.E10]);0); &quot;&quot;)))); IF( AND( HOUR([.B10])&gt;=HOUR(&quot;18:00:00&quot;) ; HOUR([.B10])&lt;HOUR(&quot;23:59:59&quot;)  ); IF(AND([.C10]=&quot;&quot;); [.$R$4]*(ROUNDDOWN(HOUR([.D10]);0)+ROUNDDOWN(HOUR([.E10]);0)); IF( AND( HOUR([.C10])&gt;=HOUR(&quot;06:00:00&quot;) ; HOUR([.C10])&lt;HOUR(&quot;14:00:00&quot;)  ); ([.$R$2]+[.$R$4])*(ROUNDDOWN(HOUR([.D10]);0)) + [.$R$2]*ROUNDDOWN(HOUR([.E10]);0); IF( AND( HOUR([.C10])&gt;=HOUR(&quot;14:00:00&quot;) ; HOUR([.C10])&lt;HOUR(&quot;17:00:00&quot;)  ); ([.$R$3]+[.$R$4])*(ROUNDDOWN(HOUR([.D10]);0)) + [.$R$4]*ROUNDDOWN(HOUR([.E10]);0);  &quot;&quot;))); IF(AND(HOUR([.B10])&gt;=HOUR(&quot;00:00:00&quot;) ; HOUR([.B10])&lt;HOUR(&quot;06:00:00&quot;)  ); IF(AND([.C10]=&quot;&quot;); [.$R$4]*(ROUNDDOWN(HOUR([.D10]);0)+ROUNDDOWN(HOUR([.E10]);0)); IF( AND( HOUR([.C10])&gt;=HOUR(&quot;06:00:00&quot;) ; HOUR([.C10])&lt;HOUR(&quot;14:00:00&quot;)  ); ([.$R$2]+[.$R$4])*(ROUNDDOWN(HOUR([.D10]);0)) + [.$R$2]*ROUNDDOWN(HOUR([.E10]);0); IF( AND( HOUR([.C10])&gt;=HOUR(&quot;14:00:00&quot;) ; HOUR([.C10])&lt;HOUR(&quot;18:00:00&quot;)  ); ([.$R$3]+[.$R$4])*(ROUNDDOWN(HOUR([.D10]);0)) + [.$R$4]*ROUNDDOWN(HOUR([.E10]);0); IF( AND( HOUR([.C10])&gt;=HOUR(&quot;18:00:00&quot;) ; HOUR([.C10])&lt;HOUR(&quot;23:59:59&quot;)  ); ([.$R$4])*2*(ROUNDDOWN(HOUR([.D10]);0)) + [.$R$4]*ROUNDDOWN(HOUR([.E10]);0); &quot;&quot;)))); &quot;&quot;)))); IF(AND(HOUR([.E10])&gt;=HOUR(&quot;08:00:00&quot;)); &quot;DOBLE JORNADA &gt;= 8 HORAS (NO ES HORA EXTRA)&quot;; &quot;&quot;)); IF( OR([.F10]=&quot;sábado&quot;; [.F10]=&quot;sabado&quot;); IF(AND(HOUR([.E10])&lt;HOUR(&quot;08:00:00&quot;)); IF( AND( HOUR([.B10])&gt;=HOUR(&quot;06:00:00&quot;) ; HOUR([.B10])&lt;HOUR(&quot;14:00:00&quot;)  ); IF(AND([.C10]=&quot;&quot;); [.$R$2]*(ROUNDDOWN(HOUR([.D10]);0)+ROUNDDOWN(HOUR([.E10]);0)); IF( AND( HOUR([.C10])&gt;=HOUR(&quot;14:00:00&quot;) ; HOUR([.C10])&lt;HOUR(&quot;23:59:59&quot;)  ); ([.$R$2]+[.$R$5])*(ROUNDDOWN(HOUR([.D10]);0)) + [.$R$5]*ROUNDDOWN(HOUR([.E10]);0); IF( AND( HOUR([.C10])&gt;=HOUR(&quot;00:00:00&quot;) ; HOUR([.C10])&lt;HOUR(&quot;06:00:00&quot;)  ); ([.$R$2]+[.$R$5])*(ROUNDDOWN(HOUR([.D10]);0)) + [.$R$5]*ROUNDDOWN(HOUR([.E10]);0);  &quot;&quot;))); IF( AND( HOUR([.B10])&gt;=HOUR(&quot;14:00:00&quot;) ; HOUR([.B10])&lt;HOUR(&quot;23:59:59&quot;)  ); IF(AND([.C10]=&quot;&quot;); [.$R$5]*(ROUNDDOWN(HOUR([.D10]);0)+ROUNDDOWN(HOUR([.E10]);0)); IF( AND( HOUR([.C10])&gt;=HOUR(&quot;06:00:00&quot;) ; HOUR([.C10])&lt;HOUR(&quot;14:00:00&quot;)  ); ([.$R$2]+[.$R$5])*(ROUNDDOWN(HOUR([.D10]);0)) + [.$R$2]*ROUNDDOWN(HOUR([.E10]);0); IF( AND( HOUR([.C10])&gt;=HOUR(&quot;00:00:00&quot;) ; HOUR([.C10])&lt;HOUR(&quot;06:00:00&quot;)  ); ([.$R$5])*2*(ROUNDDOWN(HOUR([.D10]);0)) + [.$R$5]*ROUNDDOWN(HOUR([.E10]);0); &quot;&quot;))); IF( AND( HOUR([.B10])&gt;=HOUR(&quot;00:00:00&quot;) ; HOUR([.B10])&lt;HOUR(&quot;06:00:00&quot;)  ); IF(AND([.C10]=&quot;&quot;); [.$R$5]*(ROUNDDOWN(HOUR([.D10]);0)+ROUNDDOWN(HOUR([.E10]);0)); IF( AND( HOUR([.C10])&gt;=HOUR(&quot;06:00:00&quot;) ; HOUR([.C10])&lt;HOUR(&quot;14:00:00&quot;)  ); ([.$R$2]+[.$R$5])*(ROUNDDOWN(HOUR([.D10]);0)) + [.$R$2]*ROUNDDOWN(HOUR([.E10]);0); &quot;&quot;)); &quot;&quot;))); IF(AND(HOUR([.E10])&gt;=HOUR(&quot;08:00:00&quot;)); &quot;DOBLE JORNADA &gt;= 8 HORAS (NO ES HORA EXTRA&quot;; &quot;&quot;)); IF(AND(OR([.F10]=&quot;domingo&quot;; AND(OR([.F10]=&quot;lunes&quot;; [.F10]=&quot;viernes&quot;);[.H10]=&quot;Festivo&quot;));[.G10]=&quot;&quot;); IF(AND(HOUR([.E10])&lt;HOUR(&quot;08:00:00&quot;)); IF( AND( HOUR([.B10])&gt;=HOUR(&quot;06:00:00&quot;) ; HOUR([.B10])&lt;HOUR(&quot;23:59:59&quot;)  ); IF(AND([.C10]=&quot;&quot;); [.$R$6]*(ROUNDDOWN(HOUR([.D10]);0)+ROUNDDOWN(HOUR([.E10]);0)); IF( AND( HOUR([.C10])&gt;=HOUR(&quot;00:00:00&quot;) ; HOUR([.C10])&lt;HOUR(&quot;06:00:00&quot;)  ); ([.$R$6])*2*(ROUNDDOWN(HOUR([.D10]);0)) + [.$R$6]*ROUNDDOWN(HOUR([.E10]);0);  &quot;&quot;)); IF( AND( HOUR([.C10])&gt;=HOUR(&quot;00:00:00&quot;) ; HOUR([.C10])&lt;HOUR(&quot;06:00:00&quot;)  ); ([.$R$6])*2*(ROUNDDOWN(HOUR([.D10]);0)) + [.$R$6]*ROUNDDOWN(HOUR([.E10]);0); &quot;&quot;)); IF(AND(HOUR([.E10])&gt;=HOUR(&quot;08:00:00&quot;)); &quot;DOBLE JORNADA &gt;= 8 HORAS (NO ES HORA EXTRA&quot;; &quot;&quot;)); IF( AND(OR([.F10]=&quot;lunes&quot;; [.F10]=&quot;martes&quot;; [.F10]=&quot;miércoles&quot;; [.F10]=&quot;miercoles&quot;; [.F10]=&quot;jueves&quot;; [.F10]=&quot;viernes&quot;;[.F10]=&quot;sabado&quot;;[.F10]=&quot;sábado&quot;;[.F10]=&quot;domingo&quot;; OR([.H10]=&quot;&quot;;[.H10]=&quot;Festivo&quot;));[.G10]=&quot;si&quot;); IF(AND(HOUR([.E10])&lt;HOUR(&quot;08:00:00&quot;)); IF( AND( HOUR([.B10])&gt;=HOUR(&quot;06:00:00&quot;) ; HOUR([.B10])&lt;HOUR(&quot;23:59:59&quot;)  ); IF(AND([.C10]=&quot;&quot;); [.$R$7]*(ROUNDDOWN(HOUR([.D10]);0)+ROUNDDOWN(HOUR([.E10]);0)); IF( AND( HOUR([.C10])&gt;=HOUR(&quot;00:00:00&quot;) ; HOUR([.C10])&lt;HOUR(&quot;06:00:00&quot;)  ); ([.$R$7])*2*(ROUNDDOWN(HOUR([.D10]);0)) + [.$R$7]*ROUNDDOWN(HOUR([.E10]);0);  &quot;&quot;)); IF( AND( HOUR([.B10])&gt;=HOUR(&quot;00:00:00&quot;) ; HOUR([.B10])&lt;HOUR(&quot;06:00:00&quot;)  ); ([.$R$7])*2*(ROUNDDOWN(HOUR([.D10]);0)) + [.$R$7]*ROUNDDOWN(HOUR([.E10]);0); &quot;&quot;)); IF(AND(HOUR([.E10])&gt;=HOUR(&quot;08:00:00&quot;)); &quot;DOBLE JORNADA &gt;= 8 HORAS (NO ES HORA EXTRA&quot;; &quot;&quot;)); &quot;&quot;))))))" office:value-type="float" office:value="56000" calcext:value-type="float">
            <text:p>56000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10" calcext:value-type="date">
            <text:p>10/12/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/>
          <table:table-cell table:style-name="ce6" office:value-type="time" office:time-value="PT224H00M00S" calcext:value-type="time">
            <text:p>08:00:00</text:p>
          </table:table-cell>
          <table:table-cell table:style-name="ce6"/>
          <table:table-cell table:style-name="ce11" office:value-type="string" calcext:value-type="string">
            <text:p>domingo</text:p>
          </table:table-cell>
          <table:table-cell table:style-name="ce10" table:number-columns-repeated="2"/>
          <table:table-cell table:style-name="ce6" office:value-type="time" office:time-value="PT216H30M00S" calcext:value-type="time">
            <text:p>00:30:00</text:p>
          </table:table-cell>
          <table:table-cell table:style-name="ce6" table:formula="of:=IF(AND([.B11]=&quot;&quot;);&quot;DESCANSO&quot;; IF(AND([.B11]&lt;&gt;&quot;&quot;); IF(AND([.C11]=&quot;&quot;); [.B11]+[.D11]+[.E11]+[.I11]; IF(AND([.C11]&lt;&gt;&quot;&quot;); [.B11]+2*[.D11]+[.E11]+[.I11] ))))" office:value-type="time" office:time-value="PT450H29M59.999999997S" calcext:value-type="time">
            <text:p>18:30:00</text:p>
          </table:table-cell>
          <table:table-cell table:style-name="ce6" table:formula="of:=IF(AND([.B11]=&quot;&quot;); &quot;DESCANSO&quot;; IF(AND([.B11]&lt;&gt;&quot;&quot;);    IF(AND(OR([.F11]=&quot;lunes&quot;; [.F11]=&quot;martes&quot;; [.F11]=&quot;miércoles&quot;; [.F11]=&quot;miercoles&quot;; [.F11]=&quot;jueves&quot;; [.F11]=&quot;viernes&quot;);AND([.G11]=&quot;&quot;; [.H11]=&quot;&quot;)); IF(AND(HOUR([.E11])&lt;HOUR(&quot;08:00:00&quot;));  IF( AND( HOUR([.B11])&gt;=HOUR(&quot;06:00:00&quot;) ; HOUR([.B11])&lt;HOUR(&quot;14:00:00&quot;)  ); IF(AND([.C11]=&quot;&quot;); &quot;DIURNO&quot;;  IF( AND( HOUR([.C11])&gt;=HOUR(&quot;14:00:00&quot;) ; HOUR([.C11])&lt;HOUR(&quot;18:00:00&quot;)  ); &quot;DOBLE DIURNO/TARDE&quot;;  IF( AND( HOUR([.C11])&gt;=HOUR(&quot;18:00:00&quot;) ; HOUR([.C11])&lt;HOUR(&quot;23:59:59&quot;)  ); &quot;DOBLE DIURNO/NOCHE&quot;;  IF( AND( HOUR([.C11])&gt;=HOUR(&quot;00:00:00&quot;) ; HOUR([.C11])&lt;HOUR(&quot;06:00:00&quot;)  ); &quot;DOBLE DIURNO/NOCHE&quot;; &quot;&quot;))));  IF( AND( HOUR([.B11])&gt;=HOUR(&quot;14:00:00&quot;) ; HOUR([.B11])&lt;HOUR(&quot;18:00:00&quot;)  ); IF(AND([.C11]=&quot;&quot;); &quot;TARDE&quot;;  IF( AND( HOUR([.C11])&gt;=HOUR(&quot;06:00:00&quot;) ; HOUR([.C11])&lt;HOUR(&quot;14:00:00&quot;)  ); &quot;DOBLE TARDE/DIURNO&quot;;  IF( AND( HOUR([.C11])&gt;=HOUR(&quot;18:00:00&quot;) ; HOUR([.C11])&lt;HOUR(&quot;23:59:59&quot;)  ); &quot;DOBLE TARDE/NOCHE&quot;;  IF( AND( HOUR([.C11])&gt;=HOUR(&quot;00:00:00&quot;) ; HOUR([.C11])&lt;HOUR(&quot;06:00:00&quot;)  ); &quot;DOBLE NOCHE&quot;; &quot;&quot;))));  IF( AND( HOUR([.B11])&gt;=HOUR(&quot;18:00:00&quot;) ; HOUR([.B11])&lt;HOUR(&quot;23:59:59&quot;)  ); IF(AND([.C11]=&quot;&quot;);  &quot;NOCHE&quot;;  IF( AND( HOUR([.C11])&gt;=HOUR(&quot;06:00:00&quot;) ; HOUR([.C11])&lt;HOUR(&quot;14:00:00&quot;)  ); &quot;DOBLE NOCHE/DIURNO&quot;;  IF( AND( HOUR([.C11])&gt;=HOUR(&quot;14:00:00&quot;) ; HOUR([.C11])&lt;HOUR(&quot;17:00:00&quot;)  ); &quot;DOBLE NOCHE/TARDE&quot;;  &quot;&quot;))); IF(AND(HOUR([.B11])&gt;=HOUR(&quot;00:00:00&quot;) ; HOUR([.B11])&lt;HOUR(&quot;06:00:00&quot;)  ); IF(AND([.C11]=&quot;&quot;);  &quot;NOCHE&quot;;  IF( AND( HOUR([.C11])&gt;=HOUR(&quot;06:00:00&quot;) ; HOUR([.C11])&lt;HOUR(&quot;14:00:00&quot;)  ); &quot;DOBLE NOCHE/DIRNO&quot;;  IF( AND( HOUR([.C11])&gt;=HOUR(&quot;14:00:00&quot;) ; HOUR([.C11])&lt;HOUR(&quot;18:00:00&quot;)  ); &quot;DOBLE NOCHE/TARDE&quot;;  IF( AND( HOUR([.C11])&gt;=HOUR(&quot;18:00:00&quot;) ; HOUR([.C11])&lt;HOUR(&quot;23:59:59&quot;)  ); &quot;DOBLE NOCHE&quot;; &quot;&quot;)))); &quot;&quot;)))); IF(AND(HOUR([.E11])&gt;=HOUR(&quot;08:00:00&quot;)); &quot;DOBLE JORNADA &gt;= 8 HORAS (NO ES HORA EXTRA)&quot;; &quot;&quot;)); IF( OR([.F11]=&quot;sábado&quot;; [.F11]=&quot;sabado&quot;); IF(AND(HOUR([.E11])&lt;HOUR(&quot;08:00:00&quot;)); IF( AND( HOUR([.B11])&gt;=HOUR(&quot;06:00:00&quot;) ; HOUR([.B11])&lt;HOUR(&quot;14:00:00&quot;)  ); IF(AND([.C11]=&quot;&quot;); &quot;DIURNO&quot;;  IF( AND( HOUR([.C11])&gt;=HOUR(&quot;14:00:00&quot;) ; HOUR([.C11])&lt;HOUR(&quot;23:59:59&quot;)  ); &quot;DOBLE DIURNO/SOCIAL&quot;;  IF( AND( HOUR([.C11])&gt;=HOUR(&quot;00:00:00&quot;) ; HOUR([.C11])&lt;HOUR(&quot;06:00:00&quot;)  ); &quot;DOBLE DIURNO/SOCIAL&quot;;  &quot;&quot;)));  IF( AND( HOUR([.B11])&gt;=HOUR(&quot;14:00:00&quot;) ; HOUR([.B11])&lt;HOUR(&quot;23:59:59&quot;)  );  IF(AND([.C11]=&quot;&quot;); &quot;SOCIAL&quot;; IF( AND( HOUR([.C11])&gt;=HOUR(&quot;06:00:00&quot;) ; HOUR([.C11])&lt;HOUR(&quot;14:00:00&quot;)  ); &quot;DOBLE SOCIAL/DIRUNO&quot;;  IF( AND( HOUR([.C11])&gt;=HOUR(&quot;00:00:00&quot;) ; HOUR([.C11])&lt;HOUR(&quot;06:00:00&quot;)  ); &quot;DOBLE SOCIAL&quot;; &quot;&quot;)));  IF( AND( HOUR([.B11])&gt;=HOUR(&quot;00:00:00&quot;) ; HOUR([.B11])&lt;HOUR(&quot;06:00:00&quot;)  ); IF(AND([.C11]=&quot;&quot;); &quot;SOCIAL&quot;;  IF( AND( HOUR([.C11])&gt;=HOUR(&quot;06:00:00&quot;) ; HOUR([.C11])&lt;HOUR(&quot;14:00:00&quot;)  ); &quot;DOBLE SOCIAL/DIURNO&quot;; &quot;&quot;)); &quot;&quot;)));  IF(AND(HOUR([.E11])&gt;=HOUR(&quot;08:00:00&quot;)); &quot;DOBLE JORNADA &gt;= 8 HORAS (NO ES HORA EXTRA&quot;; &quot;&quot;)); IF(AND(OR([.F11]=&quot;domingo&quot;; AND(OR([.F11]=&quot;lunes&quot;; [.F11]=&quot;viernes&quot;);[.H11]=&quot;Festivo&quot;));[.G11]=&quot;&quot;); IF(AND(HOUR([.E11])&lt;HOUR(&quot;08:00:00&quot;)); IF( AND( HOUR([.B11])&gt;=HOUR(&quot;06:00:00&quot;) ; HOUR([.B11])&lt;HOUR(&quot;23:59:59&quot;)  ); IF(AND([.C11]=&quot;&quot;); &quot;DOMINICAL/FESTIVO&quot;; IF( AND( HOUR([.C11])&gt;=HOUR(&quot;00:00:00&quot;) ; HOUR([.C11])&lt;HOUR(&quot;06:00:00&quot;)  ); &quot;DOBLE DOMINICAL/FESTIVO&quot;;  &quot;&quot;)); IF( AND( HOUR([.B11])&gt;=HOUR(&quot;00:00:00&quot;) ; HOUR([.B11])&lt;HOUR(&quot;06:00:00&quot;)  ); &quot;DOBLE DOMINICAL/FESTIVO&quot;; &quot;&quot;)); IF(AND(HOUR([.E11])&gt;=HOUR(&quot;08:00:00&quot;)); &quot;DOBLE JORNADA &gt;= 8 HORAS (NO ES HORA EXTRA&quot;; &quot;&quot;)); IF( AND(OR([.F11]=&quot;lunes&quot;; [.F11]=&quot;martes&quot;; [.F11]=&quot;miércoles&quot;; [.F11]=&quot;miercoles&quot;; [.F11]=&quot;jueves&quot;; [.F11]=&quot;viernes&quot;;[.F11]=&quot;sabado&quot;;[.F11]=&quot;sábado&quot;;[.F11]=&quot;domingo&quot;; OR([.H11]=&quot;&quot;;[.H11]=&quot;Festivo&quot;));[.G11]=&quot;si&quot;); IF(AND(HOUR([.E11])&lt;HOUR(&quot;08:00:00&quot;)); IF( AND( HOUR([.B11])&gt;=HOUR(&quot;06:00:00&quot;) ; HOUR([.B11])&lt;HOUR(&quot;23:59:59&quot;)  ); IF(AND([.C11]=&quot;&quot;); &quot;ESPECIAL&quot;; IF( AND( HOUR([.C11])&gt;=HOUR(&quot;00:00:00&quot;) ; HOUR([.C11])&lt;HOUR(&quot;06:00:00&quot;)  ); &quot;DOBLE ESPECIAL&quot;;  &quot;&quot;)); IF( AND( HOUR([.B11])&gt;=HOUR(&quot;00:00:00&quot;) ; HOUR([.B11])&lt;HOUR(&quot;06:00:00&quot;)  ); &quot;DOBLE ESPECIAL&quot;; &quot;&quot;)); IF(AND(HOUR([.E11])&gt;=HOUR(&quot;08:00:00&quot;)); &quot;DOBLE JORNADA &gt;= 8 HORAS (NO ES HORA EXTRA&quot;; &quot;&quot;)); &quot;&quot;))))))" office:value-type="string" office:string-value="DOMINICAL/FESTIVO" calcext:value-type="string">
            <text:p>DOMINICAL/FESTIVO</text:p>
          </table:table-cell>
          <table:table-cell table:style-name="ce7"/>
          <table:table-cell table:style-name="ce7" table:formula="of:=IF(AND([.B11]=&quot;&quot;); &quot;DESCANSO&quot;; IF( AND([.B11]&lt;&gt;&quot;&quot;); IF(AND(OR([.F11]=&quot;lunes&quot;; [.F11]=&quot;martes&quot;; [.F11]=&quot;miércoles&quot;; [.F11]=&quot;miercoles&quot;; [.F11]=&quot;jueves&quot;; [.F11]=&quot;viernes&quot;);AND([.G11]=&quot;&quot;; [.H11]=&quot;&quot;)); IF(AND(HOUR([.E11])&lt;HOUR(&quot;08:00:00&quot;)); IF( AND( HOUR([.B11])&gt;=HOUR(&quot;06:00:00&quot;) ; HOUR([.B11])&lt;HOUR(&quot;14:00:00&quot;)  ); IF(AND([.C11]=&quot;&quot;); ([.$R$2])*(ROUNDDOWN(HOUR([.D11]);0)+ROUNDDOWN(HOUR([.E11]);0)); IF( AND( HOUR([.C11])&gt;=HOUR(&quot;14:00:00&quot;) ; HOUR([.C11])&lt;HOUR(&quot;18:00:00&quot;)  ); ([.$R$2]+[.$R$3])*(ROUNDDOWN(HOUR([.D11]);0)) + ([.$R$3])*ROUNDDOWN(HOUR([.E11]);0); IF( AND( HOUR([.C11])&gt;=HOUR(&quot;18:00:00&quot;) ; HOUR([.C11])&lt;HOUR(&quot;23:59:59&quot;)  ); ([.$R$2]+[.$R$4])*(ROUNDDOWN(HOUR([.D11]);0)) + ([.$R$4])*ROUNDDOWN(HOUR([.E11]);0); IF( AND( HOUR([.C11])&gt;=HOUR(&quot;00:00:00&quot;) ; HOUR([.C11])&lt;HOUR(&quot;06:00:00&quot;)  ); ([.$R$2]+[.$R$4])*(ROUNDDOWN(HOUR([.D11]);0)) + ([.$R$4])*ROUNDDOWN(HOUR([.E11]);0); &quot;&quot;)))); IF( AND( HOUR([.B11])&gt;=HOUR(&quot;14:00:00&quot;) ; HOUR([.B11])&lt;HOUR(&quot;18:00:00&quot;)  ); IF(AND([.C11]=&quot;&quot;); [.$R$3]*(ROUNDDOWN(HOUR([.D11]);0)+ROUNDDOWN(HOUR([.E11]);0)); IF( AND( HOUR([.C11])&gt;=HOUR(&quot;06:00:00&quot;) ; HOUR([.C11])&lt;HOUR(&quot;14:00:00&quot;)  ); ([.$R$2]+[.$R$3])*(ROUNDDOWN(HOUR([.D11]);0)) + [.$R$2]*ROUNDDOWN(HOUR([.E11]);0); IF( AND( HOUR([.C11])&gt;=HOUR(&quot;18:00:00&quot;) ; HOUR([.C11])&lt;HOUR(&quot;23:59:59&quot;)  ); ([.$R$3]+[.$R$4])*(ROUNDDOWN(HOUR([.D11]);0)) + [.$R$4]*ROUNDDOWN(HOUR([.E11]);0); IF( AND( HOUR([.C11])&gt;=HOUR(&quot;00:00:00&quot;) ; HOUR([.C11])&lt;HOUR(&quot;06:00:00&quot;)  ); ([.$R$3]+[.$R$4])*(ROUNDDOWN(HOUR([.D11]);0)) + [.$R$4]*ROUNDDOWN(HOUR([.E11]);0); &quot;&quot;)))); IF( AND( HOUR([.B11])&gt;=HOUR(&quot;18:00:00&quot;) ; HOUR([.B11])&lt;HOUR(&quot;23:59:59&quot;)  ); IF(AND([.C11]=&quot;&quot;); [.$R$4]*(ROUNDDOWN(HOUR([.D11]);0)+ROUNDDOWN(HOUR([.E11]);0)); IF( AND( HOUR([.C11])&gt;=HOUR(&quot;06:00:00&quot;) ; HOUR([.C11])&lt;HOUR(&quot;14:00:00&quot;)  ); ([.$R$2]+[.$R$4])*(ROUNDDOWN(HOUR([.D11]);0)) + [.$R$2]*ROUNDDOWN(HOUR([.E11]);0); IF( AND( HOUR([.C11])&gt;=HOUR(&quot;14:00:00&quot;) ; HOUR([.C11])&lt;HOUR(&quot;17:00:00&quot;)  ); ([.$R$3]+[.$R$4])*(ROUNDDOWN(HOUR([.D11]);0)) + [.$R$4]*ROUNDDOWN(HOUR([.E11]);0);  &quot;&quot;))); IF(AND(HOUR([.B11])&gt;=HOUR(&quot;00:00:00&quot;) ; HOUR([.B11])&lt;HOUR(&quot;06:00:00&quot;)  ); IF(AND([.C11]=&quot;&quot;); [.$R$4]*(ROUNDDOWN(HOUR([.D11]);0)+ROUNDDOWN(HOUR([.E11]);0)); IF( AND( HOUR([.C11])&gt;=HOUR(&quot;06:00:00&quot;) ; HOUR([.C11])&lt;HOUR(&quot;14:00:00&quot;)  ); ([.$R$2]+[.$R$4])*(ROUNDDOWN(HOUR([.D11]);0)) + [.$R$2]*ROUNDDOWN(HOUR([.E11]);0); IF( AND( HOUR([.C11])&gt;=HOUR(&quot;14:00:00&quot;) ; HOUR([.C11])&lt;HOUR(&quot;18:00:00&quot;)  ); ([.$R$3]+[.$R$4])*(ROUNDDOWN(HOUR([.D11]);0)) + [.$R$4]*ROUNDDOWN(HOUR([.E11]);0); IF( AND( HOUR([.C11])&gt;=HOUR(&quot;18:00:00&quot;) ; HOUR([.C11])&lt;HOUR(&quot;23:59:59&quot;)  ); ([.$R$4])*2*(ROUNDDOWN(HOUR([.D11]);0)) + [.$R$4]*ROUNDDOWN(HOUR([.E11]);0); &quot;&quot;)))); &quot;&quot;)))); IF(AND(HOUR([.E11])&gt;=HOUR(&quot;08:00:00&quot;)); &quot;DOBLE JORNADA &gt;= 8 HORAS (NO ES HORA EXTRA)&quot;; &quot;&quot;)); IF( OR([.F11]=&quot;sábado&quot;; [.F11]=&quot;sabado&quot;); IF(AND(HOUR([.E11])&lt;HOUR(&quot;08:00:00&quot;)); IF( AND( HOUR([.B11])&gt;=HOUR(&quot;06:00:00&quot;) ; HOUR([.B11])&lt;HOUR(&quot;14:00:00&quot;)  ); IF(AND([.C11]=&quot;&quot;); [.$R$2]*(ROUNDDOWN(HOUR([.D11]);0)+ROUNDDOWN(HOUR([.E11]);0)); IF( AND( HOUR([.C11])&gt;=HOUR(&quot;14:00:00&quot;) ; HOUR([.C11])&lt;HOUR(&quot;23:59:59&quot;)  ); ([.$R$2]+[.$R$5])*(ROUNDDOWN(HOUR([.D11]);0)) + [.$R$5]*ROUNDDOWN(HOUR([.E11]);0); IF( AND( HOUR([.C11])&gt;=HOUR(&quot;00:00:00&quot;) ; HOUR([.C11])&lt;HOUR(&quot;06:00:00&quot;)  ); ([.$R$2]+[.$R$5])*(ROUNDDOWN(HOUR([.D11]);0)) + [.$R$5]*ROUNDDOWN(HOUR([.E11]);0);  &quot;&quot;))); IF( AND( HOUR([.B11])&gt;=HOUR(&quot;14:00:00&quot;) ; HOUR([.B11])&lt;HOUR(&quot;23:59:59&quot;)  ); IF(AND([.C11]=&quot;&quot;); [.$R$5]*(ROUNDDOWN(HOUR([.D11]);0)+ROUNDDOWN(HOUR([.E11]);0)); IF( AND( HOUR([.C11])&gt;=HOUR(&quot;06:00:00&quot;) ; HOUR([.C11])&lt;HOUR(&quot;14:00:00&quot;)  ); ([.$R$2]+[.$R$5])*(ROUNDDOWN(HOUR([.D11]);0)) + [.$R$2]*ROUNDDOWN(HOUR([.E11]);0); IF( AND( HOUR([.C11])&gt;=HOUR(&quot;00:00:00&quot;) ; HOUR([.C11])&lt;HOUR(&quot;06:00:00&quot;)  ); ([.$R$5])*2*(ROUNDDOWN(HOUR([.D11]);0)) + [.$R$5]*ROUNDDOWN(HOUR([.E11]);0); &quot;&quot;))); IF( AND( HOUR([.B11])&gt;=HOUR(&quot;00:00:00&quot;) ; HOUR([.B11])&lt;HOUR(&quot;06:00:00&quot;)  ); IF(AND([.C11]=&quot;&quot;); [.$R$5]*(ROUNDDOWN(HOUR([.D11]);0)+ROUNDDOWN(HOUR([.E11]);0)); IF( AND( HOUR([.C11])&gt;=HOUR(&quot;06:00:00&quot;) ; HOUR([.C11])&lt;HOUR(&quot;14:00:00&quot;)  ); ([.$R$2]+[.$R$5])*(ROUNDDOWN(HOUR([.D11]);0)) + [.$R$2]*ROUNDDOWN(HOUR([.E11]);0); &quot;&quot;)); &quot;&quot;))); IF(AND(HOUR([.E11])&gt;=HOUR(&quot;08:00:00&quot;)); &quot;DOBLE JORNADA &gt;= 8 HORAS (NO ES HORA EXTRA&quot;; &quot;&quot;)); IF(AND(OR([.F11]=&quot;domingo&quot;; AND(OR([.F11]=&quot;lunes&quot;; [.F11]=&quot;viernes&quot;);[.H11]=&quot;Festivo&quot;));[.G11]=&quot;&quot;); IF(AND(HOUR([.E11])&lt;HOUR(&quot;08:00:00&quot;)); IF( AND( HOUR([.B11])&gt;=HOUR(&quot;06:00:00&quot;) ; HOUR([.B11])&lt;HOUR(&quot;23:59:59&quot;)  ); IF(AND([.C11]=&quot;&quot;); [.$R$6]*(ROUNDDOWN(HOUR([.D11]);0)+ROUNDDOWN(HOUR([.E11]);0)); IF( AND( HOUR([.C11])&gt;=HOUR(&quot;00:00:00&quot;) ; HOUR([.C11])&lt;HOUR(&quot;06:00:00&quot;)  ); ([.$R$6])*2*(ROUNDDOWN(HOUR([.D11]);0)) + [.$R$6]*ROUNDDOWN(HOUR([.E11]);0);  &quot;&quot;)); IF( AND( HOUR([.C11])&gt;=HOUR(&quot;00:00:00&quot;) ; HOUR([.C11])&lt;HOUR(&quot;06:00:00&quot;)  ); ([.$R$6])*2*(ROUNDDOWN(HOUR([.D11]);0)) + [.$R$6]*ROUNDDOWN(HOUR([.E11]);0); &quot;&quot;)); IF(AND(HOUR([.E11])&gt;=HOUR(&quot;08:00:00&quot;)); &quot;DOBLE JORNADA &gt;= 8 HORAS (NO ES HORA EXTRA&quot;; &quot;&quot;)); IF( AND(OR([.F11]=&quot;lunes&quot;; [.F11]=&quot;martes&quot;; [.F11]=&quot;miércoles&quot;; [.F11]=&quot;miercoles&quot;; [.F11]=&quot;jueves&quot;; [.F11]=&quot;viernes&quot;;[.F11]=&quot;sabado&quot;;[.F11]=&quot;sábado&quot;;[.F11]=&quot;domingo&quot;; OR([.H11]=&quot;&quot;;[.H11]=&quot;Festivo&quot;));[.G11]=&quot;si&quot;); IF(AND(HOUR([.E11])&lt;HOUR(&quot;08:00:00&quot;)); IF( AND( HOUR([.B11])&gt;=HOUR(&quot;06:00:00&quot;) ; HOUR([.B11])&lt;HOUR(&quot;23:59:59&quot;)  ); IF(AND([.C11]=&quot;&quot;); [.$R$7]*(ROUNDDOWN(HOUR([.D11]);0)+ROUNDDOWN(HOUR([.E11]);0)); IF( AND( HOUR([.C11])&gt;=HOUR(&quot;00:00:00&quot;) ; HOUR([.C11])&lt;HOUR(&quot;06:00:00&quot;)  ); ([.$R$7])*2*(ROUNDDOWN(HOUR([.D11]);0)) + [.$R$7]*ROUNDDOWN(HOUR([.E11]);0);  &quot;&quot;)); IF( AND( HOUR([.B11])&gt;=HOUR(&quot;00:00:00&quot;) ; HOUR([.B11])&lt;HOUR(&quot;06:00:00&quot;)  ); ([.$R$7])*2*(ROUNDDOWN(HOUR([.D11]);0)) + [.$R$7]*ROUNDDOWN(HOUR([.E11]);0); &quot;&quot;)); IF(AND(HOUR([.E11])&gt;=HOUR(&quot;08:00:00&quot;)); &quot;DOBLE JORNADA &gt;= 8 HORAS (NO ES HORA EXTRA&quot;; &quot;&quot;)); &quot;&quot;))))))" office:value-type="float" office:value="85000" calcext:value-type="float">
            <text:p>85000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11" calcext:value-type="date">
            <text:p>11/12/23</text:p>
          </table:table-cell>
          <table:table-cell table:style-name="ce7" table:number-columns-repeated="2"/>
          <table:table-cell table:style-name="ce6" office:value-type="time" office:time-value="PT247H59M59.999999997S" calcext:value-type="time">
            <text:p>08:00:00</text:p>
          </table:table-cell>
          <table:table-cell table:style-name="ce7"/>
          <table:table-cell table:style-name="ce10" office:value-type="string" calcext:value-type="string">
            <text:p>lunes</text:p>
          </table:table-cell>
          <table:table-cell table:style-name="ce10" table:number-columns-repeated="2"/>
          <table:table-cell table:style-name="ce6" office:value-type="time" office:time-value="PT240H29M59.999999997S" calcext:value-type="time">
            <text:p>00:30:00</text:p>
          </table:table-cell>
          <table:table-cell table:style-name="ce6" table:formula="of:=IF(AND([.B12]=&quot;&quot;);&quot;DESCANSO&quot;; IF(AND([.B12]&lt;&gt;&quot;&quot;); IF(AND([.C12]=&quot;&quot;); [.B12]+[.D12]+[.E12]+[.I12]; IF(AND([.C12]&lt;&gt;&quot;&quot;); [.B12]+2*[.D12]+[.E12]+[.I12] ))))" office:value-type="string" office:string-value="DESCANSO" calcext:value-type="string">
            <text:p>DESCANSO</text:p>
          </table:table-cell>
          <table:table-cell table:style-name="ce6" table:formula="of:=IF(AND([.B12]=&quot;&quot;); &quot;DESCANSO&quot;; IF(AND([.B12]&lt;&gt;&quot;&quot;);    IF(AND(OR([.F12]=&quot;lunes&quot;; [.F12]=&quot;martes&quot;; [.F12]=&quot;miércoles&quot;; [.F12]=&quot;miercoles&quot;; [.F12]=&quot;jueves&quot;; [.F12]=&quot;viernes&quot;);AND([.G12]=&quot;&quot;; [.H12]=&quot;&quot;)); IF(AND(HOUR([.E12])&lt;HOUR(&quot;08:00:00&quot;));  IF( AND( HOUR([.B12])&gt;=HOUR(&quot;06:00:00&quot;) ; HOUR([.B12])&lt;HOUR(&quot;14:00:00&quot;)  ); IF(AND([.C12]=&quot;&quot;); &quot;DIURNO&quot;;  IF( AND( HOUR([.C12])&gt;=HOUR(&quot;14:00:00&quot;) ; HOUR([.C12])&lt;HOUR(&quot;18:00:00&quot;)  ); &quot;DOBLE DIURNO/TARDE&quot;;  IF( AND( HOUR([.C12])&gt;=HOUR(&quot;18:00:00&quot;) ; HOUR([.C12])&lt;HOUR(&quot;23:59:59&quot;)  ); &quot;DOBLE DIURNO/NOCHE&quot;;  IF( AND( HOUR([.C12])&gt;=HOUR(&quot;00:00:00&quot;) ; HOUR([.C12])&lt;HOUR(&quot;06:00:00&quot;)  ); &quot;DOBLE DIURNO/NOCHE&quot;; &quot;&quot;))));  IF( AND( HOUR([.B12])&gt;=HOUR(&quot;14:00:00&quot;) ; HOUR([.B12])&lt;HOUR(&quot;18:00:00&quot;)  ); IF(AND([.C12]=&quot;&quot;); &quot;TARDE&quot;;  IF( AND( HOUR([.C12])&gt;=HOUR(&quot;06:00:00&quot;) ; HOUR([.C12])&lt;HOUR(&quot;14:00:00&quot;)  ); &quot;DOBLE TARDE/DIURNO&quot;;  IF( AND( HOUR([.C12])&gt;=HOUR(&quot;18:00:00&quot;) ; HOUR([.C12])&lt;HOUR(&quot;23:59:59&quot;)  ); &quot;DOBLE TARDE/NOCHE&quot;;  IF( AND( HOUR([.C12])&gt;=HOUR(&quot;00:00:00&quot;) ; HOUR([.C12])&lt;HOUR(&quot;06:00:00&quot;)  ); &quot;DOBLE NOCHE&quot;; &quot;&quot;))));  IF( AND( HOUR([.B12])&gt;=HOUR(&quot;18:00:00&quot;) ; HOUR([.B12])&lt;HOUR(&quot;23:59:59&quot;)  ); IF(AND([.C12]=&quot;&quot;);  &quot;NOCHE&quot;;  IF( AND( HOUR([.C12])&gt;=HOUR(&quot;06:00:00&quot;) ; HOUR([.C12])&lt;HOUR(&quot;14:00:00&quot;)  ); &quot;DOBLE NOCHE/DIURNO&quot;;  IF( AND( HOUR([.C12])&gt;=HOUR(&quot;14:00:00&quot;) ; HOUR([.C12])&lt;HOUR(&quot;17:00:00&quot;)  ); &quot;DOBLE NOCHE/TARDE&quot;;  &quot;&quot;))); IF(AND(HOUR([.B12])&gt;=HOUR(&quot;00:00:00&quot;) ; HOUR([.B12])&lt;HOUR(&quot;06:00:00&quot;)  ); IF(AND([.C12]=&quot;&quot;);  &quot;NOCHE&quot;;  IF( AND( HOUR([.C12])&gt;=HOUR(&quot;06:00:00&quot;) ; HOUR([.C12])&lt;HOUR(&quot;14:00:00&quot;)  ); &quot;DOBLE NOCHE/DIRNO&quot;;  IF( AND( HOUR([.C12])&gt;=HOUR(&quot;14:00:00&quot;) ; HOUR([.C12])&lt;HOUR(&quot;18:00:00&quot;)  ); &quot;DOBLE NOCHE/TARDE&quot;;  IF( AND( HOUR([.C12])&gt;=HOUR(&quot;18:00:00&quot;) ; HOUR([.C12])&lt;HOUR(&quot;23:59:59&quot;)  ); &quot;DOBLE NOCHE&quot;; &quot;&quot;)))); &quot;&quot;)))); IF(AND(HOUR([.E12])&gt;=HOUR(&quot;08:00:00&quot;)); &quot;DOBLE JORNADA &gt;= 8 HORAS (NO ES HORA EXTRA)&quot;; &quot;&quot;)); IF( OR([.F12]=&quot;sábado&quot;; [.F12]=&quot;sabado&quot;); IF(AND(HOUR([.E12])&lt;HOUR(&quot;08:00:00&quot;)); IF( AND( HOUR([.B12])&gt;=HOUR(&quot;06:00:00&quot;) ; HOUR([.B12])&lt;HOUR(&quot;14:00:00&quot;)  ); IF(AND([.C12]=&quot;&quot;); &quot;DIURNO&quot;;  IF( AND( HOUR([.C12])&gt;=HOUR(&quot;14:00:00&quot;) ; HOUR([.C12])&lt;HOUR(&quot;23:59:59&quot;)  ); &quot;DOBLE DIURNO/SOCIAL&quot;;  IF( AND( HOUR([.C12])&gt;=HOUR(&quot;00:00:00&quot;) ; HOUR([.C12])&lt;HOUR(&quot;06:00:00&quot;)  ); &quot;DOBLE DIURNO/SOCIAL&quot;;  &quot;&quot;)));  IF( AND( HOUR([.B12])&gt;=HOUR(&quot;14:00:00&quot;) ; HOUR([.B12])&lt;HOUR(&quot;23:59:59&quot;)  );  IF(AND([.C12]=&quot;&quot;); &quot;SOCIAL&quot;; IF( AND( HOUR([.C12])&gt;=HOUR(&quot;06:00:00&quot;) ; HOUR([.C12])&lt;HOUR(&quot;14:00:00&quot;)  ); &quot;DOBLE SOCIAL/DIRUNO&quot;;  IF( AND( HOUR([.C12])&gt;=HOUR(&quot;00:00:00&quot;) ; HOUR([.C12])&lt;HOUR(&quot;06:00:00&quot;)  ); &quot;DOBLE SOCIAL&quot;; &quot;&quot;)));  IF( AND( HOUR([.B12])&gt;=HOUR(&quot;00:00:00&quot;) ; HOUR([.B12])&lt;HOUR(&quot;06:00:00&quot;)  ); IF(AND([.C12]=&quot;&quot;); &quot;SOCIAL&quot;;  IF( AND( HOUR([.C12])&gt;=HOUR(&quot;06:00:00&quot;) ; HOUR([.C12])&lt;HOUR(&quot;14:00:00&quot;)  ); &quot;DOBLE SOCIAL/DIURNO&quot;; &quot;&quot;)); &quot;&quot;)));  IF(AND(HOUR([.E12])&gt;=HOUR(&quot;08:00:00&quot;)); &quot;DOBLE JORNADA &gt;= 8 HORAS (NO ES HORA EXTRA&quot;; &quot;&quot;)); IF(AND(OR([.F12]=&quot;domingo&quot;; AND(OR([.F12]=&quot;lunes&quot;; [.F12]=&quot;viernes&quot;);[.H12]=&quot;Festivo&quot;));[.G12]=&quot;&quot;); IF(AND(HOUR([.E12])&lt;HOUR(&quot;08:00:00&quot;)); IF( AND( HOUR([.B12])&gt;=HOUR(&quot;06:00:00&quot;) ; HOUR([.B12])&lt;HOUR(&quot;23:59:59&quot;)  ); IF(AND([.C12]=&quot;&quot;); &quot;DOMINICAL/FESTIVO&quot;; IF( AND( HOUR([.C12])&gt;=HOUR(&quot;00:00:00&quot;) ; HOUR([.C12])&lt;HOUR(&quot;06:00:00&quot;)  ); &quot;DOBLE DOMINICAL/FESTIVO&quot;;  &quot;&quot;)); IF( AND( HOUR([.B12])&gt;=HOUR(&quot;00:00:00&quot;) ; HOUR([.B12])&lt;HOUR(&quot;06:00:00&quot;)  ); &quot;DOBLE DOMINICAL/FESTIVO&quot;; &quot;&quot;)); IF(AND(HOUR([.E12])&gt;=HOUR(&quot;08:00:00&quot;)); &quot;DOBLE JORNADA &gt;= 8 HORAS (NO ES HORA EXTRA&quot;; &quot;&quot;)); IF( AND(OR([.F12]=&quot;lunes&quot;; [.F12]=&quot;martes&quot;; [.F12]=&quot;miércoles&quot;; [.F12]=&quot;miercoles&quot;; [.F12]=&quot;jueves&quot;; [.F12]=&quot;viernes&quot;;[.F12]=&quot;sabado&quot;;[.F12]=&quot;sábado&quot;;[.F12]=&quot;domingo&quot;; OR([.H12]=&quot;&quot;;[.H12]=&quot;Festivo&quot;));[.G12]=&quot;si&quot;); IF(AND(HOUR([.E12])&lt;HOUR(&quot;08:00:00&quot;)); IF( AND( HOUR([.B12])&gt;=HOUR(&quot;06:00:00&quot;) ; HOUR([.B12])&lt;HOUR(&quot;23:59:59&quot;)  ); IF(AND([.C12]=&quot;&quot;); &quot;ESPECIAL&quot;; IF( AND( HOUR([.C12])&gt;=HOUR(&quot;00:00:00&quot;) ; HOUR([.C12])&lt;HOUR(&quot;06:00:00&quot;)  ); &quot;DOBLE ESPECIAL&quot;;  &quot;&quot;)); IF( AND( HOUR([.B12])&gt;=HOUR(&quot;00:00:00&quot;) ; HOUR([.B12])&lt;HOUR(&quot;06:00:00&quot;)  ); &quot;DOBLE ESPECIAL&quot;; &quot;&quot;)); IF(AND(HOUR([.E12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style-name="ce7"/>
          <table:table-cell table:style-name="ce7" table:formula="of:=IF(AND([.B12]=&quot;&quot;); &quot;DESCANSO&quot;; IF( AND([.B12]&lt;&gt;&quot;&quot;); IF(AND(OR([.F12]=&quot;lunes&quot;; [.F12]=&quot;martes&quot;; [.F12]=&quot;miércoles&quot;; [.F12]=&quot;miercoles&quot;; [.F12]=&quot;jueves&quot;; [.F12]=&quot;viernes&quot;);AND([.G12]=&quot;&quot;; [.H12]=&quot;&quot;)); IF(AND(HOUR([.E12])&lt;HOUR(&quot;08:00:00&quot;)); IF( AND( HOUR([.B12])&gt;=HOUR(&quot;06:00:00&quot;) ; HOUR([.B12])&lt;HOUR(&quot;14:00:00&quot;)  ); IF(AND([.C12]=&quot;&quot;); ([.$R$2])*(ROUNDDOWN(HOUR([.D12]);0)+ROUNDDOWN(HOUR([.E12]);0)); IF( AND( HOUR([.C12])&gt;=HOUR(&quot;14:00:00&quot;) ; HOUR([.C12])&lt;HOUR(&quot;18:00:00&quot;)  ); ([.$R$2]+[.$R$3])*(ROUNDDOWN(HOUR([.D12]);0)) + ([.$R$3])*ROUNDDOWN(HOUR([.E12]);0); IF( AND( HOUR([.C12])&gt;=HOUR(&quot;18:00:00&quot;) ; HOUR([.C12])&lt;HOUR(&quot;23:59:59&quot;)  ); ([.$R$2]+[.$R$4])*(ROUNDDOWN(HOUR([.D12]);0)) + ([.$R$4])*ROUNDDOWN(HOUR([.E12]);0); IF( AND( HOUR([.C12])&gt;=HOUR(&quot;00:00:00&quot;) ; HOUR([.C12])&lt;HOUR(&quot;06:00:00&quot;)  ); ([.$R$2]+[.$R$4])*(ROUNDDOWN(HOUR([.D12]);0)) + ([.$R$4])*ROUNDDOWN(HOUR([.E12]);0); &quot;&quot;)))); IF( AND( HOUR([.B12])&gt;=HOUR(&quot;14:00:00&quot;) ; HOUR([.B12])&lt;HOUR(&quot;18:00:00&quot;)  ); IF(AND([.C12]=&quot;&quot;); [.$R$3]*(ROUNDDOWN(HOUR([.D12]);0)+ROUNDDOWN(HOUR([.E12]);0)); IF( AND( HOUR([.C12])&gt;=HOUR(&quot;06:00:00&quot;) ; HOUR([.C12])&lt;HOUR(&quot;14:00:00&quot;)  ); ([.$R$2]+[.$R$3])*(ROUNDDOWN(HOUR([.D12]);0)) + [.$R$2]*ROUNDDOWN(HOUR([.E12]);0); IF( AND( HOUR([.C12])&gt;=HOUR(&quot;18:00:00&quot;) ; HOUR([.C12])&lt;HOUR(&quot;23:59:59&quot;)  ); ([.$R$3]+[.$R$4])*(ROUNDDOWN(HOUR([.D12]);0)) + [.$R$4]*ROUNDDOWN(HOUR([.E12]);0); IF( AND( HOUR([.C12])&gt;=HOUR(&quot;00:00:00&quot;) ; HOUR([.C12])&lt;HOUR(&quot;06:00:00&quot;)  ); ([.$R$3]+[.$R$4])*(ROUNDDOWN(HOUR([.D12]);0)) + [.$R$4]*ROUNDDOWN(HOUR([.E12]);0); &quot;&quot;)))); IF( AND( HOUR([.B12])&gt;=HOUR(&quot;18:00:00&quot;) ; HOUR([.B12])&lt;HOUR(&quot;23:59:59&quot;)  ); IF(AND([.C12]=&quot;&quot;); [.$R$4]*(ROUNDDOWN(HOUR([.D12]);0)+ROUNDDOWN(HOUR([.E12]);0)); IF( AND( HOUR([.C12])&gt;=HOUR(&quot;06:00:00&quot;) ; HOUR([.C12])&lt;HOUR(&quot;14:00:00&quot;)  ); ([.$R$2]+[.$R$4])*(ROUNDDOWN(HOUR([.D12]);0)) + [.$R$2]*ROUNDDOWN(HOUR([.E12]);0); IF( AND( HOUR([.C12])&gt;=HOUR(&quot;14:00:00&quot;) ; HOUR([.C12])&lt;HOUR(&quot;17:00:00&quot;)  ); ([.$R$3]+[.$R$4])*(ROUNDDOWN(HOUR([.D12]);0)) + [.$R$4]*ROUNDDOWN(HOUR([.E12]);0);  &quot;&quot;))); IF(AND(HOUR([.B12])&gt;=HOUR(&quot;00:00:00&quot;) ; HOUR([.B12])&lt;HOUR(&quot;06:00:00&quot;)  ); IF(AND([.C12]=&quot;&quot;); [.$R$4]*(ROUNDDOWN(HOUR([.D12]);0)+ROUNDDOWN(HOUR([.E12]);0)); IF( AND( HOUR([.C12])&gt;=HOUR(&quot;06:00:00&quot;) ; HOUR([.C12])&lt;HOUR(&quot;14:00:00&quot;)  ); ([.$R$2]+[.$R$4])*(ROUNDDOWN(HOUR([.D12]);0)) + [.$R$2]*ROUNDDOWN(HOUR([.E12]);0); IF( AND( HOUR([.C12])&gt;=HOUR(&quot;14:00:00&quot;) ; HOUR([.C12])&lt;HOUR(&quot;18:00:00&quot;)  ); ([.$R$3]+[.$R$4])*(ROUNDDOWN(HOUR([.D12]);0)) + [.$R$4]*ROUNDDOWN(HOUR([.E12]);0); IF( AND( HOUR([.C12])&gt;=HOUR(&quot;18:00:00&quot;) ; HOUR([.C12])&lt;HOUR(&quot;23:59:59&quot;)  ); ([.$R$4])*2*(ROUNDDOWN(HOUR([.D12]);0)) + [.$R$4]*ROUNDDOWN(HOUR([.E12]);0); &quot;&quot;)))); &quot;&quot;)))); IF(AND(HOUR([.E12])&gt;=HOUR(&quot;08:00:00&quot;)); &quot;DOBLE JORNADA &gt;= 8 HORAS (NO ES HORA EXTRA)&quot;; &quot;&quot;)); IF( OR([.F12]=&quot;sábado&quot;; [.F12]=&quot;sabado&quot;); IF(AND(HOUR([.E12])&lt;HOUR(&quot;08:00:00&quot;)); IF( AND( HOUR([.B12])&gt;=HOUR(&quot;06:00:00&quot;) ; HOUR([.B12])&lt;HOUR(&quot;14:00:00&quot;)  ); IF(AND([.C12]=&quot;&quot;); [.$R$2]*(ROUNDDOWN(HOUR([.D12]);0)+ROUNDDOWN(HOUR([.E12]);0)); IF( AND( HOUR([.C12])&gt;=HOUR(&quot;14:00:00&quot;) ; HOUR([.C12])&lt;HOUR(&quot;23:59:59&quot;)  ); ([.$R$2]+[.$R$5])*(ROUNDDOWN(HOUR([.D12]);0)) + [.$R$5]*ROUNDDOWN(HOUR([.E12]);0); IF( AND( HOUR([.C12])&gt;=HOUR(&quot;00:00:00&quot;) ; HOUR([.C12])&lt;HOUR(&quot;06:00:00&quot;)  ); ([.$R$2]+[.$R$5])*(ROUNDDOWN(HOUR([.D12]);0)) + [.$R$5]*ROUNDDOWN(HOUR([.E12]);0);  &quot;&quot;))); IF( AND( HOUR([.B12])&gt;=HOUR(&quot;14:00:00&quot;) ; HOUR([.B12])&lt;HOUR(&quot;23:59:59&quot;)  ); IF(AND([.C12]=&quot;&quot;); [.$R$5]*(ROUNDDOWN(HOUR([.D12]);0)+ROUNDDOWN(HOUR([.E12]);0)); IF( AND( HOUR([.C12])&gt;=HOUR(&quot;06:00:00&quot;) ; HOUR([.C12])&lt;HOUR(&quot;14:00:00&quot;)  ); ([.$R$2]+[.$R$5])*(ROUNDDOWN(HOUR([.D12]);0)) + [.$R$2]*ROUNDDOWN(HOUR([.E12]);0); IF( AND( HOUR([.C12])&gt;=HOUR(&quot;00:00:00&quot;) ; HOUR([.C12])&lt;HOUR(&quot;06:00:00&quot;)  ); ([.$R$5])*2*(ROUNDDOWN(HOUR([.D12]);0)) + [.$R$5]*ROUNDDOWN(HOUR([.E12]);0); &quot;&quot;))); IF( AND( HOUR([.B12])&gt;=HOUR(&quot;00:00:00&quot;) ; HOUR([.B12])&lt;HOUR(&quot;06:00:00&quot;)  ); IF(AND([.C12]=&quot;&quot;); [.$R$5]*(ROUNDDOWN(HOUR([.D12]);0)+ROUNDDOWN(HOUR([.E12]);0)); IF( AND( HOUR([.C12])&gt;=HOUR(&quot;06:00:00&quot;) ; HOUR([.C12])&lt;HOUR(&quot;14:00:00&quot;)  ); ([.$R$2]+[.$R$5])*(ROUNDDOWN(HOUR([.D12]);0)) + [.$R$2]*ROUNDDOWN(HOUR([.E12]);0); &quot;&quot;)); &quot;&quot;))); IF(AND(HOUR([.E12])&gt;=HOUR(&quot;08:00:00&quot;)); &quot;DOBLE JORNADA &gt;= 8 HORAS (NO ES HORA EXTRA&quot;; &quot;&quot;)); IF(AND(OR([.F12]=&quot;domingo&quot;; AND(OR([.F12]=&quot;lunes&quot;; [.F12]=&quot;viernes&quot;);[.H12]=&quot;Festivo&quot;));[.G12]=&quot;&quot;); IF(AND(HOUR([.E12])&lt;HOUR(&quot;08:00:00&quot;)); IF( AND( HOUR([.B12])&gt;=HOUR(&quot;06:00:00&quot;) ; HOUR([.B12])&lt;HOUR(&quot;23:59:59&quot;)  ); IF(AND([.C12]=&quot;&quot;); [.$R$6]*(ROUNDDOWN(HOUR([.D12]);0)+ROUNDDOWN(HOUR([.E12]);0)); IF( AND( HOUR([.C12])&gt;=HOUR(&quot;00:00:00&quot;) ; HOUR([.C12])&lt;HOUR(&quot;06:00:00&quot;)  ); ([.$R$6])*2*(ROUNDDOWN(HOUR([.D12]);0)) + [.$R$6]*ROUNDDOWN(HOUR([.E12]);0);  &quot;&quot;)); IF( AND( HOUR([.C12])&gt;=HOUR(&quot;00:00:00&quot;) ; HOUR([.C12])&lt;HOUR(&quot;06:00:00&quot;)  ); ([.$R$6])*2*(ROUNDDOWN(HOUR([.D12]);0)) + [.$R$6]*ROUNDDOWN(HOUR([.E12]);0); &quot;&quot;)); IF(AND(HOUR([.E12])&gt;=HOUR(&quot;08:00:00&quot;)); &quot;DOBLE JORNADA &gt;= 8 HORAS (NO ES HORA EXTRA&quot;; &quot;&quot;)); IF( AND(OR([.F12]=&quot;lunes&quot;; [.F12]=&quot;martes&quot;; [.F12]=&quot;miércoles&quot;; [.F12]=&quot;miercoles&quot;; [.F12]=&quot;jueves&quot;; [.F12]=&quot;viernes&quot;;[.F12]=&quot;sabado&quot;;[.F12]=&quot;sábado&quot;;[.F12]=&quot;domingo&quot;; OR([.H12]=&quot;&quot;;[.H12]=&quot;Festivo&quot;));[.G12]=&quot;si&quot;); IF(AND(HOUR([.E12])&lt;HOUR(&quot;08:00:00&quot;)); IF( AND( HOUR([.B12])&gt;=HOUR(&quot;06:00:00&quot;) ; HOUR([.B12])&lt;HOUR(&quot;23:59:59&quot;)  ); IF(AND([.C12]=&quot;&quot;); [.$R$7]*(ROUNDDOWN(HOUR([.D12]);0)+ROUNDDOWN(HOUR([.E12]);0)); IF( AND( HOUR([.C12])&gt;=HOUR(&quot;00:00:00&quot;) ; HOUR([.C12])&lt;HOUR(&quot;06:00:00&quot;)  ); ([.$R$7])*2*(ROUNDDOWN(HOUR([.D12]);0)) + [.$R$7]*ROUNDDOWN(HOUR([.E12]);0);  &quot;&quot;)); IF( AND( HOUR([.B12])&gt;=HOUR(&quot;00:00:00&quot;) ; HOUR([.B12])&lt;HOUR(&quot;06:00:00&quot;)  ); ([.$R$7])*2*(ROUNDDOWN(HOUR([.D12]);0)) + [.$R$7]*ROUNDDOWN(HOUR([.E12]);0); &quot;&quot;)); IF(AND(HOUR([.E12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12" calcext:value-type="date">
            <text:p>12/12/23</text:p>
          </table:table-cell>
          <table:table-cell table:style-name="ce6" office:value-type="time" office:time-value="PT08H00M00S" calcext:value-type="time">
            <text:p>08:00:00</text:p>
          </table:table-cell>
          <table:table-cell table:style-name="ce6"/>
          <table:table-cell table:style-name="ce6" office:value-type="time" office:time-value="PT271H59M59.999999997S" calcext:value-type="time">
            <text:p>08:00:00</text:p>
          </table:table-cell>
          <table:table-cell table:style-name="ce6"/>
          <table:table-cell table:style-name="ce10" office:value-type="string" calcext:value-type="string">
            <text:p>martes</text:p>
          </table:table-cell>
          <table:table-cell table:style-name="ce10" table:number-columns-repeated="2"/>
          <table:table-cell table:style-name="ce6" office:value-type="time" office:time-value="PT264H29M59.999999997S" calcext:value-type="time">
            <text:p>00:30:00</text:p>
          </table:table-cell>
          <table:table-cell table:style-name="ce6" table:formula="of:=IF(AND([.B13]=&quot;&quot;);&quot;DESCANSO&quot;; IF(AND([.B13]&lt;&gt;&quot;&quot;); IF(AND([.C13]=&quot;&quot;); [.B13]+[.D13]+[.E13]+[.I13]; IF(AND([.C13]&lt;&gt;&quot;&quot;); [.B13]+2*[.D13]+[.E13]+[.I13] ))))" office:value-type="time" office:time-value="PT544H29M59.999999991S" calcext:value-type="time">
            <text:p>16:29:59</text:p>
          </table:table-cell>
          <table:table-cell table:style-name="ce6" table:formula="of:=IF(AND([.B13]=&quot;&quot;); &quot;DESCANSO&quot;; IF(AND([.B13]&lt;&gt;&quot;&quot;);    IF(AND(OR([.F13]=&quot;lunes&quot;; [.F13]=&quot;martes&quot;; [.F13]=&quot;miércoles&quot;; [.F13]=&quot;miercoles&quot;; [.F13]=&quot;jueves&quot;; [.F13]=&quot;viernes&quot;);AND([.G13]=&quot;&quot;; [.H13]=&quot;&quot;)); IF(AND(HOUR([.E13])&lt;HOUR(&quot;08:00:00&quot;));  IF( AND( HOUR([.B13])&gt;=HOUR(&quot;06:00:00&quot;) ; HOUR([.B13])&lt;HOUR(&quot;14:00:00&quot;)  ); IF(AND([.C13]=&quot;&quot;); &quot;DIURNO&quot;;  IF( AND( HOUR([.C13])&gt;=HOUR(&quot;14:00:00&quot;) ; HOUR([.C13])&lt;HOUR(&quot;18:00:00&quot;)  ); &quot;DOBLE DIURNO/TARDE&quot;;  IF( AND( HOUR([.C13])&gt;=HOUR(&quot;18:00:00&quot;) ; HOUR([.C13])&lt;HOUR(&quot;23:59:59&quot;)  ); &quot;DOBLE DIURNO/NOCHE&quot;;  IF( AND( HOUR([.C13])&gt;=HOUR(&quot;00:00:00&quot;) ; HOUR([.C13])&lt;HOUR(&quot;06:00:00&quot;)  ); &quot;DOBLE DIURNO/NOCHE&quot;; &quot;&quot;))));  IF( AND( HOUR([.B13])&gt;=HOUR(&quot;14:00:00&quot;) ; HOUR([.B13])&lt;HOUR(&quot;18:00:00&quot;)  ); IF(AND([.C13]=&quot;&quot;); &quot;TARDE&quot;;  IF( AND( HOUR([.C13])&gt;=HOUR(&quot;06:00:00&quot;) ; HOUR([.C13])&lt;HOUR(&quot;14:00:00&quot;)  ); &quot;DOBLE TARDE/DIURNO&quot;;  IF( AND( HOUR([.C13])&gt;=HOUR(&quot;18:00:00&quot;) ; HOUR([.C13])&lt;HOUR(&quot;23:59:59&quot;)  ); &quot;DOBLE TARDE/NOCHE&quot;;  IF( AND( HOUR([.C13])&gt;=HOUR(&quot;00:00:00&quot;) ; HOUR([.C13])&lt;HOUR(&quot;06:00:00&quot;)  ); &quot;DOBLE NOCHE&quot;; &quot;&quot;))));  IF( AND( HOUR([.B13])&gt;=HOUR(&quot;18:00:00&quot;) ; HOUR([.B13])&lt;HOUR(&quot;23:59:59&quot;)  ); IF(AND([.C13]=&quot;&quot;);  &quot;NOCHE&quot;;  IF( AND( HOUR([.C13])&gt;=HOUR(&quot;06:00:00&quot;) ; HOUR([.C13])&lt;HOUR(&quot;14:00:00&quot;)  ); &quot;DOBLE NOCHE/DIURNO&quot;;  IF( AND( HOUR([.C13])&gt;=HOUR(&quot;14:00:00&quot;) ; HOUR([.C13])&lt;HOUR(&quot;17:00:00&quot;)  ); &quot;DOBLE NOCHE/TARDE&quot;;  &quot;&quot;))); IF(AND(HOUR([.B13])&gt;=HOUR(&quot;00:00:00&quot;) ; HOUR([.B13])&lt;HOUR(&quot;06:00:00&quot;)  ); IF(AND([.C13]=&quot;&quot;);  &quot;NOCHE&quot;;  IF( AND( HOUR([.C13])&gt;=HOUR(&quot;06:00:00&quot;) ; HOUR([.C13])&lt;HOUR(&quot;14:00:00&quot;)  ); &quot;DOBLE NOCHE/DIRNO&quot;;  IF( AND( HOUR([.C13])&gt;=HOUR(&quot;14:00:00&quot;) ; HOUR([.C13])&lt;HOUR(&quot;18:00:00&quot;)  ); &quot;DOBLE NOCHE/TARDE&quot;;  IF( AND( HOUR([.C13])&gt;=HOUR(&quot;18:00:00&quot;) ; HOUR([.C13])&lt;HOUR(&quot;23:59:59&quot;)  ); &quot;DOBLE NOCHE&quot;; &quot;&quot;)))); &quot;&quot;)))); IF(AND(HOUR([.E13])&gt;=HOUR(&quot;08:00:00&quot;)); &quot;DOBLE JORNADA &gt;= 8 HORAS (NO ES HORA EXTRA)&quot;; &quot;&quot;)); IF( OR([.F13]=&quot;sábado&quot;; [.F13]=&quot;sabado&quot;); IF(AND(HOUR([.E13])&lt;HOUR(&quot;08:00:00&quot;)); IF( AND( HOUR([.B13])&gt;=HOUR(&quot;06:00:00&quot;) ; HOUR([.B13])&lt;HOUR(&quot;14:00:00&quot;)  ); IF(AND([.C13]=&quot;&quot;); &quot;DIURNO&quot;;  IF( AND( HOUR([.C13])&gt;=HOUR(&quot;14:00:00&quot;) ; HOUR([.C13])&lt;HOUR(&quot;23:59:59&quot;)  ); &quot;DOBLE DIURNO/SOCIAL&quot;;  IF( AND( HOUR([.C13])&gt;=HOUR(&quot;00:00:00&quot;) ; HOUR([.C13])&lt;HOUR(&quot;06:00:00&quot;)  ); &quot;DOBLE DIURNO/SOCIAL&quot;;  &quot;&quot;)));  IF( AND( HOUR([.B13])&gt;=HOUR(&quot;14:00:00&quot;) ; HOUR([.B13])&lt;HOUR(&quot;23:59:59&quot;)  );  IF(AND([.C13]=&quot;&quot;); &quot;SOCIAL&quot;; IF( AND( HOUR([.C13])&gt;=HOUR(&quot;06:00:00&quot;) ; HOUR([.C13])&lt;HOUR(&quot;14:00:00&quot;)  ); &quot;DOBLE SOCIAL/DIRUNO&quot;;  IF( AND( HOUR([.C13])&gt;=HOUR(&quot;00:00:00&quot;) ; HOUR([.C13])&lt;HOUR(&quot;06:00:00&quot;)  ); &quot;DOBLE SOCIAL&quot;; &quot;&quot;)));  IF( AND( HOUR([.B13])&gt;=HOUR(&quot;00:00:00&quot;) ; HOUR([.B13])&lt;HOUR(&quot;06:00:00&quot;)  ); IF(AND([.C13]=&quot;&quot;); &quot;SOCIAL&quot;;  IF( AND( HOUR([.C13])&gt;=HOUR(&quot;06:00:00&quot;) ; HOUR([.C13])&lt;HOUR(&quot;14:00:00&quot;)  ); &quot;DOBLE SOCIAL/DIURNO&quot;; &quot;&quot;)); &quot;&quot;)));  IF(AND(HOUR([.E13])&gt;=HOUR(&quot;08:00:00&quot;)); &quot;DOBLE JORNADA &gt;= 8 HORAS (NO ES HORA EXTRA&quot;; &quot;&quot;)); IF(AND(OR([.F13]=&quot;domingo&quot;; AND(OR([.F13]=&quot;lunes&quot;; [.F13]=&quot;viernes&quot;);[.H13]=&quot;Festivo&quot;));[.G13]=&quot;&quot;); IF(AND(HOUR([.E13])&lt;HOUR(&quot;08:00:00&quot;)); IF( AND( HOUR([.B13])&gt;=HOUR(&quot;06:00:00&quot;) ; HOUR([.B13])&lt;HOUR(&quot;23:59:59&quot;)  ); IF(AND([.C13]=&quot;&quot;); &quot;DOMINICAL/FESTIVO&quot;; IF( AND( HOUR([.C13])&gt;=HOUR(&quot;00:00:00&quot;) ; HOUR([.C13])&lt;HOUR(&quot;06:00:00&quot;)  ); &quot;DOBLE DOMINICAL/FESTIVO&quot;;  &quot;&quot;)); IF( AND( HOUR([.B13])&gt;=HOUR(&quot;00:00:00&quot;) ; HOUR([.B13])&lt;HOUR(&quot;06:00:00&quot;)  ); &quot;DOBLE DOMINICAL/FESTIVO&quot;; &quot;&quot;)); IF(AND(HOUR([.E13])&gt;=HOUR(&quot;08:00:00&quot;)); &quot;DOBLE JORNADA &gt;= 8 HORAS (NO ES HORA EXTRA&quot;; &quot;&quot;)); IF( AND(OR([.F13]=&quot;lunes&quot;; [.F13]=&quot;martes&quot;; [.F13]=&quot;miércoles&quot;; [.F13]=&quot;miercoles&quot;; [.F13]=&quot;jueves&quot;; [.F13]=&quot;viernes&quot;;[.F13]=&quot;sabado&quot;;[.F13]=&quot;sábado&quot;;[.F13]=&quot;domingo&quot;; OR([.H13]=&quot;&quot;;[.H13]=&quot;Festivo&quot;));[.G13]=&quot;si&quot;); IF(AND(HOUR([.E13])&lt;HOUR(&quot;08:00:00&quot;)); IF( AND( HOUR([.B13])&gt;=HOUR(&quot;06:00:00&quot;) ; HOUR([.B13])&lt;HOUR(&quot;23:59:59&quot;)  ); IF(AND([.C13]=&quot;&quot;); &quot;ESPECIAL&quot;; IF( AND( HOUR([.C13])&gt;=HOUR(&quot;00:00:00&quot;) ; HOUR([.C13])&lt;HOUR(&quot;06:00:00&quot;)  ); &quot;DOBLE ESPECIAL&quot;;  &quot;&quot;)); IF( AND( HOUR([.B13])&gt;=HOUR(&quot;00:00:00&quot;) ; HOUR([.B13])&lt;HOUR(&quot;06:00:00&quot;)  ); &quot;DOBLE ESPECIAL&quot;; &quot;&quot;)); IF(AND(HOUR([.E13])&gt;=HOUR(&quot;08:00:00&quot;)); &quot;DOBLE JORNADA &gt;= 8 HORAS (NO ES HORA EXTRA&quot;; &quot;&quot;)); &quot;&quot;))))))" office:value-type="string" office:string-value="DIURNO" calcext:value-type="string">
            <text:p>DIURNO</text:p>
          </table:table-cell>
          <table:table-cell table:style-name="ce7"/>
          <table:table-cell table:style-name="ce7" table:formula="of:=IF(AND([.B13]=&quot;&quot;); &quot;DESCANSO&quot;; IF( AND([.B13]&lt;&gt;&quot;&quot;); IF(AND(OR([.F13]=&quot;lunes&quot;; [.F13]=&quot;martes&quot;; [.F13]=&quot;miércoles&quot;; [.F13]=&quot;miercoles&quot;; [.F13]=&quot;jueves&quot;; [.F13]=&quot;viernes&quot;);AND([.G13]=&quot;&quot;; [.H13]=&quot;&quot;)); IF(AND(HOUR([.E13])&lt;HOUR(&quot;08:00:00&quot;)); IF( AND( HOUR([.B13])&gt;=HOUR(&quot;06:00:00&quot;) ; HOUR([.B13])&lt;HOUR(&quot;14:00:00&quot;)  ); IF(AND([.C13]=&quot;&quot;); ([.$R$2])*(ROUNDDOWN(HOUR([.D13]);0)+ROUNDDOWN(HOUR([.E13]);0)); IF( AND( HOUR([.C13])&gt;=HOUR(&quot;14:00:00&quot;) ; HOUR([.C13])&lt;HOUR(&quot;18:00:00&quot;)  ); ([.$R$2]+[.$R$3])*(ROUNDDOWN(HOUR([.D13]);0)) + ([.$R$3])*ROUNDDOWN(HOUR([.E13]);0); IF( AND( HOUR([.C13])&gt;=HOUR(&quot;18:00:00&quot;) ; HOUR([.C13])&lt;HOUR(&quot;23:59:59&quot;)  ); ([.$R$2]+[.$R$4])*(ROUNDDOWN(HOUR([.D13]);0)) + ([.$R$4])*ROUNDDOWN(HOUR([.E13]);0); IF( AND( HOUR([.C13])&gt;=HOUR(&quot;00:00:00&quot;) ; HOUR([.C13])&lt;HOUR(&quot;06:00:00&quot;)  ); ([.$R$2]+[.$R$4])*(ROUNDDOWN(HOUR([.D13]);0)) + ([.$R$4])*ROUNDDOWN(HOUR([.E13]);0); &quot;&quot;)))); IF( AND( HOUR([.B13])&gt;=HOUR(&quot;14:00:00&quot;) ; HOUR([.B13])&lt;HOUR(&quot;18:00:00&quot;)  ); IF(AND([.C13]=&quot;&quot;); [.$R$3]*(ROUNDDOWN(HOUR([.D13]);0)+ROUNDDOWN(HOUR([.E13]);0)); IF( AND( HOUR([.C13])&gt;=HOUR(&quot;06:00:00&quot;) ; HOUR([.C13])&lt;HOUR(&quot;14:00:00&quot;)  ); ([.$R$2]+[.$R$3])*(ROUNDDOWN(HOUR([.D13]);0)) + [.$R$2]*ROUNDDOWN(HOUR([.E13]);0); IF( AND( HOUR([.C13])&gt;=HOUR(&quot;18:00:00&quot;) ; HOUR([.C13])&lt;HOUR(&quot;23:59:59&quot;)  ); ([.$R$3]+[.$R$4])*(ROUNDDOWN(HOUR([.D13]);0)) + [.$R$4]*ROUNDDOWN(HOUR([.E13]);0); IF( AND( HOUR([.C13])&gt;=HOUR(&quot;00:00:00&quot;) ; HOUR([.C13])&lt;HOUR(&quot;06:00:00&quot;)  ); ([.$R$3]+[.$R$4])*(ROUNDDOWN(HOUR([.D13]);0)) + [.$R$4]*ROUNDDOWN(HOUR([.E13]);0); &quot;&quot;)))); IF( AND( HOUR([.B13])&gt;=HOUR(&quot;18:00:00&quot;) ; HOUR([.B13])&lt;HOUR(&quot;23:59:59&quot;)  ); IF(AND([.C13]=&quot;&quot;); [.$R$4]*(ROUNDDOWN(HOUR([.D13]);0)+ROUNDDOWN(HOUR([.E13]);0)); IF( AND( HOUR([.C13])&gt;=HOUR(&quot;06:00:00&quot;) ; HOUR([.C13])&lt;HOUR(&quot;14:00:00&quot;)  ); ([.$R$2]+[.$R$4])*(ROUNDDOWN(HOUR([.D13]);0)) + [.$R$2]*ROUNDDOWN(HOUR([.E13]);0); IF( AND( HOUR([.C13])&gt;=HOUR(&quot;14:00:00&quot;) ; HOUR([.C13])&lt;HOUR(&quot;17:00:00&quot;)  ); ([.$R$3]+[.$R$4])*(ROUNDDOWN(HOUR([.D13]);0)) + [.$R$4]*ROUNDDOWN(HOUR([.E13]);0);  &quot;&quot;))); IF(AND(HOUR([.B13])&gt;=HOUR(&quot;00:00:00&quot;) ; HOUR([.B13])&lt;HOUR(&quot;06:00:00&quot;)  ); IF(AND([.C13]=&quot;&quot;); [.$R$4]*(ROUNDDOWN(HOUR([.D13]);0)+ROUNDDOWN(HOUR([.E13]);0)); IF( AND( HOUR([.C13])&gt;=HOUR(&quot;06:00:00&quot;) ; HOUR([.C13])&lt;HOUR(&quot;14:00:00&quot;)  ); ([.$R$2]+[.$R$4])*(ROUNDDOWN(HOUR([.D13]);0)) + [.$R$2]*ROUNDDOWN(HOUR([.E13]);0); IF( AND( HOUR([.C13])&gt;=HOUR(&quot;14:00:00&quot;) ; HOUR([.C13])&lt;HOUR(&quot;18:00:00&quot;)  ); ([.$R$3]+[.$R$4])*(ROUNDDOWN(HOUR([.D13]);0)) + [.$R$4]*ROUNDDOWN(HOUR([.E13]);0); IF( AND( HOUR([.C13])&gt;=HOUR(&quot;18:00:00&quot;) ; HOUR([.C13])&lt;HOUR(&quot;23:59:59&quot;)  ); ([.$R$4])*2*(ROUNDDOWN(HOUR([.D13]);0)) + [.$R$4]*ROUNDDOWN(HOUR([.E13]);0); &quot;&quot;)))); &quot;&quot;)))); IF(AND(HOUR([.E13])&gt;=HOUR(&quot;08:00:00&quot;)); &quot;DOBLE JORNADA &gt;= 8 HORAS (NO ES HORA EXTRA)&quot;; &quot;&quot;)); IF( OR([.F13]=&quot;sábado&quot;; [.F13]=&quot;sabado&quot;); IF(AND(HOUR([.E13])&lt;HOUR(&quot;08:00:00&quot;)); IF( AND( HOUR([.B13])&gt;=HOUR(&quot;06:00:00&quot;) ; HOUR([.B13])&lt;HOUR(&quot;14:00:00&quot;)  ); IF(AND([.C13]=&quot;&quot;); [.$R$2]*(ROUNDDOWN(HOUR([.D13]);0)+ROUNDDOWN(HOUR([.E13]);0)); IF( AND( HOUR([.C13])&gt;=HOUR(&quot;14:00:00&quot;) ; HOUR([.C13])&lt;HOUR(&quot;23:59:59&quot;)  ); ([.$R$2]+[.$R$5])*(ROUNDDOWN(HOUR([.D13]);0)) + [.$R$5]*ROUNDDOWN(HOUR([.E13]);0); IF( AND( HOUR([.C13])&gt;=HOUR(&quot;00:00:00&quot;) ; HOUR([.C13])&lt;HOUR(&quot;06:00:00&quot;)  ); ([.$R$2]+[.$R$5])*(ROUNDDOWN(HOUR([.D13]);0)) + [.$R$5]*ROUNDDOWN(HOUR([.E13]);0);  &quot;&quot;))); IF( AND( HOUR([.B13])&gt;=HOUR(&quot;14:00:00&quot;) ; HOUR([.B13])&lt;HOUR(&quot;23:59:59&quot;)  ); IF(AND([.C13]=&quot;&quot;); [.$R$5]*(ROUNDDOWN(HOUR([.D13]);0)+ROUNDDOWN(HOUR([.E13]);0)); IF( AND( HOUR([.C13])&gt;=HOUR(&quot;06:00:00&quot;) ; HOUR([.C13])&lt;HOUR(&quot;14:00:00&quot;)  ); ([.$R$2]+[.$R$5])*(ROUNDDOWN(HOUR([.D13]);0)) + [.$R$2]*ROUNDDOWN(HOUR([.E13]);0); IF( AND( HOUR([.C13])&gt;=HOUR(&quot;00:00:00&quot;) ; HOUR([.C13])&lt;HOUR(&quot;06:00:00&quot;)  ); ([.$R$5])*2*(ROUNDDOWN(HOUR([.D13]);0)) + [.$R$5]*ROUNDDOWN(HOUR([.E13]);0); &quot;&quot;))); IF( AND( HOUR([.B13])&gt;=HOUR(&quot;00:00:00&quot;) ; HOUR([.B13])&lt;HOUR(&quot;06:00:00&quot;)  ); IF(AND([.C13]=&quot;&quot;); [.$R$5]*(ROUNDDOWN(HOUR([.D13]);0)+ROUNDDOWN(HOUR([.E13]);0)); IF( AND( HOUR([.C13])&gt;=HOUR(&quot;06:00:00&quot;) ; HOUR([.C13])&lt;HOUR(&quot;14:00:00&quot;)  ); ([.$R$2]+[.$R$5])*(ROUNDDOWN(HOUR([.D13]);0)) + [.$R$2]*ROUNDDOWN(HOUR([.E13]);0); &quot;&quot;)); &quot;&quot;))); IF(AND(HOUR([.E13])&gt;=HOUR(&quot;08:00:00&quot;)); &quot;DOBLE JORNADA &gt;= 8 HORAS (NO ES HORA EXTRA&quot;; &quot;&quot;)); IF(AND(OR([.F13]=&quot;domingo&quot;; AND(OR([.F13]=&quot;lunes&quot;; [.F13]=&quot;viernes&quot;);[.H13]=&quot;Festivo&quot;));[.G13]=&quot;&quot;); IF(AND(HOUR([.E13])&lt;HOUR(&quot;08:00:00&quot;)); IF( AND( HOUR([.B13])&gt;=HOUR(&quot;06:00:00&quot;) ; HOUR([.B13])&lt;HOUR(&quot;23:59:59&quot;)  ); IF(AND([.C13]=&quot;&quot;); [.$R$6]*(ROUNDDOWN(HOUR([.D13]);0)+ROUNDDOWN(HOUR([.E13]);0)); IF( AND( HOUR([.C13])&gt;=HOUR(&quot;00:00:00&quot;) ; HOUR([.C13])&lt;HOUR(&quot;06:00:00&quot;)  ); ([.$R$6])*2*(ROUNDDOWN(HOUR([.D13]);0)) + [.$R$6]*ROUNDDOWN(HOUR([.E13]);0);  &quot;&quot;)); IF( AND( HOUR([.C13])&gt;=HOUR(&quot;00:00:00&quot;) ; HOUR([.C13])&lt;HOUR(&quot;06:00:00&quot;)  ); ([.$R$6])*2*(ROUNDDOWN(HOUR([.D13]);0)) + [.$R$6]*ROUNDDOWN(HOUR([.E13]);0); &quot;&quot;)); IF(AND(HOUR([.E13])&gt;=HOUR(&quot;08:00:00&quot;)); &quot;DOBLE JORNADA &gt;= 8 HORAS (NO ES HORA EXTRA&quot;; &quot;&quot;)); IF( AND(OR([.F13]=&quot;lunes&quot;; [.F13]=&quot;martes&quot;; [.F13]=&quot;miércoles&quot;; [.F13]=&quot;miercoles&quot;; [.F13]=&quot;jueves&quot;; [.F13]=&quot;viernes&quot;;[.F13]=&quot;sabado&quot;;[.F13]=&quot;sábado&quot;;[.F13]=&quot;domingo&quot;; OR([.H13]=&quot;&quot;;[.H13]=&quot;Festivo&quot;));[.G13]=&quot;si&quot;); IF(AND(HOUR([.E13])&lt;HOUR(&quot;08:00:00&quot;)); IF( AND( HOUR([.B13])&gt;=HOUR(&quot;06:00:00&quot;) ; HOUR([.B13])&lt;HOUR(&quot;23:59:59&quot;)  ); IF(AND([.C13]=&quot;&quot;); [.$R$7]*(ROUNDDOWN(HOUR([.D13]);0)+ROUNDDOWN(HOUR([.E13]);0)); IF( AND( HOUR([.C13])&gt;=HOUR(&quot;00:00:00&quot;) ; HOUR([.C13])&lt;HOUR(&quot;06:00:00&quot;)  ); ([.$R$7])*2*(ROUNDDOWN(HOUR([.D13]);0)) + [.$R$7]*ROUNDDOWN(HOUR([.E13]);0);  &quot;&quot;)); IF( AND( HOUR([.B13])&gt;=HOUR(&quot;00:00:00&quot;) ; HOUR([.B13])&lt;HOUR(&quot;06:00:00&quot;)  ); ([.$R$7])*2*(ROUNDDOWN(HOUR([.D13]);0)) + [.$R$7]*ROUNDDOWN(HOUR([.E13]);0); &quot;&quot;)); IF(AND(HOUR([.E13])&gt;=HOUR(&quot;08:00:00&quot;)); &quot;DOBLE JORNADA &gt;= 8 HORAS (NO ES HORA EXTRA&quot;; &quot;&quot;)); &quot;&quot;))))))" office:value-type="float" office:value="56000" calcext:value-type="float">
            <text:p>56000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13" calcext:value-type="date">
            <text:p>13/12/23</text:p>
          </table:table-cell>
          <table:table-cell table:style-name="ce6" office:value-type="time" office:time-value="PT10H00M00S" calcext:value-type="time">
            <text:p>10:00:00</text:p>
          </table:table-cell>
          <table:table-cell table:style-name="ce6"/>
          <table:table-cell table:style-name="ce6" office:value-type="time" office:time-value="PT295H59M59.999999997S" calcext:value-type="time">
            <text:p>08:00:00</text:p>
          </table:table-cell>
          <table:table-cell table:style-name="ce6" office:value-type="time" office:time-value="PT07H00M00S" calcext:value-type="time">
            <text:p>07:00:00</text:p>
          </table:table-cell>
          <table:table-cell table:style-name="ce10" office:value-type="string" calcext:value-type="string">
            <text:p>miércoles</text:p>
          </table:table-cell>
          <table:table-cell table:style-name="ce10" table:number-columns-repeated="2"/>
          <table:table-cell table:style-name="ce6" office:value-type="time" office:time-value="PT288H29M59.999999997S" calcext:value-type="time">
            <text:p>00:30:00</text:p>
          </table:table-cell>
          <table:table-cell table:style-name="ce6" table:formula="of:=IF(AND([.B14]=&quot;&quot;);&quot;DESCANSO&quot;; IF(AND([.B14]&lt;&gt;&quot;&quot;); IF(AND([.C14]=&quot;&quot;); [.B14]+[.D14]+[.E14]+[.I14]; IF(AND([.C14]&lt;&gt;&quot;&quot;); [.B14]+2*[.D14]+[.E14]+[.I14] ))))" office:value-type="time" office:time-value="PT601H29M59.999999991S" calcext:value-type="time">
            <text:p>01:29:59</text:p>
          </table:table-cell>
          <table:table-cell table:style-name="ce6" table:formula="of:=IF(AND([.B14]=&quot;&quot;); &quot;DESCANSO&quot;; IF(AND([.B14]&lt;&gt;&quot;&quot;);    IF(AND(OR([.F14]=&quot;lunes&quot;; [.F14]=&quot;martes&quot;; [.F14]=&quot;miércoles&quot;; [.F14]=&quot;miercoles&quot;; [.F14]=&quot;jueves&quot;; [.F14]=&quot;viernes&quot;);AND([.G14]=&quot;&quot;; [.H14]=&quot;&quot;)); IF(AND(HOUR([.E14])&lt;HOUR(&quot;08:00:00&quot;));  IF( AND( HOUR([.B14])&gt;=HOUR(&quot;06:00:00&quot;) ; HOUR([.B14])&lt;HOUR(&quot;14:00:00&quot;)  ); IF(AND([.C14]=&quot;&quot;); &quot;DIURNO&quot;;  IF( AND( HOUR([.C14])&gt;=HOUR(&quot;14:00:00&quot;) ; HOUR([.C14])&lt;HOUR(&quot;18:00:00&quot;)  ); &quot;DOBLE DIURNO/TARDE&quot;;  IF( AND( HOUR([.C14])&gt;=HOUR(&quot;18:00:00&quot;) ; HOUR([.C14])&lt;HOUR(&quot;23:59:59&quot;)  ); &quot;DOBLE DIURNO/NOCHE&quot;;  IF( AND( HOUR([.C14])&gt;=HOUR(&quot;00:00:00&quot;) ; HOUR([.C14])&lt;HOUR(&quot;06:00:00&quot;)  ); &quot;DOBLE DIURNO/NOCHE&quot;; &quot;&quot;))));  IF( AND( HOUR([.B14])&gt;=HOUR(&quot;14:00:00&quot;) ; HOUR([.B14])&lt;HOUR(&quot;18:00:00&quot;)  ); IF(AND([.C14]=&quot;&quot;); &quot;TARDE&quot;;  IF( AND( HOUR([.C14])&gt;=HOUR(&quot;06:00:00&quot;) ; HOUR([.C14])&lt;HOUR(&quot;14:00:00&quot;)  ); &quot;DOBLE TARDE/DIURNO&quot;;  IF( AND( HOUR([.C14])&gt;=HOUR(&quot;18:00:00&quot;) ; HOUR([.C14])&lt;HOUR(&quot;23:59:59&quot;)  ); &quot;DOBLE TARDE/NOCHE&quot;;  IF( AND( HOUR([.C14])&gt;=HOUR(&quot;00:00:00&quot;) ; HOUR([.C14])&lt;HOUR(&quot;06:00:00&quot;)  ); &quot;DOBLE NOCHE&quot;; &quot;&quot;))));  IF( AND( HOUR([.B14])&gt;=HOUR(&quot;18:00:00&quot;) ; HOUR([.B14])&lt;HOUR(&quot;23:59:59&quot;)  ); IF(AND([.C14]=&quot;&quot;);  &quot;NOCHE&quot;;  IF( AND( HOUR([.C14])&gt;=HOUR(&quot;06:00:00&quot;) ; HOUR([.C14])&lt;HOUR(&quot;14:00:00&quot;)  ); &quot;DOBLE NOCHE/DIURNO&quot;;  IF( AND( HOUR([.C14])&gt;=HOUR(&quot;14:00:00&quot;) ; HOUR([.C14])&lt;HOUR(&quot;17:00:00&quot;)  ); &quot;DOBLE NOCHE/TARDE&quot;;  &quot;&quot;))); IF(AND(HOUR([.B14])&gt;=HOUR(&quot;00:00:00&quot;) ; HOUR([.B14])&lt;HOUR(&quot;06:00:00&quot;)  ); IF(AND([.C14]=&quot;&quot;);  &quot;NOCHE&quot;;  IF( AND( HOUR([.C14])&gt;=HOUR(&quot;06:00:00&quot;) ; HOUR([.C14])&lt;HOUR(&quot;14:00:00&quot;)  ); &quot;DOBLE NOCHE/DIRNO&quot;;  IF( AND( HOUR([.C14])&gt;=HOUR(&quot;14:00:00&quot;) ; HOUR([.C14])&lt;HOUR(&quot;18:00:00&quot;)  ); &quot;DOBLE NOCHE/TARDE&quot;;  IF( AND( HOUR([.C14])&gt;=HOUR(&quot;18:00:00&quot;) ; HOUR([.C14])&lt;HOUR(&quot;23:59:59&quot;)  ); &quot;DOBLE NOCHE&quot;; &quot;&quot;)))); &quot;&quot;)))); IF(AND(HOUR([.E14])&gt;=HOUR(&quot;08:00:00&quot;)); &quot;DOBLE JORNADA &gt;= 8 HORAS (NO ES HORA EXTRA)&quot;; &quot;&quot;)); IF( OR([.F14]=&quot;sábado&quot;; [.F14]=&quot;sabado&quot;); IF(AND(HOUR([.E14])&lt;HOUR(&quot;08:00:00&quot;)); IF( AND( HOUR([.B14])&gt;=HOUR(&quot;06:00:00&quot;) ; HOUR([.B14])&lt;HOUR(&quot;14:00:00&quot;)  ); IF(AND([.C14]=&quot;&quot;); &quot;DIURNO&quot;;  IF( AND( HOUR([.C14])&gt;=HOUR(&quot;14:00:00&quot;) ; HOUR([.C14])&lt;HOUR(&quot;23:59:59&quot;)  ); &quot;DOBLE DIURNO/SOCIAL&quot;;  IF( AND( HOUR([.C14])&gt;=HOUR(&quot;00:00:00&quot;) ; HOUR([.C14])&lt;HOUR(&quot;06:00:00&quot;)  ); &quot;DOBLE DIURNO/SOCIAL&quot;;  &quot;&quot;)));  IF( AND( HOUR([.B14])&gt;=HOUR(&quot;14:00:00&quot;) ; HOUR([.B14])&lt;HOUR(&quot;23:59:59&quot;)  );  IF(AND([.C14]=&quot;&quot;); &quot;SOCIAL&quot;; IF( AND( HOUR([.C14])&gt;=HOUR(&quot;06:00:00&quot;) ; HOUR([.C14])&lt;HOUR(&quot;14:00:00&quot;)  ); &quot;DOBLE SOCIAL/DIRUNO&quot;;  IF( AND( HOUR([.C14])&gt;=HOUR(&quot;00:00:00&quot;) ; HOUR([.C14])&lt;HOUR(&quot;06:00:00&quot;)  ); &quot;DOBLE SOCIAL&quot;; &quot;&quot;)));  IF( AND( HOUR([.B14])&gt;=HOUR(&quot;00:00:00&quot;) ; HOUR([.B14])&lt;HOUR(&quot;06:00:00&quot;)  ); IF(AND([.C14]=&quot;&quot;); &quot;SOCIAL&quot;;  IF( AND( HOUR([.C14])&gt;=HOUR(&quot;06:00:00&quot;) ; HOUR([.C14])&lt;HOUR(&quot;14:00:00&quot;)  ); &quot;DOBLE SOCIAL/DIURNO&quot;; &quot;&quot;)); &quot;&quot;)));  IF(AND(HOUR([.E14])&gt;=HOUR(&quot;08:00:00&quot;)); &quot;DOBLE JORNADA &gt;= 8 HORAS (NO ES HORA EXTRA&quot;; &quot;&quot;)); IF(AND(OR([.F14]=&quot;domingo&quot;; AND(OR([.F14]=&quot;lunes&quot;; [.F14]=&quot;viernes&quot;);[.H14]=&quot;Festivo&quot;));[.G14]=&quot;&quot;); IF(AND(HOUR([.E14])&lt;HOUR(&quot;08:00:00&quot;)); IF( AND( HOUR([.B14])&gt;=HOUR(&quot;06:00:00&quot;) ; HOUR([.B14])&lt;HOUR(&quot;23:59:59&quot;)  ); IF(AND([.C14]=&quot;&quot;); &quot;DOMINICAL/FESTIVO&quot;; IF( AND( HOUR([.C14])&gt;=HOUR(&quot;00:00:00&quot;) ; HOUR([.C14])&lt;HOUR(&quot;06:00:00&quot;)  ); &quot;DOBLE DOMINICAL/FESTIVO&quot;;  &quot;&quot;)); IF( AND( HOUR([.B14])&gt;=HOUR(&quot;00:00:00&quot;) ; HOUR([.B14])&lt;HOUR(&quot;06:00:00&quot;)  ); &quot;DOBLE DOMINICAL/FESTIVO&quot;; &quot;&quot;)); IF(AND(HOUR([.E14])&gt;=HOUR(&quot;08:00:00&quot;)); &quot;DOBLE JORNADA &gt;= 8 HORAS (NO ES HORA EXTRA&quot;; &quot;&quot;)); IF( AND(OR([.F14]=&quot;lunes&quot;; [.F14]=&quot;martes&quot;; [.F14]=&quot;miércoles&quot;; [.F14]=&quot;miercoles&quot;; [.F14]=&quot;jueves&quot;; [.F14]=&quot;viernes&quot;;[.F14]=&quot;sabado&quot;;[.F14]=&quot;sábado&quot;;[.F14]=&quot;domingo&quot;; OR([.H14]=&quot;&quot;;[.H14]=&quot;Festivo&quot;));[.G14]=&quot;si&quot;); IF(AND(HOUR([.E14])&lt;HOUR(&quot;08:00:00&quot;)); IF( AND( HOUR([.B14])&gt;=HOUR(&quot;06:00:00&quot;) ; HOUR([.B14])&lt;HOUR(&quot;23:59:59&quot;)  ); IF(AND([.C14]=&quot;&quot;); &quot;ESPECIAL&quot;; IF( AND( HOUR([.C14])&gt;=HOUR(&quot;00:00:00&quot;) ; HOUR([.C14])&lt;HOUR(&quot;06:00:00&quot;)  ); &quot;DOBLE ESPECIAL&quot;;  &quot;&quot;)); IF( AND( HOUR([.B14])&gt;=HOUR(&quot;00:00:00&quot;) ; HOUR([.B14])&lt;HOUR(&quot;06:00:00&quot;)  ); &quot;DOBLE ESPECIAL&quot;; &quot;&quot;)); IF(AND(HOUR([.E14])&gt;=HOUR(&quot;08:00:00&quot;)); &quot;DOBLE JORNADA &gt;= 8 HORAS (NO ES HORA EXTRA&quot;; &quot;&quot;)); &quot;&quot;))))))" office:value-type="string" office:string-value="DIURNO" calcext:value-type="string">
            <text:p>DIURNO</text:p>
          </table:table-cell>
          <table:table-cell table:style-name="ce7"/>
          <table:table-cell table:style-name="ce7" table:formula="of:=IF(AND([.B14]=&quot;&quot;); &quot;DESCANSO&quot;; IF( AND([.B14]&lt;&gt;&quot;&quot;); IF(AND(OR([.F14]=&quot;lunes&quot;; [.F14]=&quot;martes&quot;; [.F14]=&quot;miércoles&quot;; [.F14]=&quot;miercoles&quot;; [.F14]=&quot;jueves&quot;; [.F14]=&quot;viernes&quot;);AND([.G14]=&quot;&quot;; [.H14]=&quot;&quot;)); IF(AND(HOUR([.E14])&lt;HOUR(&quot;08:00:00&quot;)); IF( AND( HOUR([.B14])&gt;=HOUR(&quot;06:00:00&quot;) ; HOUR([.B14])&lt;HOUR(&quot;14:00:00&quot;)  ); IF(AND([.C14]=&quot;&quot;); ([.$R$2])*(ROUNDDOWN(HOUR([.D14]);0)+ROUNDDOWN(HOUR([.E14]);0)); IF( AND( HOUR([.C14])&gt;=HOUR(&quot;14:00:00&quot;) ; HOUR([.C14])&lt;HOUR(&quot;18:00:00&quot;)  ); ([.$R$2]+[.$R$3])*(ROUNDDOWN(HOUR([.D14]);0)) + ([.$R$3])*ROUNDDOWN(HOUR([.E14]);0); IF( AND( HOUR([.C14])&gt;=HOUR(&quot;18:00:00&quot;) ; HOUR([.C14])&lt;HOUR(&quot;23:59:59&quot;)  ); ([.$R$2]+[.$R$4])*(ROUNDDOWN(HOUR([.D14]);0)) + ([.$R$4])*ROUNDDOWN(HOUR([.E14]);0); IF( AND( HOUR([.C14])&gt;=HOUR(&quot;00:00:00&quot;) ; HOUR([.C14])&lt;HOUR(&quot;06:00:00&quot;)  ); ([.$R$2]+[.$R$4])*(ROUNDDOWN(HOUR([.D14]);0)) + ([.$R$4])*ROUNDDOWN(HOUR([.E14]);0); &quot;&quot;)))); IF( AND( HOUR([.B14])&gt;=HOUR(&quot;14:00:00&quot;) ; HOUR([.B14])&lt;HOUR(&quot;18:00:00&quot;)  ); IF(AND([.C14]=&quot;&quot;); [.$R$3]*(ROUNDDOWN(HOUR([.D14]);0)+ROUNDDOWN(HOUR([.E14]);0)); IF( AND( HOUR([.C14])&gt;=HOUR(&quot;06:00:00&quot;) ; HOUR([.C14])&lt;HOUR(&quot;14:00:00&quot;)  ); ([.$R$2]+[.$R$3])*(ROUNDDOWN(HOUR([.D14]);0)) + [.$R$2]*ROUNDDOWN(HOUR([.E14]);0); IF( AND( HOUR([.C14])&gt;=HOUR(&quot;18:00:00&quot;) ; HOUR([.C14])&lt;HOUR(&quot;23:59:59&quot;)  ); ([.$R$3]+[.$R$4])*(ROUNDDOWN(HOUR([.D14]);0)) + [.$R$4]*ROUNDDOWN(HOUR([.E14]);0); IF( AND( HOUR([.C14])&gt;=HOUR(&quot;00:00:00&quot;) ; HOUR([.C14])&lt;HOUR(&quot;06:00:00&quot;)  ); ([.$R$3]+[.$R$4])*(ROUNDDOWN(HOUR([.D14]);0)) + [.$R$4]*ROUNDDOWN(HOUR([.E14]);0); &quot;&quot;)))); IF( AND( HOUR([.B14])&gt;=HOUR(&quot;18:00:00&quot;) ; HOUR([.B14])&lt;HOUR(&quot;23:59:59&quot;)  ); IF(AND([.C14]=&quot;&quot;); [.$R$4]*(ROUNDDOWN(HOUR([.D14]);0)+ROUNDDOWN(HOUR([.E14]);0)); IF( AND( HOUR([.C14])&gt;=HOUR(&quot;06:00:00&quot;) ; HOUR([.C14])&lt;HOUR(&quot;14:00:00&quot;)  ); ([.$R$2]+[.$R$4])*(ROUNDDOWN(HOUR([.D14]);0)) + [.$R$2]*ROUNDDOWN(HOUR([.E14]);0); IF( AND( HOUR([.C14])&gt;=HOUR(&quot;14:00:00&quot;) ; HOUR([.C14])&lt;HOUR(&quot;17:00:00&quot;)  ); ([.$R$3]+[.$R$4])*(ROUNDDOWN(HOUR([.D14]);0)) + [.$R$4]*ROUNDDOWN(HOUR([.E14]);0);  &quot;&quot;))); IF(AND(HOUR([.B14])&gt;=HOUR(&quot;00:00:00&quot;) ; HOUR([.B14])&lt;HOUR(&quot;06:00:00&quot;)  ); IF(AND([.C14]=&quot;&quot;); [.$R$4]*(ROUNDDOWN(HOUR([.D14]);0)+ROUNDDOWN(HOUR([.E14]);0)); IF( AND( HOUR([.C14])&gt;=HOUR(&quot;06:00:00&quot;) ; HOUR([.C14])&lt;HOUR(&quot;14:00:00&quot;)  ); ([.$R$2]+[.$R$4])*(ROUNDDOWN(HOUR([.D14]);0)) + [.$R$2]*ROUNDDOWN(HOUR([.E14]);0); IF( AND( HOUR([.C14])&gt;=HOUR(&quot;14:00:00&quot;) ; HOUR([.C14])&lt;HOUR(&quot;18:00:00&quot;)  ); ([.$R$3]+[.$R$4])*(ROUNDDOWN(HOUR([.D14]);0)) + [.$R$4]*ROUNDDOWN(HOUR([.E14]);0); IF( AND( HOUR([.C14])&gt;=HOUR(&quot;18:00:00&quot;) ; HOUR([.C14])&lt;HOUR(&quot;23:59:59&quot;)  ); ([.$R$4])*2*(ROUNDDOWN(HOUR([.D14]);0)) + [.$R$4]*ROUNDDOWN(HOUR([.E14]);0); &quot;&quot;)))); &quot;&quot;)))); IF(AND(HOUR([.E14])&gt;=HOUR(&quot;08:00:00&quot;)); &quot;DOBLE JORNADA &gt;= 8 HORAS (NO ES HORA EXTRA)&quot;; &quot;&quot;)); IF( OR([.F14]=&quot;sábado&quot;; [.F14]=&quot;sabado&quot;); IF(AND(HOUR([.E14])&lt;HOUR(&quot;08:00:00&quot;)); IF( AND( HOUR([.B14])&gt;=HOUR(&quot;06:00:00&quot;) ; HOUR([.B14])&lt;HOUR(&quot;14:00:00&quot;)  ); IF(AND([.C14]=&quot;&quot;); [.$R$2]*(ROUNDDOWN(HOUR([.D14]);0)+ROUNDDOWN(HOUR([.E14]);0)); IF( AND( HOUR([.C14])&gt;=HOUR(&quot;14:00:00&quot;) ; HOUR([.C14])&lt;HOUR(&quot;23:59:59&quot;)  ); ([.$R$2]+[.$R$5])*(ROUNDDOWN(HOUR([.D14]);0)) + [.$R$5]*ROUNDDOWN(HOUR([.E14]);0); IF( AND( HOUR([.C14])&gt;=HOUR(&quot;00:00:00&quot;) ; HOUR([.C14])&lt;HOUR(&quot;06:00:00&quot;)  ); ([.$R$2]+[.$R$5])*(ROUNDDOWN(HOUR([.D14]);0)) + [.$R$5]*ROUNDDOWN(HOUR([.E14]);0);  &quot;&quot;))); IF( AND( HOUR([.B14])&gt;=HOUR(&quot;14:00:00&quot;) ; HOUR([.B14])&lt;HOUR(&quot;23:59:59&quot;)  ); IF(AND([.C14]=&quot;&quot;); [.$R$5]*(ROUNDDOWN(HOUR([.D14]);0)+ROUNDDOWN(HOUR([.E14]);0)); IF( AND( HOUR([.C14])&gt;=HOUR(&quot;06:00:00&quot;) ; HOUR([.C14])&lt;HOUR(&quot;14:00:00&quot;)  ); ([.$R$2]+[.$R$5])*(ROUNDDOWN(HOUR([.D14]);0)) + [.$R$2]*ROUNDDOWN(HOUR([.E14]);0); IF( AND( HOUR([.C14])&gt;=HOUR(&quot;00:00:00&quot;) ; HOUR([.C14])&lt;HOUR(&quot;06:00:00&quot;)  ); ([.$R$5])*2*(ROUNDDOWN(HOUR([.D14]);0)) + [.$R$5]*ROUNDDOWN(HOUR([.E14]);0); &quot;&quot;))); IF( AND( HOUR([.B14])&gt;=HOUR(&quot;00:00:00&quot;) ; HOUR([.B14])&lt;HOUR(&quot;06:00:00&quot;)  ); IF(AND([.C14]=&quot;&quot;); [.$R$5]*(ROUNDDOWN(HOUR([.D14]);0)+ROUNDDOWN(HOUR([.E14]);0)); IF( AND( HOUR([.C14])&gt;=HOUR(&quot;06:00:00&quot;) ; HOUR([.C14])&lt;HOUR(&quot;14:00:00&quot;)  ); ([.$R$2]+[.$R$5])*(ROUNDDOWN(HOUR([.D14]);0)) + [.$R$2]*ROUNDDOWN(HOUR([.E14]);0); &quot;&quot;)); &quot;&quot;))); IF(AND(HOUR([.E14])&gt;=HOUR(&quot;08:00:00&quot;)); &quot;DOBLE JORNADA &gt;= 8 HORAS (NO ES HORA EXTRA&quot;; &quot;&quot;)); IF(AND(OR([.F14]=&quot;domingo&quot;; AND(OR([.F14]=&quot;lunes&quot;; [.F14]=&quot;viernes&quot;);[.H14]=&quot;Festivo&quot;));[.G14]=&quot;&quot;); IF(AND(HOUR([.E14])&lt;HOUR(&quot;08:00:00&quot;)); IF( AND( HOUR([.B14])&gt;=HOUR(&quot;06:00:00&quot;) ; HOUR([.B14])&lt;HOUR(&quot;23:59:59&quot;)  ); IF(AND([.C14]=&quot;&quot;); [.$R$6]*(ROUNDDOWN(HOUR([.D14]);0)+ROUNDDOWN(HOUR([.E14]);0)); IF( AND( HOUR([.C14])&gt;=HOUR(&quot;00:00:00&quot;) ; HOUR([.C14])&lt;HOUR(&quot;06:00:00&quot;)  ); ([.$R$6])*2*(ROUNDDOWN(HOUR([.D14]);0)) + [.$R$6]*ROUNDDOWN(HOUR([.E14]);0);  &quot;&quot;)); IF( AND( HOUR([.C14])&gt;=HOUR(&quot;00:00:00&quot;) ; HOUR([.C14])&lt;HOUR(&quot;06:00:00&quot;)  ); ([.$R$6])*2*(ROUNDDOWN(HOUR([.D14]);0)) + [.$R$6]*ROUNDDOWN(HOUR([.E14]);0); &quot;&quot;)); IF(AND(HOUR([.E14])&gt;=HOUR(&quot;08:00:00&quot;)); &quot;DOBLE JORNADA &gt;= 8 HORAS (NO ES HORA EXTRA&quot;; &quot;&quot;)); IF( AND(OR([.F14]=&quot;lunes&quot;; [.F14]=&quot;martes&quot;; [.F14]=&quot;miércoles&quot;; [.F14]=&quot;miercoles&quot;; [.F14]=&quot;jueves&quot;; [.F14]=&quot;viernes&quot;;[.F14]=&quot;sabado&quot;;[.F14]=&quot;sábado&quot;;[.F14]=&quot;domingo&quot;; OR([.H14]=&quot;&quot;;[.H14]=&quot;Festivo&quot;));[.G14]=&quot;si&quot;); IF(AND(HOUR([.E14])&lt;HOUR(&quot;08:00:00&quot;)); IF( AND( HOUR([.B14])&gt;=HOUR(&quot;06:00:00&quot;) ; HOUR([.B14])&lt;HOUR(&quot;23:59:59&quot;)  ); IF(AND([.C14]=&quot;&quot;); [.$R$7]*(ROUNDDOWN(HOUR([.D14]);0)+ROUNDDOWN(HOUR([.E14]);0)); IF( AND( HOUR([.C14])&gt;=HOUR(&quot;00:00:00&quot;) ; HOUR([.C14])&lt;HOUR(&quot;06:00:00&quot;)  ); ([.$R$7])*2*(ROUNDDOWN(HOUR([.D14]);0)) + [.$R$7]*ROUNDDOWN(HOUR([.E14]);0);  &quot;&quot;)); IF( AND( HOUR([.B14])&gt;=HOUR(&quot;00:00:00&quot;) ; HOUR([.B14])&lt;HOUR(&quot;06:00:00&quot;)  ); ([.$R$7])*2*(ROUNDDOWN(HOUR([.D14]);0)) + [.$R$7]*ROUNDDOWN(HOUR([.E14]);0); &quot;&quot;)); IF(AND(HOUR([.E14])&gt;=HOUR(&quot;08:00:00&quot;)); &quot;DOBLE JORNADA &gt;= 8 HORAS (NO ES HORA EXTRA&quot;; &quot;&quot;)); &quot;&quot;))))))" office:value-type="float" office:value="105000" calcext:value-type="float">
            <text:p>105000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14" calcext:value-type="date">
            <text:p>14/12/23</text:p>
          </table:table-cell>
          <table:table-cell table:style-name="ce6" office:value-type="time" office:time-value="PT09H00M00S" calcext:value-type="time">
            <text:p>09:00:00</text:p>
          </table:table-cell>
          <table:table-cell table:style-name="ce6"/>
          <table:table-cell table:style-name="ce6" office:value-type="time" office:time-value="PT319H59M59.999999997S" calcext:value-type="time">
            <text:p>08:00:00</text:p>
          </table:table-cell>
          <table:table-cell table:style-name="ce6"/>
          <table:table-cell table:style-name="ce10" office:value-type="string" calcext:value-type="string">
            <text:p>jueves</text:p>
          </table:table-cell>
          <table:table-cell table:style-name="ce10" table:number-columns-repeated="2"/>
          <table:table-cell table:style-name="ce6" office:value-type="time" office:time-value="PT312H29M59.999999997S" calcext:value-type="time">
            <text:p>00:30:00</text:p>
          </table:table-cell>
          <table:table-cell table:style-name="ce6" table:formula="of:=IF(AND([.B15]=&quot;&quot;);&quot;DESCANSO&quot;; IF(AND([.B15]&lt;&gt;&quot;&quot;); IF(AND([.C15]=&quot;&quot;); [.B15]+[.D15]+[.E15]+[.I15]; IF(AND([.C15]&lt;&gt;&quot;&quot;); [.B15]+2*[.D15]+[.E15]+[.I15] ))))" office:value-type="time" office:time-value="PT641H29M59.999999994S" calcext:value-type="time">
            <text:p>17:29:59</text:p>
          </table:table-cell>
          <table:table-cell table:style-name="ce6" table:formula="of:=IF(AND([.B15]=&quot;&quot;); &quot;DESCANSO&quot;; IF(AND([.B15]&lt;&gt;&quot;&quot;);    IF(AND(OR([.F15]=&quot;lunes&quot;; [.F15]=&quot;martes&quot;; [.F15]=&quot;miércoles&quot;; [.F15]=&quot;miercoles&quot;; [.F15]=&quot;jueves&quot;; [.F15]=&quot;viernes&quot;);AND([.G15]=&quot;&quot;; [.H15]=&quot;&quot;)); IF(AND(HOUR([.E15])&lt;HOUR(&quot;08:00:00&quot;));  IF( AND( HOUR([.B15])&gt;=HOUR(&quot;06:00:00&quot;) ; HOUR([.B15])&lt;HOUR(&quot;14:00:00&quot;)  ); IF(AND([.C15]=&quot;&quot;); &quot;DIURNO&quot;;  IF( AND( HOUR([.C15])&gt;=HOUR(&quot;14:00:00&quot;) ; HOUR([.C15])&lt;HOUR(&quot;18:00:00&quot;)  ); &quot;DOBLE DIURNO/TARDE&quot;;  IF( AND( HOUR([.C15])&gt;=HOUR(&quot;18:00:00&quot;) ; HOUR([.C15])&lt;HOUR(&quot;23:59:59&quot;)  ); &quot;DOBLE DIURNO/NOCHE&quot;;  IF( AND( HOUR([.C15])&gt;=HOUR(&quot;00:00:00&quot;) ; HOUR([.C15])&lt;HOUR(&quot;06:00:00&quot;)  ); &quot;DOBLE DIURNO/NOCHE&quot;; &quot;&quot;))));  IF( AND( HOUR([.B15])&gt;=HOUR(&quot;14:00:00&quot;) ; HOUR([.B15])&lt;HOUR(&quot;18:00:00&quot;)  ); IF(AND([.C15]=&quot;&quot;); &quot;TARDE&quot;;  IF( AND( HOUR([.C15])&gt;=HOUR(&quot;06:00:00&quot;) ; HOUR([.C15])&lt;HOUR(&quot;14:00:00&quot;)  ); &quot;DOBLE TARDE/DIURNO&quot;;  IF( AND( HOUR([.C15])&gt;=HOUR(&quot;18:00:00&quot;) ; HOUR([.C15])&lt;HOUR(&quot;23:59:59&quot;)  ); &quot;DOBLE TARDE/NOCHE&quot;;  IF( AND( HOUR([.C15])&gt;=HOUR(&quot;00:00:00&quot;) ; HOUR([.C15])&lt;HOUR(&quot;06:00:00&quot;)  ); &quot;DOBLE NOCHE&quot;; &quot;&quot;))));  IF( AND( HOUR([.B15])&gt;=HOUR(&quot;18:00:00&quot;) ; HOUR([.B15])&lt;HOUR(&quot;23:59:59&quot;)  ); IF(AND([.C15]=&quot;&quot;);  &quot;NOCHE&quot;;  IF( AND( HOUR([.C15])&gt;=HOUR(&quot;06:00:00&quot;) ; HOUR([.C15])&lt;HOUR(&quot;14:00:00&quot;)  ); &quot;DOBLE NOCHE/DIURNO&quot;;  IF( AND( HOUR([.C15])&gt;=HOUR(&quot;14:00:00&quot;) ; HOUR([.C15])&lt;HOUR(&quot;17:00:00&quot;)  ); &quot;DOBLE NOCHE/TARDE&quot;;  &quot;&quot;))); IF(AND(HOUR([.B15])&gt;=HOUR(&quot;00:00:00&quot;) ; HOUR([.B15])&lt;HOUR(&quot;06:00:00&quot;)  ); IF(AND([.C15]=&quot;&quot;);  &quot;NOCHE&quot;;  IF( AND( HOUR([.C15])&gt;=HOUR(&quot;06:00:00&quot;) ; HOUR([.C15])&lt;HOUR(&quot;14:00:00&quot;)  ); &quot;DOBLE NOCHE/DIRNO&quot;;  IF( AND( HOUR([.C15])&gt;=HOUR(&quot;14:00:00&quot;) ; HOUR([.C15])&lt;HOUR(&quot;18:00:00&quot;)  ); &quot;DOBLE NOCHE/TARDE&quot;;  IF( AND( HOUR([.C15])&gt;=HOUR(&quot;18:00:00&quot;) ; HOUR([.C15])&lt;HOUR(&quot;23:59:59&quot;)  ); &quot;DOBLE NOCHE&quot;; &quot;&quot;)))); &quot;&quot;)))); IF(AND(HOUR([.E15])&gt;=HOUR(&quot;08:00:00&quot;)); &quot;DOBLE JORNADA &gt;= 8 HORAS (NO ES HORA EXTRA)&quot;; &quot;&quot;)); IF( OR([.F15]=&quot;sábado&quot;; [.F15]=&quot;sabado&quot;); IF(AND(HOUR([.E15])&lt;HOUR(&quot;08:00:00&quot;)); IF( AND( HOUR([.B15])&gt;=HOUR(&quot;06:00:00&quot;) ; HOUR([.B15])&lt;HOUR(&quot;14:00:00&quot;)  ); IF(AND([.C15]=&quot;&quot;); &quot;DIURNO&quot;;  IF( AND( HOUR([.C15])&gt;=HOUR(&quot;14:00:00&quot;) ; HOUR([.C15])&lt;HOUR(&quot;23:59:59&quot;)  ); &quot;DOBLE DIURNO/SOCIAL&quot;;  IF( AND( HOUR([.C15])&gt;=HOUR(&quot;00:00:00&quot;) ; HOUR([.C15])&lt;HOUR(&quot;06:00:00&quot;)  ); &quot;DOBLE DIURNO/SOCIAL&quot;;  &quot;&quot;)));  IF( AND( HOUR([.B15])&gt;=HOUR(&quot;14:00:00&quot;) ; HOUR([.B15])&lt;HOUR(&quot;23:59:59&quot;)  );  IF(AND([.C15]=&quot;&quot;); &quot;SOCIAL&quot;; IF( AND( HOUR([.C15])&gt;=HOUR(&quot;06:00:00&quot;) ; HOUR([.C15])&lt;HOUR(&quot;14:00:00&quot;)  ); &quot;DOBLE SOCIAL/DIRUNO&quot;;  IF( AND( HOUR([.C15])&gt;=HOUR(&quot;00:00:00&quot;) ; HOUR([.C15])&lt;HOUR(&quot;06:00:00&quot;)  ); &quot;DOBLE SOCIAL&quot;; &quot;&quot;)));  IF( AND( HOUR([.B15])&gt;=HOUR(&quot;00:00:00&quot;) ; HOUR([.B15])&lt;HOUR(&quot;06:00:00&quot;)  ); IF(AND([.C15]=&quot;&quot;); &quot;SOCIAL&quot;;  IF( AND( HOUR([.C15])&gt;=HOUR(&quot;06:00:00&quot;) ; HOUR([.C15])&lt;HOUR(&quot;14:00:00&quot;)  ); &quot;DOBLE SOCIAL/DIURNO&quot;; &quot;&quot;)); &quot;&quot;)));  IF(AND(HOUR([.E15])&gt;=HOUR(&quot;08:00:00&quot;)); &quot;DOBLE JORNADA &gt;= 8 HORAS (NO ES HORA EXTRA&quot;; &quot;&quot;)); IF(AND(OR([.F15]=&quot;domingo&quot;; AND(OR([.F15]=&quot;lunes&quot;; [.F15]=&quot;viernes&quot;);[.H15]=&quot;Festivo&quot;));[.G15]=&quot;&quot;); IF(AND(HOUR([.E15])&lt;HOUR(&quot;08:00:00&quot;)); IF( AND( HOUR([.B15])&gt;=HOUR(&quot;06:00:00&quot;) ; HOUR([.B15])&lt;HOUR(&quot;23:59:59&quot;)  ); IF(AND([.C15]=&quot;&quot;); &quot;DOMINICAL/FESTIVO&quot;; IF( AND( HOUR([.C15])&gt;=HOUR(&quot;00:00:00&quot;) ; HOUR([.C15])&lt;HOUR(&quot;06:00:00&quot;)  ); &quot;DOBLE DOMINICAL/FESTIVO&quot;;  &quot;&quot;)); IF( AND( HOUR([.B15])&gt;=HOUR(&quot;00:00:00&quot;) ; HOUR([.B15])&lt;HOUR(&quot;06:00:00&quot;)  ); &quot;DOBLE DOMINICAL/FESTIVO&quot;; &quot;&quot;)); IF(AND(HOUR([.E15])&gt;=HOUR(&quot;08:00:00&quot;)); &quot;DOBLE JORNADA &gt;= 8 HORAS (NO ES HORA EXTRA&quot;; &quot;&quot;)); IF( AND(OR([.F15]=&quot;lunes&quot;; [.F15]=&quot;martes&quot;; [.F15]=&quot;miércoles&quot;; [.F15]=&quot;miercoles&quot;; [.F15]=&quot;jueves&quot;; [.F15]=&quot;viernes&quot;;[.F15]=&quot;sabado&quot;;[.F15]=&quot;sábado&quot;;[.F15]=&quot;domingo&quot;; OR([.H15]=&quot;&quot;;[.H15]=&quot;Festivo&quot;));[.G15]=&quot;si&quot;); IF(AND(HOUR([.E15])&lt;HOUR(&quot;08:00:00&quot;)); IF( AND( HOUR([.B15])&gt;=HOUR(&quot;06:00:00&quot;) ; HOUR([.B15])&lt;HOUR(&quot;23:59:59&quot;)  ); IF(AND([.C15]=&quot;&quot;); &quot;ESPECIAL&quot;; IF( AND( HOUR([.C15])&gt;=HOUR(&quot;00:00:00&quot;) ; HOUR([.C15])&lt;HOUR(&quot;06:00:00&quot;)  ); &quot;DOBLE ESPECIAL&quot;;  &quot;&quot;)); IF( AND( HOUR([.B15])&gt;=HOUR(&quot;00:00:00&quot;) ; HOUR([.B15])&lt;HOUR(&quot;06:00:00&quot;)  ); &quot;DOBLE ESPECIAL&quot;; &quot;&quot;)); IF(AND(HOUR([.E15])&gt;=HOUR(&quot;08:00:00&quot;)); &quot;DOBLE JORNADA &gt;= 8 HORAS (NO ES HORA EXTRA&quot;; &quot;&quot;)); &quot;&quot;))))))" office:value-type="string" office:string-value="DIURNO" calcext:value-type="string">
            <text:p>DIURNO</text:p>
          </table:table-cell>
          <table:table-cell table:style-name="ce7"/>
          <table:table-cell table:style-name="ce7" table:formula="of:=IF(AND([.B15]=&quot;&quot;); &quot;DESCANSO&quot;; IF( AND([.B15]&lt;&gt;&quot;&quot;); IF(AND(OR([.F15]=&quot;lunes&quot;; [.F15]=&quot;martes&quot;; [.F15]=&quot;miércoles&quot;; [.F15]=&quot;miercoles&quot;; [.F15]=&quot;jueves&quot;; [.F15]=&quot;viernes&quot;);AND([.G15]=&quot;&quot;; [.H15]=&quot;&quot;)); IF(AND(HOUR([.E15])&lt;HOUR(&quot;08:00:00&quot;)); IF( AND( HOUR([.B15])&gt;=HOUR(&quot;06:00:00&quot;) ; HOUR([.B15])&lt;HOUR(&quot;14:00:00&quot;)  ); IF(AND([.C15]=&quot;&quot;); ([.$R$2])*(ROUNDDOWN(HOUR([.D15]);0)+ROUNDDOWN(HOUR([.E15]);0)); IF( AND( HOUR([.C15])&gt;=HOUR(&quot;14:00:00&quot;) ; HOUR([.C15])&lt;HOUR(&quot;18:00:00&quot;)  ); ([.$R$2]+[.$R$3])*(ROUNDDOWN(HOUR([.D15]);0)) + ([.$R$3])*ROUNDDOWN(HOUR([.E15]);0); IF( AND( HOUR([.C15])&gt;=HOUR(&quot;18:00:00&quot;) ; HOUR([.C15])&lt;HOUR(&quot;23:59:59&quot;)  ); ([.$R$2]+[.$R$4])*(ROUNDDOWN(HOUR([.D15]);0)) + ([.$R$4])*ROUNDDOWN(HOUR([.E15]);0); IF( AND( HOUR([.C15])&gt;=HOUR(&quot;00:00:00&quot;) ; HOUR([.C15])&lt;HOUR(&quot;06:00:00&quot;)  ); ([.$R$2]+[.$R$4])*(ROUNDDOWN(HOUR([.D15]);0)) + ([.$R$4])*ROUNDDOWN(HOUR([.E15]);0); &quot;&quot;)))); IF( AND( HOUR([.B15])&gt;=HOUR(&quot;14:00:00&quot;) ; HOUR([.B15])&lt;HOUR(&quot;18:00:00&quot;)  ); IF(AND([.C15]=&quot;&quot;); [.$R$3]*(ROUNDDOWN(HOUR([.D15]);0)+ROUNDDOWN(HOUR([.E15]);0)); IF( AND( HOUR([.C15])&gt;=HOUR(&quot;06:00:00&quot;) ; HOUR([.C15])&lt;HOUR(&quot;14:00:00&quot;)  ); ([.$R$2]+[.$R$3])*(ROUNDDOWN(HOUR([.D15]);0)) + [.$R$2]*ROUNDDOWN(HOUR([.E15]);0); IF( AND( HOUR([.C15])&gt;=HOUR(&quot;18:00:00&quot;) ; HOUR([.C15])&lt;HOUR(&quot;23:59:59&quot;)  ); ([.$R$3]+[.$R$4])*(ROUNDDOWN(HOUR([.D15]);0)) + [.$R$4]*ROUNDDOWN(HOUR([.E15]);0); IF( AND( HOUR([.C15])&gt;=HOUR(&quot;00:00:00&quot;) ; HOUR([.C15])&lt;HOUR(&quot;06:00:00&quot;)  ); ([.$R$3]+[.$R$4])*(ROUNDDOWN(HOUR([.D15]);0)) + [.$R$4]*ROUNDDOWN(HOUR([.E15]);0); &quot;&quot;)))); IF( AND( HOUR([.B15])&gt;=HOUR(&quot;18:00:00&quot;) ; HOUR([.B15])&lt;HOUR(&quot;23:59:59&quot;)  ); IF(AND([.C15]=&quot;&quot;); [.$R$4]*(ROUNDDOWN(HOUR([.D15]);0)+ROUNDDOWN(HOUR([.E15]);0)); IF( AND( HOUR([.C15])&gt;=HOUR(&quot;06:00:00&quot;) ; HOUR([.C15])&lt;HOUR(&quot;14:00:00&quot;)  ); ([.$R$2]+[.$R$4])*(ROUNDDOWN(HOUR([.D15]);0)) + [.$R$2]*ROUNDDOWN(HOUR([.E15]);0); IF( AND( HOUR([.C15])&gt;=HOUR(&quot;14:00:00&quot;) ; HOUR([.C15])&lt;HOUR(&quot;17:00:00&quot;)  ); ([.$R$3]+[.$R$4])*(ROUNDDOWN(HOUR([.D15]);0)) + [.$R$4]*ROUNDDOWN(HOUR([.E15]);0);  &quot;&quot;))); IF(AND(HOUR([.B15])&gt;=HOUR(&quot;00:00:00&quot;) ; HOUR([.B15])&lt;HOUR(&quot;06:00:00&quot;)  ); IF(AND([.C15]=&quot;&quot;); [.$R$4]*(ROUNDDOWN(HOUR([.D15]);0)+ROUNDDOWN(HOUR([.E15]);0)); IF( AND( HOUR([.C15])&gt;=HOUR(&quot;06:00:00&quot;) ; HOUR([.C15])&lt;HOUR(&quot;14:00:00&quot;)  ); ([.$R$2]+[.$R$4])*(ROUNDDOWN(HOUR([.D15]);0)) + [.$R$2]*ROUNDDOWN(HOUR([.E15]);0); IF( AND( HOUR([.C15])&gt;=HOUR(&quot;14:00:00&quot;) ; HOUR([.C15])&lt;HOUR(&quot;18:00:00&quot;)  ); ([.$R$3]+[.$R$4])*(ROUNDDOWN(HOUR([.D15]);0)) + [.$R$4]*ROUNDDOWN(HOUR([.E15]);0); IF( AND( HOUR([.C15])&gt;=HOUR(&quot;18:00:00&quot;) ; HOUR([.C15])&lt;HOUR(&quot;23:59:59&quot;)  ); ([.$R$4])*2*(ROUNDDOWN(HOUR([.D15]);0)) + [.$R$4]*ROUNDDOWN(HOUR([.E15]);0); &quot;&quot;)))); &quot;&quot;)))); IF(AND(HOUR([.E15])&gt;=HOUR(&quot;08:00:00&quot;)); &quot;DOBLE JORNADA &gt;= 8 HORAS (NO ES HORA EXTRA)&quot;; &quot;&quot;)); IF( OR([.F15]=&quot;sábado&quot;; [.F15]=&quot;sabado&quot;); IF(AND(HOUR([.E15])&lt;HOUR(&quot;08:00:00&quot;)); IF( AND( HOUR([.B15])&gt;=HOUR(&quot;06:00:00&quot;) ; HOUR([.B15])&lt;HOUR(&quot;14:00:00&quot;)  ); IF(AND([.C15]=&quot;&quot;); [.$R$2]*(ROUNDDOWN(HOUR([.D15]);0)+ROUNDDOWN(HOUR([.E15]);0)); IF( AND( HOUR([.C15])&gt;=HOUR(&quot;14:00:00&quot;) ; HOUR([.C15])&lt;HOUR(&quot;23:59:59&quot;)  ); ([.$R$2]+[.$R$5])*(ROUNDDOWN(HOUR([.D15]);0)) + [.$R$5]*ROUNDDOWN(HOUR([.E15]);0); IF( AND( HOUR([.C15])&gt;=HOUR(&quot;00:00:00&quot;) ; HOUR([.C15])&lt;HOUR(&quot;06:00:00&quot;)  ); ([.$R$2]+[.$R$5])*(ROUNDDOWN(HOUR([.D15]);0)) + [.$R$5]*ROUNDDOWN(HOUR([.E15]);0);  &quot;&quot;))); IF( AND( HOUR([.B15])&gt;=HOUR(&quot;14:00:00&quot;) ; HOUR([.B15])&lt;HOUR(&quot;23:59:59&quot;)  ); IF(AND([.C15]=&quot;&quot;); [.$R$5]*(ROUNDDOWN(HOUR([.D15]);0)+ROUNDDOWN(HOUR([.E15]);0)); IF( AND( HOUR([.C15])&gt;=HOUR(&quot;06:00:00&quot;) ; HOUR([.C15])&lt;HOUR(&quot;14:00:00&quot;)  ); ([.$R$2]+[.$R$5])*(ROUNDDOWN(HOUR([.D15]);0)) + [.$R$2]*ROUNDDOWN(HOUR([.E15]);0); IF( AND( HOUR([.C15])&gt;=HOUR(&quot;00:00:00&quot;) ; HOUR([.C15])&lt;HOUR(&quot;06:00:00&quot;)  ); ([.$R$5])*2*(ROUNDDOWN(HOUR([.D15]);0)) + [.$R$5]*ROUNDDOWN(HOUR([.E15]);0); &quot;&quot;))); IF( AND( HOUR([.B15])&gt;=HOUR(&quot;00:00:00&quot;) ; HOUR([.B15])&lt;HOUR(&quot;06:00:00&quot;)  ); IF(AND([.C15]=&quot;&quot;); [.$R$5]*(ROUNDDOWN(HOUR([.D15]);0)+ROUNDDOWN(HOUR([.E15]);0)); IF( AND( HOUR([.C15])&gt;=HOUR(&quot;06:00:00&quot;) ; HOUR([.C15])&lt;HOUR(&quot;14:00:00&quot;)  ); ([.$R$2]+[.$R$5])*(ROUNDDOWN(HOUR([.D15]);0)) + [.$R$2]*ROUNDDOWN(HOUR([.E15]);0); &quot;&quot;)); &quot;&quot;))); IF(AND(HOUR([.E15])&gt;=HOUR(&quot;08:00:00&quot;)); &quot;DOBLE JORNADA &gt;= 8 HORAS (NO ES HORA EXTRA&quot;; &quot;&quot;)); IF(AND(OR([.F15]=&quot;domingo&quot;; AND(OR([.F15]=&quot;lunes&quot;; [.F15]=&quot;viernes&quot;);[.H15]=&quot;Festivo&quot;));[.G15]=&quot;&quot;); IF(AND(HOUR([.E15])&lt;HOUR(&quot;08:00:00&quot;)); IF( AND( HOUR([.B15])&gt;=HOUR(&quot;06:00:00&quot;) ; HOUR([.B15])&lt;HOUR(&quot;23:59:59&quot;)  ); IF(AND([.C15]=&quot;&quot;); [.$R$6]*(ROUNDDOWN(HOUR([.D15]);0)+ROUNDDOWN(HOUR([.E15]);0)); IF( AND( HOUR([.C15])&gt;=HOUR(&quot;00:00:00&quot;) ; HOUR([.C15])&lt;HOUR(&quot;06:00:00&quot;)  ); ([.$R$6])*2*(ROUNDDOWN(HOUR([.D15]);0)) + [.$R$6]*ROUNDDOWN(HOUR([.E15]);0);  &quot;&quot;)); IF( AND( HOUR([.C15])&gt;=HOUR(&quot;00:00:00&quot;) ; HOUR([.C15])&lt;HOUR(&quot;06:00:00&quot;)  ); ([.$R$6])*2*(ROUNDDOWN(HOUR([.D15]);0)) + [.$R$6]*ROUNDDOWN(HOUR([.E15]);0); &quot;&quot;)); IF(AND(HOUR([.E15])&gt;=HOUR(&quot;08:00:00&quot;)); &quot;DOBLE JORNADA &gt;= 8 HORAS (NO ES HORA EXTRA&quot;; &quot;&quot;)); IF( AND(OR([.F15]=&quot;lunes&quot;; [.F15]=&quot;martes&quot;; [.F15]=&quot;miércoles&quot;; [.F15]=&quot;miercoles&quot;; [.F15]=&quot;jueves&quot;; [.F15]=&quot;viernes&quot;;[.F15]=&quot;sabado&quot;;[.F15]=&quot;sábado&quot;;[.F15]=&quot;domingo&quot;; OR([.H15]=&quot;&quot;;[.H15]=&quot;Festivo&quot;));[.G15]=&quot;si&quot;); IF(AND(HOUR([.E15])&lt;HOUR(&quot;08:00:00&quot;)); IF( AND( HOUR([.B15])&gt;=HOUR(&quot;06:00:00&quot;) ; HOUR([.B15])&lt;HOUR(&quot;23:59:59&quot;)  ); IF(AND([.C15]=&quot;&quot;); [.$R$7]*(ROUNDDOWN(HOUR([.D15]);0)+ROUNDDOWN(HOUR([.E15]);0)); IF( AND( HOUR([.C15])&gt;=HOUR(&quot;00:00:00&quot;) ; HOUR([.C15])&lt;HOUR(&quot;06:00:00&quot;)  ); ([.$R$7])*2*(ROUNDDOWN(HOUR([.D15]);0)) + [.$R$7]*ROUNDDOWN(HOUR([.E15]);0);  &quot;&quot;)); IF( AND( HOUR([.B15])&gt;=HOUR(&quot;00:00:00&quot;) ; HOUR([.B15])&lt;HOUR(&quot;06:00:00&quot;)  ); ([.$R$7])*2*(ROUNDDOWN(HOUR([.D15]);0)) + [.$R$7]*ROUNDDOWN(HOUR([.E15]);0); &quot;&quot;)); IF(AND(HOUR([.E15])&gt;=HOUR(&quot;08:00:00&quot;)); &quot;DOBLE JORNADA &gt;= 8 HORAS (NO ES HORA EXTRA&quot;; &quot;&quot;)); &quot;&quot;))))))" office:value-type="float" office:value="56000" calcext:value-type="float">
            <text:p>56000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15" calcext:value-type="date">
            <text:p>15/12/23</text:p>
          </table:table-cell>
          <table:table-cell table:style-name="ce6" office:value-type="time" office:time-value="PT06H00M00S" calcext:value-type="time">
            <text:p>06:00:00</text:p>
          </table:table-cell>
          <table:table-cell table:style-name="ce6"/>
          <table:table-cell table:style-name="ce6" office:value-type="time" office:time-value="PT343H59M59.999999997S" calcext:value-type="time">
            <text:p>08:00:00</text:p>
          </table:table-cell>
          <table:table-cell table:style-name="ce6"/>
          <table:table-cell table:style-name="ce10" office:value-type="string" calcext:value-type="string">
            <text:p>viernes</text:p>
          </table:table-cell>
          <table:table-cell table:style-name="ce10" table:number-columns-repeated="2"/>
          <table:table-cell table:style-name="ce6" office:value-type="time" office:time-value="PT336H29M59.999999997S" calcext:value-type="time">
            <text:p>00:30:00</text:p>
          </table:table-cell>
          <table:table-cell table:style-name="ce6" table:formula="of:=IF(AND([.B16]=&quot;&quot;);&quot;DESCANSO&quot;; IF(AND([.B16]&lt;&gt;&quot;&quot;); IF(AND([.C16]=&quot;&quot;); [.B16]+[.D16]+[.E16]+[.I16]; IF(AND([.C16]&lt;&gt;&quot;&quot;); [.B16]+2*[.D16]+[.E16]+[.I16] ))))" office:value-type="time" office:time-value="PT686H29M59.999999994S" calcext:value-type="time">
            <text:p>14:29:59</text:p>
          </table:table-cell>
          <table:table-cell table:style-name="ce6" table:formula="of:=IF(AND([.B16]=&quot;&quot;); &quot;DESCANSO&quot;; IF(AND([.B16]&lt;&gt;&quot;&quot;);    IF(AND(OR([.F16]=&quot;lunes&quot;; [.F16]=&quot;martes&quot;; [.F16]=&quot;miércoles&quot;; [.F16]=&quot;miercoles&quot;; [.F16]=&quot;jueves&quot;; [.F16]=&quot;viernes&quot;);AND([.G16]=&quot;&quot;; [.H16]=&quot;&quot;)); IF(AND(HOUR([.E16])&lt;HOUR(&quot;08:00:00&quot;));  IF( AND( HOUR([.B16])&gt;=HOUR(&quot;06:00:00&quot;) ; HOUR([.B16])&lt;HOUR(&quot;14:00:00&quot;)  ); IF(AND([.C16]=&quot;&quot;); &quot;DIURNO&quot;;  IF( AND( HOUR([.C16])&gt;=HOUR(&quot;14:00:00&quot;) ; HOUR([.C16])&lt;HOUR(&quot;18:00:00&quot;)  ); &quot;DOBLE DIURNO/TARDE&quot;;  IF( AND( HOUR([.C16])&gt;=HOUR(&quot;18:00:00&quot;) ; HOUR([.C16])&lt;HOUR(&quot;23:59:59&quot;)  ); &quot;DOBLE DIURNO/NOCHE&quot;;  IF( AND( HOUR([.C16])&gt;=HOUR(&quot;00:00:00&quot;) ; HOUR([.C16])&lt;HOUR(&quot;06:00:00&quot;)  ); &quot;DOBLE DIURNO/NOCHE&quot;; &quot;&quot;))));  IF( AND( HOUR([.B16])&gt;=HOUR(&quot;14:00:00&quot;) ; HOUR([.B16])&lt;HOUR(&quot;18:00:00&quot;)  ); IF(AND([.C16]=&quot;&quot;); &quot;TARDE&quot;;  IF( AND( HOUR([.C16])&gt;=HOUR(&quot;06:00:00&quot;) ; HOUR([.C16])&lt;HOUR(&quot;14:00:00&quot;)  ); &quot;DOBLE TARDE/DIURNO&quot;;  IF( AND( HOUR([.C16])&gt;=HOUR(&quot;18:00:00&quot;) ; HOUR([.C16])&lt;HOUR(&quot;23:59:59&quot;)  ); &quot;DOBLE TARDE/NOCHE&quot;;  IF( AND( HOUR([.C16])&gt;=HOUR(&quot;00:00:00&quot;) ; HOUR([.C16])&lt;HOUR(&quot;06:00:00&quot;)  ); &quot;DOBLE NOCHE&quot;; &quot;&quot;))));  IF( AND( HOUR([.B16])&gt;=HOUR(&quot;18:00:00&quot;) ; HOUR([.B16])&lt;HOUR(&quot;23:59:59&quot;)  ); IF(AND([.C16]=&quot;&quot;);  &quot;NOCHE&quot;;  IF( AND( HOUR([.C16])&gt;=HOUR(&quot;06:00:00&quot;) ; HOUR([.C16])&lt;HOUR(&quot;14:00:00&quot;)  ); &quot;DOBLE NOCHE/DIURNO&quot;;  IF( AND( HOUR([.C16])&gt;=HOUR(&quot;14:00:00&quot;) ; HOUR([.C16])&lt;HOUR(&quot;17:00:00&quot;)  ); &quot;DOBLE NOCHE/TARDE&quot;;  &quot;&quot;))); IF(AND(HOUR([.B16])&gt;=HOUR(&quot;00:00:00&quot;) ; HOUR([.B16])&lt;HOUR(&quot;06:00:00&quot;)  ); IF(AND([.C16]=&quot;&quot;);  &quot;NOCHE&quot;;  IF( AND( HOUR([.C16])&gt;=HOUR(&quot;06:00:00&quot;) ; HOUR([.C16])&lt;HOUR(&quot;14:00:00&quot;)  ); &quot;DOBLE NOCHE/DIRNO&quot;;  IF( AND( HOUR([.C16])&gt;=HOUR(&quot;14:00:00&quot;) ; HOUR([.C16])&lt;HOUR(&quot;18:00:00&quot;)  ); &quot;DOBLE NOCHE/TARDE&quot;;  IF( AND( HOUR([.C16])&gt;=HOUR(&quot;18:00:00&quot;) ; HOUR([.C16])&lt;HOUR(&quot;23:59:59&quot;)  ); &quot;DOBLE NOCHE&quot;; &quot;&quot;)))); &quot;&quot;)))); IF(AND(HOUR([.E16])&gt;=HOUR(&quot;08:00:00&quot;)); &quot;DOBLE JORNADA &gt;= 8 HORAS (NO ES HORA EXTRA)&quot;; &quot;&quot;)); IF( OR([.F16]=&quot;sábado&quot;; [.F16]=&quot;sabado&quot;); IF(AND(HOUR([.E16])&lt;HOUR(&quot;08:00:00&quot;)); IF( AND( HOUR([.B16])&gt;=HOUR(&quot;06:00:00&quot;) ; HOUR([.B16])&lt;HOUR(&quot;14:00:00&quot;)  ); IF(AND([.C16]=&quot;&quot;); &quot;DIURNO&quot;;  IF( AND( HOUR([.C16])&gt;=HOUR(&quot;14:00:00&quot;) ; HOUR([.C16])&lt;HOUR(&quot;23:59:59&quot;)  ); &quot;DOBLE DIURNO/SOCIAL&quot;;  IF( AND( HOUR([.C16])&gt;=HOUR(&quot;00:00:00&quot;) ; HOUR([.C16])&lt;HOUR(&quot;06:00:00&quot;)  ); &quot;DOBLE DIURNO/SOCIAL&quot;;  &quot;&quot;)));  IF( AND( HOUR([.B16])&gt;=HOUR(&quot;14:00:00&quot;) ; HOUR([.B16])&lt;HOUR(&quot;23:59:59&quot;)  );  IF(AND([.C16]=&quot;&quot;); &quot;SOCIAL&quot;; IF( AND( HOUR([.C16])&gt;=HOUR(&quot;06:00:00&quot;) ; HOUR([.C16])&lt;HOUR(&quot;14:00:00&quot;)  ); &quot;DOBLE SOCIAL/DIRUNO&quot;;  IF( AND( HOUR([.C16])&gt;=HOUR(&quot;00:00:00&quot;) ; HOUR([.C16])&lt;HOUR(&quot;06:00:00&quot;)  ); &quot;DOBLE SOCIAL&quot;; &quot;&quot;)));  IF( AND( HOUR([.B16])&gt;=HOUR(&quot;00:00:00&quot;) ; HOUR([.B16])&lt;HOUR(&quot;06:00:00&quot;)  ); IF(AND([.C16]=&quot;&quot;); &quot;SOCIAL&quot;;  IF( AND( HOUR([.C16])&gt;=HOUR(&quot;06:00:00&quot;) ; HOUR([.C16])&lt;HOUR(&quot;14:00:00&quot;)  ); &quot;DOBLE SOCIAL/DIURNO&quot;; &quot;&quot;)); &quot;&quot;)));  IF(AND(HOUR([.E16])&gt;=HOUR(&quot;08:00:00&quot;)); &quot;DOBLE JORNADA &gt;= 8 HORAS (NO ES HORA EXTRA&quot;; &quot;&quot;)); IF(AND(OR([.F16]=&quot;domingo&quot;; AND(OR([.F16]=&quot;lunes&quot;; [.F16]=&quot;viernes&quot;);[.H16]=&quot;Festivo&quot;));[.G16]=&quot;&quot;); IF(AND(HOUR([.E16])&lt;HOUR(&quot;08:00:00&quot;)); IF( AND( HOUR([.B16])&gt;=HOUR(&quot;06:00:00&quot;) ; HOUR([.B16])&lt;HOUR(&quot;23:59:59&quot;)  ); IF(AND([.C16]=&quot;&quot;); &quot;DOMINICAL/FESTIVO&quot;; IF( AND( HOUR([.C16])&gt;=HOUR(&quot;00:00:00&quot;) ; HOUR([.C16])&lt;HOUR(&quot;06:00:00&quot;)  ); &quot;DOBLE DOMINICAL/FESTIVO&quot;;  &quot;&quot;)); IF( AND( HOUR([.B16])&gt;=HOUR(&quot;00:00:00&quot;) ; HOUR([.B16])&lt;HOUR(&quot;06:00:00&quot;)  ); &quot;DOBLE DOMINICAL/FESTIVO&quot;; &quot;&quot;)); IF(AND(HOUR([.E16])&gt;=HOUR(&quot;08:00:00&quot;)); &quot;DOBLE JORNADA &gt;= 8 HORAS (NO ES HORA EXTRA&quot;; &quot;&quot;)); IF( AND(OR([.F16]=&quot;lunes&quot;; [.F16]=&quot;martes&quot;; [.F16]=&quot;miércoles&quot;; [.F16]=&quot;miercoles&quot;; [.F16]=&quot;jueves&quot;; [.F16]=&quot;viernes&quot;;[.F16]=&quot;sabado&quot;;[.F16]=&quot;sábado&quot;;[.F16]=&quot;domingo&quot;; OR([.H16]=&quot;&quot;;[.H16]=&quot;Festivo&quot;));[.G16]=&quot;si&quot;); IF(AND(HOUR([.E16])&lt;HOUR(&quot;08:00:00&quot;)); IF( AND( HOUR([.B16])&gt;=HOUR(&quot;06:00:00&quot;) ; HOUR([.B16])&lt;HOUR(&quot;23:59:59&quot;)  ); IF(AND([.C16]=&quot;&quot;); &quot;ESPECIAL&quot;; IF( AND( HOUR([.C16])&gt;=HOUR(&quot;00:00:00&quot;) ; HOUR([.C16])&lt;HOUR(&quot;06:00:00&quot;)  ); &quot;DOBLE ESPECIAL&quot;;  &quot;&quot;)); IF( AND( HOUR([.B16])&gt;=HOUR(&quot;00:00:00&quot;) ; HOUR([.B16])&lt;HOUR(&quot;06:00:00&quot;)  ); &quot;DOBLE ESPECIAL&quot;; &quot;&quot;)); IF(AND(HOUR([.E16])&gt;=HOUR(&quot;08:00:00&quot;)); &quot;DOBLE JORNADA &gt;= 8 HORAS (NO ES HORA EXTRA&quot;; &quot;&quot;)); &quot;&quot;))))))" office:value-type="string" office:string-value="DIURNO" calcext:value-type="string">
            <text:p>DIURNO</text:p>
          </table:table-cell>
          <table:table-cell table:style-name="ce7"/>
          <table:table-cell table:style-name="ce7" table:formula="of:=IF(AND([.B16]=&quot;&quot;); &quot;DESCANSO&quot;; IF( AND([.B16]&lt;&gt;&quot;&quot;); IF(AND(OR([.F16]=&quot;lunes&quot;; [.F16]=&quot;martes&quot;; [.F16]=&quot;miércoles&quot;; [.F16]=&quot;miercoles&quot;; [.F16]=&quot;jueves&quot;; [.F16]=&quot;viernes&quot;);AND([.G16]=&quot;&quot;; [.H16]=&quot;&quot;)); IF(AND(HOUR([.E16])&lt;HOUR(&quot;08:00:00&quot;)); IF( AND( HOUR([.B16])&gt;=HOUR(&quot;06:00:00&quot;) ; HOUR([.B16])&lt;HOUR(&quot;14:00:00&quot;)  ); IF(AND([.C16]=&quot;&quot;); ([.$R$2])*(ROUNDDOWN(HOUR([.D16]);0)+ROUNDDOWN(HOUR([.E16]);0)); IF( AND( HOUR([.C16])&gt;=HOUR(&quot;14:00:00&quot;) ; HOUR([.C16])&lt;HOUR(&quot;18:00:00&quot;)  ); ([.$R$2]+[.$R$3])*(ROUNDDOWN(HOUR([.D16]);0)) + ([.$R$3])*ROUNDDOWN(HOUR([.E16]);0); IF( AND( HOUR([.C16])&gt;=HOUR(&quot;18:00:00&quot;) ; HOUR([.C16])&lt;HOUR(&quot;23:59:59&quot;)  ); ([.$R$2]+[.$R$4])*(ROUNDDOWN(HOUR([.D16]);0)) + ([.$R$4])*ROUNDDOWN(HOUR([.E16]);0); IF( AND( HOUR([.C16])&gt;=HOUR(&quot;00:00:00&quot;) ; HOUR([.C16])&lt;HOUR(&quot;06:00:00&quot;)  ); ([.$R$2]+[.$R$4])*(ROUNDDOWN(HOUR([.D16]);0)) + ([.$R$4])*ROUNDDOWN(HOUR([.E16]);0); &quot;&quot;)))); IF( AND( HOUR([.B16])&gt;=HOUR(&quot;14:00:00&quot;) ; HOUR([.B16])&lt;HOUR(&quot;18:00:00&quot;)  ); IF(AND([.C16]=&quot;&quot;); [.$R$3]*(ROUNDDOWN(HOUR([.D16]);0)+ROUNDDOWN(HOUR([.E16]);0)); IF( AND( HOUR([.C16])&gt;=HOUR(&quot;06:00:00&quot;) ; HOUR([.C16])&lt;HOUR(&quot;14:00:00&quot;)  ); ([.$R$2]+[.$R$3])*(ROUNDDOWN(HOUR([.D16]);0)) + [.$R$2]*ROUNDDOWN(HOUR([.E16]);0); IF( AND( HOUR([.C16])&gt;=HOUR(&quot;18:00:00&quot;) ; HOUR([.C16])&lt;HOUR(&quot;23:59:59&quot;)  ); ([.$R$3]+[.$R$4])*(ROUNDDOWN(HOUR([.D16]);0)) + [.$R$4]*ROUNDDOWN(HOUR([.E16]);0); IF( AND( HOUR([.C16])&gt;=HOUR(&quot;00:00:00&quot;) ; HOUR([.C16])&lt;HOUR(&quot;06:00:00&quot;)  ); ([.$R$3]+[.$R$4])*(ROUNDDOWN(HOUR([.D16]);0)) + [.$R$4]*ROUNDDOWN(HOUR([.E16]);0); &quot;&quot;)))); IF( AND( HOUR([.B16])&gt;=HOUR(&quot;18:00:00&quot;) ; HOUR([.B16])&lt;HOUR(&quot;23:59:59&quot;)  ); IF(AND([.C16]=&quot;&quot;); [.$R$4]*(ROUNDDOWN(HOUR([.D16]);0)+ROUNDDOWN(HOUR([.E16]);0)); IF( AND( HOUR([.C16])&gt;=HOUR(&quot;06:00:00&quot;) ; HOUR([.C16])&lt;HOUR(&quot;14:00:00&quot;)  ); ([.$R$2]+[.$R$4])*(ROUNDDOWN(HOUR([.D16]);0)) + [.$R$2]*ROUNDDOWN(HOUR([.E16]);0); IF( AND( HOUR([.C16])&gt;=HOUR(&quot;14:00:00&quot;) ; HOUR([.C16])&lt;HOUR(&quot;17:00:00&quot;)  ); ([.$R$3]+[.$R$4])*(ROUNDDOWN(HOUR([.D16]);0)) + [.$R$4]*ROUNDDOWN(HOUR([.E16]);0);  &quot;&quot;))); IF(AND(HOUR([.B16])&gt;=HOUR(&quot;00:00:00&quot;) ; HOUR([.B16])&lt;HOUR(&quot;06:00:00&quot;)  ); IF(AND([.C16]=&quot;&quot;); [.$R$4]*(ROUNDDOWN(HOUR([.D16]);0)+ROUNDDOWN(HOUR([.E16]);0)); IF( AND( HOUR([.C16])&gt;=HOUR(&quot;06:00:00&quot;) ; HOUR([.C16])&lt;HOUR(&quot;14:00:00&quot;)  ); ([.$R$2]+[.$R$4])*(ROUNDDOWN(HOUR([.D16]);0)) + [.$R$2]*ROUNDDOWN(HOUR([.E16]);0); IF( AND( HOUR([.C16])&gt;=HOUR(&quot;14:00:00&quot;) ; HOUR([.C16])&lt;HOUR(&quot;18:00:00&quot;)  ); ([.$R$3]+[.$R$4])*(ROUNDDOWN(HOUR([.D16]);0)) + [.$R$4]*ROUNDDOWN(HOUR([.E16]);0); IF( AND( HOUR([.C16])&gt;=HOUR(&quot;18:00:00&quot;) ; HOUR([.C16])&lt;HOUR(&quot;23:59:59&quot;)  ); ([.$R$4])*2*(ROUNDDOWN(HOUR([.D16]);0)) + [.$R$4]*ROUNDDOWN(HOUR([.E16]);0); &quot;&quot;)))); &quot;&quot;)))); IF(AND(HOUR([.E16])&gt;=HOUR(&quot;08:00:00&quot;)); &quot;DOBLE JORNADA &gt;= 8 HORAS (NO ES HORA EXTRA)&quot;; &quot;&quot;)); IF( OR([.F16]=&quot;sábado&quot;; [.F16]=&quot;sabado&quot;); IF(AND(HOUR([.E16])&lt;HOUR(&quot;08:00:00&quot;)); IF( AND( HOUR([.B16])&gt;=HOUR(&quot;06:00:00&quot;) ; HOUR([.B16])&lt;HOUR(&quot;14:00:00&quot;)  ); IF(AND([.C16]=&quot;&quot;); [.$R$2]*(ROUNDDOWN(HOUR([.D16]);0)+ROUNDDOWN(HOUR([.E16]);0)); IF( AND( HOUR([.C16])&gt;=HOUR(&quot;14:00:00&quot;) ; HOUR([.C16])&lt;HOUR(&quot;23:59:59&quot;)  ); ([.$R$2]+[.$R$5])*(ROUNDDOWN(HOUR([.D16]);0)) + [.$R$5]*ROUNDDOWN(HOUR([.E16]);0); IF( AND( HOUR([.C16])&gt;=HOUR(&quot;00:00:00&quot;) ; HOUR([.C16])&lt;HOUR(&quot;06:00:00&quot;)  ); ([.$R$2]+[.$R$5])*(ROUNDDOWN(HOUR([.D16]);0)) + [.$R$5]*ROUNDDOWN(HOUR([.E16]);0);  &quot;&quot;))); IF( AND( HOUR([.B16])&gt;=HOUR(&quot;14:00:00&quot;) ; HOUR([.B16])&lt;HOUR(&quot;23:59:59&quot;)  ); IF(AND([.C16]=&quot;&quot;); [.$R$5]*(ROUNDDOWN(HOUR([.D16]);0)+ROUNDDOWN(HOUR([.E16]);0)); IF( AND( HOUR([.C16])&gt;=HOUR(&quot;06:00:00&quot;) ; HOUR([.C16])&lt;HOUR(&quot;14:00:00&quot;)  ); ([.$R$2]+[.$R$5])*(ROUNDDOWN(HOUR([.D16]);0)) + [.$R$2]*ROUNDDOWN(HOUR([.E16]);0); IF( AND( HOUR([.C16])&gt;=HOUR(&quot;00:00:00&quot;) ; HOUR([.C16])&lt;HOUR(&quot;06:00:00&quot;)  ); ([.$R$5])*2*(ROUNDDOWN(HOUR([.D16]);0)) + [.$R$5]*ROUNDDOWN(HOUR([.E16]);0); &quot;&quot;))); IF( AND( HOUR([.B16])&gt;=HOUR(&quot;00:00:00&quot;) ; HOUR([.B16])&lt;HOUR(&quot;06:00:00&quot;)  ); IF(AND([.C16]=&quot;&quot;); [.$R$5]*(ROUNDDOWN(HOUR([.D16]);0)+ROUNDDOWN(HOUR([.E16]);0)); IF( AND( HOUR([.C16])&gt;=HOUR(&quot;06:00:00&quot;) ; HOUR([.C16])&lt;HOUR(&quot;14:00:00&quot;)  ); ([.$R$2]+[.$R$5])*(ROUNDDOWN(HOUR([.D16]);0)) + [.$R$2]*ROUNDDOWN(HOUR([.E16]);0); &quot;&quot;)); &quot;&quot;))); IF(AND(HOUR([.E16])&gt;=HOUR(&quot;08:00:00&quot;)); &quot;DOBLE JORNADA &gt;= 8 HORAS (NO ES HORA EXTRA&quot;; &quot;&quot;)); IF(AND(OR([.F16]=&quot;domingo&quot;; AND(OR([.F16]=&quot;lunes&quot;; [.F16]=&quot;viernes&quot;);[.H16]=&quot;Festivo&quot;));[.G16]=&quot;&quot;); IF(AND(HOUR([.E16])&lt;HOUR(&quot;08:00:00&quot;)); IF( AND( HOUR([.B16])&gt;=HOUR(&quot;06:00:00&quot;) ; HOUR([.B16])&lt;HOUR(&quot;23:59:59&quot;)  ); IF(AND([.C16]=&quot;&quot;); [.$R$6]*(ROUNDDOWN(HOUR([.D16]);0)+ROUNDDOWN(HOUR([.E16]);0)); IF( AND( HOUR([.C16])&gt;=HOUR(&quot;00:00:00&quot;) ; HOUR([.C16])&lt;HOUR(&quot;06:00:00&quot;)  ); ([.$R$6])*2*(ROUNDDOWN(HOUR([.D16]);0)) + [.$R$6]*ROUNDDOWN(HOUR([.E16]);0);  &quot;&quot;)); IF( AND( HOUR([.C16])&gt;=HOUR(&quot;00:00:00&quot;) ; HOUR([.C16])&lt;HOUR(&quot;06:00:00&quot;)  ); ([.$R$6])*2*(ROUNDDOWN(HOUR([.D16]);0)) + [.$R$6]*ROUNDDOWN(HOUR([.E16]);0); &quot;&quot;)); IF(AND(HOUR([.E16])&gt;=HOUR(&quot;08:00:00&quot;)); &quot;DOBLE JORNADA &gt;= 8 HORAS (NO ES HORA EXTRA&quot;; &quot;&quot;)); IF( AND(OR([.F16]=&quot;lunes&quot;; [.F16]=&quot;martes&quot;; [.F16]=&quot;miércoles&quot;; [.F16]=&quot;miercoles&quot;; [.F16]=&quot;jueves&quot;; [.F16]=&quot;viernes&quot;;[.F16]=&quot;sabado&quot;;[.F16]=&quot;sábado&quot;;[.F16]=&quot;domingo&quot;; OR([.H16]=&quot;&quot;;[.H16]=&quot;Festivo&quot;));[.G16]=&quot;si&quot;); IF(AND(HOUR([.E16])&lt;HOUR(&quot;08:00:00&quot;)); IF( AND( HOUR([.B16])&gt;=HOUR(&quot;06:00:00&quot;) ; HOUR([.B16])&lt;HOUR(&quot;23:59:59&quot;)  ); IF(AND([.C16]=&quot;&quot;); [.$R$7]*(ROUNDDOWN(HOUR([.D16]);0)+ROUNDDOWN(HOUR([.E16]);0)); IF( AND( HOUR([.C16])&gt;=HOUR(&quot;00:00:00&quot;) ; HOUR([.C16])&lt;HOUR(&quot;06:00:00&quot;)  ); ([.$R$7])*2*(ROUNDDOWN(HOUR([.D16]);0)) + [.$R$7]*ROUNDDOWN(HOUR([.E16]);0);  &quot;&quot;)); IF( AND( HOUR([.B16])&gt;=HOUR(&quot;00:00:00&quot;) ; HOUR([.B16])&lt;HOUR(&quot;06:00:00&quot;)  ); ([.$R$7])*2*(ROUNDDOWN(HOUR([.D16]);0)) + [.$R$7]*ROUNDDOWN(HOUR([.E16]);0); &quot;&quot;)); IF(AND(HOUR([.E16])&gt;=HOUR(&quot;08:00:00&quot;)); &quot;DOBLE JORNADA &gt;= 8 HORAS (NO ES HORA EXTRA&quot;; &quot;&quot;)); &quot;&quot;))))))" office:value-type="float" office:value="56000" calcext:value-type="float">
            <text:p>56000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16" calcext:value-type="date">
            <text:p>16/12/23</text:p>
          </table:table-cell>
          <table:table-cell table:style-name="ce6" office:value-type="time" office:time-value="PT11H00M00S" calcext:value-type="time">
            <text:p>11:00:00</text:p>
          </table:table-cell>
          <table:table-cell table:style-name="ce6"/>
          <table:table-cell table:style-name="ce6" office:value-type="time" office:time-value="PT367H59M59.999999997S" calcext:value-type="time">
            <text:p>08:00:00</text:p>
          </table:table-cell>
          <table:table-cell table:style-name="ce6"/>
          <table:table-cell table:style-name="ce10" office:value-type="string" calcext:value-type="string">
            <text:p>sábado</text:p>
          </table:table-cell>
          <table:table-cell table:style-name="ce10" table:number-columns-repeated="2"/>
          <table:table-cell table:style-name="ce6" office:value-type="time" office:time-value="PT360H29M59.999999997S" calcext:value-type="time">
            <text:p>00:30:00</text:p>
          </table:table-cell>
          <table:table-cell table:style-name="ce6" table:formula="of:=IF(AND([.B17]=&quot;&quot;);&quot;DESCANSO&quot;; IF(AND([.B17]&lt;&gt;&quot;&quot;); IF(AND([.C17]=&quot;&quot;); [.B17]+[.D17]+[.E17]+[.I17]; IF(AND([.C17]&lt;&gt;&quot;&quot;); [.B17]+2*[.D17]+[.E17]+[.I17] ))))" office:value-type="time" office:time-value="PT739H29M59.999999991S" calcext:value-type="time">
            <text:p>19:29:59</text:p>
          </table:table-cell>
          <table:table-cell table:style-name="ce6" table:formula="of:=IF(AND([.B17]=&quot;&quot;); &quot;DESCANSO&quot;; IF(AND([.B17]&lt;&gt;&quot;&quot;);    IF(AND(OR([.F17]=&quot;lunes&quot;; [.F17]=&quot;martes&quot;; [.F17]=&quot;miércoles&quot;; [.F17]=&quot;miercoles&quot;; [.F17]=&quot;jueves&quot;; [.F17]=&quot;viernes&quot;);AND([.G17]=&quot;&quot;; [.H17]=&quot;&quot;)); IF(AND(HOUR([.E17])&lt;HOUR(&quot;08:00:00&quot;));  IF( AND( HOUR([.B17])&gt;=HOUR(&quot;06:00:00&quot;) ; HOUR([.B17])&lt;HOUR(&quot;14:00:00&quot;)  ); IF(AND([.C17]=&quot;&quot;); &quot;DIURNO&quot;;  IF( AND( HOUR([.C17])&gt;=HOUR(&quot;14:00:00&quot;) ; HOUR([.C17])&lt;HOUR(&quot;18:00:00&quot;)  ); &quot;DOBLE DIURNO/TARDE&quot;;  IF( AND( HOUR([.C17])&gt;=HOUR(&quot;18:00:00&quot;) ; HOUR([.C17])&lt;HOUR(&quot;23:59:59&quot;)  ); &quot;DOBLE DIURNO/NOCHE&quot;;  IF( AND( HOUR([.C17])&gt;=HOUR(&quot;00:00:00&quot;) ; HOUR([.C17])&lt;HOUR(&quot;06:00:00&quot;)  ); &quot;DOBLE DIURNO/NOCHE&quot;; &quot;&quot;))));  IF( AND( HOUR([.B17])&gt;=HOUR(&quot;14:00:00&quot;) ; HOUR([.B17])&lt;HOUR(&quot;18:00:00&quot;)  ); IF(AND([.C17]=&quot;&quot;); &quot;TARDE&quot;;  IF( AND( HOUR([.C17])&gt;=HOUR(&quot;06:00:00&quot;) ; HOUR([.C17])&lt;HOUR(&quot;14:00:00&quot;)  ); &quot;DOBLE TARDE/DIURNO&quot;;  IF( AND( HOUR([.C17])&gt;=HOUR(&quot;18:00:00&quot;) ; HOUR([.C17])&lt;HOUR(&quot;23:59:59&quot;)  ); &quot;DOBLE TARDE/NOCHE&quot;;  IF( AND( HOUR([.C17])&gt;=HOUR(&quot;00:00:00&quot;) ; HOUR([.C17])&lt;HOUR(&quot;06:00:00&quot;)  ); &quot;DOBLE NOCHE&quot;; &quot;&quot;))));  IF( AND( HOUR([.B17])&gt;=HOUR(&quot;18:00:00&quot;) ; HOUR([.B17])&lt;HOUR(&quot;23:59:59&quot;)  ); IF(AND([.C17]=&quot;&quot;);  &quot;NOCHE&quot;;  IF( AND( HOUR([.C17])&gt;=HOUR(&quot;06:00:00&quot;) ; HOUR([.C17])&lt;HOUR(&quot;14:00:00&quot;)  ); &quot;DOBLE NOCHE/DIURNO&quot;;  IF( AND( HOUR([.C17])&gt;=HOUR(&quot;14:00:00&quot;) ; HOUR([.C17])&lt;HOUR(&quot;17:00:00&quot;)  ); &quot;DOBLE NOCHE/TARDE&quot;;  &quot;&quot;))); IF(AND(HOUR([.B17])&gt;=HOUR(&quot;00:00:00&quot;) ; HOUR([.B17])&lt;HOUR(&quot;06:00:00&quot;)  ); IF(AND([.C17]=&quot;&quot;);  &quot;NOCHE&quot;;  IF( AND( HOUR([.C17])&gt;=HOUR(&quot;06:00:00&quot;) ; HOUR([.C17])&lt;HOUR(&quot;14:00:00&quot;)  ); &quot;DOBLE NOCHE/DIRNO&quot;;  IF( AND( HOUR([.C17])&gt;=HOUR(&quot;14:00:00&quot;) ; HOUR([.C17])&lt;HOUR(&quot;18:00:00&quot;)  ); &quot;DOBLE NOCHE/TARDE&quot;;  IF( AND( HOUR([.C17])&gt;=HOUR(&quot;18:00:00&quot;) ; HOUR([.C17])&lt;HOUR(&quot;23:59:59&quot;)  ); &quot;DOBLE NOCHE&quot;; &quot;&quot;)))); &quot;&quot;)))); IF(AND(HOUR([.E17])&gt;=HOUR(&quot;08:00:00&quot;)); &quot;DOBLE JORNADA &gt;= 8 HORAS (NO ES HORA EXTRA)&quot;; &quot;&quot;)); IF( OR([.F17]=&quot;sábado&quot;; [.F17]=&quot;sabado&quot;); IF(AND(HOUR([.E17])&lt;HOUR(&quot;08:00:00&quot;)); IF( AND( HOUR([.B17])&gt;=HOUR(&quot;06:00:00&quot;) ; HOUR([.B17])&lt;HOUR(&quot;14:00:00&quot;)  ); IF(AND([.C17]=&quot;&quot;); &quot;DIURNO&quot;;  IF( AND( HOUR([.C17])&gt;=HOUR(&quot;14:00:00&quot;) ; HOUR([.C17])&lt;HOUR(&quot;23:59:59&quot;)  ); &quot;DOBLE DIURNO/SOCIAL&quot;;  IF( AND( HOUR([.C17])&gt;=HOUR(&quot;00:00:00&quot;) ; HOUR([.C17])&lt;HOUR(&quot;06:00:00&quot;)  ); &quot;DOBLE DIURNO/SOCIAL&quot;;  &quot;&quot;)));  IF( AND( HOUR([.B17])&gt;=HOUR(&quot;14:00:00&quot;) ; HOUR([.B17])&lt;HOUR(&quot;23:59:59&quot;)  );  IF(AND([.C17]=&quot;&quot;); &quot;SOCIAL&quot;; IF( AND( HOUR([.C17])&gt;=HOUR(&quot;06:00:00&quot;) ; HOUR([.C17])&lt;HOUR(&quot;14:00:00&quot;)  ); &quot;DOBLE SOCIAL/DIRUNO&quot;;  IF( AND( HOUR([.C17])&gt;=HOUR(&quot;00:00:00&quot;) ; HOUR([.C17])&lt;HOUR(&quot;06:00:00&quot;)  ); &quot;DOBLE SOCIAL&quot;; &quot;&quot;)));  IF( AND( HOUR([.B17])&gt;=HOUR(&quot;00:00:00&quot;) ; HOUR([.B17])&lt;HOUR(&quot;06:00:00&quot;)  ); IF(AND([.C17]=&quot;&quot;); &quot;SOCIAL&quot;;  IF( AND( HOUR([.C17])&gt;=HOUR(&quot;06:00:00&quot;) ; HOUR([.C17])&lt;HOUR(&quot;14:00:00&quot;)  ); &quot;DOBLE SOCIAL/DIURNO&quot;; &quot;&quot;)); &quot;&quot;)));  IF(AND(HOUR([.E17])&gt;=HOUR(&quot;08:00:00&quot;)); &quot;DOBLE JORNADA &gt;= 8 HORAS (NO ES HORA EXTRA&quot;; &quot;&quot;)); IF(AND(OR([.F17]=&quot;domingo&quot;; AND(OR([.F17]=&quot;lunes&quot;; [.F17]=&quot;viernes&quot;);[.H17]=&quot;Festivo&quot;));[.G17]=&quot;&quot;); IF(AND(HOUR([.E17])&lt;HOUR(&quot;08:00:00&quot;)); IF( AND( HOUR([.B17])&gt;=HOUR(&quot;06:00:00&quot;) ; HOUR([.B17])&lt;HOUR(&quot;23:59:59&quot;)  ); IF(AND([.C17]=&quot;&quot;); &quot;DOMINICAL/FESTIVO&quot;; IF( AND( HOUR([.C17])&gt;=HOUR(&quot;00:00:00&quot;) ; HOUR([.C17])&lt;HOUR(&quot;06:00:00&quot;)  ); &quot;DOBLE DOMINICAL/FESTIVO&quot;;  &quot;&quot;)); IF( AND( HOUR([.B17])&gt;=HOUR(&quot;00:00:00&quot;) ; HOUR([.B17])&lt;HOUR(&quot;06:00:00&quot;)  ); &quot;DOBLE DOMINICAL/FESTIVO&quot;; &quot;&quot;)); IF(AND(HOUR([.E17])&gt;=HOUR(&quot;08:00:00&quot;)); &quot;DOBLE JORNADA &gt;= 8 HORAS (NO ES HORA EXTRA&quot;; &quot;&quot;)); IF( AND(OR([.F17]=&quot;lunes&quot;; [.F17]=&quot;martes&quot;; [.F17]=&quot;miércoles&quot;; [.F17]=&quot;miercoles&quot;; [.F17]=&quot;jueves&quot;; [.F17]=&quot;viernes&quot;;[.F17]=&quot;sabado&quot;;[.F17]=&quot;sábado&quot;;[.F17]=&quot;domingo&quot;; OR([.H17]=&quot;&quot;;[.H17]=&quot;Festivo&quot;));[.G17]=&quot;si&quot;); IF(AND(HOUR([.E17])&lt;HOUR(&quot;08:00:00&quot;)); IF( AND( HOUR([.B17])&gt;=HOUR(&quot;06:00:00&quot;) ; HOUR([.B17])&lt;HOUR(&quot;23:59:59&quot;)  ); IF(AND([.C17]=&quot;&quot;); &quot;ESPECIAL&quot;; IF( AND( HOUR([.C17])&gt;=HOUR(&quot;00:00:00&quot;) ; HOUR([.C17])&lt;HOUR(&quot;06:00:00&quot;)  ); &quot;DOBLE ESPECIAL&quot;;  &quot;&quot;)); IF( AND( HOUR([.B17])&gt;=HOUR(&quot;00:00:00&quot;) ; HOUR([.B17])&lt;HOUR(&quot;06:00:00&quot;)  ); &quot;DOBLE ESPECIAL&quot;; &quot;&quot;)); IF(AND(HOUR([.E17])&gt;=HOUR(&quot;08:00:00&quot;)); &quot;DOBLE JORNADA &gt;= 8 HORAS (NO ES HORA EXTRA&quot;; &quot;&quot;)); &quot;&quot;))))))" office:value-type="string" office:string-value="DIURNO" calcext:value-type="string">
            <text:p>DIURNO</text:p>
          </table:table-cell>
          <table:table-cell table:style-name="ce7"/>
          <table:table-cell table:style-name="ce7" table:formula="of:=IF(AND([.B17]=&quot;&quot;); &quot;DESCANSO&quot;; IF( AND([.B17]&lt;&gt;&quot;&quot;); IF(AND(OR([.F17]=&quot;lunes&quot;; [.F17]=&quot;martes&quot;; [.F17]=&quot;miércoles&quot;; [.F17]=&quot;miercoles&quot;; [.F17]=&quot;jueves&quot;; [.F17]=&quot;viernes&quot;);AND([.G17]=&quot;&quot;; [.H17]=&quot;&quot;)); IF(AND(HOUR([.E17])&lt;HOUR(&quot;08:00:00&quot;)); IF( AND( HOUR([.B17])&gt;=HOUR(&quot;06:00:00&quot;) ; HOUR([.B17])&lt;HOUR(&quot;14:00:00&quot;)  ); IF(AND([.C17]=&quot;&quot;); ([.$R$2])*(ROUNDDOWN(HOUR([.D17]);0)+ROUNDDOWN(HOUR([.E17]);0)); IF( AND( HOUR([.C17])&gt;=HOUR(&quot;14:00:00&quot;) ; HOUR([.C17])&lt;HOUR(&quot;18:00:00&quot;)  ); ([.$R$2]+[.$R$3])*(ROUNDDOWN(HOUR([.D17]);0)) + ([.$R$3])*ROUNDDOWN(HOUR([.E17]);0); IF( AND( HOUR([.C17])&gt;=HOUR(&quot;18:00:00&quot;) ; HOUR([.C17])&lt;HOUR(&quot;23:59:59&quot;)  ); ([.$R$2]+[.$R$4])*(ROUNDDOWN(HOUR([.D17]);0)) + ([.$R$4])*ROUNDDOWN(HOUR([.E17]);0); IF( AND( HOUR([.C17])&gt;=HOUR(&quot;00:00:00&quot;) ; HOUR([.C17])&lt;HOUR(&quot;06:00:00&quot;)  ); ([.$R$2]+[.$R$4])*(ROUNDDOWN(HOUR([.D17]);0)) + ([.$R$4])*ROUNDDOWN(HOUR([.E17]);0); &quot;&quot;)))); IF( AND( HOUR([.B17])&gt;=HOUR(&quot;14:00:00&quot;) ; HOUR([.B17])&lt;HOUR(&quot;18:00:00&quot;)  ); IF(AND([.C17]=&quot;&quot;); [.$R$3]*(ROUNDDOWN(HOUR([.D17]);0)+ROUNDDOWN(HOUR([.E17]);0)); IF( AND( HOUR([.C17])&gt;=HOUR(&quot;06:00:00&quot;) ; HOUR([.C17])&lt;HOUR(&quot;14:00:00&quot;)  ); ([.$R$2]+[.$R$3])*(ROUNDDOWN(HOUR([.D17]);0)) + [.$R$2]*ROUNDDOWN(HOUR([.E17]);0); IF( AND( HOUR([.C17])&gt;=HOUR(&quot;18:00:00&quot;) ; HOUR([.C17])&lt;HOUR(&quot;23:59:59&quot;)  ); ([.$R$3]+[.$R$4])*(ROUNDDOWN(HOUR([.D17]);0)) + [.$R$4]*ROUNDDOWN(HOUR([.E17]);0); IF( AND( HOUR([.C17])&gt;=HOUR(&quot;00:00:00&quot;) ; HOUR([.C17])&lt;HOUR(&quot;06:00:00&quot;)  ); ([.$R$3]+[.$R$4])*(ROUNDDOWN(HOUR([.D17]);0)) + [.$R$4]*ROUNDDOWN(HOUR([.E17]);0); &quot;&quot;)))); IF( AND( HOUR([.B17])&gt;=HOUR(&quot;18:00:00&quot;) ; HOUR([.B17])&lt;HOUR(&quot;23:59:59&quot;)  ); IF(AND([.C17]=&quot;&quot;); [.$R$4]*(ROUNDDOWN(HOUR([.D17]);0)+ROUNDDOWN(HOUR([.E17]);0)); IF( AND( HOUR([.C17])&gt;=HOUR(&quot;06:00:00&quot;) ; HOUR([.C17])&lt;HOUR(&quot;14:00:00&quot;)  ); ([.$R$2]+[.$R$4])*(ROUNDDOWN(HOUR([.D17]);0)) + [.$R$2]*ROUNDDOWN(HOUR([.E17]);0); IF( AND( HOUR([.C17])&gt;=HOUR(&quot;14:00:00&quot;) ; HOUR([.C17])&lt;HOUR(&quot;17:00:00&quot;)  ); ([.$R$3]+[.$R$4])*(ROUNDDOWN(HOUR([.D17]);0)) + [.$R$4]*ROUNDDOWN(HOUR([.E17]);0);  &quot;&quot;))); IF(AND(HOUR([.B17])&gt;=HOUR(&quot;00:00:00&quot;) ; HOUR([.B17])&lt;HOUR(&quot;06:00:00&quot;)  ); IF(AND([.C17]=&quot;&quot;); [.$R$4]*(ROUNDDOWN(HOUR([.D17]);0)+ROUNDDOWN(HOUR([.E17]);0)); IF( AND( HOUR([.C17])&gt;=HOUR(&quot;06:00:00&quot;) ; HOUR([.C17])&lt;HOUR(&quot;14:00:00&quot;)  ); ([.$R$2]+[.$R$4])*(ROUNDDOWN(HOUR([.D17]);0)) + [.$R$2]*ROUNDDOWN(HOUR([.E17]);0); IF( AND( HOUR([.C17])&gt;=HOUR(&quot;14:00:00&quot;) ; HOUR([.C17])&lt;HOUR(&quot;18:00:00&quot;)  ); ([.$R$3]+[.$R$4])*(ROUNDDOWN(HOUR([.D17]);0)) + [.$R$4]*ROUNDDOWN(HOUR([.E17]);0); IF( AND( HOUR([.C17])&gt;=HOUR(&quot;18:00:00&quot;) ; HOUR([.C17])&lt;HOUR(&quot;23:59:59&quot;)  ); ([.$R$4])*2*(ROUNDDOWN(HOUR([.D17]);0)) + [.$R$4]*ROUNDDOWN(HOUR([.E17]);0); &quot;&quot;)))); &quot;&quot;)))); IF(AND(HOUR([.E17])&gt;=HOUR(&quot;08:00:00&quot;)); &quot;DOBLE JORNADA &gt;= 8 HORAS (NO ES HORA EXTRA)&quot;; &quot;&quot;)); IF( OR([.F17]=&quot;sábado&quot;; [.F17]=&quot;sabado&quot;); IF(AND(HOUR([.E17])&lt;HOUR(&quot;08:00:00&quot;)); IF( AND( HOUR([.B17])&gt;=HOUR(&quot;06:00:00&quot;) ; HOUR([.B17])&lt;HOUR(&quot;14:00:00&quot;)  ); IF(AND([.C17]=&quot;&quot;); [.$R$2]*(ROUNDDOWN(HOUR([.D17]);0)+ROUNDDOWN(HOUR([.E17]);0)); IF( AND( HOUR([.C17])&gt;=HOUR(&quot;14:00:00&quot;) ; HOUR([.C17])&lt;HOUR(&quot;23:59:59&quot;)  ); ([.$R$2]+[.$R$5])*(ROUNDDOWN(HOUR([.D17]);0)) + [.$R$5]*ROUNDDOWN(HOUR([.E17]);0); IF( AND( HOUR([.C17])&gt;=HOUR(&quot;00:00:00&quot;) ; HOUR([.C17])&lt;HOUR(&quot;06:00:00&quot;)  ); ([.$R$2]+[.$R$5])*(ROUNDDOWN(HOUR([.D17]);0)) + [.$R$5]*ROUNDDOWN(HOUR([.E17]);0);  &quot;&quot;))); IF( AND( HOUR([.B17])&gt;=HOUR(&quot;14:00:00&quot;) ; HOUR([.B17])&lt;HOUR(&quot;23:59:59&quot;)  ); IF(AND([.C17]=&quot;&quot;); [.$R$5]*(ROUNDDOWN(HOUR([.D17]);0)+ROUNDDOWN(HOUR([.E17]);0)); IF( AND( HOUR([.C17])&gt;=HOUR(&quot;06:00:00&quot;) ; HOUR([.C17])&lt;HOUR(&quot;14:00:00&quot;)  ); ([.$R$2]+[.$R$5])*(ROUNDDOWN(HOUR([.D17]);0)) + [.$R$2]*ROUNDDOWN(HOUR([.E17]);0); IF( AND( HOUR([.C17])&gt;=HOUR(&quot;00:00:00&quot;) ; HOUR([.C17])&lt;HOUR(&quot;06:00:00&quot;)  ); ([.$R$5])*2*(ROUNDDOWN(HOUR([.D17]);0)) + [.$R$5]*ROUNDDOWN(HOUR([.E17]);0); &quot;&quot;))); IF( AND( HOUR([.B17])&gt;=HOUR(&quot;00:00:00&quot;) ; HOUR([.B17])&lt;HOUR(&quot;06:00:00&quot;)  ); IF(AND([.C17]=&quot;&quot;); [.$R$5]*(ROUNDDOWN(HOUR([.D17]);0)+ROUNDDOWN(HOUR([.E17]);0)); IF( AND( HOUR([.C17])&gt;=HOUR(&quot;06:00:00&quot;) ; HOUR([.C17])&lt;HOUR(&quot;14:00:00&quot;)  ); ([.$R$2]+[.$R$5])*(ROUNDDOWN(HOUR([.D17]);0)) + [.$R$2]*ROUNDDOWN(HOUR([.E17]);0); &quot;&quot;)); &quot;&quot;))); IF(AND(HOUR([.E17])&gt;=HOUR(&quot;08:00:00&quot;)); &quot;DOBLE JORNADA &gt;= 8 HORAS (NO ES HORA EXTRA&quot;; &quot;&quot;)); IF(AND(OR([.F17]=&quot;domingo&quot;; AND(OR([.F17]=&quot;lunes&quot;; [.F17]=&quot;viernes&quot;);[.H17]=&quot;Festivo&quot;));[.G17]=&quot;&quot;); IF(AND(HOUR([.E17])&lt;HOUR(&quot;08:00:00&quot;)); IF( AND( HOUR([.B17])&gt;=HOUR(&quot;06:00:00&quot;) ; HOUR([.B17])&lt;HOUR(&quot;23:59:59&quot;)  ); IF(AND([.C17]=&quot;&quot;); [.$R$6]*(ROUNDDOWN(HOUR([.D17]);0)+ROUNDDOWN(HOUR([.E17]);0)); IF( AND( HOUR([.C17])&gt;=HOUR(&quot;00:00:00&quot;) ; HOUR([.C17])&lt;HOUR(&quot;06:00:00&quot;)  ); ([.$R$6])*2*(ROUNDDOWN(HOUR([.D17]);0)) + [.$R$6]*ROUNDDOWN(HOUR([.E17]);0);  &quot;&quot;)); IF( AND( HOUR([.C17])&gt;=HOUR(&quot;00:00:00&quot;) ; HOUR([.C17])&lt;HOUR(&quot;06:00:00&quot;)  ); ([.$R$6])*2*(ROUNDDOWN(HOUR([.D17]);0)) + [.$R$6]*ROUNDDOWN(HOUR([.E17]);0); &quot;&quot;)); IF(AND(HOUR([.E17])&gt;=HOUR(&quot;08:00:00&quot;)); &quot;DOBLE JORNADA &gt;= 8 HORAS (NO ES HORA EXTRA&quot;; &quot;&quot;)); IF( AND(OR([.F17]=&quot;lunes&quot;; [.F17]=&quot;martes&quot;; [.F17]=&quot;miércoles&quot;; [.F17]=&quot;miercoles&quot;; [.F17]=&quot;jueves&quot;; [.F17]=&quot;viernes&quot;;[.F17]=&quot;sabado&quot;;[.F17]=&quot;sábado&quot;;[.F17]=&quot;domingo&quot;; OR([.H17]=&quot;&quot;;[.H17]=&quot;Festivo&quot;));[.G17]=&quot;si&quot;); IF(AND(HOUR([.E17])&lt;HOUR(&quot;08:00:00&quot;)); IF( AND( HOUR([.B17])&gt;=HOUR(&quot;06:00:00&quot;) ; HOUR([.B17])&lt;HOUR(&quot;23:59:59&quot;)  ); IF(AND([.C17]=&quot;&quot;); [.$R$7]*(ROUNDDOWN(HOUR([.D17]);0)+ROUNDDOWN(HOUR([.E17]);0)); IF( AND( HOUR([.C17])&gt;=HOUR(&quot;00:00:00&quot;) ; HOUR([.C17])&lt;HOUR(&quot;06:00:00&quot;)  ); ([.$R$7])*2*(ROUNDDOWN(HOUR([.D17]);0)) + [.$R$7]*ROUNDDOWN(HOUR([.E17]);0);  &quot;&quot;)); IF( AND( HOUR([.B17])&gt;=HOUR(&quot;00:00:00&quot;) ; HOUR([.B17])&lt;HOUR(&quot;06:00:00&quot;)  ); ([.$R$7])*2*(ROUNDDOWN(HOUR([.D17]);0)) + [.$R$7]*ROUNDDOWN(HOUR([.E17]);0); &quot;&quot;)); IF(AND(HOUR([.E17])&gt;=HOUR(&quot;08:00:00&quot;)); &quot;DOBLE JORNADA &gt;= 8 HORAS (NO ES HORA EXTRA&quot;; &quot;&quot;)); &quot;&quot;))))))" office:value-type="float" office:value="56000" calcext:value-type="float">
            <text:p>56000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17" calcext:value-type="date">
            <text:p>17/12/23</text:p>
          </table:table-cell>
          <table:table-cell table:style-name="ce6" office:value-type="time" office:time-value="PT09H00M00S" calcext:value-type="time">
            <text:p>09:00:00</text:p>
          </table:table-cell>
          <table:table-cell table:style-name="ce6"/>
          <table:table-cell table:style-name="ce6" office:value-type="time" office:time-value="PT391H59M59.999999997S" calcext:value-type="time">
            <text:p>08:00:00</text:p>
          </table:table-cell>
          <table:table-cell table:style-name="ce6"/>
          <table:table-cell table:style-name="ce11" office:value-type="string" calcext:value-type="string">
            <text:p>domingo</text:p>
          </table:table-cell>
          <table:table-cell table:style-name="ce10" table:number-columns-repeated="2"/>
          <table:table-cell table:style-name="ce6" office:value-type="time" office:time-value="PT384H29M59.999999997S" calcext:value-type="time">
            <text:p>00:30:00</text:p>
          </table:table-cell>
          <table:table-cell table:style-name="ce6" table:formula="of:=IF(AND([.B18]=&quot;&quot;);&quot;DESCANSO&quot;; IF(AND([.B18]&lt;&gt;&quot;&quot;); IF(AND([.C18]=&quot;&quot;); [.B18]+[.D18]+[.E18]+[.I18]; IF(AND([.C18]&lt;&gt;&quot;&quot;); [.B18]+2*[.D18]+[.E18]+[.I18] ))))" office:value-type="time" office:time-value="PT785H29M59.999999994S" calcext:value-type="time">
            <text:p>17:29:59</text:p>
          </table:table-cell>
          <table:table-cell table:style-name="ce6" table:formula="of:=IF(AND([.B18]=&quot;&quot;); &quot;DESCANSO&quot;; IF(AND([.B18]&lt;&gt;&quot;&quot;);    IF(AND(OR([.F18]=&quot;lunes&quot;; [.F18]=&quot;martes&quot;; [.F18]=&quot;miércoles&quot;; [.F18]=&quot;miercoles&quot;; [.F18]=&quot;jueves&quot;; [.F18]=&quot;viernes&quot;);AND([.G18]=&quot;&quot;; [.H18]=&quot;&quot;)); IF(AND(HOUR([.E18])&lt;HOUR(&quot;08:00:00&quot;));  IF( AND( HOUR([.B18])&gt;=HOUR(&quot;06:00:00&quot;) ; HOUR([.B18])&lt;HOUR(&quot;14:00:00&quot;)  ); IF(AND([.C18]=&quot;&quot;); &quot;DIURNO&quot;;  IF( AND( HOUR([.C18])&gt;=HOUR(&quot;14:00:00&quot;) ; HOUR([.C18])&lt;HOUR(&quot;18:00:00&quot;)  ); &quot;DOBLE DIURNO/TARDE&quot;;  IF( AND( HOUR([.C18])&gt;=HOUR(&quot;18:00:00&quot;) ; HOUR([.C18])&lt;HOUR(&quot;23:59:59&quot;)  ); &quot;DOBLE DIURNO/NOCHE&quot;;  IF( AND( HOUR([.C18])&gt;=HOUR(&quot;00:00:00&quot;) ; HOUR([.C18])&lt;HOUR(&quot;06:00:00&quot;)  ); &quot;DOBLE DIURNO/NOCHE&quot;; &quot;&quot;))));  IF( AND( HOUR([.B18])&gt;=HOUR(&quot;14:00:00&quot;) ; HOUR([.B18])&lt;HOUR(&quot;18:00:00&quot;)  ); IF(AND([.C18]=&quot;&quot;); &quot;TARDE&quot;;  IF( AND( HOUR([.C18])&gt;=HOUR(&quot;06:00:00&quot;) ; HOUR([.C18])&lt;HOUR(&quot;14:00:00&quot;)  ); &quot;DOBLE TARDE/DIURNO&quot;;  IF( AND( HOUR([.C18])&gt;=HOUR(&quot;18:00:00&quot;) ; HOUR([.C18])&lt;HOUR(&quot;23:59:59&quot;)  ); &quot;DOBLE TARDE/NOCHE&quot;;  IF( AND( HOUR([.C18])&gt;=HOUR(&quot;00:00:00&quot;) ; HOUR([.C18])&lt;HOUR(&quot;06:00:00&quot;)  ); &quot;DOBLE NOCHE&quot;; &quot;&quot;))));  IF( AND( HOUR([.B18])&gt;=HOUR(&quot;18:00:00&quot;) ; HOUR([.B18])&lt;HOUR(&quot;23:59:59&quot;)  ); IF(AND([.C18]=&quot;&quot;);  &quot;NOCHE&quot;;  IF( AND( HOUR([.C18])&gt;=HOUR(&quot;06:00:00&quot;) ; HOUR([.C18])&lt;HOUR(&quot;14:00:00&quot;)  ); &quot;DOBLE NOCHE/DIURNO&quot;;  IF( AND( HOUR([.C18])&gt;=HOUR(&quot;14:00:00&quot;) ; HOUR([.C18])&lt;HOUR(&quot;17:00:00&quot;)  ); &quot;DOBLE NOCHE/TARDE&quot;;  &quot;&quot;))); IF(AND(HOUR([.B18])&gt;=HOUR(&quot;00:00:00&quot;) ; HOUR([.B18])&lt;HOUR(&quot;06:00:00&quot;)  ); IF(AND([.C18]=&quot;&quot;);  &quot;NOCHE&quot;;  IF( AND( HOUR([.C18])&gt;=HOUR(&quot;06:00:00&quot;) ; HOUR([.C18])&lt;HOUR(&quot;14:00:00&quot;)  ); &quot;DOBLE NOCHE/DIRNO&quot;;  IF( AND( HOUR([.C18])&gt;=HOUR(&quot;14:00:00&quot;) ; HOUR([.C18])&lt;HOUR(&quot;18:00:00&quot;)  ); &quot;DOBLE NOCHE/TARDE&quot;;  IF( AND( HOUR([.C18])&gt;=HOUR(&quot;18:00:00&quot;) ; HOUR([.C18])&lt;HOUR(&quot;23:59:59&quot;)  ); &quot;DOBLE NOCHE&quot;; &quot;&quot;)))); &quot;&quot;)))); IF(AND(HOUR([.E18])&gt;=HOUR(&quot;08:00:00&quot;)); &quot;DOBLE JORNADA &gt;= 8 HORAS (NO ES HORA EXTRA)&quot;; &quot;&quot;)); IF( OR([.F18]=&quot;sábado&quot;; [.F18]=&quot;sabado&quot;); IF(AND(HOUR([.E18])&lt;HOUR(&quot;08:00:00&quot;)); IF( AND( HOUR([.B18])&gt;=HOUR(&quot;06:00:00&quot;) ; HOUR([.B18])&lt;HOUR(&quot;14:00:00&quot;)  ); IF(AND([.C18]=&quot;&quot;); &quot;DIURNO&quot;;  IF( AND( HOUR([.C18])&gt;=HOUR(&quot;14:00:00&quot;) ; HOUR([.C18])&lt;HOUR(&quot;23:59:59&quot;)  ); &quot;DOBLE DIURNO/SOCIAL&quot;;  IF( AND( HOUR([.C18])&gt;=HOUR(&quot;00:00:00&quot;) ; HOUR([.C18])&lt;HOUR(&quot;06:00:00&quot;)  ); &quot;DOBLE DIURNO/SOCIAL&quot;;  &quot;&quot;)));  IF( AND( HOUR([.B18])&gt;=HOUR(&quot;14:00:00&quot;) ; HOUR([.B18])&lt;HOUR(&quot;23:59:59&quot;)  );  IF(AND([.C18]=&quot;&quot;); &quot;SOCIAL&quot;; IF( AND( HOUR([.C18])&gt;=HOUR(&quot;06:00:00&quot;) ; HOUR([.C18])&lt;HOUR(&quot;14:00:00&quot;)  ); &quot;DOBLE SOCIAL/DIRUNO&quot;;  IF( AND( HOUR([.C18])&gt;=HOUR(&quot;00:00:00&quot;) ; HOUR([.C18])&lt;HOUR(&quot;06:00:00&quot;)  ); &quot;DOBLE SOCIAL&quot;; &quot;&quot;)));  IF( AND( HOUR([.B18])&gt;=HOUR(&quot;00:00:00&quot;) ; HOUR([.B18])&lt;HOUR(&quot;06:00:00&quot;)  ); IF(AND([.C18]=&quot;&quot;); &quot;SOCIAL&quot;;  IF( AND( HOUR([.C18])&gt;=HOUR(&quot;06:00:00&quot;) ; HOUR([.C18])&lt;HOUR(&quot;14:00:00&quot;)  ); &quot;DOBLE SOCIAL/DIURNO&quot;; &quot;&quot;)); &quot;&quot;)));  IF(AND(HOUR([.E18])&gt;=HOUR(&quot;08:00:00&quot;)); &quot;DOBLE JORNADA &gt;= 8 HORAS (NO ES HORA EXTRA&quot;; &quot;&quot;)); IF(AND(OR([.F18]=&quot;domingo&quot;; AND(OR([.F18]=&quot;lunes&quot;; [.F18]=&quot;viernes&quot;);[.H18]=&quot;Festivo&quot;));[.G18]=&quot;&quot;); IF(AND(HOUR([.E18])&lt;HOUR(&quot;08:00:00&quot;)); IF( AND( HOUR([.B18])&gt;=HOUR(&quot;06:00:00&quot;) ; HOUR([.B18])&lt;HOUR(&quot;23:59:59&quot;)  ); IF(AND([.C18]=&quot;&quot;); &quot;DOMINICAL/FESTIVO&quot;; IF( AND( HOUR([.C18])&gt;=HOUR(&quot;00:00:00&quot;) ; HOUR([.C18])&lt;HOUR(&quot;06:00:00&quot;)  ); &quot;DOBLE DOMINICAL/FESTIVO&quot;;  &quot;&quot;)); IF( AND( HOUR([.B18])&gt;=HOUR(&quot;00:00:00&quot;) ; HOUR([.B18])&lt;HOUR(&quot;06:00:00&quot;)  ); &quot;DOBLE DOMINICAL/FESTIVO&quot;; &quot;&quot;)); IF(AND(HOUR([.E18])&gt;=HOUR(&quot;08:00:00&quot;)); &quot;DOBLE JORNADA &gt;= 8 HORAS (NO ES HORA EXTRA&quot;; &quot;&quot;)); IF( AND(OR([.F18]=&quot;lunes&quot;; [.F18]=&quot;martes&quot;; [.F18]=&quot;miércoles&quot;; [.F18]=&quot;miercoles&quot;; [.F18]=&quot;jueves&quot;; [.F18]=&quot;viernes&quot;;[.F18]=&quot;sabado&quot;;[.F18]=&quot;sábado&quot;;[.F18]=&quot;domingo&quot;; OR([.H18]=&quot;&quot;;[.H18]=&quot;Festivo&quot;));[.G18]=&quot;si&quot;); IF(AND(HOUR([.E18])&lt;HOUR(&quot;08:00:00&quot;)); IF( AND( HOUR([.B18])&gt;=HOUR(&quot;06:00:00&quot;) ; HOUR([.B18])&lt;HOUR(&quot;23:59:59&quot;)  ); IF(AND([.C18]=&quot;&quot;); &quot;ESPECIAL&quot;; IF( AND( HOUR([.C18])&gt;=HOUR(&quot;00:00:00&quot;) ; HOUR([.C18])&lt;HOUR(&quot;06:00:00&quot;)  ); &quot;DOBLE ESPECIAL&quot;;  &quot;&quot;)); IF( AND( HOUR([.B18])&gt;=HOUR(&quot;00:00:00&quot;) ; HOUR([.B18])&lt;HOUR(&quot;06:00:00&quot;)  ); &quot;DOBLE ESPECIAL&quot;; &quot;&quot;)); IF(AND(HOUR([.E18])&gt;=HOUR(&quot;08:00:00&quot;)); &quot;DOBLE JORNADA &gt;= 8 HORAS (NO ES HORA EXTRA&quot;; &quot;&quot;)); &quot;&quot;))))))" office:value-type="string" office:string-value="DOMINICAL/FESTIVO" calcext:value-type="string">
            <text:p>DOMINICAL/FESTIVO</text:p>
          </table:table-cell>
          <table:table-cell table:style-name="ce7"/>
          <table:table-cell table:style-name="ce7" table:formula="of:=IF(AND([.B18]=&quot;&quot;); &quot;DESCANSO&quot;; IF( AND([.B18]&lt;&gt;&quot;&quot;); IF(AND(OR([.F18]=&quot;lunes&quot;; [.F18]=&quot;martes&quot;; [.F18]=&quot;miércoles&quot;; [.F18]=&quot;miercoles&quot;; [.F18]=&quot;jueves&quot;; [.F18]=&quot;viernes&quot;);AND([.G18]=&quot;&quot;; [.H18]=&quot;&quot;)); IF(AND(HOUR([.E18])&lt;HOUR(&quot;08:00:00&quot;)); IF( AND( HOUR([.B18])&gt;=HOUR(&quot;06:00:00&quot;) ; HOUR([.B18])&lt;HOUR(&quot;14:00:00&quot;)  ); IF(AND([.C18]=&quot;&quot;); ([.$R$2])*(ROUNDDOWN(HOUR([.D18]);0)+ROUNDDOWN(HOUR([.E18]);0)); IF( AND( HOUR([.C18])&gt;=HOUR(&quot;14:00:00&quot;) ; HOUR([.C18])&lt;HOUR(&quot;18:00:00&quot;)  ); ([.$R$2]+[.$R$3])*(ROUNDDOWN(HOUR([.D18]);0)) + ([.$R$3])*ROUNDDOWN(HOUR([.E18]);0); IF( AND( HOUR([.C18])&gt;=HOUR(&quot;18:00:00&quot;) ; HOUR([.C18])&lt;HOUR(&quot;23:59:59&quot;)  ); ([.$R$2]+[.$R$4])*(ROUNDDOWN(HOUR([.D18]);0)) + ([.$R$4])*ROUNDDOWN(HOUR([.E18]);0); IF( AND( HOUR([.C18])&gt;=HOUR(&quot;00:00:00&quot;) ; HOUR([.C18])&lt;HOUR(&quot;06:00:00&quot;)  ); ([.$R$2]+[.$R$4])*(ROUNDDOWN(HOUR([.D18]);0)) + ([.$R$4])*ROUNDDOWN(HOUR([.E18]);0); &quot;&quot;)))); IF( AND( HOUR([.B18])&gt;=HOUR(&quot;14:00:00&quot;) ; HOUR([.B18])&lt;HOUR(&quot;18:00:00&quot;)  ); IF(AND([.C18]=&quot;&quot;); [.$R$3]*(ROUNDDOWN(HOUR([.D18]);0)+ROUNDDOWN(HOUR([.E18]);0)); IF( AND( HOUR([.C18])&gt;=HOUR(&quot;06:00:00&quot;) ; HOUR([.C18])&lt;HOUR(&quot;14:00:00&quot;)  ); ([.$R$2]+[.$R$3])*(ROUNDDOWN(HOUR([.D18]);0)) + [.$R$2]*ROUNDDOWN(HOUR([.E18]);0); IF( AND( HOUR([.C18])&gt;=HOUR(&quot;18:00:00&quot;) ; HOUR([.C18])&lt;HOUR(&quot;23:59:59&quot;)  ); ([.$R$3]+[.$R$4])*(ROUNDDOWN(HOUR([.D18]);0)) + [.$R$4]*ROUNDDOWN(HOUR([.E18]);0); IF( AND( HOUR([.C18])&gt;=HOUR(&quot;00:00:00&quot;) ; HOUR([.C18])&lt;HOUR(&quot;06:00:00&quot;)  ); ([.$R$3]+[.$R$4])*(ROUNDDOWN(HOUR([.D18]);0)) + [.$R$4]*ROUNDDOWN(HOUR([.E18]);0); &quot;&quot;)))); IF( AND( HOUR([.B18])&gt;=HOUR(&quot;18:00:00&quot;) ; HOUR([.B18])&lt;HOUR(&quot;23:59:59&quot;)  ); IF(AND([.C18]=&quot;&quot;); [.$R$4]*(ROUNDDOWN(HOUR([.D18]);0)+ROUNDDOWN(HOUR([.E18]);0)); IF( AND( HOUR([.C18])&gt;=HOUR(&quot;06:00:00&quot;) ; HOUR([.C18])&lt;HOUR(&quot;14:00:00&quot;)  ); ([.$R$2]+[.$R$4])*(ROUNDDOWN(HOUR([.D18]);0)) + [.$R$2]*ROUNDDOWN(HOUR([.E18]);0); IF( AND( HOUR([.C18])&gt;=HOUR(&quot;14:00:00&quot;) ; HOUR([.C18])&lt;HOUR(&quot;17:00:00&quot;)  ); ([.$R$3]+[.$R$4])*(ROUNDDOWN(HOUR([.D18]);0)) + [.$R$4]*ROUNDDOWN(HOUR([.E18]);0);  &quot;&quot;))); IF(AND(HOUR([.B18])&gt;=HOUR(&quot;00:00:00&quot;) ; HOUR([.B18])&lt;HOUR(&quot;06:00:00&quot;)  ); IF(AND([.C18]=&quot;&quot;); [.$R$4]*(ROUNDDOWN(HOUR([.D18]);0)+ROUNDDOWN(HOUR([.E18]);0)); IF( AND( HOUR([.C18])&gt;=HOUR(&quot;06:00:00&quot;) ; HOUR([.C18])&lt;HOUR(&quot;14:00:00&quot;)  ); ([.$R$2]+[.$R$4])*(ROUNDDOWN(HOUR([.D18]);0)) + [.$R$2]*ROUNDDOWN(HOUR([.E18]);0); IF( AND( HOUR([.C18])&gt;=HOUR(&quot;14:00:00&quot;) ; HOUR([.C18])&lt;HOUR(&quot;18:00:00&quot;)  ); ([.$R$3]+[.$R$4])*(ROUNDDOWN(HOUR([.D18]);0)) + [.$R$4]*ROUNDDOWN(HOUR([.E18]);0); IF( AND( HOUR([.C18])&gt;=HOUR(&quot;18:00:00&quot;) ; HOUR([.C18])&lt;HOUR(&quot;23:59:59&quot;)  ); ([.$R$4])*2*(ROUNDDOWN(HOUR([.D18]);0)) + [.$R$4]*ROUNDDOWN(HOUR([.E18]);0); &quot;&quot;)))); &quot;&quot;)))); IF(AND(HOUR([.E18])&gt;=HOUR(&quot;08:00:00&quot;)); &quot;DOBLE JORNADA &gt;= 8 HORAS (NO ES HORA EXTRA)&quot;; &quot;&quot;)); IF( OR([.F18]=&quot;sábado&quot;; [.F18]=&quot;sabado&quot;); IF(AND(HOUR([.E18])&lt;HOUR(&quot;08:00:00&quot;)); IF( AND( HOUR([.B18])&gt;=HOUR(&quot;06:00:00&quot;) ; HOUR([.B18])&lt;HOUR(&quot;14:00:00&quot;)  ); IF(AND([.C18]=&quot;&quot;); [.$R$2]*(ROUNDDOWN(HOUR([.D18]);0)+ROUNDDOWN(HOUR([.E18]);0)); IF( AND( HOUR([.C18])&gt;=HOUR(&quot;14:00:00&quot;) ; HOUR([.C18])&lt;HOUR(&quot;23:59:59&quot;)  ); ([.$R$2]+[.$R$5])*(ROUNDDOWN(HOUR([.D18]);0)) + [.$R$5]*ROUNDDOWN(HOUR([.E18]);0); IF( AND( HOUR([.C18])&gt;=HOUR(&quot;00:00:00&quot;) ; HOUR([.C18])&lt;HOUR(&quot;06:00:00&quot;)  ); ([.$R$2]+[.$R$5])*(ROUNDDOWN(HOUR([.D18]);0)) + [.$R$5]*ROUNDDOWN(HOUR([.E18]);0);  &quot;&quot;))); IF( AND( HOUR([.B18])&gt;=HOUR(&quot;14:00:00&quot;) ; HOUR([.B18])&lt;HOUR(&quot;23:59:59&quot;)  ); IF(AND([.C18]=&quot;&quot;); [.$R$5]*(ROUNDDOWN(HOUR([.D18]);0)+ROUNDDOWN(HOUR([.E18]);0)); IF( AND( HOUR([.C18])&gt;=HOUR(&quot;06:00:00&quot;) ; HOUR([.C18])&lt;HOUR(&quot;14:00:00&quot;)  ); ([.$R$2]+[.$R$5])*(ROUNDDOWN(HOUR([.D18]);0)) + [.$R$2]*ROUNDDOWN(HOUR([.E18]);0); IF( AND( HOUR([.C18])&gt;=HOUR(&quot;00:00:00&quot;) ; HOUR([.C18])&lt;HOUR(&quot;06:00:00&quot;)  ); ([.$R$5])*2*(ROUNDDOWN(HOUR([.D18]);0)) + [.$R$5]*ROUNDDOWN(HOUR([.E18]);0); &quot;&quot;))); IF( AND( HOUR([.B18])&gt;=HOUR(&quot;00:00:00&quot;) ; HOUR([.B18])&lt;HOUR(&quot;06:00:00&quot;)  ); IF(AND([.C18]=&quot;&quot;); [.$R$5]*(ROUNDDOWN(HOUR([.D18]);0)+ROUNDDOWN(HOUR([.E18]);0)); IF( AND( HOUR([.C18])&gt;=HOUR(&quot;06:00:00&quot;) ; HOUR([.C18])&lt;HOUR(&quot;14:00:00&quot;)  ); ([.$R$2]+[.$R$5])*(ROUNDDOWN(HOUR([.D18]);0)) + [.$R$2]*ROUNDDOWN(HOUR([.E18]);0); &quot;&quot;)); &quot;&quot;))); IF(AND(HOUR([.E18])&gt;=HOUR(&quot;08:00:00&quot;)); &quot;DOBLE JORNADA &gt;= 8 HORAS (NO ES HORA EXTRA&quot;; &quot;&quot;)); IF(AND(OR([.F18]=&quot;domingo&quot;; AND(OR([.F18]=&quot;lunes&quot;; [.F18]=&quot;viernes&quot;);[.H18]=&quot;Festivo&quot;));[.G18]=&quot;&quot;); IF(AND(HOUR([.E18])&lt;HOUR(&quot;08:00:00&quot;)); IF( AND( HOUR([.B18])&gt;=HOUR(&quot;06:00:00&quot;) ; HOUR([.B18])&lt;HOUR(&quot;23:59:59&quot;)  ); IF(AND([.C18]=&quot;&quot;); [.$R$6]*(ROUNDDOWN(HOUR([.D18]);0)+ROUNDDOWN(HOUR([.E18]);0)); IF( AND( HOUR([.C18])&gt;=HOUR(&quot;00:00:00&quot;) ; HOUR([.C18])&lt;HOUR(&quot;06:00:00&quot;)  ); ([.$R$6])*2*(ROUNDDOWN(HOUR([.D18]);0)) + [.$R$6]*ROUNDDOWN(HOUR([.E18]);0);  &quot;&quot;)); IF( AND( HOUR([.C18])&gt;=HOUR(&quot;00:00:00&quot;) ; HOUR([.C18])&lt;HOUR(&quot;06:00:00&quot;)  ); ([.$R$6])*2*(ROUNDDOWN(HOUR([.D18]);0)) + [.$R$6]*ROUNDDOWN(HOUR([.E18]);0); &quot;&quot;)); IF(AND(HOUR([.E18])&gt;=HOUR(&quot;08:00:00&quot;)); &quot;DOBLE JORNADA &gt;= 8 HORAS (NO ES HORA EXTRA&quot;; &quot;&quot;)); IF( AND(OR([.F18]=&quot;lunes&quot;; [.F18]=&quot;martes&quot;; [.F18]=&quot;miércoles&quot;; [.F18]=&quot;miercoles&quot;; [.F18]=&quot;jueves&quot;; [.F18]=&quot;viernes&quot;;[.F18]=&quot;sabado&quot;;[.F18]=&quot;sábado&quot;;[.F18]=&quot;domingo&quot;; OR([.H18]=&quot;&quot;;[.H18]=&quot;Festivo&quot;));[.G18]=&quot;si&quot;); IF(AND(HOUR([.E18])&lt;HOUR(&quot;08:00:00&quot;)); IF( AND( HOUR([.B18])&gt;=HOUR(&quot;06:00:00&quot;) ; HOUR([.B18])&lt;HOUR(&quot;23:59:59&quot;)  ); IF(AND([.C18]=&quot;&quot;); [.$R$7]*(ROUNDDOWN(HOUR([.D18]);0)+ROUNDDOWN(HOUR([.E18]);0)); IF( AND( HOUR([.C18])&gt;=HOUR(&quot;00:00:00&quot;) ; HOUR([.C18])&lt;HOUR(&quot;06:00:00&quot;)  ); ([.$R$7])*2*(ROUNDDOWN(HOUR([.D18]);0)) + [.$R$7]*ROUNDDOWN(HOUR([.E18]);0);  &quot;&quot;)); IF( AND( HOUR([.B18])&gt;=HOUR(&quot;00:00:00&quot;) ; HOUR([.B18])&lt;HOUR(&quot;06:00:00&quot;)  ); ([.$R$7])*2*(ROUNDDOWN(HOUR([.D18]);0)) + [.$R$7]*ROUNDDOWN(HOUR([.E18]);0); &quot;&quot;)); IF(AND(HOUR([.E18])&gt;=HOUR(&quot;08:00:00&quot;)); &quot;DOBLE JORNADA &gt;= 8 HORAS (NO ES HORA EXTRA&quot;; &quot;&quot;)); &quot;&quot;))))))" office:value-type="float" office:value="85000" calcext:value-type="float">
            <text:p>85000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18" calcext:value-type="date">
            <text:p>18/12/23</text:p>
          </table:table-cell>
          <table:table-cell table:style-name="ce6" table:number-columns-repeated="2"/>
          <table:table-cell table:style-name="ce6" office:value-type="time" office:time-value="PT415H59M59.999999997S" calcext:value-type="time">
            <text:p>08:00:00</text:p>
          </table:table-cell>
          <table:table-cell table:style-name="ce7"/>
          <table:table-cell table:style-name="ce10" office:value-type="string" calcext:value-type="string">
            <text:p>lunes</text:p>
          </table:table-cell>
          <table:table-cell table:style-name="ce10" table:number-columns-repeated="2"/>
          <table:table-cell table:style-name="ce6" office:value-type="time" office:time-value="PT408H29M59.999999997S" calcext:value-type="time">
            <text:p>00:30:00</text:p>
          </table:table-cell>
          <table:table-cell table:style-name="ce6" table:formula="of:=IF(AND([.B19]=&quot;&quot;);&quot;DESCANSO&quot;; IF(AND([.B19]&lt;&gt;&quot;&quot;); IF(AND([.C19]=&quot;&quot;); [.B19]+[.D19]+[.E19]+[.I19]; IF(AND([.C19]&lt;&gt;&quot;&quot;); [.B19]+2*[.D19]+[.E19]+[.I19] ))))" office:value-type="string" office:string-value="DESCANSO" calcext:value-type="string">
            <text:p>DESCANSO</text:p>
          </table:table-cell>
          <table:table-cell table:style-name="ce6" table:formula="of:=IF(AND([.B19]=&quot;&quot;); &quot;DESCANSO&quot;; IF(AND([.B19]&lt;&gt;&quot;&quot;);    IF(AND(OR([.F19]=&quot;lunes&quot;; [.F19]=&quot;martes&quot;; [.F19]=&quot;miércoles&quot;; [.F19]=&quot;miercoles&quot;; [.F19]=&quot;jueves&quot;; [.F19]=&quot;viernes&quot;);AND([.G19]=&quot;&quot;; [.H19]=&quot;&quot;)); IF(AND(HOUR([.E19])&lt;HOUR(&quot;08:00:00&quot;));  IF( AND( HOUR([.B19])&gt;=HOUR(&quot;06:00:00&quot;) ; HOUR([.B19])&lt;HOUR(&quot;14:00:00&quot;)  ); IF(AND([.C19]=&quot;&quot;); &quot;DIURNO&quot;;  IF( AND( HOUR([.C19])&gt;=HOUR(&quot;14:00:00&quot;) ; HOUR([.C19])&lt;HOUR(&quot;18:00:00&quot;)  ); &quot;DOBLE DIURNO/TARDE&quot;;  IF( AND( HOUR([.C19])&gt;=HOUR(&quot;18:00:00&quot;) ; HOUR([.C19])&lt;HOUR(&quot;23:59:59&quot;)  ); &quot;DOBLE DIURNO/NOCHE&quot;;  IF( AND( HOUR([.C19])&gt;=HOUR(&quot;00:00:00&quot;) ; HOUR([.C19])&lt;HOUR(&quot;06:00:00&quot;)  ); &quot;DOBLE DIURNO/NOCHE&quot;; &quot;&quot;))));  IF( AND( HOUR([.B19])&gt;=HOUR(&quot;14:00:00&quot;) ; HOUR([.B19])&lt;HOUR(&quot;18:00:00&quot;)  ); IF(AND([.C19]=&quot;&quot;); &quot;TARDE&quot;;  IF( AND( HOUR([.C19])&gt;=HOUR(&quot;06:00:00&quot;) ; HOUR([.C19])&lt;HOUR(&quot;14:00:00&quot;)  ); &quot;DOBLE TARDE/DIURNO&quot;;  IF( AND( HOUR([.C19])&gt;=HOUR(&quot;18:00:00&quot;) ; HOUR([.C19])&lt;HOUR(&quot;23:59:59&quot;)  ); &quot;DOBLE TARDE/NOCHE&quot;;  IF( AND( HOUR([.C19])&gt;=HOUR(&quot;00:00:00&quot;) ; HOUR([.C19])&lt;HOUR(&quot;06:00:00&quot;)  ); &quot;DOBLE NOCHE&quot;; &quot;&quot;))));  IF( AND( HOUR([.B19])&gt;=HOUR(&quot;18:00:00&quot;) ; HOUR([.B19])&lt;HOUR(&quot;23:59:59&quot;)  ); IF(AND([.C19]=&quot;&quot;);  &quot;NOCHE&quot;;  IF( AND( HOUR([.C19])&gt;=HOUR(&quot;06:00:00&quot;) ; HOUR([.C19])&lt;HOUR(&quot;14:00:00&quot;)  ); &quot;DOBLE NOCHE/DIURNO&quot;;  IF( AND( HOUR([.C19])&gt;=HOUR(&quot;14:00:00&quot;) ; HOUR([.C19])&lt;HOUR(&quot;17:00:00&quot;)  ); &quot;DOBLE NOCHE/TARDE&quot;;  &quot;&quot;))); IF(AND(HOUR([.B19])&gt;=HOUR(&quot;00:00:00&quot;) ; HOUR([.B19])&lt;HOUR(&quot;06:00:00&quot;)  ); IF(AND([.C19]=&quot;&quot;);  &quot;NOCHE&quot;;  IF( AND( HOUR([.C19])&gt;=HOUR(&quot;06:00:00&quot;) ; HOUR([.C19])&lt;HOUR(&quot;14:00:00&quot;)  ); &quot;DOBLE NOCHE/DIRNO&quot;;  IF( AND( HOUR([.C19])&gt;=HOUR(&quot;14:00:00&quot;) ; HOUR([.C19])&lt;HOUR(&quot;18:00:00&quot;)  ); &quot;DOBLE NOCHE/TARDE&quot;;  IF( AND( HOUR([.C19])&gt;=HOUR(&quot;18:00:00&quot;) ; HOUR([.C19])&lt;HOUR(&quot;23:59:59&quot;)  ); &quot;DOBLE NOCHE&quot;; &quot;&quot;)))); &quot;&quot;)))); IF(AND(HOUR([.E19])&gt;=HOUR(&quot;08:00:00&quot;)); &quot;DOBLE JORNADA &gt;= 8 HORAS (NO ES HORA EXTRA)&quot;; &quot;&quot;)); IF( OR([.F19]=&quot;sábado&quot;; [.F19]=&quot;sabado&quot;); IF(AND(HOUR([.E19])&lt;HOUR(&quot;08:00:00&quot;)); IF( AND( HOUR([.B19])&gt;=HOUR(&quot;06:00:00&quot;) ; HOUR([.B19])&lt;HOUR(&quot;14:00:00&quot;)  ); IF(AND([.C19]=&quot;&quot;); &quot;DIURNO&quot;;  IF( AND( HOUR([.C19])&gt;=HOUR(&quot;14:00:00&quot;) ; HOUR([.C19])&lt;HOUR(&quot;23:59:59&quot;)  ); &quot;DOBLE DIURNO/SOCIAL&quot;;  IF( AND( HOUR([.C19])&gt;=HOUR(&quot;00:00:00&quot;) ; HOUR([.C19])&lt;HOUR(&quot;06:00:00&quot;)  ); &quot;DOBLE DIURNO/SOCIAL&quot;;  &quot;&quot;)));  IF( AND( HOUR([.B19])&gt;=HOUR(&quot;14:00:00&quot;) ; HOUR([.B19])&lt;HOUR(&quot;23:59:59&quot;)  );  IF(AND([.C19]=&quot;&quot;); &quot;SOCIAL&quot;; IF( AND( HOUR([.C19])&gt;=HOUR(&quot;06:00:00&quot;) ; HOUR([.C19])&lt;HOUR(&quot;14:00:00&quot;)  ); &quot;DOBLE SOCIAL/DIRUNO&quot;;  IF( AND( HOUR([.C19])&gt;=HOUR(&quot;00:00:00&quot;) ; HOUR([.C19])&lt;HOUR(&quot;06:00:00&quot;)  ); &quot;DOBLE SOCIAL&quot;; &quot;&quot;)));  IF( AND( HOUR([.B19])&gt;=HOUR(&quot;00:00:00&quot;) ; HOUR([.B19])&lt;HOUR(&quot;06:00:00&quot;)  ); IF(AND([.C19]=&quot;&quot;); &quot;SOCIAL&quot;;  IF( AND( HOUR([.C19])&gt;=HOUR(&quot;06:00:00&quot;) ; HOUR([.C19])&lt;HOUR(&quot;14:00:00&quot;)  ); &quot;DOBLE SOCIAL/DIURNO&quot;; &quot;&quot;)); &quot;&quot;)));  IF(AND(HOUR([.E19])&gt;=HOUR(&quot;08:00:00&quot;)); &quot;DOBLE JORNADA &gt;= 8 HORAS (NO ES HORA EXTRA&quot;; &quot;&quot;)); IF(AND(OR([.F19]=&quot;domingo&quot;; AND(OR([.F19]=&quot;lunes&quot;; [.F19]=&quot;viernes&quot;);[.H19]=&quot;Festivo&quot;));[.G19]=&quot;&quot;); IF(AND(HOUR([.E19])&lt;HOUR(&quot;08:00:00&quot;)); IF( AND( HOUR([.B19])&gt;=HOUR(&quot;06:00:00&quot;) ; HOUR([.B19])&lt;HOUR(&quot;23:59:59&quot;)  ); IF(AND([.C19]=&quot;&quot;); &quot;DOMINICAL/FESTIVO&quot;; IF( AND( HOUR([.C19])&gt;=HOUR(&quot;00:00:00&quot;) ; HOUR([.C19])&lt;HOUR(&quot;06:00:00&quot;)  ); &quot;DOBLE DOMINICAL/FESTIVO&quot;;  &quot;&quot;)); IF( AND( HOUR([.B19])&gt;=HOUR(&quot;00:00:00&quot;) ; HOUR([.B19])&lt;HOUR(&quot;06:00:00&quot;)  ); &quot;DOBLE DOMINICAL/FESTIVO&quot;; &quot;&quot;)); IF(AND(HOUR([.E19])&gt;=HOUR(&quot;08:00:00&quot;)); &quot;DOBLE JORNADA &gt;= 8 HORAS (NO ES HORA EXTRA&quot;; &quot;&quot;)); IF( AND(OR([.F19]=&quot;lunes&quot;; [.F19]=&quot;martes&quot;; [.F19]=&quot;miércoles&quot;; [.F19]=&quot;miercoles&quot;; [.F19]=&quot;jueves&quot;; [.F19]=&quot;viernes&quot;;[.F19]=&quot;sabado&quot;;[.F19]=&quot;sábado&quot;;[.F19]=&quot;domingo&quot;; OR([.H19]=&quot;&quot;;[.H19]=&quot;Festivo&quot;));[.G19]=&quot;si&quot;); IF(AND(HOUR([.E19])&lt;HOUR(&quot;08:00:00&quot;)); IF( AND( HOUR([.B19])&gt;=HOUR(&quot;06:00:00&quot;) ; HOUR([.B19])&lt;HOUR(&quot;23:59:59&quot;)  ); IF(AND([.C19]=&quot;&quot;); &quot;ESPECIAL&quot;; IF( AND( HOUR([.C19])&gt;=HOUR(&quot;00:00:00&quot;) ; HOUR([.C19])&lt;HOUR(&quot;06:00:00&quot;)  ); &quot;DOBLE ESPECIAL&quot;;  &quot;&quot;)); IF( AND( HOUR([.B19])&gt;=HOUR(&quot;00:00:00&quot;) ; HOUR([.B19])&lt;HOUR(&quot;06:00:00&quot;)  ); &quot;DOBLE ESPECIAL&quot;; &quot;&quot;)); IF(AND(HOUR([.E19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style-name="ce7"/>
          <table:table-cell table:style-name="ce7" table:formula="of:=IF(AND([.B19]=&quot;&quot;); &quot;DESCANSO&quot;; IF( AND([.B19]&lt;&gt;&quot;&quot;); IF(AND(OR([.F19]=&quot;lunes&quot;; [.F19]=&quot;martes&quot;; [.F19]=&quot;miércoles&quot;; [.F19]=&quot;miercoles&quot;; [.F19]=&quot;jueves&quot;; [.F19]=&quot;viernes&quot;);AND([.G19]=&quot;&quot;; [.H19]=&quot;&quot;)); IF(AND(HOUR([.E19])&lt;HOUR(&quot;08:00:00&quot;)); IF( AND( HOUR([.B19])&gt;=HOUR(&quot;06:00:00&quot;) ; HOUR([.B19])&lt;HOUR(&quot;14:00:00&quot;)  ); IF(AND([.C19]=&quot;&quot;); ([.$R$2])*(ROUNDDOWN(HOUR([.D19]);0)+ROUNDDOWN(HOUR([.E19]);0)); IF( AND( HOUR([.C19])&gt;=HOUR(&quot;14:00:00&quot;) ; HOUR([.C19])&lt;HOUR(&quot;18:00:00&quot;)  ); ([.$R$2]+[.$R$3])*(ROUNDDOWN(HOUR([.D19]);0)) + ([.$R$3])*ROUNDDOWN(HOUR([.E19]);0); IF( AND( HOUR([.C19])&gt;=HOUR(&quot;18:00:00&quot;) ; HOUR([.C19])&lt;HOUR(&quot;23:59:59&quot;)  ); ([.$R$2]+[.$R$4])*(ROUNDDOWN(HOUR([.D19]);0)) + ([.$R$4])*ROUNDDOWN(HOUR([.E19]);0); IF( AND( HOUR([.C19])&gt;=HOUR(&quot;00:00:00&quot;) ; HOUR([.C19])&lt;HOUR(&quot;06:00:00&quot;)  ); ([.$R$2]+[.$R$4])*(ROUNDDOWN(HOUR([.D19]);0)) + ([.$R$4])*ROUNDDOWN(HOUR([.E19]);0); &quot;&quot;)))); IF( AND( HOUR([.B19])&gt;=HOUR(&quot;14:00:00&quot;) ; HOUR([.B19])&lt;HOUR(&quot;18:00:00&quot;)  ); IF(AND([.C19]=&quot;&quot;); [.$R$3]*(ROUNDDOWN(HOUR([.D19]);0)+ROUNDDOWN(HOUR([.E19]);0)); IF( AND( HOUR([.C19])&gt;=HOUR(&quot;06:00:00&quot;) ; HOUR([.C19])&lt;HOUR(&quot;14:00:00&quot;)  ); ([.$R$2]+[.$R$3])*(ROUNDDOWN(HOUR([.D19]);0)) + [.$R$2]*ROUNDDOWN(HOUR([.E19]);0); IF( AND( HOUR([.C19])&gt;=HOUR(&quot;18:00:00&quot;) ; HOUR([.C19])&lt;HOUR(&quot;23:59:59&quot;)  ); ([.$R$3]+[.$R$4])*(ROUNDDOWN(HOUR([.D19]);0)) + [.$R$4]*ROUNDDOWN(HOUR([.E19]);0); IF( AND( HOUR([.C19])&gt;=HOUR(&quot;00:00:00&quot;) ; HOUR([.C19])&lt;HOUR(&quot;06:00:00&quot;)  ); ([.$R$3]+[.$R$4])*(ROUNDDOWN(HOUR([.D19]);0)) + [.$R$4]*ROUNDDOWN(HOUR([.E19]);0); &quot;&quot;)))); IF( AND( HOUR([.B19])&gt;=HOUR(&quot;18:00:00&quot;) ; HOUR([.B19])&lt;HOUR(&quot;23:59:59&quot;)  ); IF(AND([.C19]=&quot;&quot;); [.$R$4]*(ROUNDDOWN(HOUR([.D19]);0)+ROUNDDOWN(HOUR([.E19]);0)); IF( AND( HOUR([.C19])&gt;=HOUR(&quot;06:00:00&quot;) ; HOUR([.C19])&lt;HOUR(&quot;14:00:00&quot;)  ); ([.$R$2]+[.$R$4])*(ROUNDDOWN(HOUR([.D19]);0)) + [.$R$2]*ROUNDDOWN(HOUR([.E19]);0); IF( AND( HOUR([.C19])&gt;=HOUR(&quot;14:00:00&quot;) ; HOUR([.C19])&lt;HOUR(&quot;17:00:00&quot;)  ); ([.$R$3]+[.$R$4])*(ROUNDDOWN(HOUR([.D19]);0)) + [.$R$4]*ROUNDDOWN(HOUR([.E19]);0);  &quot;&quot;))); IF(AND(HOUR([.B19])&gt;=HOUR(&quot;00:00:00&quot;) ; HOUR([.B19])&lt;HOUR(&quot;06:00:00&quot;)  ); IF(AND([.C19]=&quot;&quot;); [.$R$4]*(ROUNDDOWN(HOUR([.D19]);0)+ROUNDDOWN(HOUR([.E19]);0)); IF( AND( HOUR([.C19])&gt;=HOUR(&quot;06:00:00&quot;) ; HOUR([.C19])&lt;HOUR(&quot;14:00:00&quot;)  ); ([.$R$2]+[.$R$4])*(ROUNDDOWN(HOUR([.D19]);0)) + [.$R$2]*ROUNDDOWN(HOUR([.E19]);0); IF( AND( HOUR([.C19])&gt;=HOUR(&quot;14:00:00&quot;) ; HOUR([.C19])&lt;HOUR(&quot;18:00:00&quot;)  ); ([.$R$3]+[.$R$4])*(ROUNDDOWN(HOUR([.D19]);0)) + [.$R$4]*ROUNDDOWN(HOUR([.E19]);0); IF( AND( HOUR([.C19])&gt;=HOUR(&quot;18:00:00&quot;) ; HOUR([.C19])&lt;HOUR(&quot;23:59:59&quot;)  ); ([.$R$4])*2*(ROUNDDOWN(HOUR([.D19]);0)) + [.$R$4]*ROUNDDOWN(HOUR([.E19]);0); &quot;&quot;)))); &quot;&quot;)))); IF(AND(HOUR([.E19])&gt;=HOUR(&quot;08:00:00&quot;)); &quot;DOBLE JORNADA &gt;= 8 HORAS (NO ES HORA EXTRA)&quot;; &quot;&quot;)); IF( OR([.F19]=&quot;sábado&quot;; [.F19]=&quot;sabado&quot;); IF(AND(HOUR([.E19])&lt;HOUR(&quot;08:00:00&quot;)); IF( AND( HOUR([.B19])&gt;=HOUR(&quot;06:00:00&quot;) ; HOUR([.B19])&lt;HOUR(&quot;14:00:00&quot;)  ); IF(AND([.C19]=&quot;&quot;); [.$R$2]*(ROUNDDOWN(HOUR([.D19]);0)+ROUNDDOWN(HOUR([.E19]);0)); IF( AND( HOUR([.C19])&gt;=HOUR(&quot;14:00:00&quot;) ; HOUR([.C19])&lt;HOUR(&quot;23:59:59&quot;)  ); ([.$R$2]+[.$R$5])*(ROUNDDOWN(HOUR([.D19]);0)) + [.$R$5]*ROUNDDOWN(HOUR([.E19]);0); IF( AND( HOUR([.C19])&gt;=HOUR(&quot;00:00:00&quot;) ; HOUR([.C19])&lt;HOUR(&quot;06:00:00&quot;)  ); ([.$R$2]+[.$R$5])*(ROUNDDOWN(HOUR([.D19]);0)) + [.$R$5]*ROUNDDOWN(HOUR([.E19]);0);  &quot;&quot;))); IF( AND( HOUR([.B19])&gt;=HOUR(&quot;14:00:00&quot;) ; HOUR([.B19])&lt;HOUR(&quot;23:59:59&quot;)  ); IF(AND([.C19]=&quot;&quot;); [.$R$5]*(ROUNDDOWN(HOUR([.D19]);0)+ROUNDDOWN(HOUR([.E19]);0)); IF( AND( HOUR([.C19])&gt;=HOUR(&quot;06:00:00&quot;) ; HOUR([.C19])&lt;HOUR(&quot;14:00:00&quot;)  ); ([.$R$2]+[.$R$5])*(ROUNDDOWN(HOUR([.D19]);0)) + [.$R$2]*ROUNDDOWN(HOUR([.E19]);0); IF( AND( HOUR([.C19])&gt;=HOUR(&quot;00:00:00&quot;) ; HOUR([.C19])&lt;HOUR(&quot;06:00:00&quot;)  ); ([.$R$5])*2*(ROUNDDOWN(HOUR([.D19]);0)) + [.$R$5]*ROUNDDOWN(HOUR([.E19]);0); &quot;&quot;))); IF( AND( HOUR([.B19])&gt;=HOUR(&quot;00:00:00&quot;) ; HOUR([.B19])&lt;HOUR(&quot;06:00:00&quot;)  ); IF(AND([.C19]=&quot;&quot;); [.$R$5]*(ROUNDDOWN(HOUR([.D19]);0)+ROUNDDOWN(HOUR([.E19]);0)); IF( AND( HOUR([.C19])&gt;=HOUR(&quot;06:00:00&quot;) ; HOUR([.C19])&lt;HOUR(&quot;14:00:00&quot;)  ); ([.$R$2]+[.$R$5])*(ROUNDDOWN(HOUR([.D19]);0)) + [.$R$2]*ROUNDDOWN(HOUR([.E19]);0); &quot;&quot;)); &quot;&quot;))); IF(AND(HOUR([.E19])&gt;=HOUR(&quot;08:00:00&quot;)); &quot;DOBLE JORNADA &gt;= 8 HORAS (NO ES HORA EXTRA&quot;; &quot;&quot;)); IF(AND(OR([.F19]=&quot;domingo&quot;; AND(OR([.F19]=&quot;lunes&quot;; [.F19]=&quot;viernes&quot;);[.H19]=&quot;Festivo&quot;));[.G19]=&quot;&quot;); IF(AND(HOUR([.E19])&lt;HOUR(&quot;08:00:00&quot;)); IF( AND( HOUR([.B19])&gt;=HOUR(&quot;06:00:00&quot;) ; HOUR([.B19])&lt;HOUR(&quot;23:59:59&quot;)  ); IF(AND([.C19]=&quot;&quot;); [.$R$6]*(ROUNDDOWN(HOUR([.D19]);0)+ROUNDDOWN(HOUR([.E19]);0)); IF( AND( HOUR([.C19])&gt;=HOUR(&quot;00:00:00&quot;) ; HOUR([.C19])&lt;HOUR(&quot;06:00:00&quot;)  ); ([.$R$6])*2*(ROUNDDOWN(HOUR([.D19]);0)) + [.$R$6]*ROUNDDOWN(HOUR([.E19]);0);  &quot;&quot;)); IF( AND( HOUR([.C19])&gt;=HOUR(&quot;00:00:00&quot;) ; HOUR([.C19])&lt;HOUR(&quot;06:00:00&quot;)  ); ([.$R$6])*2*(ROUNDDOWN(HOUR([.D19]);0)) + [.$R$6]*ROUNDDOWN(HOUR([.E19]);0); &quot;&quot;)); IF(AND(HOUR([.E19])&gt;=HOUR(&quot;08:00:00&quot;)); &quot;DOBLE JORNADA &gt;= 8 HORAS (NO ES HORA EXTRA&quot;; &quot;&quot;)); IF( AND(OR([.F19]=&quot;lunes&quot;; [.F19]=&quot;martes&quot;; [.F19]=&quot;miércoles&quot;; [.F19]=&quot;miercoles&quot;; [.F19]=&quot;jueves&quot;; [.F19]=&quot;viernes&quot;;[.F19]=&quot;sabado&quot;;[.F19]=&quot;sábado&quot;;[.F19]=&quot;domingo&quot;; OR([.H19]=&quot;&quot;;[.H19]=&quot;Festivo&quot;));[.G19]=&quot;si&quot;); IF(AND(HOUR([.E19])&lt;HOUR(&quot;08:00:00&quot;)); IF( AND( HOUR([.B19])&gt;=HOUR(&quot;06:00:00&quot;) ; HOUR([.B19])&lt;HOUR(&quot;23:59:59&quot;)  ); IF(AND([.C19]=&quot;&quot;); [.$R$7]*(ROUNDDOWN(HOUR([.D19]);0)+ROUNDDOWN(HOUR([.E19]);0)); IF( AND( HOUR([.C19])&gt;=HOUR(&quot;00:00:00&quot;) ; HOUR([.C19])&lt;HOUR(&quot;06:00:00&quot;)  ); ([.$R$7])*2*(ROUNDDOWN(HOUR([.D19]);0)) + [.$R$7]*ROUNDDOWN(HOUR([.E19]);0);  &quot;&quot;)); IF( AND( HOUR([.B19])&gt;=HOUR(&quot;00:00:00&quot;) ; HOUR([.B19])&lt;HOUR(&quot;06:00:00&quot;)  ); ([.$R$7])*2*(ROUNDDOWN(HOUR([.D19]);0)) + [.$R$7]*ROUNDDOWN(HOUR([.E19]);0); &quot;&quot;)); IF(AND(HOUR([.E19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19" calcext:value-type="date">
            <text:p>19/12/23</text:p>
          </table:table-cell>
          <table:table-cell table:style-name="ce7" table:number-columns-repeated="2"/>
          <table:table-cell table:style-name="ce6" office:value-type="time" office:time-value="PT439H59M59.999999997S" calcext:value-type="time">
            <text:p>08:00:00</text:p>
          </table:table-cell>
          <table:table-cell table:style-name="ce7"/>
          <table:table-cell table:style-name="ce10" office:value-type="string" calcext:value-type="string">
            <text:p>martes</text:p>
          </table:table-cell>
          <table:table-cell table:style-name="ce10" table:number-columns-repeated="2"/>
          <table:table-cell table:style-name="ce6" office:value-type="time" office:time-value="PT432H29M59.999999997S" calcext:value-type="time">
            <text:p>00:30:00</text:p>
          </table:table-cell>
          <table:table-cell table:style-name="ce6" table:formula="of:=IF(AND([.B20]=&quot;&quot;);&quot;DESCANSO&quot;; IF(AND([.B20]&lt;&gt;&quot;&quot;); IF(AND([.C20]=&quot;&quot;); [.B20]+[.D20]+[.E20]+[.I20]; IF(AND([.C20]&lt;&gt;&quot;&quot;); [.B20]+2*[.D20]+[.E20]+[.I20] ))))" office:value-type="string" office:string-value="DESCANSO" calcext:value-type="string">
            <text:p>DESCANSO</text:p>
          </table:table-cell>
          <table:table-cell table:style-name="ce6" table:formula="of:=IF(AND([.B20]=&quot;&quot;); &quot;DESCANSO&quot;; IF(AND([.B20]&lt;&gt;&quot;&quot;);    IF(AND(OR([.F20]=&quot;lunes&quot;; [.F20]=&quot;martes&quot;; [.F20]=&quot;miércoles&quot;; [.F20]=&quot;miercoles&quot;; [.F20]=&quot;jueves&quot;; [.F20]=&quot;viernes&quot;);AND([.G20]=&quot;&quot;; [.H20]=&quot;&quot;)); IF(AND(HOUR([.E20])&lt;HOUR(&quot;08:00:00&quot;));  IF( AND( HOUR([.B20])&gt;=HOUR(&quot;06:00:00&quot;) ; HOUR([.B20])&lt;HOUR(&quot;14:00:00&quot;)  ); IF(AND([.C20]=&quot;&quot;); &quot;DIURNO&quot;;  IF( AND( HOUR([.C20])&gt;=HOUR(&quot;14:00:00&quot;) ; HOUR([.C20])&lt;HOUR(&quot;18:00:00&quot;)  ); &quot;DOBLE DIURNO/TARDE&quot;;  IF( AND( HOUR([.C20])&gt;=HOUR(&quot;18:00:00&quot;) ; HOUR([.C20])&lt;HOUR(&quot;23:59:59&quot;)  ); &quot;DOBLE DIURNO/NOCHE&quot;;  IF( AND( HOUR([.C20])&gt;=HOUR(&quot;00:00:00&quot;) ; HOUR([.C20])&lt;HOUR(&quot;06:00:00&quot;)  ); &quot;DOBLE DIURNO/NOCHE&quot;; &quot;&quot;))));  IF( AND( HOUR([.B20])&gt;=HOUR(&quot;14:00:00&quot;) ; HOUR([.B20])&lt;HOUR(&quot;18:00:00&quot;)  ); IF(AND([.C20]=&quot;&quot;); &quot;TARDE&quot;;  IF( AND( HOUR([.C20])&gt;=HOUR(&quot;06:00:00&quot;) ; HOUR([.C20])&lt;HOUR(&quot;14:00:00&quot;)  ); &quot;DOBLE TARDE/DIURNO&quot;;  IF( AND( HOUR([.C20])&gt;=HOUR(&quot;18:00:00&quot;) ; HOUR([.C20])&lt;HOUR(&quot;23:59:59&quot;)  ); &quot;DOBLE TARDE/NOCHE&quot;;  IF( AND( HOUR([.C20])&gt;=HOUR(&quot;00:00:00&quot;) ; HOUR([.C20])&lt;HOUR(&quot;06:00:00&quot;)  ); &quot;DOBLE NOCHE&quot;; &quot;&quot;))));  IF( AND( HOUR([.B20])&gt;=HOUR(&quot;18:00:00&quot;) ; HOUR([.B20])&lt;HOUR(&quot;23:59:59&quot;)  ); IF(AND([.C20]=&quot;&quot;);  &quot;NOCHE&quot;;  IF( AND( HOUR([.C20])&gt;=HOUR(&quot;06:00:00&quot;) ; HOUR([.C20])&lt;HOUR(&quot;14:00:00&quot;)  ); &quot;DOBLE NOCHE/DIURNO&quot;;  IF( AND( HOUR([.C20])&gt;=HOUR(&quot;14:00:00&quot;) ; HOUR([.C20])&lt;HOUR(&quot;17:00:00&quot;)  ); &quot;DOBLE NOCHE/TARDE&quot;;  &quot;&quot;))); IF(AND(HOUR([.B20])&gt;=HOUR(&quot;00:00:00&quot;) ; HOUR([.B20])&lt;HOUR(&quot;06:00:00&quot;)  ); IF(AND([.C20]=&quot;&quot;);  &quot;NOCHE&quot;;  IF( AND( HOUR([.C20])&gt;=HOUR(&quot;06:00:00&quot;) ; HOUR([.C20])&lt;HOUR(&quot;14:00:00&quot;)  ); &quot;DOBLE NOCHE/DIRNO&quot;;  IF( AND( HOUR([.C20])&gt;=HOUR(&quot;14:00:00&quot;) ; HOUR([.C20])&lt;HOUR(&quot;18:00:00&quot;)  ); &quot;DOBLE NOCHE/TARDE&quot;;  IF( AND( HOUR([.C20])&gt;=HOUR(&quot;18:00:00&quot;) ; HOUR([.C20])&lt;HOUR(&quot;23:59:59&quot;)  ); &quot;DOBLE NOCHE&quot;; &quot;&quot;)))); &quot;&quot;)))); IF(AND(HOUR([.E20])&gt;=HOUR(&quot;08:00:00&quot;)); &quot;DOBLE JORNADA &gt;= 8 HORAS (NO ES HORA EXTRA)&quot;; &quot;&quot;)); IF( OR([.F20]=&quot;sábado&quot;; [.F20]=&quot;sabado&quot;); IF(AND(HOUR([.E20])&lt;HOUR(&quot;08:00:00&quot;)); IF( AND( HOUR([.B20])&gt;=HOUR(&quot;06:00:00&quot;) ; HOUR([.B20])&lt;HOUR(&quot;14:00:00&quot;)  ); IF(AND([.C20]=&quot;&quot;); &quot;DIURNO&quot;;  IF( AND( HOUR([.C20])&gt;=HOUR(&quot;14:00:00&quot;) ; HOUR([.C20])&lt;HOUR(&quot;23:59:59&quot;)  ); &quot;DOBLE DIURNO/SOCIAL&quot;;  IF( AND( HOUR([.C20])&gt;=HOUR(&quot;00:00:00&quot;) ; HOUR([.C20])&lt;HOUR(&quot;06:00:00&quot;)  ); &quot;DOBLE DIURNO/SOCIAL&quot;;  &quot;&quot;)));  IF( AND( HOUR([.B20])&gt;=HOUR(&quot;14:00:00&quot;) ; HOUR([.B20])&lt;HOUR(&quot;23:59:59&quot;)  );  IF(AND([.C20]=&quot;&quot;); &quot;SOCIAL&quot;; IF( AND( HOUR([.C20])&gt;=HOUR(&quot;06:00:00&quot;) ; HOUR([.C20])&lt;HOUR(&quot;14:00:00&quot;)  ); &quot;DOBLE SOCIAL/DIRUNO&quot;;  IF( AND( HOUR([.C20])&gt;=HOUR(&quot;00:00:00&quot;) ; HOUR([.C20])&lt;HOUR(&quot;06:00:00&quot;)  ); &quot;DOBLE SOCIAL&quot;; &quot;&quot;)));  IF( AND( HOUR([.B20])&gt;=HOUR(&quot;00:00:00&quot;) ; HOUR([.B20])&lt;HOUR(&quot;06:00:00&quot;)  ); IF(AND([.C20]=&quot;&quot;); &quot;SOCIAL&quot;;  IF( AND( HOUR([.C20])&gt;=HOUR(&quot;06:00:00&quot;) ; HOUR([.C20])&lt;HOUR(&quot;14:00:00&quot;)  ); &quot;DOBLE SOCIAL/DIURNO&quot;; &quot;&quot;)); &quot;&quot;)));  IF(AND(HOUR([.E20])&gt;=HOUR(&quot;08:00:00&quot;)); &quot;DOBLE JORNADA &gt;= 8 HORAS (NO ES HORA EXTRA&quot;; &quot;&quot;)); IF(AND(OR([.F20]=&quot;domingo&quot;; AND(OR([.F20]=&quot;lunes&quot;; [.F20]=&quot;viernes&quot;);[.H20]=&quot;Festivo&quot;));[.G20]=&quot;&quot;); IF(AND(HOUR([.E20])&lt;HOUR(&quot;08:00:00&quot;)); IF( AND( HOUR([.B20])&gt;=HOUR(&quot;06:00:00&quot;) ; HOUR([.B20])&lt;HOUR(&quot;23:59:59&quot;)  ); IF(AND([.C20]=&quot;&quot;); &quot;DOMINICAL/FESTIVO&quot;; IF( AND( HOUR([.C20])&gt;=HOUR(&quot;00:00:00&quot;) ; HOUR([.C20])&lt;HOUR(&quot;06:00:00&quot;)  ); &quot;DOBLE DOMINICAL/FESTIVO&quot;;  &quot;&quot;)); IF( AND( HOUR([.B20])&gt;=HOUR(&quot;00:00:00&quot;) ; HOUR([.B20])&lt;HOUR(&quot;06:00:00&quot;)  ); &quot;DOBLE DOMINICAL/FESTIVO&quot;; &quot;&quot;)); IF(AND(HOUR([.E20])&gt;=HOUR(&quot;08:00:00&quot;)); &quot;DOBLE JORNADA &gt;= 8 HORAS (NO ES HORA EXTRA&quot;; &quot;&quot;)); IF( AND(OR([.F20]=&quot;lunes&quot;; [.F20]=&quot;martes&quot;; [.F20]=&quot;miércoles&quot;; [.F20]=&quot;miercoles&quot;; [.F20]=&quot;jueves&quot;; [.F20]=&quot;viernes&quot;;[.F20]=&quot;sabado&quot;;[.F20]=&quot;sábado&quot;;[.F20]=&quot;domingo&quot;; OR([.H20]=&quot;&quot;;[.H20]=&quot;Festivo&quot;));[.G20]=&quot;si&quot;); IF(AND(HOUR([.E20])&lt;HOUR(&quot;08:00:00&quot;)); IF( AND( HOUR([.B20])&gt;=HOUR(&quot;06:00:00&quot;) ; HOUR([.B20])&lt;HOUR(&quot;23:59:59&quot;)  ); IF(AND([.C20]=&quot;&quot;); &quot;ESPECIAL&quot;; IF( AND( HOUR([.C20])&gt;=HOUR(&quot;00:00:00&quot;) ; HOUR([.C20])&lt;HOUR(&quot;06:00:00&quot;)  ); &quot;DOBLE ESPECIAL&quot;;  &quot;&quot;)); IF( AND( HOUR([.B20])&gt;=HOUR(&quot;00:00:00&quot;) ; HOUR([.B20])&lt;HOUR(&quot;06:00:00&quot;)  ); &quot;DOBLE ESPECIAL&quot;; &quot;&quot;)); IF(AND(HOUR([.E20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style-name="ce7"/>
          <table:table-cell table:style-name="ce7" table:formula="of:=IF(AND([.B20]=&quot;&quot;); &quot;DESCANSO&quot;; IF( AND([.B20]&lt;&gt;&quot;&quot;); IF(AND(OR([.F20]=&quot;lunes&quot;; [.F20]=&quot;martes&quot;; [.F20]=&quot;miércoles&quot;; [.F20]=&quot;miercoles&quot;; [.F20]=&quot;jueves&quot;; [.F20]=&quot;viernes&quot;);AND([.G20]=&quot;&quot;; [.H20]=&quot;&quot;)); IF(AND(HOUR([.E20])&lt;HOUR(&quot;08:00:00&quot;)); IF( AND( HOUR([.B20])&gt;=HOUR(&quot;06:00:00&quot;) ; HOUR([.B20])&lt;HOUR(&quot;14:00:00&quot;)  ); IF(AND([.C20]=&quot;&quot;); ([.$R$2])*(ROUNDDOWN(HOUR([.D20]);0)+ROUNDDOWN(HOUR([.E20]);0)); IF( AND( HOUR([.C20])&gt;=HOUR(&quot;14:00:00&quot;) ; HOUR([.C20])&lt;HOUR(&quot;18:00:00&quot;)  ); ([.$R$2]+[.$R$3])*(ROUNDDOWN(HOUR([.D20]);0)) + ([.$R$3])*ROUNDDOWN(HOUR([.E20]);0); IF( AND( HOUR([.C20])&gt;=HOUR(&quot;18:00:00&quot;) ; HOUR([.C20])&lt;HOUR(&quot;23:59:59&quot;)  ); ([.$R$2]+[.$R$4])*(ROUNDDOWN(HOUR([.D20]);0)) + ([.$R$4])*ROUNDDOWN(HOUR([.E20]);0); IF( AND( HOUR([.C20])&gt;=HOUR(&quot;00:00:00&quot;) ; HOUR([.C20])&lt;HOUR(&quot;06:00:00&quot;)  ); ([.$R$2]+[.$R$4])*(ROUNDDOWN(HOUR([.D20]);0)) + ([.$R$4])*ROUNDDOWN(HOUR([.E20]);0); &quot;&quot;)))); IF( AND( HOUR([.B20])&gt;=HOUR(&quot;14:00:00&quot;) ; HOUR([.B20])&lt;HOUR(&quot;18:00:00&quot;)  ); IF(AND([.C20]=&quot;&quot;); [.$R$3]*(ROUNDDOWN(HOUR([.D20]);0)+ROUNDDOWN(HOUR([.E20]);0)); IF( AND( HOUR([.C20])&gt;=HOUR(&quot;06:00:00&quot;) ; HOUR([.C20])&lt;HOUR(&quot;14:00:00&quot;)  ); ([.$R$2]+[.$R$3])*(ROUNDDOWN(HOUR([.D20]);0)) + [.$R$2]*ROUNDDOWN(HOUR([.E20]);0); IF( AND( HOUR([.C20])&gt;=HOUR(&quot;18:00:00&quot;) ; HOUR([.C20])&lt;HOUR(&quot;23:59:59&quot;)  ); ([.$R$3]+[.$R$4])*(ROUNDDOWN(HOUR([.D20]);0)) + [.$R$4]*ROUNDDOWN(HOUR([.E20]);0); IF( AND( HOUR([.C20])&gt;=HOUR(&quot;00:00:00&quot;) ; HOUR([.C20])&lt;HOUR(&quot;06:00:00&quot;)  ); ([.$R$3]+[.$R$4])*(ROUNDDOWN(HOUR([.D20]);0)) + [.$R$4]*ROUNDDOWN(HOUR([.E20]);0); &quot;&quot;)))); IF( AND( HOUR([.B20])&gt;=HOUR(&quot;18:00:00&quot;) ; HOUR([.B20])&lt;HOUR(&quot;23:59:59&quot;)  ); IF(AND([.C20]=&quot;&quot;); [.$R$4]*(ROUNDDOWN(HOUR([.D20]);0)+ROUNDDOWN(HOUR([.E20]);0)); IF( AND( HOUR([.C20])&gt;=HOUR(&quot;06:00:00&quot;) ; HOUR([.C20])&lt;HOUR(&quot;14:00:00&quot;)  ); ([.$R$2]+[.$R$4])*(ROUNDDOWN(HOUR([.D20]);0)) + [.$R$2]*ROUNDDOWN(HOUR([.E20]);0); IF( AND( HOUR([.C20])&gt;=HOUR(&quot;14:00:00&quot;) ; HOUR([.C20])&lt;HOUR(&quot;17:00:00&quot;)  ); ([.$R$3]+[.$R$4])*(ROUNDDOWN(HOUR([.D20]);0)) + [.$R$4]*ROUNDDOWN(HOUR([.E20]);0);  &quot;&quot;))); IF(AND(HOUR([.B20])&gt;=HOUR(&quot;00:00:00&quot;) ; HOUR([.B20])&lt;HOUR(&quot;06:00:00&quot;)  ); IF(AND([.C20]=&quot;&quot;); [.$R$4]*(ROUNDDOWN(HOUR([.D20]);0)+ROUNDDOWN(HOUR([.E20]);0)); IF( AND( HOUR([.C20])&gt;=HOUR(&quot;06:00:00&quot;) ; HOUR([.C20])&lt;HOUR(&quot;14:00:00&quot;)  ); ([.$R$2]+[.$R$4])*(ROUNDDOWN(HOUR([.D20]);0)) + [.$R$2]*ROUNDDOWN(HOUR([.E20]);0); IF( AND( HOUR([.C20])&gt;=HOUR(&quot;14:00:00&quot;) ; HOUR([.C20])&lt;HOUR(&quot;18:00:00&quot;)  ); ([.$R$3]+[.$R$4])*(ROUNDDOWN(HOUR([.D20]);0)) + [.$R$4]*ROUNDDOWN(HOUR([.E20]);0); IF( AND( HOUR([.C20])&gt;=HOUR(&quot;18:00:00&quot;) ; HOUR([.C20])&lt;HOUR(&quot;23:59:59&quot;)  ); ([.$R$4])*2*(ROUNDDOWN(HOUR([.D20]);0)) + [.$R$4]*ROUNDDOWN(HOUR([.E20]);0); &quot;&quot;)))); &quot;&quot;)))); IF(AND(HOUR([.E20])&gt;=HOUR(&quot;08:00:00&quot;)); &quot;DOBLE JORNADA &gt;= 8 HORAS (NO ES HORA EXTRA)&quot;; &quot;&quot;)); IF( OR([.F20]=&quot;sábado&quot;; [.F20]=&quot;sabado&quot;); IF(AND(HOUR([.E20])&lt;HOUR(&quot;08:00:00&quot;)); IF( AND( HOUR([.B20])&gt;=HOUR(&quot;06:00:00&quot;) ; HOUR([.B20])&lt;HOUR(&quot;14:00:00&quot;)  ); IF(AND([.C20]=&quot;&quot;); [.$R$2]*(ROUNDDOWN(HOUR([.D20]);0)+ROUNDDOWN(HOUR([.E20]);0)); IF( AND( HOUR([.C20])&gt;=HOUR(&quot;14:00:00&quot;) ; HOUR([.C20])&lt;HOUR(&quot;23:59:59&quot;)  ); ([.$R$2]+[.$R$5])*(ROUNDDOWN(HOUR([.D20]);0)) + [.$R$5]*ROUNDDOWN(HOUR([.E20]);0); IF( AND( HOUR([.C20])&gt;=HOUR(&quot;00:00:00&quot;) ; HOUR([.C20])&lt;HOUR(&quot;06:00:00&quot;)  ); ([.$R$2]+[.$R$5])*(ROUNDDOWN(HOUR([.D20]);0)) + [.$R$5]*ROUNDDOWN(HOUR([.E20]);0);  &quot;&quot;))); IF( AND( HOUR([.B20])&gt;=HOUR(&quot;14:00:00&quot;) ; HOUR([.B20])&lt;HOUR(&quot;23:59:59&quot;)  ); IF(AND([.C20]=&quot;&quot;); [.$R$5]*(ROUNDDOWN(HOUR([.D20]);0)+ROUNDDOWN(HOUR([.E20]);0)); IF( AND( HOUR([.C20])&gt;=HOUR(&quot;06:00:00&quot;) ; HOUR([.C20])&lt;HOUR(&quot;14:00:00&quot;)  ); ([.$R$2]+[.$R$5])*(ROUNDDOWN(HOUR([.D20]);0)) + [.$R$2]*ROUNDDOWN(HOUR([.E20]);0); IF( AND( HOUR([.C20])&gt;=HOUR(&quot;00:00:00&quot;) ; HOUR([.C20])&lt;HOUR(&quot;06:00:00&quot;)  ); ([.$R$5])*2*(ROUNDDOWN(HOUR([.D20]);0)) + [.$R$5]*ROUNDDOWN(HOUR([.E20]);0); &quot;&quot;))); IF( AND( HOUR([.B20])&gt;=HOUR(&quot;00:00:00&quot;) ; HOUR([.B20])&lt;HOUR(&quot;06:00:00&quot;)  ); IF(AND([.C20]=&quot;&quot;); [.$R$5]*(ROUNDDOWN(HOUR([.D20]);0)+ROUNDDOWN(HOUR([.E20]);0)); IF( AND( HOUR([.C20])&gt;=HOUR(&quot;06:00:00&quot;) ; HOUR([.C20])&lt;HOUR(&quot;14:00:00&quot;)  ); ([.$R$2]+[.$R$5])*(ROUNDDOWN(HOUR([.D20]);0)) + [.$R$2]*ROUNDDOWN(HOUR([.E20]);0); &quot;&quot;)); &quot;&quot;))); IF(AND(HOUR([.E20])&gt;=HOUR(&quot;08:00:00&quot;)); &quot;DOBLE JORNADA &gt;= 8 HORAS (NO ES HORA EXTRA&quot;; &quot;&quot;)); IF(AND(OR([.F20]=&quot;domingo&quot;; AND(OR([.F20]=&quot;lunes&quot;; [.F20]=&quot;viernes&quot;);[.H20]=&quot;Festivo&quot;));[.G20]=&quot;&quot;); IF(AND(HOUR([.E20])&lt;HOUR(&quot;08:00:00&quot;)); IF( AND( HOUR([.B20])&gt;=HOUR(&quot;06:00:00&quot;) ; HOUR([.B20])&lt;HOUR(&quot;23:59:59&quot;)  ); IF(AND([.C20]=&quot;&quot;); [.$R$6]*(ROUNDDOWN(HOUR([.D20]);0)+ROUNDDOWN(HOUR([.E20]);0)); IF( AND( HOUR([.C20])&gt;=HOUR(&quot;00:00:00&quot;) ; HOUR([.C20])&lt;HOUR(&quot;06:00:00&quot;)  ); ([.$R$6])*2*(ROUNDDOWN(HOUR([.D20]);0)) + [.$R$6]*ROUNDDOWN(HOUR([.E20]);0);  &quot;&quot;)); IF( AND( HOUR([.C20])&gt;=HOUR(&quot;00:00:00&quot;) ; HOUR([.C20])&lt;HOUR(&quot;06:00:00&quot;)  ); ([.$R$6])*2*(ROUNDDOWN(HOUR([.D20]);0)) + [.$R$6]*ROUNDDOWN(HOUR([.E20]);0); &quot;&quot;)); IF(AND(HOUR([.E20])&gt;=HOUR(&quot;08:00:00&quot;)); &quot;DOBLE JORNADA &gt;= 8 HORAS (NO ES HORA EXTRA&quot;; &quot;&quot;)); IF( AND(OR([.F20]=&quot;lunes&quot;; [.F20]=&quot;martes&quot;; [.F20]=&quot;miércoles&quot;; [.F20]=&quot;miercoles&quot;; [.F20]=&quot;jueves&quot;; [.F20]=&quot;viernes&quot;;[.F20]=&quot;sabado&quot;;[.F20]=&quot;sábado&quot;;[.F20]=&quot;domingo&quot;; OR([.H20]=&quot;&quot;;[.H20]=&quot;Festivo&quot;));[.G20]=&quot;si&quot;); IF(AND(HOUR([.E20])&lt;HOUR(&quot;08:00:00&quot;)); IF( AND( HOUR([.B20])&gt;=HOUR(&quot;06:00:00&quot;) ; HOUR([.B20])&lt;HOUR(&quot;23:59:59&quot;)  ); IF(AND([.C20]=&quot;&quot;); [.$R$7]*(ROUNDDOWN(HOUR([.D20]);0)+ROUNDDOWN(HOUR([.E20]);0)); IF( AND( HOUR([.C20])&gt;=HOUR(&quot;00:00:00&quot;) ; HOUR([.C20])&lt;HOUR(&quot;06:00:00&quot;)  ); ([.$R$7])*2*(ROUNDDOWN(HOUR([.D20]);0)) + [.$R$7]*ROUNDDOWN(HOUR([.E20]);0);  &quot;&quot;)); IF( AND( HOUR([.B20])&gt;=HOUR(&quot;00:00:00&quot;) ; HOUR([.B20])&lt;HOUR(&quot;06:00:00&quot;)  ); ([.$R$7])*2*(ROUNDDOWN(HOUR([.D20]);0)) + [.$R$7]*ROUNDDOWN(HOUR([.E20]);0); &quot;&quot;)); IF(AND(HOUR([.E20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20" calcext:value-type="date">
            <text:p>20/12/23</text:p>
          </table:table-cell>
          <table:table-cell table:style-name="ce7" table:number-columns-repeated="2"/>
          <table:table-cell table:style-name="ce6" office:value-type="time" office:time-value="PT463H59M59.999999997S" calcext:value-type="time">
            <text:p>08:00:00</text:p>
          </table:table-cell>
          <table:table-cell table:style-name="ce7"/>
          <table:table-cell table:style-name="ce10" office:value-type="string" calcext:value-type="string">
            <text:p>miércoles</text:p>
          </table:table-cell>
          <table:table-cell table:style-name="ce10" table:number-columns-repeated="2"/>
          <table:table-cell table:style-name="ce6" office:value-type="time" office:time-value="PT456H29M59.999999997S" calcext:value-type="time">
            <text:p>00:30:00</text:p>
          </table:table-cell>
          <table:table-cell table:style-name="ce6" table:formula="of:=IF(AND([.B21]=&quot;&quot;);&quot;DESCANSO&quot;; IF(AND([.B21]&lt;&gt;&quot;&quot;); IF(AND([.C21]=&quot;&quot;); [.B21]+[.D21]+[.E21]+[.I21]; IF(AND([.C21]&lt;&gt;&quot;&quot;); [.B21]+2*[.D21]+[.E21]+[.I21] ))))" office:value-type="string" office:string-value="DESCANSO" calcext:value-type="string">
            <text:p>DESCANSO</text:p>
          </table:table-cell>
          <table:table-cell table:style-name="ce6" table:formula="of:=IF(AND([.B21]=&quot;&quot;); &quot;DESCANSO&quot;; IF(AND([.B21]&lt;&gt;&quot;&quot;);    IF(AND(OR([.F21]=&quot;lunes&quot;; [.F21]=&quot;martes&quot;; [.F21]=&quot;miércoles&quot;; [.F21]=&quot;miercoles&quot;; [.F21]=&quot;jueves&quot;; [.F21]=&quot;viernes&quot;);AND([.G21]=&quot;&quot;; [.H21]=&quot;&quot;)); IF(AND(HOUR([.E21])&lt;HOUR(&quot;08:00:00&quot;));  IF( AND( HOUR([.B21])&gt;=HOUR(&quot;06:00:00&quot;) ; HOUR([.B21])&lt;HOUR(&quot;14:00:00&quot;)  ); IF(AND([.C21]=&quot;&quot;); &quot;DIURNO&quot;;  IF( AND( HOUR([.C21])&gt;=HOUR(&quot;14:00:00&quot;) ; HOUR([.C21])&lt;HOUR(&quot;18:00:00&quot;)  ); &quot;DOBLE DIURNO/TARDE&quot;;  IF( AND( HOUR([.C21])&gt;=HOUR(&quot;18:00:00&quot;) ; HOUR([.C21])&lt;HOUR(&quot;23:59:59&quot;)  ); &quot;DOBLE DIURNO/NOCHE&quot;;  IF( AND( HOUR([.C21])&gt;=HOUR(&quot;00:00:00&quot;) ; HOUR([.C21])&lt;HOUR(&quot;06:00:00&quot;)  ); &quot;DOBLE DIURNO/NOCHE&quot;; &quot;&quot;))));  IF( AND( HOUR([.B21])&gt;=HOUR(&quot;14:00:00&quot;) ; HOUR([.B21])&lt;HOUR(&quot;18:00:00&quot;)  ); IF(AND([.C21]=&quot;&quot;); &quot;TARDE&quot;;  IF( AND( HOUR([.C21])&gt;=HOUR(&quot;06:00:00&quot;) ; HOUR([.C21])&lt;HOUR(&quot;14:00:00&quot;)  ); &quot;DOBLE TARDE/DIURNO&quot;;  IF( AND( HOUR([.C21])&gt;=HOUR(&quot;18:00:00&quot;) ; HOUR([.C21])&lt;HOUR(&quot;23:59:59&quot;)  ); &quot;DOBLE TARDE/NOCHE&quot;;  IF( AND( HOUR([.C21])&gt;=HOUR(&quot;00:00:00&quot;) ; HOUR([.C21])&lt;HOUR(&quot;06:00:00&quot;)  ); &quot;DOBLE NOCHE&quot;; &quot;&quot;))));  IF( AND( HOUR([.B21])&gt;=HOUR(&quot;18:00:00&quot;) ; HOUR([.B21])&lt;HOUR(&quot;23:59:59&quot;)  ); IF(AND([.C21]=&quot;&quot;);  &quot;NOCHE&quot;;  IF( AND( HOUR([.C21])&gt;=HOUR(&quot;06:00:00&quot;) ; HOUR([.C21])&lt;HOUR(&quot;14:00:00&quot;)  ); &quot;DOBLE NOCHE/DIURNO&quot;;  IF( AND( HOUR([.C21])&gt;=HOUR(&quot;14:00:00&quot;) ; HOUR([.C21])&lt;HOUR(&quot;17:00:00&quot;)  ); &quot;DOBLE NOCHE/TARDE&quot;;  &quot;&quot;))); IF(AND(HOUR([.B21])&gt;=HOUR(&quot;00:00:00&quot;) ; HOUR([.B21])&lt;HOUR(&quot;06:00:00&quot;)  ); IF(AND([.C21]=&quot;&quot;);  &quot;NOCHE&quot;;  IF( AND( HOUR([.C21])&gt;=HOUR(&quot;06:00:00&quot;) ; HOUR([.C21])&lt;HOUR(&quot;14:00:00&quot;)  ); &quot;DOBLE NOCHE/DIRNO&quot;;  IF( AND( HOUR([.C21])&gt;=HOUR(&quot;14:00:00&quot;) ; HOUR([.C21])&lt;HOUR(&quot;18:00:00&quot;)  ); &quot;DOBLE NOCHE/TARDE&quot;;  IF( AND( HOUR([.C21])&gt;=HOUR(&quot;18:00:00&quot;) ; HOUR([.C21])&lt;HOUR(&quot;23:59:59&quot;)  ); &quot;DOBLE NOCHE&quot;; &quot;&quot;)))); &quot;&quot;)))); IF(AND(HOUR([.E21])&gt;=HOUR(&quot;08:00:00&quot;)); &quot;DOBLE JORNADA &gt;= 8 HORAS (NO ES HORA EXTRA)&quot;; &quot;&quot;)); IF( OR([.F21]=&quot;sábado&quot;; [.F21]=&quot;sabado&quot;); IF(AND(HOUR([.E21])&lt;HOUR(&quot;08:00:00&quot;)); IF( AND( HOUR([.B21])&gt;=HOUR(&quot;06:00:00&quot;) ; HOUR([.B21])&lt;HOUR(&quot;14:00:00&quot;)  ); IF(AND([.C21]=&quot;&quot;); &quot;DIURNO&quot;;  IF( AND( HOUR([.C21])&gt;=HOUR(&quot;14:00:00&quot;) ; HOUR([.C21])&lt;HOUR(&quot;23:59:59&quot;)  ); &quot;DOBLE DIURNO/SOCIAL&quot;;  IF( AND( HOUR([.C21])&gt;=HOUR(&quot;00:00:00&quot;) ; HOUR([.C21])&lt;HOUR(&quot;06:00:00&quot;)  ); &quot;DOBLE DIURNO/SOCIAL&quot;;  &quot;&quot;)));  IF( AND( HOUR([.B21])&gt;=HOUR(&quot;14:00:00&quot;) ; HOUR([.B21])&lt;HOUR(&quot;23:59:59&quot;)  );  IF(AND([.C21]=&quot;&quot;); &quot;SOCIAL&quot;; IF( AND( HOUR([.C21])&gt;=HOUR(&quot;06:00:00&quot;) ; HOUR([.C21])&lt;HOUR(&quot;14:00:00&quot;)  ); &quot;DOBLE SOCIAL/DIRUNO&quot;;  IF( AND( HOUR([.C21])&gt;=HOUR(&quot;00:00:00&quot;) ; HOUR([.C21])&lt;HOUR(&quot;06:00:00&quot;)  ); &quot;DOBLE SOCIAL&quot;; &quot;&quot;)));  IF( AND( HOUR([.B21])&gt;=HOUR(&quot;00:00:00&quot;) ; HOUR([.B21])&lt;HOUR(&quot;06:00:00&quot;)  ); IF(AND([.C21]=&quot;&quot;); &quot;SOCIAL&quot;;  IF( AND( HOUR([.C21])&gt;=HOUR(&quot;06:00:00&quot;) ; HOUR([.C21])&lt;HOUR(&quot;14:00:00&quot;)  ); &quot;DOBLE SOCIAL/DIURNO&quot;; &quot;&quot;)); &quot;&quot;)));  IF(AND(HOUR([.E21])&gt;=HOUR(&quot;08:00:00&quot;)); &quot;DOBLE JORNADA &gt;= 8 HORAS (NO ES HORA EXTRA&quot;; &quot;&quot;)); IF(AND(OR([.F21]=&quot;domingo&quot;; AND(OR([.F21]=&quot;lunes&quot;; [.F21]=&quot;viernes&quot;);[.H21]=&quot;Festivo&quot;));[.G21]=&quot;&quot;); IF(AND(HOUR([.E21])&lt;HOUR(&quot;08:00:00&quot;)); IF( AND( HOUR([.B21])&gt;=HOUR(&quot;06:00:00&quot;) ; HOUR([.B21])&lt;HOUR(&quot;23:59:59&quot;)  ); IF(AND([.C21]=&quot;&quot;); &quot;DOMINICAL/FESTIVO&quot;; IF( AND( HOUR([.C21])&gt;=HOUR(&quot;00:00:00&quot;) ; HOUR([.C21])&lt;HOUR(&quot;06:00:00&quot;)  ); &quot;DOBLE DOMINICAL/FESTIVO&quot;;  &quot;&quot;)); IF( AND( HOUR([.B21])&gt;=HOUR(&quot;00:00:00&quot;) ; HOUR([.B21])&lt;HOUR(&quot;06:00:00&quot;)  ); &quot;DOBLE DOMINICAL/FESTIVO&quot;; &quot;&quot;)); IF(AND(HOUR([.E21])&gt;=HOUR(&quot;08:00:00&quot;)); &quot;DOBLE JORNADA &gt;= 8 HORAS (NO ES HORA EXTRA&quot;; &quot;&quot;)); IF( AND(OR([.F21]=&quot;lunes&quot;; [.F21]=&quot;martes&quot;; [.F21]=&quot;miércoles&quot;; [.F21]=&quot;miercoles&quot;; [.F21]=&quot;jueves&quot;; [.F21]=&quot;viernes&quot;;[.F21]=&quot;sabado&quot;;[.F21]=&quot;sábado&quot;;[.F21]=&quot;domingo&quot;; OR([.H21]=&quot;&quot;;[.H21]=&quot;Festivo&quot;));[.G21]=&quot;si&quot;); IF(AND(HOUR([.E21])&lt;HOUR(&quot;08:00:00&quot;)); IF( AND( HOUR([.B21])&gt;=HOUR(&quot;06:00:00&quot;) ; HOUR([.B21])&lt;HOUR(&quot;23:59:59&quot;)  ); IF(AND([.C21]=&quot;&quot;); &quot;ESPECIAL&quot;; IF( AND( HOUR([.C21])&gt;=HOUR(&quot;00:00:00&quot;) ; HOUR([.C21])&lt;HOUR(&quot;06:00:00&quot;)  ); &quot;DOBLE ESPECIAL&quot;;  &quot;&quot;)); IF( AND( HOUR([.B21])&gt;=HOUR(&quot;00:00:00&quot;) ; HOUR([.B21])&lt;HOUR(&quot;06:00:00&quot;)  ); &quot;DOBLE ESPECIAL&quot;; &quot;&quot;)); IF(AND(HOUR([.E21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style-name="ce7"/>
          <table:table-cell table:style-name="ce7" table:formula="of:=IF(AND([.B21]=&quot;&quot;); &quot;DESCANSO&quot;; IF( AND([.B21]&lt;&gt;&quot;&quot;); IF(AND(OR([.F21]=&quot;lunes&quot;; [.F21]=&quot;martes&quot;; [.F21]=&quot;miércoles&quot;; [.F21]=&quot;miercoles&quot;; [.F21]=&quot;jueves&quot;; [.F21]=&quot;viernes&quot;);AND([.G21]=&quot;&quot;; [.H21]=&quot;&quot;)); IF(AND(HOUR([.E21])&lt;HOUR(&quot;08:00:00&quot;)); IF( AND( HOUR([.B21])&gt;=HOUR(&quot;06:00:00&quot;) ; HOUR([.B21])&lt;HOUR(&quot;14:00:00&quot;)  ); IF(AND([.C21]=&quot;&quot;); ([.$R$2])*(ROUNDDOWN(HOUR([.D21]);0)+ROUNDDOWN(HOUR([.E21]);0)); IF( AND( HOUR([.C21])&gt;=HOUR(&quot;14:00:00&quot;) ; HOUR([.C21])&lt;HOUR(&quot;18:00:00&quot;)  ); ([.$R$2]+[.$R$3])*(ROUNDDOWN(HOUR([.D21]);0)) + ([.$R$3])*ROUNDDOWN(HOUR([.E21]);0); IF( AND( HOUR([.C21])&gt;=HOUR(&quot;18:00:00&quot;) ; HOUR([.C21])&lt;HOUR(&quot;23:59:59&quot;)  ); ([.$R$2]+[.$R$4])*(ROUNDDOWN(HOUR([.D21]);0)) + ([.$R$4])*ROUNDDOWN(HOUR([.E21]);0); IF( AND( HOUR([.C21])&gt;=HOUR(&quot;00:00:00&quot;) ; HOUR([.C21])&lt;HOUR(&quot;06:00:00&quot;)  ); ([.$R$2]+[.$R$4])*(ROUNDDOWN(HOUR([.D21]);0)) + ([.$R$4])*ROUNDDOWN(HOUR([.E21]);0); &quot;&quot;)))); IF( AND( HOUR([.B21])&gt;=HOUR(&quot;14:00:00&quot;) ; HOUR([.B21])&lt;HOUR(&quot;18:00:00&quot;)  ); IF(AND([.C21]=&quot;&quot;); [.$R$3]*(ROUNDDOWN(HOUR([.D21]);0)+ROUNDDOWN(HOUR([.E21]);0)); IF( AND( HOUR([.C21])&gt;=HOUR(&quot;06:00:00&quot;) ; HOUR([.C21])&lt;HOUR(&quot;14:00:00&quot;)  ); ([.$R$2]+[.$R$3])*(ROUNDDOWN(HOUR([.D21]);0)) + [.$R$2]*ROUNDDOWN(HOUR([.E21]);0); IF( AND( HOUR([.C21])&gt;=HOUR(&quot;18:00:00&quot;) ; HOUR([.C21])&lt;HOUR(&quot;23:59:59&quot;)  ); ([.$R$3]+[.$R$4])*(ROUNDDOWN(HOUR([.D21]);0)) + [.$R$4]*ROUNDDOWN(HOUR([.E21]);0); IF( AND( HOUR([.C21])&gt;=HOUR(&quot;00:00:00&quot;) ; HOUR([.C21])&lt;HOUR(&quot;06:00:00&quot;)  ); ([.$R$3]+[.$R$4])*(ROUNDDOWN(HOUR([.D21]);0)) + [.$R$4]*ROUNDDOWN(HOUR([.E21]);0); &quot;&quot;)))); IF( AND( HOUR([.B21])&gt;=HOUR(&quot;18:00:00&quot;) ; HOUR([.B21])&lt;HOUR(&quot;23:59:59&quot;)  ); IF(AND([.C21]=&quot;&quot;); [.$R$4]*(ROUNDDOWN(HOUR([.D21]);0)+ROUNDDOWN(HOUR([.E21]);0)); IF( AND( HOUR([.C21])&gt;=HOUR(&quot;06:00:00&quot;) ; HOUR([.C21])&lt;HOUR(&quot;14:00:00&quot;)  ); ([.$R$2]+[.$R$4])*(ROUNDDOWN(HOUR([.D21]);0)) + [.$R$2]*ROUNDDOWN(HOUR([.E21]);0); IF( AND( HOUR([.C21])&gt;=HOUR(&quot;14:00:00&quot;) ; HOUR([.C21])&lt;HOUR(&quot;17:00:00&quot;)  ); ([.$R$3]+[.$R$4])*(ROUNDDOWN(HOUR([.D21]);0)) + [.$R$4]*ROUNDDOWN(HOUR([.E21]);0);  &quot;&quot;))); IF(AND(HOUR([.B21])&gt;=HOUR(&quot;00:00:00&quot;) ; HOUR([.B21])&lt;HOUR(&quot;06:00:00&quot;)  ); IF(AND([.C21]=&quot;&quot;); [.$R$4]*(ROUNDDOWN(HOUR([.D21]);0)+ROUNDDOWN(HOUR([.E21]);0)); IF( AND( HOUR([.C21])&gt;=HOUR(&quot;06:00:00&quot;) ; HOUR([.C21])&lt;HOUR(&quot;14:00:00&quot;)  ); ([.$R$2]+[.$R$4])*(ROUNDDOWN(HOUR([.D21]);0)) + [.$R$2]*ROUNDDOWN(HOUR([.E21]);0); IF( AND( HOUR([.C21])&gt;=HOUR(&quot;14:00:00&quot;) ; HOUR([.C21])&lt;HOUR(&quot;18:00:00&quot;)  ); ([.$R$3]+[.$R$4])*(ROUNDDOWN(HOUR([.D21]);0)) + [.$R$4]*ROUNDDOWN(HOUR([.E21]);0); IF( AND( HOUR([.C21])&gt;=HOUR(&quot;18:00:00&quot;) ; HOUR([.C21])&lt;HOUR(&quot;23:59:59&quot;)  ); ([.$R$4])*2*(ROUNDDOWN(HOUR([.D21]);0)) + [.$R$4]*ROUNDDOWN(HOUR([.E21]);0); &quot;&quot;)))); &quot;&quot;)))); IF(AND(HOUR([.E21])&gt;=HOUR(&quot;08:00:00&quot;)); &quot;DOBLE JORNADA &gt;= 8 HORAS (NO ES HORA EXTRA)&quot;; &quot;&quot;)); IF( OR([.F21]=&quot;sábado&quot;; [.F21]=&quot;sabado&quot;); IF(AND(HOUR([.E21])&lt;HOUR(&quot;08:00:00&quot;)); IF( AND( HOUR([.B21])&gt;=HOUR(&quot;06:00:00&quot;) ; HOUR([.B21])&lt;HOUR(&quot;14:00:00&quot;)  ); IF(AND([.C21]=&quot;&quot;); [.$R$2]*(ROUNDDOWN(HOUR([.D21]);0)+ROUNDDOWN(HOUR([.E21]);0)); IF( AND( HOUR([.C21])&gt;=HOUR(&quot;14:00:00&quot;) ; HOUR([.C21])&lt;HOUR(&quot;23:59:59&quot;)  ); ([.$R$2]+[.$R$5])*(ROUNDDOWN(HOUR([.D21]);0)) + [.$R$5]*ROUNDDOWN(HOUR([.E21]);0); IF( AND( HOUR([.C21])&gt;=HOUR(&quot;00:00:00&quot;) ; HOUR([.C21])&lt;HOUR(&quot;06:00:00&quot;)  ); ([.$R$2]+[.$R$5])*(ROUNDDOWN(HOUR([.D21]);0)) + [.$R$5]*ROUNDDOWN(HOUR([.E21]);0);  &quot;&quot;))); IF( AND( HOUR([.B21])&gt;=HOUR(&quot;14:00:00&quot;) ; HOUR([.B21])&lt;HOUR(&quot;23:59:59&quot;)  ); IF(AND([.C21]=&quot;&quot;); [.$R$5]*(ROUNDDOWN(HOUR([.D21]);0)+ROUNDDOWN(HOUR([.E21]);0)); IF( AND( HOUR([.C21])&gt;=HOUR(&quot;06:00:00&quot;) ; HOUR([.C21])&lt;HOUR(&quot;14:00:00&quot;)  ); ([.$R$2]+[.$R$5])*(ROUNDDOWN(HOUR([.D21]);0)) + [.$R$2]*ROUNDDOWN(HOUR([.E21]);0); IF( AND( HOUR([.C21])&gt;=HOUR(&quot;00:00:00&quot;) ; HOUR([.C21])&lt;HOUR(&quot;06:00:00&quot;)  ); ([.$R$5])*2*(ROUNDDOWN(HOUR([.D21]);0)) + [.$R$5]*ROUNDDOWN(HOUR([.E21]);0); &quot;&quot;))); IF( AND( HOUR([.B21])&gt;=HOUR(&quot;00:00:00&quot;) ; HOUR([.B21])&lt;HOUR(&quot;06:00:00&quot;)  ); IF(AND([.C21]=&quot;&quot;); [.$R$5]*(ROUNDDOWN(HOUR([.D21]);0)+ROUNDDOWN(HOUR([.E21]);0)); IF( AND( HOUR([.C21])&gt;=HOUR(&quot;06:00:00&quot;) ; HOUR([.C21])&lt;HOUR(&quot;14:00:00&quot;)  ); ([.$R$2]+[.$R$5])*(ROUNDDOWN(HOUR([.D21]);0)) + [.$R$2]*ROUNDDOWN(HOUR([.E21]);0); &quot;&quot;)); &quot;&quot;))); IF(AND(HOUR([.E21])&gt;=HOUR(&quot;08:00:00&quot;)); &quot;DOBLE JORNADA &gt;= 8 HORAS (NO ES HORA EXTRA&quot;; &quot;&quot;)); IF(AND(OR([.F21]=&quot;domingo&quot;; AND(OR([.F21]=&quot;lunes&quot;; [.F21]=&quot;viernes&quot;);[.H21]=&quot;Festivo&quot;));[.G21]=&quot;&quot;); IF(AND(HOUR([.E21])&lt;HOUR(&quot;08:00:00&quot;)); IF( AND( HOUR([.B21])&gt;=HOUR(&quot;06:00:00&quot;) ; HOUR([.B21])&lt;HOUR(&quot;23:59:59&quot;)  ); IF(AND([.C21]=&quot;&quot;); [.$R$6]*(ROUNDDOWN(HOUR([.D21]);0)+ROUNDDOWN(HOUR([.E21]);0)); IF( AND( HOUR([.C21])&gt;=HOUR(&quot;00:00:00&quot;) ; HOUR([.C21])&lt;HOUR(&quot;06:00:00&quot;)  ); ([.$R$6])*2*(ROUNDDOWN(HOUR([.D21]);0)) + [.$R$6]*ROUNDDOWN(HOUR([.E21]);0);  &quot;&quot;)); IF( AND( HOUR([.C21])&gt;=HOUR(&quot;00:00:00&quot;) ; HOUR([.C21])&lt;HOUR(&quot;06:00:00&quot;)  ); ([.$R$6])*2*(ROUNDDOWN(HOUR([.D21]);0)) + [.$R$6]*ROUNDDOWN(HOUR([.E21]);0); &quot;&quot;)); IF(AND(HOUR([.E21])&gt;=HOUR(&quot;08:00:00&quot;)); &quot;DOBLE JORNADA &gt;= 8 HORAS (NO ES HORA EXTRA&quot;; &quot;&quot;)); IF( AND(OR([.F21]=&quot;lunes&quot;; [.F21]=&quot;martes&quot;; [.F21]=&quot;miércoles&quot;; [.F21]=&quot;miercoles&quot;; [.F21]=&quot;jueves&quot;; [.F21]=&quot;viernes&quot;;[.F21]=&quot;sabado&quot;;[.F21]=&quot;sábado&quot;;[.F21]=&quot;domingo&quot;; OR([.H21]=&quot;&quot;;[.H21]=&quot;Festivo&quot;));[.G21]=&quot;si&quot;); IF(AND(HOUR([.E21])&lt;HOUR(&quot;08:00:00&quot;)); IF( AND( HOUR([.B21])&gt;=HOUR(&quot;06:00:00&quot;) ; HOUR([.B21])&lt;HOUR(&quot;23:59:59&quot;)  ); IF(AND([.C21]=&quot;&quot;); [.$R$7]*(ROUNDDOWN(HOUR([.D21]);0)+ROUNDDOWN(HOUR([.E21]);0)); IF( AND( HOUR([.C21])&gt;=HOUR(&quot;00:00:00&quot;) ; HOUR([.C21])&lt;HOUR(&quot;06:00:00&quot;)  ); ([.$R$7])*2*(ROUNDDOWN(HOUR([.D21]);0)) + [.$R$7]*ROUNDDOWN(HOUR([.E21]);0);  &quot;&quot;)); IF( AND( HOUR([.B21])&gt;=HOUR(&quot;00:00:00&quot;) ; HOUR([.B21])&lt;HOUR(&quot;06:00:00&quot;)  ); ([.$R$7])*2*(ROUNDDOWN(HOUR([.D21]);0)) + [.$R$7]*ROUNDDOWN(HOUR([.E21]);0); &quot;&quot;)); IF(AND(HOUR([.E21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21" calcext:value-type="date">
            <text:p>21/12/23</text:p>
          </table:table-cell>
          <table:table-cell table:style-name="ce6" office:value-type="time" office:time-value="PT13H00M00S" calcext:value-type="time">
            <text:p>13:00:00</text:p>
          </table:table-cell>
          <table:table-cell table:style-name="ce7"/>
          <table:table-cell table:style-name="ce6" office:value-type="time" office:time-value="PT487H59M59.999999997S" calcext:value-type="time">
            <text:p>08:00:00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10" office:value-type="string" calcext:value-type="string">
            <text:p>jueves</text:p>
          </table:table-cell>
          <table:table-cell table:style-name="ce10" table:number-columns-repeated="2"/>
          <table:table-cell table:style-name="ce6" office:value-type="time" office:time-value="PT480H29M59.999999997S" calcext:value-type="time">
            <text:p>00:30:00</text:p>
          </table:table-cell>
          <table:table-cell table:style-name="ce6" table:formula="of:=IF(AND([.B22]=&quot;&quot;);&quot;DESCANSO&quot;; IF(AND([.B22]&lt;&gt;&quot;&quot;); IF(AND([.C22]=&quot;&quot;); [.B22]+[.D22]+[.E22]+[.I22]; IF(AND([.C22]&lt;&gt;&quot;&quot;); [.B22]+2*[.D22]+[.E22]+[.I22] ))))" office:value-type="time" office:time-value="PT982H29M59.999999991S" calcext:value-type="time">
            <text:p>22:29:59</text:p>
          </table:table-cell>
          <table:table-cell table:style-name="ce6" table:formula="of:=IF(AND([.B22]=&quot;&quot;); &quot;DESCANSO&quot;; IF(AND([.B22]&lt;&gt;&quot;&quot;);    IF(AND(OR([.F22]=&quot;lunes&quot;; [.F22]=&quot;martes&quot;; [.F22]=&quot;miércoles&quot;; [.F22]=&quot;miercoles&quot;; [.F22]=&quot;jueves&quot;; [.F22]=&quot;viernes&quot;);AND([.G22]=&quot;&quot;; [.H22]=&quot;&quot;)); IF(AND(HOUR([.E22])&lt;HOUR(&quot;08:00:00&quot;));  IF( AND( HOUR([.B22])&gt;=HOUR(&quot;06:00:00&quot;) ; HOUR([.B22])&lt;HOUR(&quot;14:00:00&quot;)  ); IF(AND([.C22]=&quot;&quot;); &quot;DIURNO&quot;;  IF( AND( HOUR([.C22])&gt;=HOUR(&quot;14:00:00&quot;) ; HOUR([.C22])&lt;HOUR(&quot;18:00:00&quot;)  ); &quot;DOBLE DIURNO/TARDE&quot;;  IF( AND( HOUR([.C22])&gt;=HOUR(&quot;18:00:00&quot;) ; HOUR([.C22])&lt;HOUR(&quot;23:59:59&quot;)  ); &quot;DOBLE DIURNO/NOCHE&quot;;  IF( AND( HOUR([.C22])&gt;=HOUR(&quot;00:00:00&quot;) ; HOUR([.C22])&lt;HOUR(&quot;06:00:00&quot;)  ); &quot;DOBLE DIURNO/NOCHE&quot;; &quot;&quot;))));  IF( AND( HOUR([.B22])&gt;=HOUR(&quot;14:00:00&quot;) ; HOUR([.B22])&lt;HOUR(&quot;18:00:00&quot;)  ); IF(AND([.C22]=&quot;&quot;); &quot;TARDE&quot;;  IF( AND( HOUR([.C22])&gt;=HOUR(&quot;06:00:00&quot;) ; HOUR([.C22])&lt;HOUR(&quot;14:00:00&quot;)  ); &quot;DOBLE TARDE/DIURNO&quot;;  IF( AND( HOUR([.C22])&gt;=HOUR(&quot;18:00:00&quot;) ; HOUR([.C22])&lt;HOUR(&quot;23:59:59&quot;)  ); &quot;DOBLE TARDE/NOCHE&quot;;  IF( AND( HOUR([.C22])&gt;=HOUR(&quot;00:00:00&quot;) ; HOUR([.C22])&lt;HOUR(&quot;06:00:00&quot;)  ); &quot;DOBLE NOCHE&quot;; &quot;&quot;))));  IF( AND( HOUR([.B22])&gt;=HOUR(&quot;18:00:00&quot;) ; HOUR([.B22])&lt;HOUR(&quot;23:59:59&quot;)  ); IF(AND([.C22]=&quot;&quot;);  &quot;NOCHE&quot;;  IF( AND( HOUR([.C22])&gt;=HOUR(&quot;06:00:00&quot;) ; HOUR([.C22])&lt;HOUR(&quot;14:00:00&quot;)  ); &quot;DOBLE NOCHE/DIURNO&quot;;  IF( AND( HOUR([.C22])&gt;=HOUR(&quot;14:00:00&quot;) ; HOUR([.C22])&lt;HOUR(&quot;17:00:00&quot;)  ); &quot;DOBLE NOCHE/TARDE&quot;;  &quot;&quot;))); IF(AND(HOUR([.B22])&gt;=HOUR(&quot;00:00:00&quot;) ; HOUR([.B22])&lt;HOUR(&quot;06:00:00&quot;)  ); IF(AND([.C22]=&quot;&quot;);  &quot;NOCHE&quot;;  IF( AND( HOUR([.C22])&gt;=HOUR(&quot;06:00:00&quot;) ; HOUR([.C22])&lt;HOUR(&quot;14:00:00&quot;)  ); &quot;DOBLE NOCHE/DIRNO&quot;;  IF( AND( HOUR([.C22])&gt;=HOUR(&quot;14:00:00&quot;) ; HOUR([.C22])&lt;HOUR(&quot;18:00:00&quot;)  ); &quot;DOBLE NOCHE/TARDE&quot;;  IF( AND( HOUR([.C22])&gt;=HOUR(&quot;18:00:00&quot;) ; HOUR([.C22])&lt;HOUR(&quot;23:59:59&quot;)  ); &quot;DOBLE NOCHE&quot;; &quot;&quot;)))); &quot;&quot;)))); IF(AND(HOUR([.E22])&gt;=HOUR(&quot;08:00:00&quot;)); &quot;DOBLE JORNADA &gt;= 8 HORAS (NO ES HORA EXTRA)&quot;; &quot;&quot;)); IF( OR([.F22]=&quot;sábado&quot;; [.F22]=&quot;sabado&quot;); IF(AND(HOUR([.E22])&lt;HOUR(&quot;08:00:00&quot;)); IF( AND( HOUR([.B22])&gt;=HOUR(&quot;06:00:00&quot;) ; HOUR([.B22])&lt;HOUR(&quot;14:00:00&quot;)  ); IF(AND([.C22]=&quot;&quot;); &quot;DIURNO&quot;;  IF( AND( HOUR([.C22])&gt;=HOUR(&quot;14:00:00&quot;) ; HOUR([.C22])&lt;HOUR(&quot;23:59:59&quot;)  ); &quot;DOBLE DIURNO/SOCIAL&quot;;  IF( AND( HOUR([.C22])&gt;=HOUR(&quot;00:00:00&quot;) ; HOUR([.C22])&lt;HOUR(&quot;06:00:00&quot;)  ); &quot;DOBLE DIURNO/SOCIAL&quot;;  &quot;&quot;)));  IF( AND( HOUR([.B22])&gt;=HOUR(&quot;14:00:00&quot;) ; HOUR([.B22])&lt;HOUR(&quot;23:59:59&quot;)  );  IF(AND([.C22]=&quot;&quot;); &quot;SOCIAL&quot;; IF( AND( HOUR([.C22])&gt;=HOUR(&quot;06:00:00&quot;) ; HOUR([.C22])&lt;HOUR(&quot;14:00:00&quot;)  ); &quot;DOBLE SOCIAL/DIRUNO&quot;;  IF( AND( HOUR([.C22])&gt;=HOUR(&quot;00:00:00&quot;) ; HOUR([.C22])&lt;HOUR(&quot;06:00:00&quot;)  ); &quot;DOBLE SOCIAL&quot;; &quot;&quot;)));  IF( AND( HOUR([.B22])&gt;=HOUR(&quot;00:00:00&quot;) ; HOUR([.B22])&lt;HOUR(&quot;06:00:00&quot;)  ); IF(AND([.C22]=&quot;&quot;); &quot;SOCIAL&quot;;  IF( AND( HOUR([.C22])&gt;=HOUR(&quot;06:00:00&quot;) ; HOUR([.C22])&lt;HOUR(&quot;14:00:00&quot;)  ); &quot;DOBLE SOCIAL/DIURNO&quot;; &quot;&quot;)); &quot;&quot;)));  IF(AND(HOUR([.E22])&gt;=HOUR(&quot;08:00:00&quot;)); &quot;DOBLE JORNADA &gt;= 8 HORAS (NO ES HORA EXTRA&quot;; &quot;&quot;)); IF(AND(OR([.F22]=&quot;domingo&quot;; AND(OR([.F22]=&quot;lunes&quot;; [.F22]=&quot;viernes&quot;);[.H22]=&quot;Festivo&quot;));[.G22]=&quot;&quot;); IF(AND(HOUR([.E22])&lt;HOUR(&quot;08:00:00&quot;)); IF( AND( HOUR([.B22])&gt;=HOUR(&quot;06:00:00&quot;) ; HOUR([.B22])&lt;HOUR(&quot;23:59:59&quot;)  ); IF(AND([.C22]=&quot;&quot;); &quot;DOMINICAL/FESTIVO&quot;; IF( AND( HOUR([.C22])&gt;=HOUR(&quot;00:00:00&quot;) ; HOUR([.C22])&lt;HOUR(&quot;06:00:00&quot;)  ); &quot;DOBLE DOMINICAL/FESTIVO&quot;;  &quot;&quot;)); IF( AND( HOUR([.B22])&gt;=HOUR(&quot;00:00:00&quot;) ; HOUR([.B22])&lt;HOUR(&quot;06:00:00&quot;)  ); &quot;DOBLE DOMINICAL/FESTIVO&quot;; &quot;&quot;)); IF(AND(HOUR([.E22])&gt;=HOUR(&quot;08:00:00&quot;)); &quot;DOBLE JORNADA &gt;= 8 HORAS (NO ES HORA EXTRA&quot;; &quot;&quot;)); IF( AND(OR([.F22]=&quot;lunes&quot;; [.F22]=&quot;martes&quot;; [.F22]=&quot;miércoles&quot;; [.F22]=&quot;miercoles&quot;; [.F22]=&quot;jueves&quot;; [.F22]=&quot;viernes&quot;;[.F22]=&quot;sabado&quot;;[.F22]=&quot;sábado&quot;;[.F22]=&quot;domingo&quot;; OR([.H22]=&quot;&quot;;[.H22]=&quot;Festivo&quot;));[.G22]=&quot;si&quot;); IF(AND(HOUR([.E22])&lt;HOUR(&quot;08:00:00&quot;)); IF( AND( HOUR([.B22])&gt;=HOUR(&quot;06:00:00&quot;) ; HOUR([.B22])&lt;HOUR(&quot;23:59:59&quot;)  ); IF(AND([.C22]=&quot;&quot;); &quot;ESPECIAL&quot;; IF( AND( HOUR([.C22])&gt;=HOUR(&quot;00:00:00&quot;) ; HOUR([.C22])&lt;HOUR(&quot;06:00:00&quot;)  ); &quot;DOBLE ESPECIAL&quot;;  &quot;&quot;)); IF( AND( HOUR([.B22])&gt;=HOUR(&quot;00:00:00&quot;) ; HOUR([.B22])&lt;HOUR(&quot;06:00:00&quot;)  ); &quot;DOBLE ESPECIAL&quot;; &quot;&quot;)); IF(AND(HOUR([.E22])&gt;=HOUR(&quot;08:00:00&quot;)); &quot;DOBLE JORNADA &gt;= 8 HORAS (NO ES HORA EXTRA&quot;; &quot;&quot;)); &quot;&quot;))))))" office:value-type="string" office:string-value="DIURNO" calcext:value-type="string">
            <text:p>DIURNO</text:p>
          </table:table-cell>
          <table:table-cell table:style-name="ce7"/>
          <table:table-cell table:style-name="ce7" table:formula="of:=IF(AND([.B22]=&quot;&quot;); &quot;DESCANSO&quot;; IF( AND([.B22]&lt;&gt;&quot;&quot;); IF(AND(OR([.F22]=&quot;lunes&quot;; [.F22]=&quot;martes&quot;; [.F22]=&quot;miércoles&quot;; [.F22]=&quot;miercoles&quot;; [.F22]=&quot;jueves&quot;; [.F22]=&quot;viernes&quot;);AND([.G22]=&quot;&quot;; [.H22]=&quot;&quot;)); IF(AND(HOUR([.E22])&lt;HOUR(&quot;08:00:00&quot;)); IF( AND( HOUR([.B22])&gt;=HOUR(&quot;06:00:00&quot;) ; HOUR([.B22])&lt;HOUR(&quot;14:00:00&quot;)  ); IF(AND([.C22]=&quot;&quot;); ([.$R$2])*(ROUNDDOWN(HOUR([.D22]);0)+ROUNDDOWN(HOUR([.E22]);0)); IF( AND( HOUR([.C22])&gt;=HOUR(&quot;14:00:00&quot;) ; HOUR([.C22])&lt;HOUR(&quot;18:00:00&quot;)  ); ([.$R$2]+[.$R$3])*(ROUNDDOWN(HOUR([.D22]);0)) + ([.$R$3])*ROUNDDOWN(HOUR([.E22]);0); IF( AND( HOUR([.C22])&gt;=HOUR(&quot;18:00:00&quot;) ; HOUR([.C22])&lt;HOUR(&quot;23:59:59&quot;)  ); ([.$R$2]+[.$R$4])*(ROUNDDOWN(HOUR([.D22]);0)) + ([.$R$4])*ROUNDDOWN(HOUR([.E22]);0); IF( AND( HOUR([.C22])&gt;=HOUR(&quot;00:00:00&quot;) ; HOUR([.C22])&lt;HOUR(&quot;06:00:00&quot;)  ); ([.$R$2]+[.$R$4])*(ROUNDDOWN(HOUR([.D22]);0)) + ([.$R$4])*ROUNDDOWN(HOUR([.E22]);0); &quot;&quot;)))); IF( AND( HOUR([.B22])&gt;=HOUR(&quot;14:00:00&quot;) ; HOUR([.B22])&lt;HOUR(&quot;18:00:00&quot;)  ); IF(AND([.C22]=&quot;&quot;); [.$R$3]*(ROUNDDOWN(HOUR([.D22]);0)+ROUNDDOWN(HOUR([.E22]);0)); IF( AND( HOUR([.C22])&gt;=HOUR(&quot;06:00:00&quot;) ; HOUR([.C22])&lt;HOUR(&quot;14:00:00&quot;)  ); ([.$R$2]+[.$R$3])*(ROUNDDOWN(HOUR([.D22]);0)) + [.$R$2]*ROUNDDOWN(HOUR([.E22]);0); IF( AND( HOUR([.C22])&gt;=HOUR(&quot;18:00:00&quot;) ; HOUR([.C22])&lt;HOUR(&quot;23:59:59&quot;)  ); ([.$R$3]+[.$R$4])*(ROUNDDOWN(HOUR([.D22]);0)) + [.$R$4]*ROUNDDOWN(HOUR([.E22]);0); IF( AND( HOUR([.C22])&gt;=HOUR(&quot;00:00:00&quot;) ; HOUR([.C22])&lt;HOUR(&quot;06:00:00&quot;)  ); ([.$R$3]+[.$R$4])*(ROUNDDOWN(HOUR([.D22]);0)) + [.$R$4]*ROUNDDOWN(HOUR([.E22]);0); &quot;&quot;)))); IF( AND( HOUR([.B22])&gt;=HOUR(&quot;18:00:00&quot;) ; HOUR([.B22])&lt;HOUR(&quot;23:59:59&quot;)  ); IF(AND([.C22]=&quot;&quot;); [.$R$4]*(ROUNDDOWN(HOUR([.D22]);0)+ROUNDDOWN(HOUR([.E22]);0)); IF( AND( HOUR([.C22])&gt;=HOUR(&quot;06:00:00&quot;) ; HOUR([.C22])&lt;HOUR(&quot;14:00:00&quot;)  ); ([.$R$2]+[.$R$4])*(ROUNDDOWN(HOUR([.D22]);0)) + [.$R$2]*ROUNDDOWN(HOUR([.E22]);0); IF( AND( HOUR([.C22])&gt;=HOUR(&quot;14:00:00&quot;) ; HOUR([.C22])&lt;HOUR(&quot;17:00:00&quot;)  ); ([.$R$3]+[.$R$4])*(ROUNDDOWN(HOUR([.D22]);0)) + [.$R$4]*ROUNDDOWN(HOUR([.E22]);0);  &quot;&quot;))); IF(AND(HOUR([.B22])&gt;=HOUR(&quot;00:00:00&quot;) ; HOUR([.B22])&lt;HOUR(&quot;06:00:00&quot;)  ); IF(AND([.C22]=&quot;&quot;); [.$R$4]*(ROUNDDOWN(HOUR([.D22]);0)+ROUNDDOWN(HOUR([.E22]);0)); IF( AND( HOUR([.C22])&gt;=HOUR(&quot;06:00:00&quot;) ; HOUR([.C22])&lt;HOUR(&quot;14:00:00&quot;)  ); ([.$R$2]+[.$R$4])*(ROUNDDOWN(HOUR([.D22]);0)) + [.$R$2]*ROUNDDOWN(HOUR([.E22]);0); IF( AND( HOUR([.C22])&gt;=HOUR(&quot;14:00:00&quot;) ; HOUR([.C22])&lt;HOUR(&quot;18:00:00&quot;)  ); ([.$R$3]+[.$R$4])*(ROUNDDOWN(HOUR([.D22]);0)) + [.$R$4]*ROUNDDOWN(HOUR([.E22]);0); IF( AND( HOUR([.C22])&gt;=HOUR(&quot;18:00:00&quot;) ; HOUR([.C22])&lt;HOUR(&quot;23:59:59&quot;)  ); ([.$R$4])*2*(ROUNDDOWN(HOUR([.D22]);0)) + [.$R$4]*ROUNDDOWN(HOUR([.E22]);0); &quot;&quot;)))); &quot;&quot;)))); IF(AND(HOUR([.E22])&gt;=HOUR(&quot;08:00:00&quot;)); &quot;DOBLE JORNADA &gt;= 8 HORAS (NO ES HORA EXTRA)&quot;; &quot;&quot;)); IF( OR([.F22]=&quot;sábado&quot;; [.F22]=&quot;sabado&quot;); IF(AND(HOUR([.E22])&lt;HOUR(&quot;08:00:00&quot;)); IF( AND( HOUR([.B22])&gt;=HOUR(&quot;06:00:00&quot;) ; HOUR([.B22])&lt;HOUR(&quot;14:00:00&quot;)  ); IF(AND([.C22]=&quot;&quot;); [.$R$2]*(ROUNDDOWN(HOUR([.D22]);0)+ROUNDDOWN(HOUR([.E22]);0)); IF( AND( HOUR([.C22])&gt;=HOUR(&quot;14:00:00&quot;) ; HOUR([.C22])&lt;HOUR(&quot;23:59:59&quot;)  ); ([.$R$2]+[.$R$5])*(ROUNDDOWN(HOUR([.D22]);0)) + [.$R$5]*ROUNDDOWN(HOUR([.E22]);0); IF( AND( HOUR([.C22])&gt;=HOUR(&quot;00:00:00&quot;) ; HOUR([.C22])&lt;HOUR(&quot;06:00:00&quot;)  ); ([.$R$2]+[.$R$5])*(ROUNDDOWN(HOUR([.D22]);0)) + [.$R$5]*ROUNDDOWN(HOUR([.E22]);0);  &quot;&quot;))); IF( AND( HOUR([.B22])&gt;=HOUR(&quot;14:00:00&quot;) ; HOUR([.B22])&lt;HOUR(&quot;23:59:59&quot;)  ); IF(AND([.C22]=&quot;&quot;); [.$R$5]*(ROUNDDOWN(HOUR([.D22]);0)+ROUNDDOWN(HOUR([.E22]);0)); IF( AND( HOUR([.C22])&gt;=HOUR(&quot;06:00:00&quot;) ; HOUR([.C22])&lt;HOUR(&quot;14:00:00&quot;)  ); ([.$R$2]+[.$R$5])*(ROUNDDOWN(HOUR([.D22]);0)) + [.$R$2]*ROUNDDOWN(HOUR([.E22]);0); IF( AND( HOUR([.C22])&gt;=HOUR(&quot;00:00:00&quot;) ; HOUR([.C22])&lt;HOUR(&quot;06:00:00&quot;)  ); ([.$R$5])*2*(ROUNDDOWN(HOUR([.D22]);0)) + [.$R$5]*ROUNDDOWN(HOUR([.E22]);0); &quot;&quot;))); IF( AND( HOUR([.B22])&gt;=HOUR(&quot;00:00:00&quot;) ; HOUR([.B22])&lt;HOUR(&quot;06:00:00&quot;)  ); IF(AND([.C22]=&quot;&quot;); [.$R$5]*(ROUNDDOWN(HOUR([.D22]);0)+ROUNDDOWN(HOUR([.E22]);0)); IF( AND( HOUR([.C22])&gt;=HOUR(&quot;06:00:00&quot;) ; HOUR([.C22])&lt;HOUR(&quot;14:00:00&quot;)  ); ([.$R$2]+[.$R$5])*(ROUNDDOWN(HOUR([.D22]);0)) + [.$R$2]*ROUNDDOWN(HOUR([.E22]);0); &quot;&quot;)); &quot;&quot;))); IF(AND(HOUR([.E22])&gt;=HOUR(&quot;08:00:00&quot;)); &quot;DOBLE JORNADA &gt;= 8 HORAS (NO ES HORA EXTRA&quot;; &quot;&quot;)); IF(AND(OR([.F22]=&quot;domingo&quot;; AND(OR([.F22]=&quot;lunes&quot;; [.F22]=&quot;viernes&quot;);[.H22]=&quot;Festivo&quot;));[.G22]=&quot;&quot;); IF(AND(HOUR([.E22])&lt;HOUR(&quot;08:00:00&quot;)); IF( AND( HOUR([.B22])&gt;=HOUR(&quot;06:00:00&quot;) ; HOUR([.B22])&lt;HOUR(&quot;23:59:59&quot;)  ); IF(AND([.C22]=&quot;&quot;); [.$R$6]*(ROUNDDOWN(HOUR([.D22]);0)+ROUNDDOWN(HOUR([.E22]);0)); IF( AND( HOUR([.C22])&gt;=HOUR(&quot;00:00:00&quot;) ; HOUR([.C22])&lt;HOUR(&quot;06:00:00&quot;)  ); ([.$R$6])*2*(ROUNDDOWN(HOUR([.D22]);0)) + [.$R$6]*ROUNDDOWN(HOUR([.E22]);0);  &quot;&quot;)); IF( AND( HOUR([.C22])&gt;=HOUR(&quot;00:00:00&quot;) ; HOUR([.C22])&lt;HOUR(&quot;06:00:00&quot;)  ); ([.$R$6])*2*(ROUNDDOWN(HOUR([.D22]);0)) + [.$R$6]*ROUNDDOWN(HOUR([.E22]);0); &quot;&quot;)); IF(AND(HOUR([.E22])&gt;=HOUR(&quot;08:00:00&quot;)); &quot;DOBLE JORNADA &gt;= 8 HORAS (NO ES HORA EXTRA&quot;; &quot;&quot;)); IF( AND(OR([.F22]=&quot;lunes&quot;; [.F22]=&quot;martes&quot;; [.F22]=&quot;miércoles&quot;; [.F22]=&quot;miercoles&quot;; [.F22]=&quot;jueves&quot;; [.F22]=&quot;viernes&quot;;[.F22]=&quot;sabado&quot;;[.F22]=&quot;sábado&quot;;[.F22]=&quot;domingo&quot;; OR([.H22]=&quot;&quot;;[.H22]=&quot;Festivo&quot;));[.G22]=&quot;si&quot;); IF(AND(HOUR([.E22])&lt;HOUR(&quot;08:00:00&quot;)); IF( AND( HOUR([.B22])&gt;=HOUR(&quot;06:00:00&quot;) ; HOUR([.B22])&lt;HOUR(&quot;23:59:59&quot;)  ); IF(AND([.C22]=&quot;&quot;); [.$R$7]*(ROUNDDOWN(HOUR([.D22]);0)+ROUNDDOWN(HOUR([.E22]);0)); IF( AND( HOUR([.C22])&gt;=HOUR(&quot;00:00:00&quot;) ; HOUR([.C22])&lt;HOUR(&quot;06:00:00&quot;)  ); ([.$R$7])*2*(ROUNDDOWN(HOUR([.D22]);0)) + [.$R$7]*ROUNDDOWN(HOUR([.E22]);0);  &quot;&quot;)); IF( AND( HOUR([.B22])&gt;=HOUR(&quot;00:00:00&quot;) ; HOUR([.B22])&lt;HOUR(&quot;06:00:00&quot;)  ); ([.$R$7])*2*(ROUNDDOWN(HOUR([.D22]);0)) + [.$R$7]*ROUNDDOWN(HOUR([.E22]);0); &quot;&quot;)); IF(AND(HOUR([.E22])&gt;=HOUR(&quot;08:00:00&quot;)); &quot;DOBLE JORNADA &gt;= 8 HORAS (NO ES HORA EXTRA&quot;; &quot;&quot;)); &quot;&quot;))))))" office:value-type="float" office:value="63000" calcext:value-type="float">
            <text:p>63000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22" calcext:value-type="date">
            <text:p>22/12/23</text:p>
          </table:table-cell>
          <table:table-cell table:style-name="ce6" office:value-type="time" office:time-value="PT14H00M00S" calcext:value-type="time">
            <text:p>14:00:00</text:p>
          </table:table-cell>
          <table:table-cell table:style-name="ce7"/>
          <table:table-cell table:style-name="ce6" office:value-type="time" office:time-value="PT511H59M59.999999997S" calcext:value-type="time">
            <text:p>08:00:00</text:p>
          </table:table-cell>
          <table:table-cell table:style-name="ce7"/>
          <table:table-cell table:style-name="ce10" office:value-type="string" calcext:value-type="string">
            <text:p>viernes</text:p>
          </table:table-cell>
          <table:table-cell table:style-name="ce10" table:number-columns-repeated="2"/>
          <table:table-cell table:style-name="ce6" office:value-type="time" office:time-value="PT504H29M59.999999997S" calcext:value-type="time">
            <text:p>00:30:00</text:p>
          </table:table-cell>
          <table:table-cell table:style-name="ce6" table:formula="of:=IF(AND([.B23]=&quot;&quot;);&quot;DESCANSO&quot;; IF(AND([.B23]&lt;&gt;&quot;&quot;); IF(AND([.C23]=&quot;&quot;); [.B23]+[.D23]+[.E23]+[.I23]; IF(AND([.C23]&lt;&gt;&quot;&quot;); [.B23]+2*[.D23]+[.E23]+[.I23] ))))" office:value-type="time" office:time-value="PT1030H29M59.999999992S" calcext:value-type="time">
            <text:p>22:29:59</text:p>
          </table:table-cell>
          <table:table-cell table:style-name="ce6" table:formula="of:=IF(AND([.B23]=&quot;&quot;); &quot;DESCANSO&quot;; IF(AND([.B23]&lt;&gt;&quot;&quot;);    IF(AND(OR([.F23]=&quot;lunes&quot;; [.F23]=&quot;martes&quot;; [.F23]=&quot;miércoles&quot;; [.F23]=&quot;miercoles&quot;; [.F23]=&quot;jueves&quot;; [.F23]=&quot;viernes&quot;);AND([.G23]=&quot;&quot;; [.H23]=&quot;&quot;)); IF(AND(HOUR([.E23])&lt;HOUR(&quot;08:00:00&quot;));  IF( AND( HOUR([.B23])&gt;=HOUR(&quot;06:00:00&quot;) ; HOUR([.B23])&lt;HOUR(&quot;14:00:00&quot;)  ); IF(AND([.C23]=&quot;&quot;); &quot;DIURNO&quot;;  IF( AND( HOUR([.C23])&gt;=HOUR(&quot;14:00:00&quot;) ; HOUR([.C23])&lt;HOUR(&quot;18:00:00&quot;)  ); &quot;DOBLE DIURNO/TARDE&quot;;  IF( AND( HOUR([.C23])&gt;=HOUR(&quot;18:00:00&quot;) ; HOUR([.C23])&lt;HOUR(&quot;23:59:59&quot;)  ); &quot;DOBLE DIURNO/NOCHE&quot;;  IF( AND( HOUR([.C23])&gt;=HOUR(&quot;00:00:00&quot;) ; HOUR([.C23])&lt;HOUR(&quot;06:00:00&quot;)  ); &quot;DOBLE DIURNO/NOCHE&quot;; &quot;&quot;))));  IF( AND( HOUR([.B23])&gt;=HOUR(&quot;14:00:00&quot;) ; HOUR([.B23])&lt;HOUR(&quot;18:00:00&quot;)  ); IF(AND([.C23]=&quot;&quot;); &quot;TARDE&quot;;  IF( AND( HOUR([.C23])&gt;=HOUR(&quot;06:00:00&quot;) ; HOUR([.C23])&lt;HOUR(&quot;14:00:00&quot;)  ); &quot;DOBLE TARDE/DIURNO&quot;;  IF( AND( HOUR([.C23])&gt;=HOUR(&quot;18:00:00&quot;) ; HOUR([.C23])&lt;HOUR(&quot;23:59:59&quot;)  ); &quot;DOBLE TARDE/NOCHE&quot;;  IF( AND( HOUR([.C23])&gt;=HOUR(&quot;00:00:00&quot;) ; HOUR([.C23])&lt;HOUR(&quot;06:00:00&quot;)  ); &quot;DOBLE NOCHE&quot;; &quot;&quot;))));  IF( AND( HOUR([.B23])&gt;=HOUR(&quot;18:00:00&quot;) ; HOUR([.B23])&lt;HOUR(&quot;23:59:59&quot;)  ); IF(AND([.C23]=&quot;&quot;);  &quot;NOCHE&quot;;  IF( AND( HOUR([.C23])&gt;=HOUR(&quot;06:00:00&quot;) ; HOUR([.C23])&lt;HOUR(&quot;14:00:00&quot;)  ); &quot;DOBLE NOCHE/DIURNO&quot;;  IF( AND( HOUR([.C23])&gt;=HOUR(&quot;14:00:00&quot;) ; HOUR([.C23])&lt;HOUR(&quot;17:00:00&quot;)  ); &quot;DOBLE NOCHE/TARDE&quot;;  &quot;&quot;))); IF(AND(HOUR([.B23])&gt;=HOUR(&quot;00:00:00&quot;) ; HOUR([.B23])&lt;HOUR(&quot;06:00:00&quot;)  ); IF(AND([.C23]=&quot;&quot;);  &quot;NOCHE&quot;;  IF( AND( HOUR([.C23])&gt;=HOUR(&quot;06:00:00&quot;) ; HOUR([.C23])&lt;HOUR(&quot;14:00:00&quot;)  ); &quot;DOBLE NOCHE/DIRNO&quot;;  IF( AND( HOUR([.C23])&gt;=HOUR(&quot;14:00:00&quot;) ; HOUR([.C23])&lt;HOUR(&quot;18:00:00&quot;)  ); &quot;DOBLE NOCHE/TARDE&quot;;  IF( AND( HOUR([.C23])&gt;=HOUR(&quot;18:00:00&quot;) ; HOUR([.C23])&lt;HOUR(&quot;23:59:59&quot;)  ); &quot;DOBLE NOCHE&quot;; &quot;&quot;)))); &quot;&quot;)))); IF(AND(HOUR([.E23])&gt;=HOUR(&quot;08:00:00&quot;)); &quot;DOBLE JORNADA &gt;= 8 HORAS (NO ES HORA EXTRA)&quot;; &quot;&quot;)); IF( OR([.F23]=&quot;sábado&quot;; [.F23]=&quot;sabado&quot;); IF(AND(HOUR([.E23])&lt;HOUR(&quot;08:00:00&quot;)); IF( AND( HOUR([.B23])&gt;=HOUR(&quot;06:00:00&quot;) ; HOUR([.B23])&lt;HOUR(&quot;14:00:00&quot;)  ); IF(AND([.C23]=&quot;&quot;); &quot;DIURNO&quot;;  IF( AND( HOUR([.C23])&gt;=HOUR(&quot;14:00:00&quot;) ; HOUR([.C23])&lt;HOUR(&quot;23:59:59&quot;)  ); &quot;DOBLE DIURNO/SOCIAL&quot;;  IF( AND( HOUR([.C23])&gt;=HOUR(&quot;00:00:00&quot;) ; HOUR([.C23])&lt;HOUR(&quot;06:00:00&quot;)  ); &quot;DOBLE DIURNO/SOCIAL&quot;;  &quot;&quot;)));  IF( AND( HOUR([.B23])&gt;=HOUR(&quot;14:00:00&quot;) ; HOUR([.B23])&lt;HOUR(&quot;23:59:59&quot;)  );  IF(AND([.C23]=&quot;&quot;); &quot;SOCIAL&quot;; IF( AND( HOUR([.C23])&gt;=HOUR(&quot;06:00:00&quot;) ; HOUR([.C23])&lt;HOUR(&quot;14:00:00&quot;)  ); &quot;DOBLE SOCIAL/DIRUNO&quot;;  IF( AND( HOUR([.C23])&gt;=HOUR(&quot;00:00:00&quot;) ; HOUR([.C23])&lt;HOUR(&quot;06:00:00&quot;)  ); &quot;DOBLE SOCIAL&quot;; &quot;&quot;)));  IF( AND( HOUR([.B23])&gt;=HOUR(&quot;00:00:00&quot;) ; HOUR([.B23])&lt;HOUR(&quot;06:00:00&quot;)  ); IF(AND([.C23]=&quot;&quot;); &quot;SOCIAL&quot;;  IF( AND( HOUR([.C23])&gt;=HOUR(&quot;06:00:00&quot;) ; HOUR([.C23])&lt;HOUR(&quot;14:00:00&quot;)  ); &quot;DOBLE SOCIAL/DIURNO&quot;; &quot;&quot;)); &quot;&quot;)));  IF(AND(HOUR([.E23])&gt;=HOUR(&quot;08:00:00&quot;)); &quot;DOBLE JORNADA &gt;= 8 HORAS (NO ES HORA EXTRA&quot;; &quot;&quot;)); IF(AND(OR([.F23]=&quot;domingo&quot;; AND(OR([.F23]=&quot;lunes&quot;; [.F23]=&quot;viernes&quot;);[.H23]=&quot;Festivo&quot;));[.G23]=&quot;&quot;); IF(AND(HOUR([.E23])&lt;HOUR(&quot;08:00:00&quot;)); IF( AND( HOUR([.B23])&gt;=HOUR(&quot;06:00:00&quot;) ; HOUR([.B23])&lt;HOUR(&quot;23:59:59&quot;)  ); IF(AND([.C23]=&quot;&quot;); &quot;DOMINICAL/FESTIVO&quot;; IF( AND( HOUR([.C23])&gt;=HOUR(&quot;00:00:00&quot;) ; HOUR([.C23])&lt;HOUR(&quot;06:00:00&quot;)  ); &quot;DOBLE DOMINICAL/FESTIVO&quot;;  &quot;&quot;)); IF( AND( HOUR([.B23])&gt;=HOUR(&quot;00:00:00&quot;) ; HOUR([.B23])&lt;HOUR(&quot;06:00:00&quot;)  ); &quot;DOBLE DOMINICAL/FESTIVO&quot;; &quot;&quot;)); IF(AND(HOUR([.E23])&gt;=HOUR(&quot;08:00:00&quot;)); &quot;DOBLE JORNADA &gt;= 8 HORAS (NO ES HORA EXTRA&quot;; &quot;&quot;)); IF( AND(OR([.F23]=&quot;lunes&quot;; [.F23]=&quot;martes&quot;; [.F23]=&quot;miércoles&quot;; [.F23]=&quot;miercoles&quot;; [.F23]=&quot;jueves&quot;; [.F23]=&quot;viernes&quot;;[.F23]=&quot;sabado&quot;;[.F23]=&quot;sábado&quot;;[.F23]=&quot;domingo&quot;; OR([.H23]=&quot;&quot;;[.H23]=&quot;Festivo&quot;));[.G23]=&quot;si&quot;); IF(AND(HOUR([.E23])&lt;HOUR(&quot;08:00:00&quot;)); IF( AND( HOUR([.B23])&gt;=HOUR(&quot;06:00:00&quot;) ; HOUR([.B23])&lt;HOUR(&quot;23:59:59&quot;)  ); IF(AND([.C23]=&quot;&quot;); &quot;ESPECIAL&quot;; IF( AND( HOUR([.C23])&gt;=HOUR(&quot;00:00:00&quot;) ; HOUR([.C23])&lt;HOUR(&quot;06:00:00&quot;)  ); &quot;DOBLE ESPECIAL&quot;;  &quot;&quot;)); IF( AND( HOUR([.B23])&gt;=HOUR(&quot;00:00:00&quot;) ; HOUR([.B23])&lt;HOUR(&quot;06:00:00&quot;)  ); &quot;DOBLE ESPECIAL&quot;; &quot;&quot;)); IF(AND(HOUR([.E23])&gt;=HOUR(&quot;08:00:00&quot;)); &quot;DOBLE JORNADA &gt;= 8 HORAS (NO ES HORA EXTRA&quot;; &quot;&quot;)); &quot;&quot;))))))" office:value-type="string" office:string-value="TARDE" calcext:value-type="string">
            <text:p>TARDE</text:p>
          </table:table-cell>
          <table:table-cell table:style-name="ce7"/>
          <table:table-cell table:style-name="ce7" table:formula="of:=IF(AND([.B23]=&quot;&quot;); &quot;DESCANSO&quot;; IF( AND([.B23]&lt;&gt;&quot;&quot;); IF(AND(OR([.F23]=&quot;lunes&quot;; [.F23]=&quot;martes&quot;; [.F23]=&quot;miércoles&quot;; [.F23]=&quot;miercoles&quot;; [.F23]=&quot;jueves&quot;; [.F23]=&quot;viernes&quot;);AND([.G23]=&quot;&quot;; [.H23]=&quot;&quot;)); IF(AND(HOUR([.E23])&lt;HOUR(&quot;08:00:00&quot;)); IF( AND( HOUR([.B23])&gt;=HOUR(&quot;06:00:00&quot;) ; HOUR([.B23])&lt;HOUR(&quot;14:00:00&quot;)  ); IF(AND([.C23]=&quot;&quot;); ([.$R$2])*(ROUNDDOWN(HOUR([.D23]);0)+ROUNDDOWN(HOUR([.E23]);0)); IF( AND( HOUR([.C23])&gt;=HOUR(&quot;14:00:00&quot;) ; HOUR([.C23])&lt;HOUR(&quot;18:00:00&quot;)  ); ([.$R$2]+[.$R$3])*(ROUNDDOWN(HOUR([.D23]);0)) + ([.$R$3])*ROUNDDOWN(HOUR([.E23]);0); IF( AND( HOUR([.C23])&gt;=HOUR(&quot;18:00:00&quot;) ; HOUR([.C23])&lt;HOUR(&quot;23:59:59&quot;)  ); ([.$R$2]+[.$R$4])*(ROUNDDOWN(HOUR([.D23]);0)) + ([.$R$4])*ROUNDDOWN(HOUR([.E23]);0); IF( AND( HOUR([.C23])&gt;=HOUR(&quot;00:00:00&quot;) ; HOUR([.C23])&lt;HOUR(&quot;06:00:00&quot;)  ); ([.$R$2]+[.$R$4])*(ROUNDDOWN(HOUR([.D23]);0)) + ([.$R$4])*ROUNDDOWN(HOUR([.E23]);0); &quot;&quot;)))); IF( AND( HOUR([.B23])&gt;=HOUR(&quot;14:00:00&quot;) ; HOUR([.B23])&lt;HOUR(&quot;18:00:00&quot;)  ); IF(AND([.C23]=&quot;&quot;); [.$R$3]*(ROUNDDOWN(HOUR([.D23]);0)+ROUNDDOWN(HOUR([.E23]);0)); IF( AND( HOUR([.C23])&gt;=HOUR(&quot;06:00:00&quot;) ; HOUR([.C23])&lt;HOUR(&quot;14:00:00&quot;)  ); ([.$R$2]+[.$R$3])*(ROUNDDOWN(HOUR([.D23]);0)) + [.$R$2]*ROUNDDOWN(HOUR([.E23]);0); IF( AND( HOUR([.C23])&gt;=HOUR(&quot;18:00:00&quot;) ; HOUR([.C23])&lt;HOUR(&quot;23:59:59&quot;)  ); ([.$R$3]+[.$R$4])*(ROUNDDOWN(HOUR([.D23]);0)) + [.$R$4]*ROUNDDOWN(HOUR([.E23]);0); IF( AND( HOUR([.C23])&gt;=HOUR(&quot;00:00:00&quot;) ; HOUR([.C23])&lt;HOUR(&quot;06:00:00&quot;)  ); ([.$R$3]+[.$R$4])*(ROUNDDOWN(HOUR([.D23]);0)) + [.$R$4]*ROUNDDOWN(HOUR([.E23]);0); &quot;&quot;)))); IF( AND( HOUR([.B23])&gt;=HOUR(&quot;18:00:00&quot;) ; HOUR([.B23])&lt;HOUR(&quot;23:59:59&quot;)  ); IF(AND([.C23]=&quot;&quot;); [.$R$4]*(ROUNDDOWN(HOUR([.D23]);0)+ROUNDDOWN(HOUR([.E23]);0)); IF( AND( HOUR([.C23])&gt;=HOUR(&quot;06:00:00&quot;) ; HOUR([.C23])&lt;HOUR(&quot;14:00:00&quot;)  ); ([.$R$2]+[.$R$4])*(ROUNDDOWN(HOUR([.D23]);0)) + [.$R$2]*ROUNDDOWN(HOUR([.E23]);0); IF( AND( HOUR([.C23])&gt;=HOUR(&quot;14:00:00&quot;) ; HOUR([.C23])&lt;HOUR(&quot;17:00:00&quot;)  ); ([.$R$3]+[.$R$4])*(ROUNDDOWN(HOUR([.D23]);0)) + [.$R$4]*ROUNDDOWN(HOUR([.E23]);0);  &quot;&quot;))); IF(AND(HOUR([.B23])&gt;=HOUR(&quot;00:00:00&quot;) ; HOUR([.B23])&lt;HOUR(&quot;06:00:00&quot;)  ); IF(AND([.C23]=&quot;&quot;); [.$R$4]*(ROUNDDOWN(HOUR([.D23]);0)+ROUNDDOWN(HOUR([.E23]);0)); IF( AND( HOUR([.C23])&gt;=HOUR(&quot;06:00:00&quot;) ; HOUR([.C23])&lt;HOUR(&quot;14:00:00&quot;)  ); ([.$R$2]+[.$R$4])*(ROUNDDOWN(HOUR([.D23]);0)) + [.$R$2]*ROUNDDOWN(HOUR([.E23]);0); IF( AND( HOUR([.C23])&gt;=HOUR(&quot;14:00:00&quot;) ; HOUR([.C23])&lt;HOUR(&quot;18:00:00&quot;)  ); ([.$R$3]+[.$R$4])*(ROUNDDOWN(HOUR([.D23]);0)) + [.$R$4]*ROUNDDOWN(HOUR([.E23]);0); IF( AND( HOUR([.C23])&gt;=HOUR(&quot;18:00:00&quot;) ; HOUR([.C23])&lt;HOUR(&quot;23:59:59&quot;)  ); ([.$R$4])*2*(ROUNDDOWN(HOUR([.D23]);0)) + [.$R$4]*ROUNDDOWN(HOUR([.E23]);0); &quot;&quot;)))); &quot;&quot;)))); IF(AND(HOUR([.E23])&gt;=HOUR(&quot;08:00:00&quot;)); &quot;DOBLE JORNADA &gt;= 8 HORAS (NO ES HORA EXTRA)&quot;; &quot;&quot;)); IF( OR([.F23]=&quot;sábado&quot;; [.F23]=&quot;sabado&quot;); IF(AND(HOUR([.E23])&lt;HOUR(&quot;08:00:00&quot;)); IF( AND( HOUR([.B23])&gt;=HOUR(&quot;06:00:00&quot;) ; HOUR([.B23])&lt;HOUR(&quot;14:00:00&quot;)  ); IF(AND([.C23]=&quot;&quot;); [.$R$2]*(ROUNDDOWN(HOUR([.D23]);0)+ROUNDDOWN(HOUR([.E23]);0)); IF( AND( HOUR([.C23])&gt;=HOUR(&quot;14:00:00&quot;) ; HOUR([.C23])&lt;HOUR(&quot;23:59:59&quot;)  ); ([.$R$2]+[.$R$5])*(ROUNDDOWN(HOUR([.D23]);0)) + [.$R$5]*ROUNDDOWN(HOUR([.E23]);0); IF( AND( HOUR([.C23])&gt;=HOUR(&quot;00:00:00&quot;) ; HOUR([.C23])&lt;HOUR(&quot;06:00:00&quot;)  ); ([.$R$2]+[.$R$5])*(ROUNDDOWN(HOUR([.D23]);0)) + [.$R$5]*ROUNDDOWN(HOUR([.E23]);0);  &quot;&quot;))); IF( AND( HOUR([.B23])&gt;=HOUR(&quot;14:00:00&quot;) ; HOUR([.B23])&lt;HOUR(&quot;23:59:59&quot;)  ); IF(AND([.C23]=&quot;&quot;); [.$R$5]*(ROUNDDOWN(HOUR([.D23]);0)+ROUNDDOWN(HOUR([.E23]);0)); IF( AND( HOUR([.C23])&gt;=HOUR(&quot;06:00:00&quot;) ; HOUR([.C23])&lt;HOUR(&quot;14:00:00&quot;)  ); ([.$R$2]+[.$R$5])*(ROUNDDOWN(HOUR([.D23]);0)) + [.$R$2]*ROUNDDOWN(HOUR([.E23]);0); IF( AND( HOUR([.C23])&gt;=HOUR(&quot;00:00:00&quot;) ; HOUR([.C23])&lt;HOUR(&quot;06:00:00&quot;)  ); ([.$R$5])*2*(ROUNDDOWN(HOUR([.D23]);0)) + [.$R$5]*ROUNDDOWN(HOUR([.E23]);0); &quot;&quot;))); IF( AND( HOUR([.B23])&gt;=HOUR(&quot;00:00:00&quot;) ; HOUR([.B23])&lt;HOUR(&quot;06:00:00&quot;)  ); IF(AND([.C23]=&quot;&quot;); [.$R$5]*(ROUNDDOWN(HOUR([.D23]);0)+ROUNDDOWN(HOUR([.E23]);0)); IF( AND( HOUR([.C23])&gt;=HOUR(&quot;06:00:00&quot;) ; HOUR([.C23])&lt;HOUR(&quot;14:00:00&quot;)  ); ([.$R$2]+[.$R$5])*(ROUNDDOWN(HOUR([.D23]);0)) + [.$R$2]*ROUNDDOWN(HOUR([.E23]);0); &quot;&quot;)); &quot;&quot;))); IF(AND(HOUR([.E23])&gt;=HOUR(&quot;08:00:00&quot;)); &quot;DOBLE JORNADA &gt;= 8 HORAS (NO ES HORA EXTRA&quot;; &quot;&quot;)); IF(AND(OR([.F23]=&quot;domingo&quot;; AND(OR([.F23]=&quot;lunes&quot;; [.F23]=&quot;viernes&quot;);[.H23]=&quot;Festivo&quot;));[.G23]=&quot;&quot;); IF(AND(HOUR([.E23])&lt;HOUR(&quot;08:00:00&quot;)); IF( AND( HOUR([.B23])&gt;=HOUR(&quot;06:00:00&quot;) ; HOUR([.B23])&lt;HOUR(&quot;23:59:59&quot;)  ); IF(AND([.C23]=&quot;&quot;); [.$R$6]*(ROUNDDOWN(HOUR([.D23]);0)+ROUNDDOWN(HOUR([.E23]);0)); IF( AND( HOUR([.C23])&gt;=HOUR(&quot;00:00:00&quot;) ; HOUR([.C23])&lt;HOUR(&quot;06:00:00&quot;)  ); ([.$R$6])*2*(ROUNDDOWN(HOUR([.D23]);0)) + [.$R$6]*ROUNDDOWN(HOUR([.E23]);0);  &quot;&quot;)); IF( AND( HOUR([.C23])&gt;=HOUR(&quot;00:00:00&quot;) ; HOUR([.C23])&lt;HOUR(&quot;06:00:00&quot;)  ); ([.$R$6])*2*(ROUNDDOWN(HOUR([.D23]);0)) + [.$R$6]*ROUNDDOWN(HOUR([.E23]);0); &quot;&quot;)); IF(AND(HOUR([.E23])&gt;=HOUR(&quot;08:00:00&quot;)); &quot;DOBLE JORNADA &gt;= 8 HORAS (NO ES HORA EXTRA&quot;; &quot;&quot;)); IF( AND(OR([.F23]=&quot;lunes&quot;; [.F23]=&quot;martes&quot;; [.F23]=&quot;miércoles&quot;; [.F23]=&quot;miercoles&quot;; [.F23]=&quot;jueves&quot;; [.F23]=&quot;viernes&quot;;[.F23]=&quot;sabado&quot;;[.F23]=&quot;sábado&quot;;[.F23]=&quot;domingo&quot;; OR([.H23]=&quot;&quot;;[.H23]=&quot;Festivo&quot;));[.G23]=&quot;si&quot;); IF(AND(HOUR([.E23])&lt;HOUR(&quot;08:00:00&quot;)); IF( AND( HOUR([.B23])&gt;=HOUR(&quot;06:00:00&quot;) ; HOUR([.B23])&lt;HOUR(&quot;23:59:59&quot;)  ); IF(AND([.C23]=&quot;&quot;); [.$R$7]*(ROUNDDOWN(HOUR([.D23]);0)+ROUNDDOWN(HOUR([.E23]);0)); IF( AND( HOUR([.C23])&gt;=HOUR(&quot;00:00:00&quot;) ; HOUR([.C23])&lt;HOUR(&quot;06:00:00&quot;)  ); ([.$R$7])*2*(ROUNDDOWN(HOUR([.D23]);0)) + [.$R$7]*ROUNDDOWN(HOUR([.E23]);0);  &quot;&quot;)); IF( AND( HOUR([.B23])&gt;=HOUR(&quot;00:00:00&quot;) ; HOUR([.B23])&lt;HOUR(&quot;06:00:00&quot;)  ); ([.$R$7])*2*(ROUNDDOWN(HOUR([.D23]);0)) + [.$R$7]*ROUNDDOWN(HOUR([.E23]);0); &quot;&quot;)); IF(AND(HOUR([.E23])&gt;=HOUR(&quot;08:00:00&quot;)); &quot;DOBLE JORNADA &gt;= 8 HORAS (NO ES HORA EXTRA&quot;; &quot;&quot;)); &quot;&quot;))))))" office:value-type="float" office:value="61000" calcext:value-type="float">
            <text:p>61000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23" calcext:value-type="date">
            <text:p>23/12/23</text:p>
          </table:table-cell>
          <table:table-cell table:style-name="ce7" table:number-columns-repeated="2"/>
          <table:table-cell table:style-name="ce6" office:value-type="time" office:time-value="PT535H59M59.999999997S" calcext:value-type="time">
            <text:p>08:00:00</text:p>
          </table:table-cell>
          <table:table-cell table:style-name="ce7"/>
          <table:table-cell table:style-name="ce10" office:value-type="string" calcext:value-type="string">
            <text:p>sábado</text:p>
          </table:table-cell>
          <table:table-cell table:style-name="ce10" table:number-columns-repeated="2"/>
          <table:table-cell table:style-name="ce6" office:value-type="time" office:time-value="PT528H29M59.999999997S" calcext:value-type="time">
            <text:p>00:30:00</text:p>
          </table:table-cell>
          <table:table-cell table:style-name="ce6" table:formula="of:=IF(AND([.B24]=&quot;&quot;);&quot;DESCANSO&quot;; IF(AND([.B24]&lt;&gt;&quot;&quot;); IF(AND([.C24]=&quot;&quot;); [.B24]+[.D24]+[.E24]+[.I24]; IF(AND([.C24]&lt;&gt;&quot;&quot;); [.B24]+2*[.D24]+[.E24]+[.I24] ))))" office:value-type="string" office:string-value="DESCANSO" calcext:value-type="string">
            <text:p>DESCANSO</text:p>
          </table:table-cell>
          <table:table-cell table:style-name="ce6" table:formula="of:=IF(AND([.B24]=&quot;&quot;); &quot;DESCANSO&quot;; IF(AND([.B24]&lt;&gt;&quot;&quot;);    IF(AND(OR([.F24]=&quot;lunes&quot;; [.F24]=&quot;martes&quot;; [.F24]=&quot;miércoles&quot;; [.F24]=&quot;miercoles&quot;; [.F24]=&quot;jueves&quot;; [.F24]=&quot;viernes&quot;);AND([.G24]=&quot;&quot;; [.H24]=&quot;&quot;)); IF(AND(HOUR([.E24])&lt;HOUR(&quot;08:00:00&quot;));  IF( AND( HOUR([.B24])&gt;=HOUR(&quot;06:00:00&quot;) ; HOUR([.B24])&lt;HOUR(&quot;14:00:00&quot;)  ); IF(AND([.C24]=&quot;&quot;); &quot;DIURNO&quot;;  IF( AND( HOUR([.C24])&gt;=HOUR(&quot;14:00:00&quot;) ; HOUR([.C24])&lt;HOUR(&quot;18:00:00&quot;)  ); &quot;DOBLE DIURNO/TARDE&quot;;  IF( AND( HOUR([.C24])&gt;=HOUR(&quot;18:00:00&quot;) ; HOUR([.C24])&lt;HOUR(&quot;23:59:59&quot;)  ); &quot;DOBLE DIURNO/NOCHE&quot;;  IF( AND( HOUR([.C24])&gt;=HOUR(&quot;00:00:00&quot;) ; HOUR([.C24])&lt;HOUR(&quot;06:00:00&quot;)  ); &quot;DOBLE DIURNO/NOCHE&quot;; &quot;&quot;))));  IF( AND( HOUR([.B24])&gt;=HOUR(&quot;14:00:00&quot;) ; HOUR([.B24])&lt;HOUR(&quot;18:00:00&quot;)  ); IF(AND([.C24]=&quot;&quot;); &quot;TARDE&quot;;  IF( AND( HOUR([.C24])&gt;=HOUR(&quot;06:00:00&quot;) ; HOUR([.C24])&lt;HOUR(&quot;14:00:00&quot;)  ); &quot;DOBLE TARDE/DIURNO&quot;;  IF( AND( HOUR([.C24])&gt;=HOUR(&quot;18:00:00&quot;) ; HOUR([.C24])&lt;HOUR(&quot;23:59:59&quot;)  ); &quot;DOBLE TARDE/NOCHE&quot;;  IF( AND( HOUR([.C24])&gt;=HOUR(&quot;00:00:00&quot;) ; HOUR([.C24])&lt;HOUR(&quot;06:00:00&quot;)  ); &quot;DOBLE NOCHE&quot;; &quot;&quot;))));  IF( AND( HOUR([.B24])&gt;=HOUR(&quot;18:00:00&quot;) ; HOUR([.B24])&lt;HOUR(&quot;23:59:59&quot;)  ); IF(AND([.C24]=&quot;&quot;);  &quot;NOCHE&quot;;  IF( AND( HOUR([.C24])&gt;=HOUR(&quot;06:00:00&quot;) ; HOUR([.C24])&lt;HOUR(&quot;14:00:00&quot;)  ); &quot;DOBLE NOCHE/DIURNO&quot;;  IF( AND( HOUR([.C24])&gt;=HOUR(&quot;14:00:00&quot;) ; HOUR([.C24])&lt;HOUR(&quot;17:00:00&quot;)  ); &quot;DOBLE NOCHE/TARDE&quot;;  &quot;&quot;))); IF(AND(HOUR([.B24])&gt;=HOUR(&quot;00:00:00&quot;) ; HOUR([.B24])&lt;HOUR(&quot;06:00:00&quot;)  ); IF(AND([.C24]=&quot;&quot;);  &quot;NOCHE&quot;;  IF( AND( HOUR([.C24])&gt;=HOUR(&quot;06:00:00&quot;) ; HOUR([.C24])&lt;HOUR(&quot;14:00:00&quot;)  ); &quot;DOBLE NOCHE/DIRNO&quot;;  IF( AND( HOUR([.C24])&gt;=HOUR(&quot;14:00:00&quot;) ; HOUR([.C24])&lt;HOUR(&quot;18:00:00&quot;)  ); &quot;DOBLE NOCHE/TARDE&quot;;  IF( AND( HOUR([.C24])&gt;=HOUR(&quot;18:00:00&quot;) ; HOUR([.C24])&lt;HOUR(&quot;23:59:59&quot;)  ); &quot;DOBLE NOCHE&quot;; &quot;&quot;)))); &quot;&quot;)))); IF(AND(HOUR([.E24])&gt;=HOUR(&quot;08:00:00&quot;)); &quot;DOBLE JORNADA &gt;= 8 HORAS (NO ES HORA EXTRA)&quot;; &quot;&quot;)); IF( OR([.F24]=&quot;sábado&quot;; [.F24]=&quot;sabado&quot;); IF(AND(HOUR([.E24])&lt;HOUR(&quot;08:00:00&quot;)); IF( AND( HOUR([.B24])&gt;=HOUR(&quot;06:00:00&quot;) ; HOUR([.B24])&lt;HOUR(&quot;14:00:00&quot;)  ); IF(AND([.C24]=&quot;&quot;); &quot;DIURNO&quot;;  IF( AND( HOUR([.C24])&gt;=HOUR(&quot;14:00:00&quot;) ; HOUR([.C24])&lt;HOUR(&quot;23:59:59&quot;)  ); &quot;DOBLE DIURNO/SOCIAL&quot;;  IF( AND( HOUR([.C24])&gt;=HOUR(&quot;00:00:00&quot;) ; HOUR([.C24])&lt;HOUR(&quot;06:00:00&quot;)  ); &quot;DOBLE DIURNO/SOCIAL&quot;;  &quot;&quot;)));  IF( AND( HOUR([.B24])&gt;=HOUR(&quot;14:00:00&quot;) ; HOUR([.B24])&lt;HOUR(&quot;23:59:59&quot;)  );  IF(AND([.C24]=&quot;&quot;); &quot;SOCIAL&quot;; IF( AND( HOUR([.C24])&gt;=HOUR(&quot;06:00:00&quot;) ; HOUR([.C24])&lt;HOUR(&quot;14:00:00&quot;)  ); &quot;DOBLE SOCIAL/DIRUNO&quot;;  IF( AND( HOUR([.C24])&gt;=HOUR(&quot;00:00:00&quot;) ; HOUR([.C24])&lt;HOUR(&quot;06:00:00&quot;)  ); &quot;DOBLE SOCIAL&quot;; &quot;&quot;)));  IF( AND( HOUR([.B24])&gt;=HOUR(&quot;00:00:00&quot;) ; HOUR([.B24])&lt;HOUR(&quot;06:00:00&quot;)  ); IF(AND([.C24]=&quot;&quot;); &quot;SOCIAL&quot;;  IF( AND( HOUR([.C24])&gt;=HOUR(&quot;06:00:00&quot;) ; HOUR([.C24])&lt;HOUR(&quot;14:00:00&quot;)  ); &quot;DOBLE SOCIAL/DIURNO&quot;; &quot;&quot;)); &quot;&quot;)));  IF(AND(HOUR([.E24])&gt;=HOUR(&quot;08:00:00&quot;)); &quot;DOBLE JORNADA &gt;= 8 HORAS (NO ES HORA EXTRA&quot;; &quot;&quot;)); IF(AND(OR([.F24]=&quot;domingo&quot;; AND(OR([.F24]=&quot;lunes&quot;; [.F24]=&quot;viernes&quot;);[.H24]=&quot;Festivo&quot;));[.G24]=&quot;&quot;); IF(AND(HOUR([.E24])&lt;HOUR(&quot;08:00:00&quot;)); IF( AND( HOUR([.B24])&gt;=HOUR(&quot;06:00:00&quot;) ; HOUR([.B24])&lt;HOUR(&quot;23:59:59&quot;)  ); IF(AND([.C24]=&quot;&quot;); &quot;DOMINICAL/FESTIVO&quot;; IF( AND( HOUR([.C24])&gt;=HOUR(&quot;00:00:00&quot;) ; HOUR([.C24])&lt;HOUR(&quot;06:00:00&quot;)  ); &quot;DOBLE DOMINICAL/FESTIVO&quot;;  &quot;&quot;)); IF( AND( HOUR([.B24])&gt;=HOUR(&quot;00:00:00&quot;) ; HOUR([.B24])&lt;HOUR(&quot;06:00:00&quot;)  ); &quot;DOBLE DOMINICAL/FESTIVO&quot;; &quot;&quot;)); IF(AND(HOUR([.E24])&gt;=HOUR(&quot;08:00:00&quot;)); &quot;DOBLE JORNADA &gt;= 8 HORAS (NO ES HORA EXTRA&quot;; &quot;&quot;)); IF( AND(OR([.F24]=&quot;lunes&quot;; [.F24]=&quot;martes&quot;; [.F24]=&quot;miércoles&quot;; [.F24]=&quot;miercoles&quot;; [.F24]=&quot;jueves&quot;; [.F24]=&quot;viernes&quot;;[.F24]=&quot;sabado&quot;;[.F24]=&quot;sábado&quot;;[.F24]=&quot;domingo&quot;; OR([.H24]=&quot;&quot;;[.H24]=&quot;Festivo&quot;));[.G24]=&quot;si&quot;); IF(AND(HOUR([.E24])&lt;HOUR(&quot;08:00:00&quot;)); IF( AND( HOUR([.B24])&gt;=HOUR(&quot;06:00:00&quot;) ; HOUR([.B24])&lt;HOUR(&quot;23:59:59&quot;)  ); IF(AND([.C24]=&quot;&quot;); &quot;ESPECIAL&quot;; IF( AND( HOUR([.C24])&gt;=HOUR(&quot;00:00:00&quot;) ; HOUR([.C24])&lt;HOUR(&quot;06:00:00&quot;)  ); &quot;DOBLE ESPECIAL&quot;;  &quot;&quot;)); IF( AND( HOUR([.B24])&gt;=HOUR(&quot;00:00:00&quot;) ; HOUR([.B24])&lt;HOUR(&quot;06:00:00&quot;)  ); &quot;DOBLE ESPECIAL&quot;; &quot;&quot;)); IF(AND(HOUR([.E24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style-name="ce7"/>
          <table:table-cell table:style-name="ce7" table:formula="of:=IF(AND([.B24]=&quot;&quot;); &quot;DESCANSO&quot;; IF( AND([.B24]&lt;&gt;&quot;&quot;); IF(AND(OR([.F24]=&quot;lunes&quot;; [.F24]=&quot;martes&quot;; [.F24]=&quot;miércoles&quot;; [.F24]=&quot;miercoles&quot;; [.F24]=&quot;jueves&quot;; [.F24]=&quot;viernes&quot;);AND([.G24]=&quot;&quot;; [.H24]=&quot;&quot;)); IF(AND(HOUR([.E24])&lt;HOUR(&quot;08:00:00&quot;)); IF( AND( HOUR([.B24])&gt;=HOUR(&quot;06:00:00&quot;) ; HOUR([.B24])&lt;HOUR(&quot;14:00:00&quot;)  ); IF(AND([.C24]=&quot;&quot;); ([.$R$2])*(ROUNDDOWN(HOUR([.D24]);0)+ROUNDDOWN(HOUR([.E24]);0)); IF( AND( HOUR([.C24])&gt;=HOUR(&quot;14:00:00&quot;) ; HOUR([.C24])&lt;HOUR(&quot;18:00:00&quot;)  ); ([.$R$2]+[.$R$3])*(ROUNDDOWN(HOUR([.D24]);0)) + ([.$R$3])*ROUNDDOWN(HOUR([.E24]);0); IF( AND( HOUR([.C24])&gt;=HOUR(&quot;18:00:00&quot;) ; HOUR([.C24])&lt;HOUR(&quot;23:59:59&quot;)  ); ([.$R$2]+[.$R$4])*(ROUNDDOWN(HOUR([.D24]);0)) + ([.$R$4])*ROUNDDOWN(HOUR([.E24]);0); IF( AND( HOUR([.C24])&gt;=HOUR(&quot;00:00:00&quot;) ; HOUR([.C24])&lt;HOUR(&quot;06:00:00&quot;)  ); ([.$R$2]+[.$R$4])*(ROUNDDOWN(HOUR([.D24]);0)) + ([.$R$4])*ROUNDDOWN(HOUR([.E24]);0); &quot;&quot;)))); IF( AND( HOUR([.B24])&gt;=HOUR(&quot;14:00:00&quot;) ; HOUR([.B24])&lt;HOUR(&quot;18:00:00&quot;)  ); IF(AND([.C24]=&quot;&quot;); [.$R$3]*(ROUNDDOWN(HOUR([.D24]);0)+ROUNDDOWN(HOUR([.E24]);0)); IF( AND( HOUR([.C24])&gt;=HOUR(&quot;06:00:00&quot;) ; HOUR([.C24])&lt;HOUR(&quot;14:00:00&quot;)  ); ([.$R$2]+[.$R$3])*(ROUNDDOWN(HOUR([.D24]);0)) + [.$R$2]*ROUNDDOWN(HOUR([.E24]);0); IF( AND( HOUR([.C24])&gt;=HOUR(&quot;18:00:00&quot;) ; HOUR([.C24])&lt;HOUR(&quot;23:59:59&quot;)  ); ([.$R$3]+[.$R$4])*(ROUNDDOWN(HOUR([.D24]);0)) + [.$R$4]*ROUNDDOWN(HOUR([.E24]);0); IF( AND( HOUR([.C24])&gt;=HOUR(&quot;00:00:00&quot;) ; HOUR([.C24])&lt;HOUR(&quot;06:00:00&quot;)  ); ([.$R$3]+[.$R$4])*(ROUNDDOWN(HOUR([.D24]);0)) + [.$R$4]*ROUNDDOWN(HOUR([.E24]);0); &quot;&quot;)))); IF( AND( HOUR([.B24])&gt;=HOUR(&quot;18:00:00&quot;) ; HOUR([.B24])&lt;HOUR(&quot;23:59:59&quot;)  ); IF(AND([.C24]=&quot;&quot;); [.$R$4]*(ROUNDDOWN(HOUR([.D24]);0)+ROUNDDOWN(HOUR([.E24]);0)); IF( AND( HOUR([.C24])&gt;=HOUR(&quot;06:00:00&quot;) ; HOUR([.C24])&lt;HOUR(&quot;14:00:00&quot;)  ); ([.$R$2]+[.$R$4])*(ROUNDDOWN(HOUR([.D24]);0)) + [.$R$2]*ROUNDDOWN(HOUR([.E24]);0); IF( AND( HOUR([.C24])&gt;=HOUR(&quot;14:00:00&quot;) ; HOUR([.C24])&lt;HOUR(&quot;17:00:00&quot;)  ); ([.$R$3]+[.$R$4])*(ROUNDDOWN(HOUR([.D24]);0)) + [.$R$4]*ROUNDDOWN(HOUR([.E24]);0);  &quot;&quot;))); IF(AND(HOUR([.B24])&gt;=HOUR(&quot;00:00:00&quot;) ; HOUR([.B24])&lt;HOUR(&quot;06:00:00&quot;)  ); IF(AND([.C24]=&quot;&quot;); [.$R$4]*(ROUNDDOWN(HOUR([.D24]);0)+ROUNDDOWN(HOUR([.E24]);0)); IF( AND( HOUR([.C24])&gt;=HOUR(&quot;06:00:00&quot;) ; HOUR([.C24])&lt;HOUR(&quot;14:00:00&quot;)  ); ([.$R$2]+[.$R$4])*(ROUNDDOWN(HOUR([.D24]);0)) + [.$R$2]*ROUNDDOWN(HOUR([.E24]);0); IF( AND( HOUR([.C24])&gt;=HOUR(&quot;14:00:00&quot;) ; HOUR([.C24])&lt;HOUR(&quot;18:00:00&quot;)  ); ([.$R$3]+[.$R$4])*(ROUNDDOWN(HOUR([.D24]);0)) + [.$R$4]*ROUNDDOWN(HOUR([.E24]);0); IF( AND( HOUR([.C24])&gt;=HOUR(&quot;18:00:00&quot;) ; HOUR([.C24])&lt;HOUR(&quot;23:59:59&quot;)  ); ([.$R$4])*2*(ROUNDDOWN(HOUR([.D24]);0)) + [.$R$4]*ROUNDDOWN(HOUR([.E24]);0); &quot;&quot;)))); &quot;&quot;)))); IF(AND(HOUR([.E24])&gt;=HOUR(&quot;08:00:00&quot;)); &quot;DOBLE JORNADA &gt;= 8 HORAS (NO ES HORA EXTRA)&quot;; &quot;&quot;)); IF( OR([.F24]=&quot;sábado&quot;; [.F24]=&quot;sabado&quot;); IF(AND(HOUR([.E24])&lt;HOUR(&quot;08:00:00&quot;)); IF( AND( HOUR([.B24])&gt;=HOUR(&quot;06:00:00&quot;) ; HOUR([.B24])&lt;HOUR(&quot;14:00:00&quot;)  ); IF(AND([.C24]=&quot;&quot;); [.$R$2]*(ROUNDDOWN(HOUR([.D24]);0)+ROUNDDOWN(HOUR([.E24]);0)); IF( AND( HOUR([.C24])&gt;=HOUR(&quot;14:00:00&quot;) ; HOUR([.C24])&lt;HOUR(&quot;23:59:59&quot;)  ); ([.$R$2]+[.$R$5])*(ROUNDDOWN(HOUR([.D24]);0)) + [.$R$5]*ROUNDDOWN(HOUR([.E24]);0); IF( AND( HOUR([.C24])&gt;=HOUR(&quot;00:00:00&quot;) ; HOUR([.C24])&lt;HOUR(&quot;06:00:00&quot;)  ); ([.$R$2]+[.$R$5])*(ROUNDDOWN(HOUR([.D24]);0)) + [.$R$5]*ROUNDDOWN(HOUR([.E24]);0);  &quot;&quot;))); IF( AND( HOUR([.B24])&gt;=HOUR(&quot;14:00:00&quot;) ; HOUR([.B24])&lt;HOUR(&quot;23:59:59&quot;)  ); IF(AND([.C24]=&quot;&quot;); [.$R$5]*(ROUNDDOWN(HOUR([.D24]);0)+ROUNDDOWN(HOUR([.E24]);0)); IF( AND( HOUR([.C24])&gt;=HOUR(&quot;06:00:00&quot;) ; HOUR([.C24])&lt;HOUR(&quot;14:00:00&quot;)  ); ([.$R$2]+[.$R$5])*(ROUNDDOWN(HOUR([.D24]);0)) + [.$R$2]*ROUNDDOWN(HOUR([.E24]);0); IF( AND( HOUR([.C24])&gt;=HOUR(&quot;00:00:00&quot;) ; HOUR([.C24])&lt;HOUR(&quot;06:00:00&quot;)  ); ([.$R$5])*2*(ROUNDDOWN(HOUR([.D24]);0)) + [.$R$5]*ROUNDDOWN(HOUR([.E24]);0); &quot;&quot;))); IF( AND( HOUR([.B24])&gt;=HOUR(&quot;00:00:00&quot;) ; HOUR([.B24])&lt;HOUR(&quot;06:00:00&quot;)  ); IF(AND([.C24]=&quot;&quot;); [.$R$5]*(ROUNDDOWN(HOUR([.D24]);0)+ROUNDDOWN(HOUR([.E24]);0)); IF( AND( HOUR([.C24])&gt;=HOUR(&quot;06:00:00&quot;) ; HOUR([.C24])&lt;HOUR(&quot;14:00:00&quot;)  ); ([.$R$2]+[.$R$5])*(ROUNDDOWN(HOUR([.D24]);0)) + [.$R$2]*ROUNDDOWN(HOUR([.E24]);0); &quot;&quot;)); &quot;&quot;))); IF(AND(HOUR([.E24])&gt;=HOUR(&quot;08:00:00&quot;)); &quot;DOBLE JORNADA &gt;= 8 HORAS (NO ES HORA EXTRA&quot;; &quot;&quot;)); IF(AND(OR([.F24]=&quot;domingo&quot;; AND(OR([.F24]=&quot;lunes&quot;; [.F24]=&quot;viernes&quot;);[.H24]=&quot;Festivo&quot;));[.G24]=&quot;&quot;); IF(AND(HOUR([.E24])&lt;HOUR(&quot;08:00:00&quot;)); IF( AND( HOUR([.B24])&gt;=HOUR(&quot;06:00:00&quot;) ; HOUR([.B24])&lt;HOUR(&quot;23:59:59&quot;)  ); IF(AND([.C24]=&quot;&quot;); [.$R$6]*(ROUNDDOWN(HOUR([.D24]);0)+ROUNDDOWN(HOUR([.E24]);0)); IF( AND( HOUR([.C24])&gt;=HOUR(&quot;00:00:00&quot;) ; HOUR([.C24])&lt;HOUR(&quot;06:00:00&quot;)  ); ([.$R$6])*2*(ROUNDDOWN(HOUR([.D24]);0)) + [.$R$6]*ROUNDDOWN(HOUR([.E24]);0);  &quot;&quot;)); IF( AND( HOUR([.C24])&gt;=HOUR(&quot;00:00:00&quot;) ; HOUR([.C24])&lt;HOUR(&quot;06:00:00&quot;)  ); ([.$R$6])*2*(ROUNDDOWN(HOUR([.D24]);0)) + [.$R$6]*ROUNDDOWN(HOUR([.E24]);0); &quot;&quot;)); IF(AND(HOUR([.E24])&gt;=HOUR(&quot;08:00:00&quot;)); &quot;DOBLE JORNADA &gt;= 8 HORAS (NO ES HORA EXTRA&quot;; &quot;&quot;)); IF( AND(OR([.F24]=&quot;lunes&quot;; [.F24]=&quot;martes&quot;; [.F24]=&quot;miércoles&quot;; [.F24]=&quot;miercoles&quot;; [.F24]=&quot;jueves&quot;; [.F24]=&quot;viernes&quot;;[.F24]=&quot;sabado&quot;;[.F24]=&quot;sábado&quot;;[.F24]=&quot;domingo&quot;; OR([.H24]=&quot;&quot;;[.H24]=&quot;Festivo&quot;));[.G24]=&quot;si&quot;); IF(AND(HOUR([.E24])&lt;HOUR(&quot;08:00:00&quot;)); IF( AND( HOUR([.B24])&gt;=HOUR(&quot;06:00:00&quot;) ; HOUR([.B24])&lt;HOUR(&quot;23:59:59&quot;)  ); IF(AND([.C24]=&quot;&quot;); [.$R$7]*(ROUNDDOWN(HOUR([.D24]);0)+ROUNDDOWN(HOUR([.E24]);0)); IF( AND( HOUR([.C24])&gt;=HOUR(&quot;00:00:00&quot;) ; HOUR([.C24])&lt;HOUR(&quot;06:00:00&quot;)  ); ([.$R$7])*2*(ROUNDDOWN(HOUR([.D24]);0)) + [.$R$7]*ROUNDDOWN(HOUR([.E24]);0);  &quot;&quot;)); IF( AND( HOUR([.B24])&gt;=HOUR(&quot;00:00:00&quot;) ; HOUR([.B24])&lt;HOUR(&quot;06:00:00&quot;)  ); ([.$R$7])*2*(ROUNDDOWN(HOUR([.D24]);0)) + [.$R$7]*ROUNDDOWN(HOUR([.E24]);0); &quot;&quot;)); IF(AND(HOUR([.E24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24" calcext:value-type="date">
            <text:p>24/12/23</text:p>
          </table:table-cell>
          <table:table-cell table:style-name="ce7" table:number-columns-repeated="2"/>
          <table:table-cell table:style-name="ce6" office:value-type="time" office:time-value="PT559H59M59.999999997S" calcext:value-type="time">
            <text:p>08:00:00</text:p>
          </table:table-cell>
          <table:table-cell table:style-name="ce7"/>
          <table:table-cell table:style-name="ce11" office:value-type="string" calcext:value-type="string">
            <text:p>domingo</text:p>
          </table:table-cell>
          <table:table-cell table:style-name="ce10" table:number-columns-repeated="2"/>
          <table:table-cell table:style-name="ce6" office:value-type="time" office:time-value="PT552H29M59.999999997S" calcext:value-type="time">
            <text:p>00:30:00</text:p>
          </table:table-cell>
          <table:table-cell table:style-name="ce6" table:formula="of:=IF(AND([.B25]=&quot;&quot;);&quot;DESCANSO&quot;; IF(AND([.B25]&lt;&gt;&quot;&quot;); IF(AND([.C25]=&quot;&quot;); [.B25]+[.D25]+[.E25]+[.I25]; IF(AND([.C25]&lt;&gt;&quot;&quot;); [.B25]+2*[.D25]+[.E25]+[.I25] ))))" office:value-type="string" office:string-value="DESCANSO" calcext:value-type="string">
            <text:p>DESCANSO</text:p>
          </table:table-cell>
          <table:table-cell table:style-name="ce6" table:formula="of:=IF(AND([.B25]=&quot;&quot;); &quot;DESCANSO&quot;; IF(AND([.B25]&lt;&gt;&quot;&quot;);    IF(AND(OR([.F25]=&quot;lunes&quot;; [.F25]=&quot;martes&quot;; [.F25]=&quot;miércoles&quot;; [.F25]=&quot;miercoles&quot;; [.F25]=&quot;jueves&quot;; [.F25]=&quot;viernes&quot;);AND([.G25]=&quot;&quot;; [.H25]=&quot;&quot;)); IF(AND(HOUR([.E25])&lt;HOUR(&quot;08:00:00&quot;));  IF( AND( HOUR([.B25])&gt;=HOUR(&quot;06:00:00&quot;) ; HOUR([.B25])&lt;HOUR(&quot;14:00:00&quot;)  ); IF(AND([.C25]=&quot;&quot;); &quot;DIURNO&quot;;  IF( AND( HOUR([.C25])&gt;=HOUR(&quot;14:00:00&quot;) ; HOUR([.C25])&lt;HOUR(&quot;18:00:00&quot;)  ); &quot;DOBLE DIURNO/TARDE&quot;;  IF( AND( HOUR([.C25])&gt;=HOUR(&quot;18:00:00&quot;) ; HOUR([.C25])&lt;HOUR(&quot;23:59:59&quot;)  ); &quot;DOBLE DIURNO/NOCHE&quot;;  IF( AND( HOUR([.C25])&gt;=HOUR(&quot;00:00:00&quot;) ; HOUR([.C25])&lt;HOUR(&quot;06:00:00&quot;)  ); &quot;DOBLE DIURNO/NOCHE&quot;; &quot;&quot;))));  IF( AND( HOUR([.B25])&gt;=HOUR(&quot;14:00:00&quot;) ; HOUR([.B25])&lt;HOUR(&quot;18:00:00&quot;)  ); IF(AND([.C25]=&quot;&quot;); &quot;TARDE&quot;;  IF( AND( HOUR([.C25])&gt;=HOUR(&quot;06:00:00&quot;) ; HOUR([.C25])&lt;HOUR(&quot;14:00:00&quot;)  ); &quot;DOBLE TARDE/DIURNO&quot;;  IF( AND( HOUR([.C25])&gt;=HOUR(&quot;18:00:00&quot;) ; HOUR([.C25])&lt;HOUR(&quot;23:59:59&quot;)  ); &quot;DOBLE TARDE/NOCHE&quot;;  IF( AND( HOUR([.C25])&gt;=HOUR(&quot;00:00:00&quot;) ; HOUR([.C25])&lt;HOUR(&quot;06:00:00&quot;)  ); &quot;DOBLE NOCHE&quot;; &quot;&quot;))));  IF( AND( HOUR([.B25])&gt;=HOUR(&quot;18:00:00&quot;) ; HOUR([.B25])&lt;HOUR(&quot;23:59:59&quot;)  ); IF(AND([.C25]=&quot;&quot;);  &quot;NOCHE&quot;;  IF( AND( HOUR([.C25])&gt;=HOUR(&quot;06:00:00&quot;) ; HOUR([.C25])&lt;HOUR(&quot;14:00:00&quot;)  ); &quot;DOBLE NOCHE/DIURNO&quot;;  IF( AND( HOUR([.C25])&gt;=HOUR(&quot;14:00:00&quot;) ; HOUR([.C25])&lt;HOUR(&quot;17:00:00&quot;)  ); &quot;DOBLE NOCHE/TARDE&quot;;  &quot;&quot;))); IF(AND(HOUR([.B25])&gt;=HOUR(&quot;00:00:00&quot;) ; HOUR([.B25])&lt;HOUR(&quot;06:00:00&quot;)  ); IF(AND([.C25]=&quot;&quot;);  &quot;NOCHE&quot;;  IF( AND( HOUR([.C25])&gt;=HOUR(&quot;06:00:00&quot;) ; HOUR([.C25])&lt;HOUR(&quot;14:00:00&quot;)  ); &quot;DOBLE NOCHE/DIRNO&quot;;  IF( AND( HOUR([.C25])&gt;=HOUR(&quot;14:00:00&quot;) ; HOUR([.C25])&lt;HOUR(&quot;18:00:00&quot;)  ); &quot;DOBLE NOCHE/TARDE&quot;;  IF( AND( HOUR([.C25])&gt;=HOUR(&quot;18:00:00&quot;) ; HOUR([.C25])&lt;HOUR(&quot;23:59:59&quot;)  ); &quot;DOBLE NOCHE&quot;; &quot;&quot;)))); &quot;&quot;)))); IF(AND(HOUR([.E25])&gt;=HOUR(&quot;08:00:00&quot;)); &quot;DOBLE JORNADA &gt;= 8 HORAS (NO ES HORA EXTRA)&quot;; &quot;&quot;)); IF( OR([.F25]=&quot;sábado&quot;; [.F25]=&quot;sabado&quot;); IF(AND(HOUR([.E25])&lt;HOUR(&quot;08:00:00&quot;)); IF( AND( HOUR([.B25])&gt;=HOUR(&quot;06:00:00&quot;) ; HOUR([.B25])&lt;HOUR(&quot;14:00:00&quot;)  ); IF(AND([.C25]=&quot;&quot;); &quot;DIURNO&quot;;  IF( AND( HOUR([.C25])&gt;=HOUR(&quot;14:00:00&quot;) ; HOUR([.C25])&lt;HOUR(&quot;23:59:59&quot;)  ); &quot;DOBLE DIURNO/SOCIAL&quot;;  IF( AND( HOUR([.C25])&gt;=HOUR(&quot;00:00:00&quot;) ; HOUR([.C25])&lt;HOUR(&quot;06:00:00&quot;)  ); &quot;DOBLE DIURNO/SOCIAL&quot;;  &quot;&quot;)));  IF( AND( HOUR([.B25])&gt;=HOUR(&quot;14:00:00&quot;) ; HOUR([.B25])&lt;HOUR(&quot;23:59:59&quot;)  );  IF(AND([.C25]=&quot;&quot;); &quot;SOCIAL&quot;; IF( AND( HOUR([.C25])&gt;=HOUR(&quot;06:00:00&quot;) ; HOUR([.C25])&lt;HOUR(&quot;14:00:00&quot;)  ); &quot;DOBLE SOCIAL/DIRUNO&quot;;  IF( AND( HOUR([.C25])&gt;=HOUR(&quot;00:00:00&quot;) ; HOUR([.C25])&lt;HOUR(&quot;06:00:00&quot;)  ); &quot;DOBLE SOCIAL&quot;; &quot;&quot;)));  IF( AND( HOUR([.B25])&gt;=HOUR(&quot;00:00:00&quot;) ; HOUR([.B25])&lt;HOUR(&quot;06:00:00&quot;)  ); IF(AND([.C25]=&quot;&quot;); &quot;SOCIAL&quot;;  IF( AND( HOUR([.C25])&gt;=HOUR(&quot;06:00:00&quot;) ; HOUR([.C25])&lt;HOUR(&quot;14:00:00&quot;)  ); &quot;DOBLE SOCIAL/DIURNO&quot;; &quot;&quot;)); &quot;&quot;)));  IF(AND(HOUR([.E25])&gt;=HOUR(&quot;08:00:00&quot;)); &quot;DOBLE JORNADA &gt;= 8 HORAS (NO ES HORA EXTRA&quot;; &quot;&quot;)); IF(AND(OR([.F25]=&quot;domingo&quot;; AND(OR([.F25]=&quot;lunes&quot;; [.F25]=&quot;viernes&quot;);[.H25]=&quot;Festivo&quot;));[.G25]=&quot;&quot;); IF(AND(HOUR([.E25])&lt;HOUR(&quot;08:00:00&quot;)); IF( AND( HOUR([.B25])&gt;=HOUR(&quot;06:00:00&quot;) ; HOUR([.B25])&lt;HOUR(&quot;23:59:59&quot;)  ); IF(AND([.C25]=&quot;&quot;); &quot;DOMINICAL/FESTIVO&quot;; IF( AND( HOUR([.C25])&gt;=HOUR(&quot;00:00:00&quot;) ; HOUR([.C25])&lt;HOUR(&quot;06:00:00&quot;)  ); &quot;DOBLE DOMINICAL/FESTIVO&quot;;  &quot;&quot;)); IF( AND( HOUR([.B25])&gt;=HOUR(&quot;00:00:00&quot;) ; HOUR([.B25])&lt;HOUR(&quot;06:00:00&quot;)  ); &quot;DOBLE DOMINICAL/FESTIVO&quot;; &quot;&quot;)); IF(AND(HOUR([.E25])&gt;=HOUR(&quot;08:00:00&quot;)); &quot;DOBLE JORNADA &gt;= 8 HORAS (NO ES HORA EXTRA&quot;; &quot;&quot;)); IF( AND(OR([.F25]=&quot;lunes&quot;; [.F25]=&quot;martes&quot;; [.F25]=&quot;miércoles&quot;; [.F25]=&quot;miercoles&quot;; [.F25]=&quot;jueves&quot;; [.F25]=&quot;viernes&quot;;[.F25]=&quot;sabado&quot;;[.F25]=&quot;sábado&quot;;[.F25]=&quot;domingo&quot;; OR([.H25]=&quot;&quot;;[.H25]=&quot;Festivo&quot;));[.G25]=&quot;si&quot;); IF(AND(HOUR([.E25])&lt;HOUR(&quot;08:00:00&quot;)); IF( AND( HOUR([.B25])&gt;=HOUR(&quot;06:00:00&quot;) ; HOUR([.B25])&lt;HOUR(&quot;23:59:59&quot;)  ); IF(AND([.C25]=&quot;&quot;); &quot;ESPECIAL&quot;; IF( AND( HOUR([.C25])&gt;=HOUR(&quot;00:00:00&quot;) ; HOUR([.C25])&lt;HOUR(&quot;06:00:00&quot;)  ); &quot;DOBLE ESPECIAL&quot;;  &quot;&quot;)); IF( AND( HOUR([.B25])&gt;=HOUR(&quot;00:00:00&quot;) ; HOUR([.B25])&lt;HOUR(&quot;06:00:00&quot;)  ); &quot;DOBLE ESPECIAL&quot;; &quot;&quot;)); IF(AND(HOUR([.E25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style-name="ce7"/>
          <table:table-cell table:style-name="ce7" table:formula="of:=IF(AND([.B25]=&quot;&quot;); &quot;DESCANSO&quot;; IF( AND([.B25]&lt;&gt;&quot;&quot;); IF(AND(OR([.F25]=&quot;lunes&quot;; [.F25]=&quot;martes&quot;; [.F25]=&quot;miércoles&quot;; [.F25]=&quot;miercoles&quot;; [.F25]=&quot;jueves&quot;; [.F25]=&quot;viernes&quot;);AND([.G25]=&quot;&quot;; [.H25]=&quot;&quot;)); IF(AND(HOUR([.E25])&lt;HOUR(&quot;08:00:00&quot;)); IF( AND( HOUR([.B25])&gt;=HOUR(&quot;06:00:00&quot;) ; HOUR([.B25])&lt;HOUR(&quot;14:00:00&quot;)  ); IF(AND([.C25]=&quot;&quot;); ([.$R$2])*(ROUNDDOWN(HOUR([.D25]);0)+ROUNDDOWN(HOUR([.E25]);0)); IF( AND( HOUR([.C25])&gt;=HOUR(&quot;14:00:00&quot;) ; HOUR([.C25])&lt;HOUR(&quot;18:00:00&quot;)  ); ([.$R$2]+[.$R$3])*(ROUNDDOWN(HOUR([.D25]);0)) + ([.$R$3])*ROUNDDOWN(HOUR([.E25]);0); IF( AND( HOUR([.C25])&gt;=HOUR(&quot;18:00:00&quot;) ; HOUR([.C25])&lt;HOUR(&quot;23:59:59&quot;)  ); ([.$R$2]+[.$R$4])*(ROUNDDOWN(HOUR([.D25]);0)) + ([.$R$4])*ROUNDDOWN(HOUR([.E25]);0); IF( AND( HOUR([.C25])&gt;=HOUR(&quot;00:00:00&quot;) ; HOUR([.C25])&lt;HOUR(&quot;06:00:00&quot;)  ); ([.$R$2]+[.$R$4])*(ROUNDDOWN(HOUR([.D25]);0)) + ([.$R$4])*ROUNDDOWN(HOUR([.E25]);0); &quot;&quot;)))); IF( AND( HOUR([.B25])&gt;=HOUR(&quot;14:00:00&quot;) ; HOUR([.B25])&lt;HOUR(&quot;18:00:00&quot;)  ); IF(AND([.C25]=&quot;&quot;); [.$R$3]*(ROUNDDOWN(HOUR([.D25]);0)+ROUNDDOWN(HOUR([.E25]);0)); IF( AND( HOUR([.C25])&gt;=HOUR(&quot;06:00:00&quot;) ; HOUR([.C25])&lt;HOUR(&quot;14:00:00&quot;)  ); ([.$R$2]+[.$R$3])*(ROUNDDOWN(HOUR([.D25]);0)) + [.$R$2]*ROUNDDOWN(HOUR([.E25]);0); IF( AND( HOUR([.C25])&gt;=HOUR(&quot;18:00:00&quot;) ; HOUR([.C25])&lt;HOUR(&quot;23:59:59&quot;)  ); ([.$R$3]+[.$R$4])*(ROUNDDOWN(HOUR([.D25]);0)) + [.$R$4]*ROUNDDOWN(HOUR([.E25]);0); IF( AND( HOUR([.C25])&gt;=HOUR(&quot;00:00:00&quot;) ; HOUR([.C25])&lt;HOUR(&quot;06:00:00&quot;)  ); ([.$R$3]+[.$R$4])*(ROUNDDOWN(HOUR([.D25]);0)) + [.$R$4]*ROUNDDOWN(HOUR([.E25]);0); &quot;&quot;)))); IF( AND( HOUR([.B25])&gt;=HOUR(&quot;18:00:00&quot;) ; HOUR([.B25])&lt;HOUR(&quot;23:59:59&quot;)  ); IF(AND([.C25]=&quot;&quot;); [.$R$4]*(ROUNDDOWN(HOUR([.D25]);0)+ROUNDDOWN(HOUR([.E25]);0)); IF( AND( HOUR([.C25])&gt;=HOUR(&quot;06:00:00&quot;) ; HOUR([.C25])&lt;HOUR(&quot;14:00:00&quot;)  ); ([.$R$2]+[.$R$4])*(ROUNDDOWN(HOUR([.D25]);0)) + [.$R$2]*ROUNDDOWN(HOUR([.E25]);0); IF( AND( HOUR([.C25])&gt;=HOUR(&quot;14:00:00&quot;) ; HOUR([.C25])&lt;HOUR(&quot;17:00:00&quot;)  ); ([.$R$3]+[.$R$4])*(ROUNDDOWN(HOUR([.D25]);0)) + [.$R$4]*ROUNDDOWN(HOUR([.E25]);0);  &quot;&quot;))); IF(AND(HOUR([.B25])&gt;=HOUR(&quot;00:00:00&quot;) ; HOUR([.B25])&lt;HOUR(&quot;06:00:00&quot;)  ); IF(AND([.C25]=&quot;&quot;); [.$R$4]*(ROUNDDOWN(HOUR([.D25]);0)+ROUNDDOWN(HOUR([.E25]);0)); IF( AND( HOUR([.C25])&gt;=HOUR(&quot;06:00:00&quot;) ; HOUR([.C25])&lt;HOUR(&quot;14:00:00&quot;)  ); ([.$R$2]+[.$R$4])*(ROUNDDOWN(HOUR([.D25]);0)) + [.$R$2]*ROUNDDOWN(HOUR([.E25]);0); IF( AND( HOUR([.C25])&gt;=HOUR(&quot;14:00:00&quot;) ; HOUR([.C25])&lt;HOUR(&quot;18:00:00&quot;)  ); ([.$R$3]+[.$R$4])*(ROUNDDOWN(HOUR([.D25]);0)) + [.$R$4]*ROUNDDOWN(HOUR([.E25]);0); IF( AND( HOUR([.C25])&gt;=HOUR(&quot;18:00:00&quot;) ; HOUR([.C25])&lt;HOUR(&quot;23:59:59&quot;)  ); ([.$R$4])*2*(ROUNDDOWN(HOUR([.D25]);0)) + [.$R$4]*ROUNDDOWN(HOUR([.E25]);0); &quot;&quot;)))); &quot;&quot;)))); IF(AND(HOUR([.E25])&gt;=HOUR(&quot;08:00:00&quot;)); &quot;DOBLE JORNADA &gt;= 8 HORAS (NO ES HORA EXTRA)&quot;; &quot;&quot;)); IF( OR([.F25]=&quot;sábado&quot;; [.F25]=&quot;sabado&quot;); IF(AND(HOUR([.E25])&lt;HOUR(&quot;08:00:00&quot;)); IF( AND( HOUR([.B25])&gt;=HOUR(&quot;06:00:00&quot;) ; HOUR([.B25])&lt;HOUR(&quot;14:00:00&quot;)  ); IF(AND([.C25]=&quot;&quot;); [.$R$2]*(ROUNDDOWN(HOUR([.D25]);0)+ROUNDDOWN(HOUR([.E25]);0)); IF( AND( HOUR([.C25])&gt;=HOUR(&quot;14:00:00&quot;) ; HOUR([.C25])&lt;HOUR(&quot;23:59:59&quot;)  ); ([.$R$2]+[.$R$5])*(ROUNDDOWN(HOUR([.D25]);0)) + [.$R$5]*ROUNDDOWN(HOUR([.E25]);0); IF( AND( HOUR([.C25])&gt;=HOUR(&quot;00:00:00&quot;) ; HOUR([.C25])&lt;HOUR(&quot;06:00:00&quot;)  ); ([.$R$2]+[.$R$5])*(ROUNDDOWN(HOUR([.D25]);0)) + [.$R$5]*ROUNDDOWN(HOUR([.E25]);0);  &quot;&quot;))); IF( AND( HOUR([.B25])&gt;=HOUR(&quot;14:00:00&quot;) ; HOUR([.B25])&lt;HOUR(&quot;23:59:59&quot;)  ); IF(AND([.C25]=&quot;&quot;); [.$R$5]*(ROUNDDOWN(HOUR([.D25]);0)+ROUNDDOWN(HOUR([.E25]);0)); IF( AND( HOUR([.C25])&gt;=HOUR(&quot;06:00:00&quot;) ; HOUR([.C25])&lt;HOUR(&quot;14:00:00&quot;)  ); ([.$R$2]+[.$R$5])*(ROUNDDOWN(HOUR([.D25]);0)) + [.$R$2]*ROUNDDOWN(HOUR([.E25]);0); IF( AND( HOUR([.C25])&gt;=HOUR(&quot;00:00:00&quot;) ; HOUR([.C25])&lt;HOUR(&quot;06:00:00&quot;)  ); ([.$R$5])*2*(ROUNDDOWN(HOUR([.D25]);0)) + [.$R$5]*ROUNDDOWN(HOUR([.E25]);0); &quot;&quot;))); IF( AND( HOUR([.B25])&gt;=HOUR(&quot;00:00:00&quot;) ; HOUR([.B25])&lt;HOUR(&quot;06:00:00&quot;)  ); IF(AND([.C25]=&quot;&quot;); [.$R$5]*(ROUNDDOWN(HOUR([.D25]);0)+ROUNDDOWN(HOUR([.E25]);0)); IF( AND( HOUR([.C25])&gt;=HOUR(&quot;06:00:00&quot;) ; HOUR([.C25])&lt;HOUR(&quot;14:00:00&quot;)  ); ([.$R$2]+[.$R$5])*(ROUNDDOWN(HOUR([.D25]);0)) + [.$R$2]*ROUNDDOWN(HOUR([.E25]);0); &quot;&quot;)); &quot;&quot;))); IF(AND(HOUR([.E25])&gt;=HOUR(&quot;08:00:00&quot;)); &quot;DOBLE JORNADA &gt;= 8 HORAS (NO ES HORA EXTRA&quot;; &quot;&quot;)); IF(AND(OR([.F25]=&quot;domingo&quot;; AND(OR([.F25]=&quot;lunes&quot;; [.F25]=&quot;viernes&quot;);[.H25]=&quot;Festivo&quot;));[.G25]=&quot;&quot;); IF(AND(HOUR([.E25])&lt;HOUR(&quot;08:00:00&quot;)); IF( AND( HOUR([.B25])&gt;=HOUR(&quot;06:00:00&quot;) ; HOUR([.B25])&lt;HOUR(&quot;23:59:59&quot;)  ); IF(AND([.C25]=&quot;&quot;); [.$R$6]*(ROUNDDOWN(HOUR([.D25]);0)+ROUNDDOWN(HOUR([.E25]);0)); IF( AND( HOUR([.C25])&gt;=HOUR(&quot;00:00:00&quot;) ; HOUR([.C25])&lt;HOUR(&quot;06:00:00&quot;)  ); ([.$R$6])*2*(ROUNDDOWN(HOUR([.D25]);0)) + [.$R$6]*ROUNDDOWN(HOUR([.E25]);0);  &quot;&quot;)); IF( AND( HOUR([.C25])&gt;=HOUR(&quot;00:00:00&quot;) ; HOUR([.C25])&lt;HOUR(&quot;06:00:00&quot;)  ); ([.$R$6])*2*(ROUNDDOWN(HOUR([.D25]);0)) + [.$R$6]*ROUNDDOWN(HOUR([.E25]);0); &quot;&quot;)); IF(AND(HOUR([.E25])&gt;=HOUR(&quot;08:00:00&quot;)); &quot;DOBLE JORNADA &gt;= 8 HORAS (NO ES HORA EXTRA&quot;; &quot;&quot;)); IF( AND(OR([.F25]=&quot;lunes&quot;; [.F25]=&quot;martes&quot;; [.F25]=&quot;miércoles&quot;; [.F25]=&quot;miercoles&quot;; [.F25]=&quot;jueves&quot;; [.F25]=&quot;viernes&quot;;[.F25]=&quot;sabado&quot;;[.F25]=&quot;sábado&quot;;[.F25]=&quot;domingo&quot;; OR([.H25]=&quot;&quot;;[.H25]=&quot;Festivo&quot;));[.G25]=&quot;si&quot;); IF(AND(HOUR([.E25])&lt;HOUR(&quot;08:00:00&quot;)); IF( AND( HOUR([.B25])&gt;=HOUR(&quot;06:00:00&quot;) ; HOUR([.B25])&lt;HOUR(&quot;23:59:59&quot;)  ); IF(AND([.C25]=&quot;&quot;); [.$R$7]*(ROUNDDOWN(HOUR([.D25]);0)+ROUNDDOWN(HOUR([.E25]);0)); IF( AND( HOUR([.C25])&gt;=HOUR(&quot;00:00:00&quot;) ; HOUR([.C25])&lt;HOUR(&quot;06:00:00&quot;)  ); ([.$R$7])*2*(ROUNDDOWN(HOUR([.D25]);0)) + [.$R$7]*ROUNDDOWN(HOUR([.E25]);0);  &quot;&quot;)); IF( AND( HOUR([.B25])&gt;=HOUR(&quot;00:00:00&quot;) ; HOUR([.B25])&lt;HOUR(&quot;06:00:00&quot;)  ); ([.$R$7])*2*(ROUNDDOWN(HOUR([.D25]);0)) + [.$R$7]*ROUNDDOWN(HOUR([.E25]);0); &quot;&quot;)); IF(AND(HOUR([.E25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25" calcext:value-type="date">
            <text:p>25/12/23</text:p>
          </table:table-cell>
          <table:table-cell table:style-name="ce7" table:number-columns-repeated="2"/>
          <table:table-cell table:style-name="ce6" office:value-type="time" office:time-value="PT583H59M59.999999997S" calcext:value-type="time">
            <text:p>08:00:00</text:p>
          </table:table-cell>
          <table:table-cell table:style-name="ce7"/>
          <table:table-cell table:style-name="ce10" office:value-type="string" calcext:value-type="string">
            <text:p>lunes</text:p>
          </table:table-cell>
          <table:table-cell table:style-name="ce10"/>
          <table:table-cell table:style-name="ce11" office:value-type="string" calcext:value-type="string">
            <text:p>Festivo</text:p>
          </table:table-cell>
          <table:table-cell table:style-name="ce6" office:value-type="time" office:time-value="PT576H29M59.999999997S" calcext:value-type="time">
            <text:p>00:30:00</text:p>
          </table:table-cell>
          <table:table-cell table:style-name="ce6" table:formula="of:=IF(AND([.B26]=&quot;&quot;);&quot;DESCANSO&quot;; IF(AND([.B26]&lt;&gt;&quot;&quot;); IF(AND([.C26]=&quot;&quot;); [.B26]+[.D26]+[.E26]+[.I26]; IF(AND([.C26]&lt;&gt;&quot;&quot;); [.B26]+2*[.D26]+[.E26]+[.I26] ))))" office:value-type="string" office:string-value="DESCANSO" calcext:value-type="string">
            <text:p>DESCANSO</text:p>
          </table:table-cell>
          <table:table-cell table:style-name="ce6" table:formula="of:=IF(AND([.B26]=&quot;&quot;); &quot;DESCANSO&quot;; IF(AND([.B26]&lt;&gt;&quot;&quot;);    IF(AND(OR([.F26]=&quot;lunes&quot;; [.F26]=&quot;martes&quot;; [.F26]=&quot;miércoles&quot;; [.F26]=&quot;miercoles&quot;; [.F26]=&quot;jueves&quot;; [.F26]=&quot;viernes&quot;);AND([.G26]=&quot;&quot;; [.H26]=&quot;&quot;)); IF(AND(HOUR([.E26])&lt;HOUR(&quot;08:00:00&quot;));  IF( AND( HOUR([.B26])&gt;=HOUR(&quot;06:00:00&quot;) ; HOUR([.B26])&lt;HOUR(&quot;14:00:00&quot;)  ); IF(AND([.C26]=&quot;&quot;); &quot;DIURNO&quot;;  IF( AND( HOUR([.C26])&gt;=HOUR(&quot;14:00:00&quot;) ; HOUR([.C26])&lt;HOUR(&quot;18:00:00&quot;)  ); &quot;DOBLE DIURNO/TARDE&quot;;  IF( AND( HOUR([.C26])&gt;=HOUR(&quot;18:00:00&quot;) ; HOUR([.C26])&lt;HOUR(&quot;23:59:59&quot;)  ); &quot;DOBLE DIURNO/NOCHE&quot;;  IF( AND( HOUR([.C26])&gt;=HOUR(&quot;00:00:00&quot;) ; HOUR([.C26])&lt;HOUR(&quot;06:00:00&quot;)  ); &quot;DOBLE DIURNO/NOCHE&quot;; &quot;&quot;))));  IF( AND( HOUR([.B26])&gt;=HOUR(&quot;14:00:00&quot;) ; HOUR([.B26])&lt;HOUR(&quot;18:00:00&quot;)  ); IF(AND([.C26]=&quot;&quot;); &quot;TARDE&quot;;  IF( AND( HOUR([.C26])&gt;=HOUR(&quot;06:00:00&quot;) ; HOUR([.C26])&lt;HOUR(&quot;14:00:00&quot;)  ); &quot;DOBLE TARDE/DIURNO&quot;;  IF( AND( HOUR([.C26])&gt;=HOUR(&quot;18:00:00&quot;) ; HOUR([.C26])&lt;HOUR(&quot;23:59:59&quot;)  ); &quot;DOBLE TARDE/NOCHE&quot;;  IF( AND( HOUR([.C26])&gt;=HOUR(&quot;00:00:00&quot;) ; HOUR([.C26])&lt;HOUR(&quot;06:00:00&quot;)  ); &quot;DOBLE NOCHE&quot;; &quot;&quot;))));  IF( AND( HOUR([.B26])&gt;=HOUR(&quot;18:00:00&quot;) ; HOUR([.B26])&lt;HOUR(&quot;23:59:59&quot;)  ); IF(AND([.C26]=&quot;&quot;);  &quot;NOCHE&quot;;  IF( AND( HOUR([.C26])&gt;=HOUR(&quot;06:00:00&quot;) ; HOUR([.C26])&lt;HOUR(&quot;14:00:00&quot;)  ); &quot;DOBLE NOCHE/DIURNO&quot;;  IF( AND( HOUR([.C26])&gt;=HOUR(&quot;14:00:00&quot;) ; HOUR([.C26])&lt;HOUR(&quot;17:00:00&quot;)  ); &quot;DOBLE NOCHE/TARDE&quot;;  &quot;&quot;))); IF(AND(HOUR([.B26])&gt;=HOUR(&quot;00:00:00&quot;) ; HOUR([.B26])&lt;HOUR(&quot;06:00:00&quot;)  ); IF(AND([.C26]=&quot;&quot;);  &quot;NOCHE&quot;;  IF( AND( HOUR([.C26])&gt;=HOUR(&quot;06:00:00&quot;) ; HOUR([.C26])&lt;HOUR(&quot;14:00:00&quot;)  ); &quot;DOBLE NOCHE/DIRNO&quot;;  IF( AND( HOUR([.C26])&gt;=HOUR(&quot;14:00:00&quot;) ; HOUR([.C26])&lt;HOUR(&quot;18:00:00&quot;)  ); &quot;DOBLE NOCHE/TARDE&quot;;  IF( AND( HOUR([.C26])&gt;=HOUR(&quot;18:00:00&quot;) ; HOUR([.C26])&lt;HOUR(&quot;23:59:59&quot;)  ); &quot;DOBLE NOCHE&quot;; &quot;&quot;)))); &quot;&quot;)))); IF(AND(HOUR([.E26])&gt;=HOUR(&quot;08:00:00&quot;)); &quot;DOBLE JORNADA &gt;= 8 HORAS (NO ES HORA EXTRA)&quot;; &quot;&quot;)); IF( OR([.F26]=&quot;sábado&quot;; [.F26]=&quot;sabado&quot;); IF(AND(HOUR([.E26])&lt;HOUR(&quot;08:00:00&quot;)); IF( AND( HOUR([.B26])&gt;=HOUR(&quot;06:00:00&quot;) ; HOUR([.B26])&lt;HOUR(&quot;14:00:00&quot;)  ); IF(AND([.C26]=&quot;&quot;); &quot;DIURNO&quot;;  IF( AND( HOUR([.C26])&gt;=HOUR(&quot;14:00:00&quot;) ; HOUR([.C26])&lt;HOUR(&quot;23:59:59&quot;)  ); &quot;DOBLE DIURNO/SOCIAL&quot;;  IF( AND( HOUR([.C26])&gt;=HOUR(&quot;00:00:00&quot;) ; HOUR([.C26])&lt;HOUR(&quot;06:00:00&quot;)  ); &quot;DOBLE DIURNO/SOCIAL&quot;;  &quot;&quot;)));  IF( AND( HOUR([.B26])&gt;=HOUR(&quot;14:00:00&quot;) ; HOUR([.B26])&lt;HOUR(&quot;23:59:59&quot;)  );  IF(AND([.C26]=&quot;&quot;); &quot;SOCIAL&quot;; IF( AND( HOUR([.C26])&gt;=HOUR(&quot;06:00:00&quot;) ; HOUR([.C26])&lt;HOUR(&quot;14:00:00&quot;)  ); &quot;DOBLE SOCIAL/DIRUNO&quot;;  IF( AND( HOUR([.C26])&gt;=HOUR(&quot;00:00:00&quot;) ; HOUR([.C26])&lt;HOUR(&quot;06:00:00&quot;)  ); &quot;DOBLE SOCIAL&quot;; &quot;&quot;)));  IF( AND( HOUR([.B26])&gt;=HOUR(&quot;00:00:00&quot;) ; HOUR([.B26])&lt;HOUR(&quot;06:00:00&quot;)  ); IF(AND([.C26]=&quot;&quot;); &quot;SOCIAL&quot;;  IF( AND( HOUR([.C26])&gt;=HOUR(&quot;06:00:00&quot;) ; HOUR([.C26])&lt;HOUR(&quot;14:00:00&quot;)  ); &quot;DOBLE SOCIAL/DIURNO&quot;; &quot;&quot;)); &quot;&quot;)));  IF(AND(HOUR([.E26])&gt;=HOUR(&quot;08:00:00&quot;)); &quot;DOBLE JORNADA &gt;= 8 HORAS (NO ES HORA EXTRA&quot;; &quot;&quot;)); IF(AND(OR([.F26]=&quot;domingo&quot;; AND(OR([.F26]=&quot;lunes&quot;; [.F26]=&quot;viernes&quot;);[.H26]=&quot;Festivo&quot;));[.G26]=&quot;&quot;); IF(AND(HOUR([.E26])&lt;HOUR(&quot;08:00:00&quot;)); IF( AND( HOUR([.B26])&gt;=HOUR(&quot;06:00:00&quot;) ; HOUR([.B26])&lt;HOUR(&quot;23:59:59&quot;)  ); IF(AND([.C26]=&quot;&quot;); &quot;DOMINICAL/FESTIVO&quot;; IF( AND( HOUR([.C26])&gt;=HOUR(&quot;00:00:00&quot;) ; HOUR([.C26])&lt;HOUR(&quot;06:00:00&quot;)  ); &quot;DOBLE DOMINICAL/FESTIVO&quot;;  &quot;&quot;)); IF( AND( HOUR([.B26])&gt;=HOUR(&quot;00:00:00&quot;) ; HOUR([.B26])&lt;HOUR(&quot;06:00:00&quot;)  ); &quot;DOBLE DOMINICAL/FESTIVO&quot;; &quot;&quot;)); IF(AND(HOUR([.E26])&gt;=HOUR(&quot;08:00:00&quot;)); &quot;DOBLE JORNADA &gt;= 8 HORAS (NO ES HORA EXTRA&quot;; &quot;&quot;)); IF( AND(OR([.F26]=&quot;lunes&quot;; [.F26]=&quot;martes&quot;; [.F26]=&quot;miércoles&quot;; [.F26]=&quot;miercoles&quot;; [.F26]=&quot;jueves&quot;; [.F26]=&quot;viernes&quot;;[.F26]=&quot;sabado&quot;;[.F26]=&quot;sábado&quot;;[.F26]=&quot;domingo&quot;; OR([.H26]=&quot;&quot;;[.H26]=&quot;Festivo&quot;));[.G26]=&quot;si&quot;); IF(AND(HOUR([.E26])&lt;HOUR(&quot;08:00:00&quot;)); IF( AND( HOUR([.B26])&gt;=HOUR(&quot;06:00:00&quot;) ; HOUR([.B26])&lt;HOUR(&quot;23:59:59&quot;)  ); IF(AND([.C26]=&quot;&quot;); &quot;ESPECIAL&quot;; IF( AND( HOUR([.C26])&gt;=HOUR(&quot;00:00:00&quot;) ; HOUR([.C26])&lt;HOUR(&quot;06:00:00&quot;)  ); &quot;DOBLE ESPECIAL&quot;;  &quot;&quot;)); IF( AND( HOUR([.B26])&gt;=HOUR(&quot;00:00:00&quot;) ; HOUR([.B26])&lt;HOUR(&quot;06:00:00&quot;)  ); &quot;DOBLE ESPECIAL&quot;; &quot;&quot;)); IF(AND(HOUR([.E26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style-name="ce7"/>
          <table:table-cell table:style-name="ce7" table:formula="of:=IF(AND([.B26]=&quot;&quot;); &quot;DESCANSO&quot;; IF( AND([.B26]&lt;&gt;&quot;&quot;); IF(AND(OR([.F26]=&quot;lunes&quot;; [.F26]=&quot;martes&quot;; [.F26]=&quot;miércoles&quot;; [.F26]=&quot;miercoles&quot;; [.F26]=&quot;jueves&quot;; [.F26]=&quot;viernes&quot;);AND([.G26]=&quot;&quot;; [.H26]=&quot;&quot;)); IF(AND(HOUR([.E26])&lt;HOUR(&quot;08:00:00&quot;)); IF( AND( HOUR([.B26])&gt;=HOUR(&quot;06:00:00&quot;) ; HOUR([.B26])&lt;HOUR(&quot;14:00:00&quot;)  ); IF(AND([.C26]=&quot;&quot;); ([.$R$2])*(ROUNDDOWN(HOUR([.D26]);0)+ROUNDDOWN(HOUR([.E26]);0)); IF( AND( HOUR([.C26])&gt;=HOUR(&quot;14:00:00&quot;) ; HOUR([.C26])&lt;HOUR(&quot;18:00:00&quot;)  ); ([.$R$2]+[.$R$3])*(ROUNDDOWN(HOUR([.D26]);0)) + ([.$R$3])*ROUNDDOWN(HOUR([.E26]);0); IF( AND( HOUR([.C26])&gt;=HOUR(&quot;18:00:00&quot;) ; HOUR([.C26])&lt;HOUR(&quot;23:59:59&quot;)  ); ([.$R$2]+[.$R$4])*(ROUNDDOWN(HOUR([.D26]);0)) + ([.$R$4])*ROUNDDOWN(HOUR([.E26]);0); IF( AND( HOUR([.C26])&gt;=HOUR(&quot;00:00:00&quot;) ; HOUR([.C26])&lt;HOUR(&quot;06:00:00&quot;)  ); ([.$R$2]+[.$R$4])*(ROUNDDOWN(HOUR([.D26]);0)) + ([.$R$4])*ROUNDDOWN(HOUR([.E26]);0); &quot;&quot;)))); IF( AND( HOUR([.B26])&gt;=HOUR(&quot;14:00:00&quot;) ; HOUR([.B26])&lt;HOUR(&quot;18:00:00&quot;)  ); IF(AND([.C26]=&quot;&quot;); [.$R$3]*(ROUNDDOWN(HOUR([.D26]);0)+ROUNDDOWN(HOUR([.E26]);0)); IF( AND( HOUR([.C26])&gt;=HOUR(&quot;06:00:00&quot;) ; HOUR([.C26])&lt;HOUR(&quot;14:00:00&quot;)  ); ([.$R$2]+[.$R$3])*(ROUNDDOWN(HOUR([.D26]);0)) + [.$R$2]*ROUNDDOWN(HOUR([.E26]);0); IF( AND( HOUR([.C26])&gt;=HOUR(&quot;18:00:00&quot;) ; HOUR([.C26])&lt;HOUR(&quot;23:59:59&quot;)  ); ([.$R$3]+[.$R$4])*(ROUNDDOWN(HOUR([.D26]);0)) + [.$R$4]*ROUNDDOWN(HOUR([.E26]);0); IF( AND( HOUR([.C26])&gt;=HOUR(&quot;00:00:00&quot;) ; HOUR([.C26])&lt;HOUR(&quot;06:00:00&quot;)  ); ([.$R$3]+[.$R$4])*(ROUNDDOWN(HOUR([.D26]);0)) + [.$R$4]*ROUNDDOWN(HOUR([.E26]);0); &quot;&quot;)))); IF( AND( HOUR([.B26])&gt;=HOUR(&quot;18:00:00&quot;) ; HOUR([.B26])&lt;HOUR(&quot;23:59:59&quot;)  ); IF(AND([.C26]=&quot;&quot;); [.$R$4]*(ROUNDDOWN(HOUR([.D26]);0)+ROUNDDOWN(HOUR([.E26]);0)); IF( AND( HOUR([.C26])&gt;=HOUR(&quot;06:00:00&quot;) ; HOUR([.C26])&lt;HOUR(&quot;14:00:00&quot;)  ); ([.$R$2]+[.$R$4])*(ROUNDDOWN(HOUR([.D26]);0)) + [.$R$2]*ROUNDDOWN(HOUR([.E26]);0); IF( AND( HOUR([.C26])&gt;=HOUR(&quot;14:00:00&quot;) ; HOUR([.C26])&lt;HOUR(&quot;17:00:00&quot;)  ); ([.$R$3]+[.$R$4])*(ROUNDDOWN(HOUR([.D26]);0)) + [.$R$4]*ROUNDDOWN(HOUR([.E26]);0);  &quot;&quot;))); IF(AND(HOUR([.B26])&gt;=HOUR(&quot;00:00:00&quot;) ; HOUR([.B26])&lt;HOUR(&quot;06:00:00&quot;)  ); IF(AND([.C26]=&quot;&quot;); [.$R$4]*(ROUNDDOWN(HOUR([.D26]);0)+ROUNDDOWN(HOUR([.E26]);0)); IF( AND( HOUR([.C26])&gt;=HOUR(&quot;06:00:00&quot;) ; HOUR([.C26])&lt;HOUR(&quot;14:00:00&quot;)  ); ([.$R$2]+[.$R$4])*(ROUNDDOWN(HOUR([.D26]);0)) + [.$R$2]*ROUNDDOWN(HOUR([.E26]);0); IF( AND( HOUR([.C26])&gt;=HOUR(&quot;14:00:00&quot;) ; HOUR([.C26])&lt;HOUR(&quot;18:00:00&quot;)  ); ([.$R$3]+[.$R$4])*(ROUNDDOWN(HOUR([.D26]);0)) + [.$R$4]*ROUNDDOWN(HOUR([.E26]);0); IF( AND( HOUR([.C26])&gt;=HOUR(&quot;18:00:00&quot;) ; HOUR([.C26])&lt;HOUR(&quot;23:59:59&quot;)  ); ([.$R$4])*2*(ROUNDDOWN(HOUR([.D26]);0)) + [.$R$4]*ROUNDDOWN(HOUR([.E26]);0); &quot;&quot;)))); &quot;&quot;)))); IF(AND(HOUR([.E26])&gt;=HOUR(&quot;08:00:00&quot;)); &quot;DOBLE JORNADA &gt;= 8 HORAS (NO ES HORA EXTRA)&quot;; &quot;&quot;)); IF( OR([.F26]=&quot;sábado&quot;; [.F26]=&quot;sabado&quot;); IF(AND(HOUR([.E26])&lt;HOUR(&quot;08:00:00&quot;)); IF( AND( HOUR([.B26])&gt;=HOUR(&quot;06:00:00&quot;) ; HOUR([.B26])&lt;HOUR(&quot;14:00:00&quot;)  ); IF(AND([.C26]=&quot;&quot;); [.$R$2]*(ROUNDDOWN(HOUR([.D26]);0)+ROUNDDOWN(HOUR([.E26]);0)); IF( AND( HOUR([.C26])&gt;=HOUR(&quot;14:00:00&quot;) ; HOUR([.C26])&lt;HOUR(&quot;23:59:59&quot;)  ); ([.$R$2]+[.$R$5])*(ROUNDDOWN(HOUR([.D26]);0)) + [.$R$5]*ROUNDDOWN(HOUR([.E26]);0); IF( AND( HOUR([.C26])&gt;=HOUR(&quot;00:00:00&quot;) ; HOUR([.C26])&lt;HOUR(&quot;06:00:00&quot;)  ); ([.$R$2]+[.$R$5])*(ROUNDDOWN(HOUR([.D26]);0)) + [.$R$5]*ROUNDDOWN(HOUR([.E26]);0);  &quot;&quot;))); IF( AND( HOUR([.B26])&gt;=HOUR(&quot;14:00:00&quot;) ; HOUR([.B26])&lt;HOUR(&quot;23:59:59&quot;)  ); IF(AND([.C26]=&quot;&quot;); [.$R$5]*(ROUNDDOWN(HOUR([.D26]);0)+ROUNDDOWN(HOUR([.E26]);0)); IF( AND( HOUR([.C26])&gt;=HOUR(&quot;06:00:00&quot;) ; HOUR([.C26])&lt;HOUR(&quot;14:00:00&quot;)  ); ([.$R$2]+[.$R$5])*(ROUNDDOWN(HOUR([.D26]);0)) + [.$R$2]*ROUNDDOWN(HOUR([.E26]);0); IF( AND( HOUR([.C26])&gt;=HOUR(&quot;00:00:00&quot;) ; HOUR([.C26])&lt;HOUR(&quot;06:00:00&quot;)  ); ([.$R$5])*2*(ROUNDDOWN(HOUR([.D26]);0)) + [.$R$5]*ROUNDDOWN(HOUR([.E26]);0); &quot;&quot;))); IF( AND( HOUR([.B26])&gt;=HOUR(&quot;00:00:00&quot;) ; HOUR([.B26])&lt;HOUR(&quot;06:00:00&quot;)  ); IF(AND([.C26]=&quot;&quot;); [.$R$5]*(ROUNDDOWN(HOUR([.D26]);0)+ROUNDDOWN(HOUR([.E26]);0)); IF( AND( HOUR([.C26])&gt;=HOUR(&quot;06:00:00&quot;) ; HOUR([.C26])&lt;HOUR(&quot;14:00:00&quot;)  ); ([.$R$2]+[.$R$5])*(ROUNDDOWN(HOUR([.D26]);0)) + [.$R$2]*ROUNDDOWN(HOUR([.E26]);0); &quot;&quot;)); &quot;&quot;))); IF(AND(HOUR([.E26])&gt;=HOUR(&quot;08:00:00&quot;)); &quot;DOBLE JORNADA &gt;= 8 HORAS (NO ES HORA EXTRA&quot;; &quot;&quot;)); IF(AND(OR([.F26]=&quot;domingo&quot;; AND(OR([.F26]=&quot;lunes&quot;; [.F26]=&quot;viernes&quot;);[.H26]=&quot;Festivo&quot;));[.G26]=&quot;&quot;); IF(AND(HOUR([.E26])&lt;HOUR(&quot;08:00:00&quot;)); IF( AND( HOUR([.B26])&gt;=HOUR(&quot;06:00:00&quot;) ; HOUR([.B26])&lt;HOUR(&quot;23:59:59&quot;)  ); IF(AND([.C26]=&quot;&quot;); [.$R$6]*(ROUNDDOWN(HOUR([.D26]);0)+ROUNDDOWN(HOUR([.E26]);0)); IF( AND( HOUR([.C26])&gt;=HOUR(&quot;00:00:00&quot;) ; HOUR([.C26])&lt;HOUR(&quot;06:00:00&quot;)  ); ([.$R$6])*2*(ROUNDDOWN(HOUR([.D26]);0)) + [.$R$6]*ROUNDDOWN(HOUR([.E26]);0);  &quot;&quot;)); IF( AND( HOUR([.C26])&gt;=HOUR(&quot;00:00:00&quot;) ; HOUR([.C26])&lt;HOUR(&quot;06:00:00&quot;)  ); ([.$R$6])*2*(ROUNDDOWN(HOUR([.D26]);0)) + [.$R$6]*ROUNDDOWN(HOUR([.E26]);0); &quot;&quot;)); IF(AND(HOUR([.E26])&gt;=HOUR(&quot;08:00:00&quot;)); &quot;DOBLE JORNADA &gt;= 8 HORAS (NO ES HORA EXTRA&quot;; &quot;&quot;)); IF( AND(OR([.F26]=&quot;lunes&quot;; [.F26]=&quot;martes&quot;; [.F26]=&quot;miércoles&quot;; [.F26]=&quot;miercoles&quot;; [.F26]=&quot;jueves&quot;; [.F26]=&quot;viernes&quot;;[.F26]=&quot;sabado&quot;;[.F26]=&quot;sábado&quot;;[.F26]=&quot;domingo&quot;; OR([.H26]=&quot;&quot;;[.H26]=&quot;Festivo&quot;));[.G26]=&quot;si&quot;); IF(AND(HOUR([.E26])&lt;HOUR(&quot;08:00:00&quot;)); IF( AND( HOUR([.B26])&gt;=HOUR(&quot;06:00:00&quot;) ; HOUR([.B26])&lt;HOUR(&quot;23:59:59&quot;)  ); IF(AND([.C26]=&quot;&quot;); [.$R$7]*(ROUNDDOWN(HOUR([.D26]);0)+ROUNDDOWN(HOUR([.E26]);0)); IF( AND( HOUR([.C26])&gt;=HOUR(&quot;00:00:00&quot;) ; HOUR([.C26])&lt;HOUR(&quot;06:00:00&quot;)  ); ([.$R$7])*2*(ROUNDDOWN(HOUR([.D26]);0)) + [.$R$7]*ROUNDDOWN(HOUR([.E26]);0);  &quot;&quot;)); IF( AND( HOUR([.B26])&gt;=HOUR(&quot;00:00:00&quot;) ; HOUR([.B26])&lt;HOUR(&quot;06:00:00&quot;)  ); ([.$R$7])*2*(ROUNDDOWN(HOUR([.D26]);0)) + [.$R$7]*ROUNDDOWN(HOUR([.E26]);0); &quot;&quot;)); IF(AND(HOUR([.E26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26" calcext:value-type="date">
            <text:p>26/12/23</text:p>
          </table:table-cell>
          <table:table-cell table:style-name="ce7" table:number-columns-repeated="2"/>
          <table:table-cell table:style-name="ce6" office:value-type="time" office:time-value="PT607H59M59.999999997S" calcext:value-type="time">
            <text:p>08:00:00</text:p>
          </table:table-cell>
          <table:table-cell table:style-name="ce7"/>
          <table:table-cell table:style-name="ce10" office:value-type="string" calcext:value-type="string">
            <text:p>martes</text:p>
          </table:table-cell>
          <table:table-cell table:style-name="ce10" table:number-columns-repeated="2"/>
          <table:table-cell table:style-name="ce6" office:value-type="time" office:time-value="PT600H29M59.999999997S" calcext:value-type="time">
            <text:p>00:30:00</text:p>
          </table:table-cell>
          <table:table-cell table:style-name="ce6" table:formula="of:=IF(AND([.B27]=&quot;&quot;);&quot;DESCANSO&quot;; IF(AND([.B27]&lt;&gt;&quot;&quot;); IF(AND([.C27]=&quot;&quot;); [.B27]+[.D27]+[.E27]+[.I27]; IF(AND([.C27]&lt;&gt;&quot;&quot;); [.B27]+2*[.D27]+[.E27]+[.I27] ))))" office:value-type="string" office:string-value="DESCANSO" calcext:value-type="string">
            <text:p>DESCANSO</text:p>
          </table:table-cell>
          <table:table-cell table:style-name="ce6" table:formula="of:=IF(AND([.B27]=&quot;&quot;); &quot;DESCANSO&quot;; IF(AND([.B27]&lt;&gt;&quot;&quot;);    IF(AND(OR([.F27]=&quot;lunes&quot;; [.F27]=&quot;martes&quot;; [.F27]=&quot;miércoles&quot;; [.F27]=&quot;miercoles&quot;; [.F27]=&quot;jueves&quot;; [.F27]=&quot;viernes&quot;);AND([.G27]=&quot;&quot;; [.H27]=&quot;&quot;)); IF(AND(HOUR([.E27])&lt;HOUR(&quot;08:00:00&quot;));  IF( AND( HOUR([.B27])&gt;=HOUR(&quot;06:00:00&quot;) ; HOUR([.B27])&lt;HOUR(&quot;14:00:00&quot;)  ); IF(AND([.C27]=&quot;&quot;); &quot;DIURNO&quot;;  IF( AND( HOUR([.C27])&gt;=HOUR(&quot;14:00:00&quot;) ; HOUR([.C27])&lt;HOUR(&quot;18:00:00&quot;)  ); &quot;DOBLE DIURNO/TARDE&quot;;  IF( AND( HOUR([.C27])&gt;=HOUR(&quot;18:00:00&quot;) ; HOUR([.C27])&lt;HOUR(&quot;23:59:59&quot;)  ); &quot;DOBLE DIURNO/NOCHE&quot;;  IF( AND( HOUR([.C27])&gt;=HOUR(&quot;00:00:00&quot;) ; HOUR([.C27])&lt;HOUR(&quot;06:00:00&quot;)  ); &quot;DOBLE DIURNO/NOCHE&quot;; &quot;&quot;))));  IF( AND( HOUR([.B27])&gt;=HOUR(&quot;14:00:00&quot;) ; HOUR([.B27])&lt;HOUR(&quot;18:00:00&quot;)  ); IF(AND([.C27]=&quot;&quot;); &quot;TARDE&quot;;  IF( AND( HOUR([.C27])&gt;=HOUR(&quot;06:00:00&quot;) ; HOUR([.C27])&lt;HOUR(&quot;14:00:00&quot;)  ); &quot;DOBLE TARDE/DIURNO&quot;;  IF( AND( HOUR([.C27])&gt;=HOUR(&quot;18:00:00&quot;) ; HOUR([.C27])&lt;HOUR(&quot;23:59:59&quot;)  ); &quot;DOBLE TARDE/NOCHE&quot;;  IF( AND( HOUR([.C27])&gt;=HOUR(&quot;00:00:00&quot;) ; HOUR([.C27])&lt;HOUR(&quot;06:00:00&quot;)  ); &quot;DOBLE NOCHE&quot;; &quot;&quot;))));  IF( AND( HOUR([.B27])&gt;=HOUR(&quot;18:00:00&quot;) ; HOUR([.B27])&lt;HOUR(&quot;23:59:59&quot;)  ); IF(AND([.C27]=&quot;&quot;);  &quot;NOCHE&quot;;  IF( AND( HOUR([.C27])&gt;=HOUR(&quot;06:00:00&quot;) ; HOUR([.C27])&lt;HOUR(&quot;14:00:00&quot;)  ); &quot;DOBLE NOCHE/DIURNO&quot;;  IF( AND( HOUR([.C27])&gt;=HOUR(&quot;14:00:00&quot;) ; HOUR([.C27])&lt;HOUR(&quot;17:00:00&quot;)  ); &quot;DOBLE NOCHE/TARDE&quot;;  &quot;&quot;))); IF(AND(HOUR([.B27])&gt;=HOUR(&quot;00:00:00&quot;) ; HOUR([.B27])&lt;HOUR(&quot;06:00:00&quot;)  ); IF(AND([.C27]=&quot;&quot;);  &quot;NOCHE&quot;;  IF( AND( HOUR([.C27])&gt;=HOUR(&quot;06:00:00&quot;) ; HOUR([.C27])&lt;HOUR(&quot;14:00:00&quot;)  ); &quot;DOBLE NOCHE/DIRNO&quot;;  IF( AND( HOUR([.C27])&gt;=HOUR(&quot;14:00:00&quot;) ; HOUR([.C27])&lt;HOUR(&quot;18:00:00&quot;)  ); &quot;DOBLE NOCHE/TARDE&quot;;  IF( AND( HOUR([.C27])&gt;=HOUR(&quot;18:00:00&quot;) ; HOUR([.C27])&lt;HOUR(&quot;23:59:59&quot;)  ); &quot;DOBLE NOCHE&quot;; &quot;&quot;)))); &quot;&quot;)))); IF(AND(HOUR([.E27])&gt;=HOUR(&quot;08:00:00&quot;)); &quot;DOBLE JORNADA &gt;= 8 HORAS (NO ES HORA EXTRA)&quot;; &quot;&quot;)); IF( OR([.F27]=&quot;sábado&quot;; [.F27]=&quot;sabado&quot;); IF(AND(HOUR([.E27])&lt;HOUR(&quot;08:00:00&quot;)); IF( AND( HOUR([.B27])&gt;=HOUR(&quot;06:00:00&quot;) ; HOUR([.B27])&lt;HOUR(&quot;14:00:00&quot;)  ); IF(AND([.C27]=&quot;&quot;); &quot;DIURNO&quot;;  IF( AND( HOUR([.C27])&gt;=HOUR(&quot;14:00:00&quot;) ; HOUR([.C27])&lt;HOUR(&quot;23:59:59&quot;)  ); &quot;DOBLE DIURNO/SOCIAL&quot;;  IF( AND( HOUR([.C27])&gt;=HOUR(&quot;00:00:00&quot;) ; HOUR([.C27])&lt;HOUR(&quot;06:00:00&quot;)  ); &quot;DOBLE DIURNO/SOCIAL&quot;;  &quot;&quot;)));  IF( AND( HOUR([.B27])&gt;=HOUR(&quot;14:00:00&quot;) ; HOUR([.B27])&lt;HOUR(&quot;23:59:59&quot;)  );  IF(AND([.C27]=&quot;&quot;); &quot;SOCIAL&quot;; IF( AND( HOUR([.C27])&gt;=HOUR(&quot;06:00:00&quot;) ; HOUR([.C27])&lt;HOUR(&quot;14:00:00&quot;)  ); &quot;DOBLE SOCIAL/DIRUNO&quot;;  IF( AND( HOUR([.C27])&gt;=HOUR(&quot;00:00:00&quot;) ; HOUR([.C27])&lt;HOUR(&quot;06:00:00&quot;)  ); &quot;DOBLE SOCIAL&quot;; &quot;&quot;)));  IF( AND( HOUR([.B27])&gt;=HOUR(&quot;00:00:00&quot;) ; HOUR([.B27])&lt;HOUR(&quot;06:00:00&quot;)  ); IF(AND([.C27]=&quot;&quot;); &quot;SOCIAL&quot;;  IF( AND( HOUR([.C27])&gt;=HOUR(&quot;06:00:00&quot;) ; HOUR([.C27])&lt;HOUR(&quot;14:00:00&quot;)  ); &quot;DOBLE SOCIAL/DIURNO&quot;; &quot;&quot;)); &quot;&quot;)));  IF(AND(HOUR([.E27])&gt;=HOUR(&quot;08:00:00&quot;)); &quot;DOBLE JORNADA &gt;= 8 HORAS (NO ES HORA EXTRA&quot;; &quot;&quot;)); IF(AND(OR([.F27]=&quot;domingo&quot;; AND(OR([.F27]=&quot;lunes&quot;; [.F27]=&quot;viernes&quot;);[.H27]=&quot;Festivo&quot;));[.G27]=&quot;&quot;); IF(AND(HOUR([.E27])&lt;HOUR(&quot;08:00:00&quot;)); IF( AND( HOUR([.B27])&gt;=HOUR(&quot;06:00:00&quot;) ; HOUR([.B27])&lt;HOUR(&quot;23:59:59&quot;)  ); IF(AND([.C27]=&quot;&quot;); &quot;DOMINICAL/FESTIVO&quot;; IF( AND( HOUR([.C27])&gt;=HOUR(&quot;00:00:00&quot;) ; HOUR([.C27])&lt;HOUR(&quot;06:00:00&quot;)  ); &quot;DOBLE DOMINICAL/FESTIVO&quot;;  &quot;&quot;)); IF( AND( HOUR([.B27])&gt;=HOUR(&quot;00:00:00&quot;) ; HOUR([.B27])&lt;HOUR(&quot;06:00:00&quot;)  ); &quot;DOBLE DOMINICAL/FESTIVO&quot;; &quot;&quot;)); IF(AND(HOUR([.E27])&gt;=HOUR(&quot;08:00:00&quot;)); &quot;DOBLE JORNADA &gt;= 8 HORAS (NO ES HORA EXTRA&quot;; &quot;&quot;)); IF( AND(OR([.F27]=&quot;lunes&quot;; [.F27]=&quot;martes&quot;; [.F27]=&quot;miércoles&quot;; [.F27]=&quot;miercoles&quot;; [.F27]=&quot;jueves&quot;; [.F27]=&quot;viernes&quot;;[.F27]=&quot;sabado&quot;;[.F27]=&quot;sábado&quot;;[.F27]=&quot;domingo&quot;; OR([.H27]=&quot;&quot;;[.H27]=&quot;Festivo&quot;));[.G27]=&quot;si&quot;); IF(AND(HOUR([.E27])&lt;HOUR(&quot;08:00:00&quot;)); IF( AND( HOUR([.B27])&gt;=HOUR(&quot;06:00:00&quot;) ; HOUR([.B27])&lt;HOUR(&quot;23:59:59&quot;)  ); IF(AND([.C27]=&quot;&quot;); &quot;ESPECIAL&quot;; IF( AND( HOUR([.C27])&gt;=HOUR(&quot;00:00:00&quot;) ; HOUR([.C27])&lt;HOUR(&quot;06:00:00&quot;)  ); &quot;DOBLE ESPECIAL&quot;;  &quot;&quot;)); IF( AND( HOUR([.B27])&gt;=HOUR(&quot;00:00:00&quot;) ; HOUR([.B27])&lt;HOUR(&quot;06:00:00&quot;)  ); &quot;DOBLE ESPECIAL&quot;; &quot;&quot;)); IF(AND(HOUR([.E27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style-name="ce7"/>
          <table:table-cell table:style-name="ce7" table:formula="of:=IF(AND([.B27]=&quot;&quot;); &quot;DESCANSO&quot;; IF( AND([.B27]&lt;&gt;&quot;&quot;); IF(AND(OR([.F27]=&quot;lunes&quot;; [.F27]=&quot;martes&quot;; [.F27]=&quot;miércoles&quot;; [.F27]=&quot;miercoles&quot;; [.F27]=&quot;jueves&quot;; [.F27]=&quot;viernes&quot;);AND([.G27]=&quot;&quot;; [.H27]=&quot;&quot;)); IF(AND(HOUR([.E27])&lt;HOUR(&quot;08:00:00&quot;)); IF( AND( HOUR([.B27])&gt;=HOUR(&quot;06:00:00&quot;) ; HOUR([.B27])&lt;HOUR(&quot;14:00:00&quot;)  ); IF(AND([.C27]=&quot;&quot;); ([.$R$2])*(ROUNDDOWN(HOUR([.D27]);0)+ROUNDDOWN(HOUR([.E27]);0)); IF( AND( HOUR([.C27])&gt;=HOUR(&quot;14:00:00&quot;) ; HOUR([.C27])&lt;HOUR(&quot;18:00:00&quot;)  ); ([.$R$2]+[.$R$3])*(ROUNDDOWN(HOUR([.D27]);0)) + ([.$R$3])*ROUNDDOWN(HOUR([.E27]);0); IF( AND( HOUR([.C27])&gt;=HOUR(&quot;18:00:00&quot;) ; HOUR([.C27])&lt;HOUR(&quot;23:59:59&quot;)  ); ([.$R$2]+[.$R$4])*(ROUNDDOWN(HOUR([.D27]);0)) + ([.$R$4])*ROUNDDOWN(HOUR([.E27]);0); IF( AND( HOUR([.C27])&gt;=HOUR(&quot;00:00:00&quot;) ; HOUR([.C27])&lt;HOUR(&quot;06:00:00&quot;)  ); ([.$R$2]+[.$R$4])*(ROUNDDOWN(HOUR([.D27]);0)) + ([.$R$4])*ROUNDDOWN(HOUR([.E27]);0); &quot;&quot;)))); IF( AND( HOUR([.B27])&gt;=HOUR(&quot;14:00:00&quot;) ; HOUR([.B27])&lt;HOUR(&quot;18:00:00&quot;)  ); IF(AND([.C27]=&quot;&quot;); [.$R$3]*(ROUNDDOWN(HOUR([.D27]);0)+ROUNDDOWN(HOUR([.E27]);0)); IF( AND( HOUR([.C27])&gt;=HOUR(&quot;06:00:00&quot;) ; HOUR([.C27])&lt;HOUR(&quot;14:00:00&quot;)  ); ([.$R$2]+[.$R$3])*(ROUNDDOWN(HOUR([.D27]);0)) + [.$R$2]*ROUNDDOWN(HOUR([.E27]);0); IF( AND( HOUR([.C27])&gt;=HOUR(&quot;18:00:00&quot;) ; HOUR([.C27])&lt;HOUR(&quot;23:59:59&quot;)  ); ([.$R$3]+[.$R$4])*(ROUNDDOWN(HOUR([.D27]);0)) + [.$R$4]*ROUNDDOWN(HOUR([.E27]);0); IF( AND( HOUR([.C27])&gt;=HOUR(&quot;00:00:00&quot;) ; HOUR([.C27])&lt;HOUR(&quot;06:00:00&quot;)  ); ([.$R$3]+[.$R$4])*(ROUNDDOWN(HOUR([.D27]);0)) + [.$R$4]*ROUNDDOWN(HOUR([.E27]);0); &quot;&quot;)))); IF( AND( HOUR([.B27])&gt;=HOUR(&quot;18:00:00&quot;) ; HOUR([.B27])&lt;HOUR(&quot;23:59:59&quot;)  ); IF(AND([.C27]=&quot;&quot;); [.$R$4]*(ROUNDDOWN(HOUR([.D27]);0)+ROUNDDOWN(HOUR([.E27]);0)); IF( AND( HOUR([.C27])&gt;=HOUR(&quot;06:00:00&quot;) ; HOUR([.C27])&lt;HOUR(&quot;14:00:00&quot;)  ); ([.$R$2]+[.$R$4])*(ROUNDDOWN(HOUR([.D27]);0)) + [.$R$2]*ROUNDDOWN(HOUR([.E27]);0); IF( AND( HOUR([.C27])&gt;=HOUR(&quot;14:00:00&quot;) ; HOUR([.C27])&lt;HOUR(&quot;17:00:00&quot;)  ); ([.$R$3]+[.$R$4])*(ROUNDDOWN(HOUR([.D27]);0)) + [.$R$4]*ROUNDDOWN(HOUR([.E27]);0);  &quot;&quot;))); IF(AND(HOUR([.B27])&gt;=HOUR(&quot;00:00:00&quot;) ; HOUR([.B27])&lt;HOUR(&quot;06:00:00&quot;)  ); IF(AND([.C27]=&quot;&quot;); [.$R$4]*(ROUNDDOWN(HOUR([.D27]);0)+ROUNDDOWN(HOUR([.E27]);0)); IF( AND( HOUR([.C27])&gt;=HOUR(&quot;06:00:00&quot;) ; HOUR([.C27])&lt;HOUR(&quot;14:00:00&quot;)  ); ([.$R$2]+[.$R$4])*(ROUNDDOWN(HOUR([.D27]);0)) + [.$R$2]*ROUNDDOWN(HOUR([.E27]);0); IF( AND( HOUR([.C27])&gt;=HOUR(&quot;14:00:00&quot;) ; HOUR([.C27])&lt;HOUR(&quot;18:00:00&quot;)  ); ([.$R$3]+[.$R$4])*(ROUNDDOWN(HOUR([.D27]);0)) + [.$R$4]*ROUNDDOWN(HOUR([.E27]);0); IF( AND( HOUR([.C27])&gt;=HOUR(&quot;18:00:00&quot;) ; HOUR([.C27])&lt;HOUR(&quot;23:59:59&quot;)  ); ([.$R$4])*2*(ROUNDDOWN(HOUR([.D27]);0)) + [.$R$4]*ROUNDDOWN(HOUR([.E27]);0); &quot;&quot;)))); &quot;&quot;)))); IF(AND(HOUR([.E27])&gt;=HOUR(&quot;08:00:00&quot;)); &quot;DOBLE JORNADA &gt;= 8 HORAS (NO ES HORA EXTRA)&quot;; &quot;&quot;)); IF( OR([.F27]=&quot;sábado&quot;; [.F27]=&quot;sabado&quot;); IF(AND(HOUR([.E27])&lt;HOUR(&quot;08:00:00&quot;)); IF( AND( HOUR([.B27])&gt;=HOUR(&quot;06:00:00&quot;) ; HOUR([.B27])&lt;HOUR(&quot;14:00:00&quot;)  ); IF(AND([.C27]=&quot;&quot;); [.$R$2]*(ROUNDDOWN(HOUR([.D27]);0)+ROUNDDOWN(HOUR([.E27]);0)); IF( AND( HOUR([.C27])&gt;=HOUR(&quot;14:00:00&quot;) ; HOUR([.C27])&lt;HOUR(&quot;23:59:59&quot;)  ); ([.$R$2]+[.$R$5])*(ROUNDDOWN(HOUR([.D27]);0)) + [.$R$5]*ROUNDDOWN(HOUR([.E27]);0); IF( AND( HOUR([.C27])&gt;=HOUR(&quot;00:00:00&quot;) ; HOUR([.C27])&lt;HOUR(&quot;06:00:00&quot;)  ); ([.$R$2]+[.$R$5])*(ROUNDDOWN(HOUR([.D27]);0)) + [.$R$5]*ROUNDDOWN(HOUR([.E27]);0);  &quot;&quot;))); IF( AND( HOUR([.B27])&gt;=HOUR(&quot;14:00:00&quot;) ; HOUR([.B27])&lt;HOUR(&quot;23:59:59&quot;)  ); IF(AND([.C27]=&quot;&quot;); [.$R$5]*(ROUNDDOWN(HOUR([.D27]);0)+ROUNDDOWN(HOUR([.E27]);0)); IF( AND( HOUR([.C27])&gt;=HOUR(&quot;06:00:00&quot;) ; HOUR([.C27])&lt;HOUR(&quot;14:00:00&quot;)  ); ([.$R$2]+[.$R$5])*(ROUNDDOWN(HOUR([.D27]);0)) + [.$R$2]*ROUNDDOWN(HOUR([.E27]);0); IF( AND( HOUR([.C27])&gt;=HOUR(&quot;00:00:00&quot;) ; HOUR([.C27])&lt;HOUR(&quot;06:00:00&quot;)  ); ([.$R$5])*2*(ROUNDDOWN(HOUR([.D27]);0)) + [.$R$5]*ROUNDDOWN(HOUR([.E27]);0); &quot;&quot;))); IF( AND( HOUR([.B27])&gt;=HOUR(&quot;00:00:00&quot;) ; HOUR([.B27])&lt;HOUR(&quot;06:00:00&quot;)  ); IF(AND([.C27]=&quot;&quot;); [.$R$5]*(ROUNDDOWN(HOUR([.D27]);0)+ROUNDDOWN(HOUR([.E27]);0)); IF( AND( HOUR([.C27])&gt;=HOUR(&quot;06:00:00&quot;) ; HOUR([.C27])&lt;HOUR(&quot;14:00:00&quot;)  ); ([.$R$2]+[.$R$5])*(ROUNDDOWN(HOUR([.D27]);0)) + [.$R$2]*ROUNDDOWN(HOUR([.E27]);0); &quot;&quot;)); &quot;&quot;))); IF(AND(HOUR([.E27])&gt;=HOUR(&quot;08:00:00&quot;)); &quot;DOBLE JORNADA &gt;= 8 HORAS (NO ES HORA EXTRA&quot;; &quot;&quot;)); IF(AND(OR([.F27]=&quot;domingo&quot;; AND(OR([.F27]=&quot;lunes&quot;; [.F27]=&quot;viernes&quot;);[.H27]=&quot;Festivo&quot;));[.G27]=&quot;&quot;); IF(AND(HOUR([.E27])&lt;HOUR(&quot;08:00:00&quot;)); IF( AND( HOUR([.B27])&gt;=HOUR(&quot;06:00:00&quot;) ; HOUR([.B27])&lt;HOUR(&quot;23:59:59&quot;)  ); IF(AND([.C27]=&quot;&quot;); [.$R$6]*(ROUNDDOWN(HOUR([.D27]);0)+ROUNDDOWN(HOUR([.E27]);0)); IF( AND( HOUR([.C27])&gt;=HOUR(&quot;00:00:00&quot;) ; HOUR([.C27])&lt;HOUR(&quot;06:00:00&quot;)  ); ([.$R$6])*2*(ROUNDDOWN(HOUR([.D27]);0)) + [.$R$6]*ROUNDDOWN(HOUR([.E27]);0);  &quot;&quot;)); IF( AND( HOUR([.C27])&gt;=HOUR(&quot;00:00:00&quot;) ; HOUR([.C27])&lt;HOUR(&quot;06:00:00&quot;)  ); ([.$R$6])*2*(ROUNDDOWN(HOUR([.D27]);0)) + [.$R$6]*ROUNDDOWN(HOUR([.E27]);0); &quot;&quot;)); IF(AND(HOUR([.E27])&gt;=HOUR(&quot;08:00:00&quot;)); &quot;DOBLE JORNADA &gt;= 8 HORAS (NO ES HORA EXTRA&quot;; &quot;&quot;)); IF( AND(OR([.F27]=&quot;lunes&quot;; [.F27]=&quot;martes&quot;; [.F27]=&quot;miércoles&quot;; [.F27]=&quot;miercoles&quot;; [.F27]=&quot;jueves&quot;; [.F27]=&quot;viernes&quot;;[.F27]=&quot;sabado&quot;;[.F27]=&quot;sábado&quot;;[.F27]=&quot;domingo&quot;; OR([.H27]=&quot;&quot;;[.H27]=&quot;Festivo&quot;));[.G27]=&quot;si&quot;); IF(AND(HOUR([.E27])&lt;HOUR(&quot;08:00:00&quot;)); IF( AND( HOUR([.B27])&gt;=HOUR(&quot;06:00:00&quot;) ; HOUR([.B27])&lt;HOUR(&quot;23:59:59&quot;)  ); IF(AND([.C27]=&quot;&quot;); [.$R$7]*(ROUNDDOWN(HOUR([.D27]);0)+ROUNDDOWN(HOUR([.E27]);0)); IF( AND( HOUR([.C27])&gt;=HOUR(&quot;00:00:00&quot;) ; HOUR([.C27])&lt;HOUR(&quot;06:00:00&quot;)  ); ([.$R$7])*2*(ROUNDDOWN(HOUR([.D27]);0)) + [.$R$7]*ROUNDDOWN(HOUR([.E27]);0);  &quot;&quot;)); IF( AND( HOUR([.B27])&gt;=HOUR(&quot;00:00:00&quot;) ; HOUR([.B27])&lt;HOUR(&quot;06:00:00&quot;)  ); ([.$R$7])*2*(ROUNDDOWN(HOUR([.D27]);0)) + [.$R$7]*ROUNDDOWN(HOUR([.E27]);0); &quot;&quot;)); IF(AND(HOUR([.E27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27" calcext:value-type="date">
            <text:p>27/12/23</text:p>
          </table:table-cell>
          <table:table-cell table:style-name="ce7" table:number-columns-repeated="2"/>
          <table:table-cell table:style-name="ce6" office:value-type="time" office:time-value="PT631H59M59.999999997S" calcext:value-type="time">
            <text:p>08:00:00</text:p>
          </table:table-cell>
          <table:table-cell table:style-name="ce7"/>
          <table:table-cell table:style-name="ce10" office:value-type="string" calcext:value-type="string">
            <text:p>miércoles</text:p>
          </table:table-cell>
          <table:table-cell table:style-name="ce10" table:number-columns-repeated="2"/>
          <table:table-cell table:style-name="ce6" office:value-type="time" office:time-value="PT624H29M59.999999997S" calcext:value-type="time">
            <text:p>00:30:00</text:p>
          </table:table-cell>
          <table:table-cell table:style-name="ce6" table:formula="of:=IF(AND([.B28]=&quot;&quot;);&quot;DESCANSO&quot;; IF(AND([.B28]&lt;&gt;&quot;&quot;); IF(AND([.C28]=&quot;&quot;); [.B28]+[.D28]+[.E28]+[.I28]; IF(AND([.C28]&lt;&gt;&quot;&quot;); [.B28]+2*[.D28]+[.E28]+[.I28] ))))" office:value-type="string" office:string-value="DESCANSO" calcext:value-type="string">
            <text:p>DESCANSO</text:p>
          </table:table-cell>
          <table:table-cell table:style-name="ce6" table:formula="of:=IF(AND([.B28]=&quot;&quot;); &quot;DESCANSO&quot;; IF(AND([.B28]&lt;&gt;&quot;&quot;);    IF(AND(OR([.F28]=&quot;lunes&quot;; [.F28]=&quot;martes&quot;; [.F28]=&quot;miércoles&quot;; [.F28]=&quot;miercoles&quot;; [.F28]=&quot;jueves&quot;; [.F28]=&quot;viernes&quot;);AND([.G28]=&quot;&quot;; [.H28]=&quot;&quot;)); IF(AND(HOUR([.E28])&lt;HOUR(&quot;08:00:00&quot;));  IF( AND( HOUR([.B28])&gt;=HOUR(&quot;06:00:00&quot;) ; HOUR([.B28])&lt;HOUR(&quot;14:00:00&quot;)  ); IF(AND([.C28]=&quot;&quot;); &quot;DIURNO&quot;;  IF( AND( HOUR([.C28])&gt;=HOUR(&quot;14:00:00&quot;) ; HOUR([.C28])&lt;HOUR(&quot;18:00:00&quot;)  ); &quot;DOBLE DIURNO/TARDE&quot;;  IF( AND( HOUR([.C28])&gt;=HOUR(&quot;18:00:00&quot;) ; HOUR([.C28])&lt;HOUR(&quot;23:59:59&quot;)  ); &quot;DOBLE DIURNO/NOCHE&quot;;  IF( AND( HOUR([.C28])&gt;=HOUR(&quot;00:00:00&quot;) ; HOUR([.C28])&lt;HOUR(&quot;06:00:00&quot;)  ); &quot;DOBLE DIURNO/NOCHE&quot;; &quot;&quot;))));  IF( AND( HOUR([.B28])&gt;=HOUR(&quot;14:00:00&quot;) ; HOUR([.B28])&lt;HOUR(&quot;18:00:00&quot;)  ); IF(AND([.C28]=&quot;&quot;); &quot;TARDE&quot;;  IF( AND( HOUR([.C28])&gt;=HOUR(&quot;06:00:00&quot;) ; HOUR([.C28])&lt;HOUR(&quot;14:00:00&quot;)  ); &quot;DOBLE TARDE/DIURNO&quot;;  IF( AND( HOUR([.C28])&gt;=HOUR(&quot;18:00:00&quot;) ; HOUR([.C28])&lt;HOUR(&quot;23:59:59&quot;)  ); &quot;DOBLE TARDE/NOCHE&quot;;  IF( AND( HOUR([.C28])&gt;=HOUR(&quot;00:00:00&quot;) ; HOUR([.C28])&lt;HOUR(&quot;06:00:00&quot;)  ); &quot;DOBLE NOCHE&quot;; &quot;&quot;))));  IF( AND( HOUR([.B28])&gt;=HOUR(&quot;18:00:00&quot;) ; HOUR([.B28])&lt;HOUR(&quot;23:59:59&quot;)  ); IF(AND([.C28]=&quot;&quot;);  &quot;NOCHE&quot;;  IF( AND( HOUR([.C28])&gt;=HOUR(&quot;06:00:00&quot;) ; HOUR([.C28])&lt;HOUR(&quot;14:00:00&quot;)  ); &quot;DOBLE NOCHE/DIURNO&quot;;  IF( AND( HOUR([.C28])&gt;=HOUR(&quot;14:00:00&quot;) ; HOUR([.C28])&lt;HOUR(&quot;17:00:00&quot;)  ); &quot;DOBLE NOCHE/TARDE&quot;;  &quot;&quot;))); IF(AND(HOUR([.B28])&gt;=HOUR(&quot;00:00:00&quot;) ; HOUR([.B28])&lt;HOUR(&quot;06:00:00&quot;)  ); IF(AND([.C28]=&quot;&quot;);  &quot;NOCHE&quot;;  IF( AND( HOUR([.C28])&gt;=HOUR(&quot;06:00:00&quot;) ; HOUR([.C28])&lt;HOUR(&quot;14:00:00&quot;)  ); &quot;DOBLE NOCHE/DIRNO&quot;;  IF( AND( HOUR([.C28])&gt;=HOUR(&quot;14:00:00&quot;) ; HOUR([.C28])&lt;HOUR(&quot;18:00:00&quot;)  ); &quot;DOBLE NOCHE/TARDE&quot;;  IF( AND( HOUR([.C28])&gt;=HOUR(&quot;18:00:00&quot;) ; HOUR([.C28])&lt;HOUR(&quot;23:59:59&quot;)  ); &quot;DOBLE NOCHE&quot;; &quot;&quot;)))); &quot;&quot;)))); IF(AND(HOUR([.E28])&gt;=HOUR(&quot;08:00:00&quot;)); &quot;DOBLE JORNADA &gt;= 8 HORAS (NO ES HORA EXTRA)&quot;; &quot;&quot;)); IF( OR([.F28]=&quot;sábado&quot;; [.F28]=&quot;sabado&quot;); IF(AND(HOUR([.E28])&lt;HOUR(&quot;08:00:00&quot;)); IF( AND( HOUR([.B28])&gt;=HOUR(&quot;06:00:00&quot;) ; HOUR([.B28])&lt;HOUR(&quot;14:00:00&quot;)  ); IF(AND([.C28]=&quot;&quot;); &quot;DIURNO&quot;;  IF( AND( HOUR([.C28])&gt;=HOUR(&quot;14:00:00&quot;) ; HOUR([.C28])&lt;HOUR(&quot;23:59:59&quot;)  ); &quot;DOBLE DIURNO/SOCIAL&quot;;  IF( AND( HOUR([.C28])&gt;=HOUR(&quot;00:00:00&quot;) ; HOUR([.C28])&lt;HOUR(&quot;06:00:00&quot;)  ); &quot;DOBLE DIURNO/SOCIAL&quot;;  &quot;&quot;)));  IF( AND( HOUR([.B28])&gt;=HOUR(&quot;14:00:00&quot;) ; HOUR([.B28])&lt;HOUR(&quot;23:59:59&quot;)  );  IF(AND([.C28]=&quot;&quot;); &quot;SOCIAL&quot;; IF( AND( HOUR([.C28])&gt;=HOUR(&quot;06:00:00&quot;) ; HOUR([.C28])&lt;HOUR(&quot;14:00:00&quot;)  ); &quot;DOBLE SOCIAL/DIRUNO&quot;;  IF( AND( HOUR([.C28])&gt;=HOUR(&quot;00:00:00&quot;) ; HOUR([.C28])&lt;HOUR(&quot;06:00:00&quot;)  ); &quot;DOBLE SOCIAL&quot;; &quot;&quot;)));  IF( AND( HOUR([.B28])&gt;=HOUR(&quot;00:00:00&quot;) ; HOUR([.B28])&lt;HOUR(&quot;06:00:00&quot;)  ); IF(AND([.C28]=&quot;&quot;); &quot;SOCIAL&quot;;  IF( AND( HOUR([.C28])&gt;=HOUR(&quot;06:00:00&quot;) ; HOUR([.C28])&lt;HOUR(&quot;14:00:00&quot;)  ); &quot;DOBLE SOCIAL/DIURNO&quot;; &quot;&quot;)); &quot;&quot;)));  IF(AND(HOUR([.E28])&gt;=HOUR(&quot;08:00:00&quot;)); &quot;DOBLE JORNADA &gt;= 8 HORAS (NO ES HORA EXTRA&quot;; &quot;&quot;)); IF(AND(OR([.F28]=&quot;domingo&quot;; AND(OR([.F28]=&quot;lunes&quot;; [.F28]=&quot;viernes&quot;);[.H28]=&quot;Festivo&quot;));[.G28]=&quot;&quot;); IF(AND(HOUR([.E28])&lt;HOUR(&quot;08:00:00&quot;)); IF( AND( HOUR([.B28])&gt;=HOUR(&quot;06:00:00&quot;) ; HOUR([.B28])&lt;HOUR(&quot;23:59:59&quot;)  ); IF(AND([.C28]=&quot;&quot;); &quot;DOMINICAL/FESTIVO&quot;; IF( AND( HOUR([.C28])&gt;=HOUR(&quot;00:00:00&quot;) ; HOUR([.C28])&lt;HOUR(&quot;06:00:00&quot;)  ); &quot;DOBLE DOMINICAL/FESTIVO&quot;;  &quot;&quot;)); IF( AND( HOUR([.B28])&gt;=HOUR(&quot;00:00:00&quot;) ; HOUR([.B28])&lt;HOUR(&quot;06:00:00&quot;)  ); &quot;DOBLE DOMINICAL/FESTIVO&quot;; &quot;&quot;)); IF(AND(HOUR([.E28])&gt;=HOUR(&quot;08:00:00&quot;)); &quot;DOBLE JORNADA &gt;= 8 HORAS (NO ES HORA EXTRA&quot;; &quot;&quot;)); IF( AND(OR([.F28]=&quot;lunes&quot;; [.F28]=&quot;martes&quot;; [.F28]=&quot;miércoles&quot;; [.F28]=&quot;miercoles&quot;; [.F28]=&quot;jueves&quot;; [.F28]=&quot;viernes&quot;;[.F28]=&quot;sabado&quot;;[.F28]=&quot;sábado&quot;;[.F28]=&quot;domingo&quot;; OR([.H28]=&quot;&quot;;[.H28]=&quot;Festivo&quot;));[.G28]=&quot;si&quot;); IF(AND(HOUR([.E28])&lt;HOUR(&quot;08:00:00&quot;)); IF( AND( HOUR([.B28])&gt;=HOUR(&quot;06:00:00&quot;) ; HOUR([.B28])&lt;HOUR(&quot;23:59:59&quot;)  ); IF(AND([.C28]=&quot;&quot;); &quot;ESPECIAL&quot;; IF( AND( HOUR([.C28])&gt;=HOUR(&quot;00:00:00&quot;) ; HOUR([.C28])&lt;HOUR(&quot;06:00:00&quot;)  ); &quot;DOBLE ESPECIAL&quot;;  &quot;&quot;)); IF( AND( HOUR([.B28])&gt;=HOUR(&quot;00:00:00&quot;) ; HOUR([.B28])&lt;HOUR(&quot;06:00:00&quot;)  ); &quot;DOBLE ESPECIAL&quot;; &quot;&quot;)); IF(AND(HOUR([.E28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style-name="ce7"/>
          <table:table-cell table:style-name="ce7" table:formula="of:=IF(AND([.B28]=&quot;&quot;); &quot;DESCANSO&quot;; IF( AND([.B28]&lt;&gt;&quot;&quot;); IF(AND(OR([.F28]=&quot;lunes&quot;; [.F28]=&quot;martes&quot;; [.F28]=&quot;miércoles&quot;; [.F28]=&quot;miercoles&quot;; [.F28]=&quot;jueves&quot;; [.F28]=&quot;viernes&quot;);AND([.G28]=&quot;&quot;; [.H28]=&quot;&quot;)); IF(AND(HOUR([.E28])&lt;HOUR(&quot;08:00:00&quot;)); IF( AND( HOUR([.B28])&gt;=HOUR(&quot;06:00:00&quot;) ; HOUR([.B28])&lt;HOUR(&quot;14:00:00&quot;)  ); IF(AND([.C28]=&quot;&quot;); ([.$R$2])*(ROUNDDOWN(HOUR([.D28]);0)+ROUNDDOWN(HOUR([.E28]);0)); IF( AND( HOUR([.C28])&gt;=HOUR(&quot;14:00:00&quot;) ; HOUR([.C28])&lt;HOUR(&quot;18:00:00&quot;)  ); ([.$R$2]+[.$R$3])*(ROUNDDOWN(HOUR([.D28]);0)) + ([.$R$3])*ROUNDDOWN(HOUR([.E28]);0); IF( AND( HOUR([.C28])&gt;=HOUR(&quot;18:00:00&quot;) ; HOUR([.C28])&lt;HOUR(&quot;23:59:59&quot;)  ); ([.$R$2]+[.$R$4])*(ROUNDDOWN(HOUR([.D28]);0)) + ([.$R$4])*ROUNDDOWN(HOUR([.E28]);0); IF( AND( HOUR([.C28])&gt;=HOUR(&quot;00:00:00&quot;) ; HOUR([.C28])&lt;HOUR(&quot;06:00:00&quot;)  ); ([.$R$2]+[.$R$4])*(ROUNDDOWN(HOUR([.D28]);0)) + ([.$R$4])*ROUNDDOWN(HOUR([.E28]);0); &quot;&quot;)))); IF( AND( HOUR([.B28])&gt;=HOUR(&quot;14:00:00&quot;) ; HOUR([.B28])&lt;HOUR(&quot;18:00:00&quot;)  ); IF(AND([.C28]=&quot;&quot;); [.$R$3]*(ROUNDDOWN(HOUR([.D28]);0)+ROUNDDOWN(HOUR([.E28]);0)); IF( AND( HOUR([.C28])&gt;=HOUR(&quot;06:00:00&quot;) ; HOUR([.C28])&lt;HOUR(&quot;14:00:00&quot;)  ); ([.$R$2]+[.$R$3])*(ROUNDDOWN(HOUR([.D28]);0)) + [.$R$2]*ROUNDDOWN(HOUR([.E28]);0); IF( AND( HOUR([.C28])&gt;=HOUR(&quot;18:00:00&quot;) ; HOUR([.C28])&lt;HOUR(&quot;23:59:59&quot;)  ); ([.$R$3]+[.$R$4])*(ROUNDDOWN(HOUR([.D28]);0)) + [.$R$4]*ROUNDDOWN(HOUR([.E28]);0); IF( AND( HOUR([.C28])&gt;=HOUR(&quot;00:00:00&quot;) ; HOUR([.C28])&lt;HOUR(&quot;06:00:00&quot;)  ); ([.$R$3]+[.$R$4])*(ROUNDDOWN(HOUR([.D28]);0)) + [.$R$4]*ROUNDDOWN(HOUR([.E28]);0); &quot;&quot;)))); IF( AND( HOUR([.B28])&gt;=HOUR(&quot;18:00:00&quot;) ; HOUR([.B28])&lt;HOUR(&quot;23:59:59&quot;)  ); IF(AND([.C28]=&quot;&quot;); [.$R$4]*(ROUNDDOWN(HOUR([.D28]);0)+ROUNDDOWN(HOUR([.E28]);0)); IF( AND( HOUR([.C28])&gt;=HOUR(&quot;06:00:00&quot;) ; HOUR([.C28])&lt;HOUR(&quot;14:00:00&quot;)  ); ([.$R$2]+[.$R$4])*(ROUNDDOWN(HOUR([.D28]);0)) + [.$R$2]*ROUNDDOWN(HOUR([.E28]);0); IF( AND( HOUR([.C28])&gt;=HOUR(&quot;14:00:00&quot;) ; HOUR([.C28])&lt;HOUR(&quot;17:00:00&quot;)  ); ([.$R$3]+[.$R$4])*(ROUNDDOWN(HOUR([.D28]);0)) + [.$R$4]*ROUNDDOWN(HOUR([.E28]);0);  &quot;&quot;))); IF(AND(HOUR([.B28])&gt;=HOUR(&quot;00:00:00&quot;) ; HOUR([.B28])&lt;HOUR(&quot;06:00:00&quot;)  ); IF(AND([.C28]=&quot;&quot;); [.$R$4]*(ROUNDDOWN(HOUR([.D28]);0)+ROUNDDOWN(HOUR([.E28]);0)); IF( AND( HOUR([.C28])&gt;=HOUR(&quot;06:00:00&quot;) ; HOUR([.C28])&lt;HOUR(&quot;14:00:00&quot;)  ); ([.$R$2]+[.$R$4])*(ROUNDDOWN(HOUR([.D28]);0)) + [.$R$2]*ROUNDDOWN(HOUR([.E28]);0); IF( AND( HOUR([.C28])&gt;=HOUR(&quot;14:00:00&quot;) ; HOUR([.C28])&lt;HOUR(&quot;18:00:00&quot;)  ); ([.$R$3]+[.$R$4])*(ROUNDDOWN(HOUR([.D28]);0)) + [.$R$4]*ROUNDDOWN(HOUR([.E28]);0); IF( AND( HOUR([.C28])&gt;=HOUR(&quot;18:00:00&quot;) ; HOUR([.C28])&lt;HOUR(&quot;23:59:59&quot;)  ); ([.$R$4])*2*(ROUNDDOWN(HOUR([.D28]);0)) + [.$R$4]*ROUNDDOWN(HOUR([.E28]);0); &quot;&quot;)))); &quot;&quot;)))); IF(AND(HOUR([.E28])&gt;=HOUR(&quot;08:00:00&quot;)); &quot;DOBLE JORNADA &gt;= 8 HORAS (NO ES HORA EXTRA)&quot;; &quot;&quot;)); IF( OR([.F28]=&quot;sábado&quot;; [.F28]=&quot;sabado&quot;); IF(AND(HOUR([.E28])&lt;HOUR(&quot;08:00:00&quot;)); IF( AND( HOUR([.B28])&gt;=HOUR(&quot;06:00:00&quot;) ; HOUR([.B28])&lt;HOUR(&quot;14:00:00&quot;)  ); IF(AND([.C28]=&quot;&quot;); [.$R$2]*(ROUNDDOWN(HOUR([.D28]);0)+ROUNDDOWN(HOUR([.E28]);0)); IF( AND( HOUR([.C28])&gt;=HOUR(&quot;14:00:00&quot;) ; HOUR([.C28])&lt;HOUR(&quot;23:59:59&quot;)  ); ([.$R$2]+[.$R$5])*(ROUNDDOWN(HOUR([.D28]);0)) + [.$R$5]*ROUNDDOWN(HOUR([.E28]);0); IF( AND( HOUR([.C28])&gt;=HOUR(&quot;00:00:00&quot;) ; HOUR([.C28])&lt;HOUR(&quot;06:00:00&quot;)  ); ([.$R$2]+[.$R$5])*(ROUNDDOWN(HOUR([.D28]);0)) + [.$R$5]*ROUNDDOWN(HOUR([.E28]);0);  &quot;&quot;))); IF( AND( HOUR([.B28])&gt;=HOUR(&quot;14:00:00&quot;) ; HOUR([.B28])&lt;HOUR(&quot;23:59:59&quot;)  ); IF(AND([.C28]=&quot;&quot;); [.$R$5]*(ROUNDDOWN(HOUR([.D28]);0)+ROUNDDOWN(HOUR([.E28]);0)); IF( AND( HOUR([.C28])&gt;=HOUR(&quot;06:00:00&quot;) ; HOUR([.C28])&lt;HOUR(&quot;14:00:00&quot;)  ); ([.$R$2]+[.$R$5])*(ROUNDDOWN(HOUR([.D28]);0)) + [.$R$2]*ROUNDDOWN(HOUR([.E28]);0); IF( AND( HOUR([.C28])&gt;=HOUR(&quot;00:00:00&quot;) ; HOUR([.C28])&lt;HOUR(&quot;06:00:00&quot;)  ); ([.$R$5])*2*(ROUNDDOWN(HOUR([.D28]);0)) + [.$R$5]*ROUNDDOWN(HOUR([.E28]);0); &quot;&quot;))); IF( AND( HOUR([.B28])&gt;=HOUR(&quot;00:00:00&quot;) ; HOUR([.B28])&lt;HOUR(&quot;06:00:00&quot;)  ); IF(AND([.C28]=&quot;&quot;); [.$R$5]*(ROUNDDOWN(HOUR([.D28]);0)+ROUNDDOWN(HOUR([.E28]);0)); IF( AND( HOUR([.C28])&gt;=HOUR(&quot;06:00:00&quot;) ; HOUR([.C28])&lt;HOUR(&quot;14:00:00&quot;)  ); ([.$R$2]+[.$R$5])*(ROUNDDOWN(HOUR([.D28]);0)) + [.$R$2]*ROUNDDOWN(HOUR([.E28]);0); &quot;&quot;)); &quot;&quot;))); IF(AND(HOUR([.E28])&gt;=HOUR(&quot;08:00:00&quot;)); &quot;DOBLE JORNADA &gt;= 8 HORAS (NO ES HORA EXTRA&quot;; &quot;&quot;)); IF(AND(OR([.F28]=&quot;domingo&quot;; AND(OR([.F28]=&quot;lunes&quot;; [.F28]=&quot;viernes&quot;);[.H28]=&quot;Festivo&quot;));[.G28]=&quot;&quot;); IF(AND(HOUR([.E28])&lt;HOUR(&quot;08:00:00&quot;)); IF( AND( HOUR([.B28])&gt;=HOUR(&quot;06:00:00&quot;) ; HOUR([.B28])&lt;HOUR(&quot;23:59:59&quot;)  ); IF(AND([.C28]=&quot;&quot;); [.$R$6]*(ROUNDDOWN(HOUR([.D28]);0)+ROUNDDOWN(HOUR([.E28]);0)); IF( AND( HOUR([.C28])&gt;=HOUR(&quot;00:00:00&quot;) ; HOUR([.C28])&lt;HOUR(&quot;06:00:00&quot;)  ); ([.$R$6])*2*(ROUNDDOWN(HOUR([.D28]);0)) + [.$R$6]*ROUNDDOWN(HOUR([.E28]);0);  &quot;&quot;)); IF( AND( HOUR([.C28])&gt;=HOUR(&quot;00:00:00&quot;) ; HOUR([.C28])&lt;HOUR(&quot;06:00:00&quot;)  ); ([.$R$6])*2*(ROUNDDOWN(HOUR([.D28]);0)) + [.$R$6]*ROUNDDOWN(HOUR([.E28]);0); &quot;&quot;)); IF(AND(HOUR([.E28])&gt;=HOUR(&quot;08:00:00&quot;)); &quot;DOBLE JORNADA &gt;= 8 HORAS (NO ES HORA EXTRA&quot;; &quot;&quot;)); IF( AND(OR([.F28]=&quot;lunes&quot;; [.F28]=&quot;martes&quot;; [.F28]=&quot;miércoles&quot;; [.F28]=&quot;miercoles&quot;; [.F28]=&quot;jueves&quot;; [.F28]=&quot;viernes&quot;;[.F28]=&quot;sabado&quot;;[.F28]=&quot;sábado&quot;;[.F28]=&quot;domingo&quot;; OR([.H28]=&quot;&quot;;[.H28]=&quot;Festivo&quot;));[.G28]=&quot;si&quot;); IF(AND(HOUR([.E28])&lt;HOUR(&quot;08:00:00&quot;)); IF( AND( HOUR([.B28])&gt;=HOUR(&quot;06:00:00&quot;) ; HOUR([.B28])&lt;HOUR(&quot;23:59:59&quot;)  ); IF(AND([.C28]=&quot;&quot;); [.$R$7]*(ROUNDDOWN(HOUR([.D28]);0)+ROUNDDOWN(HOUR([.E28]);0)); IF( AND( HOUR([.C28])&gt;=HOUR(&quot;00:00:00&quot;) ; HOUR([.C28])&lt;HOUR(&quot;06:00:00&quot;)  ); ([.$R$7])*2*(ROUNDDOWN(HOUR([.D28]);0)) + [.$R$7]*ROUNDDOWN(HOUR([.E28]);0);  &quot;&quot;)); IF( AND( HOUR([.B28])&gt;=HOUR(&quot;00:00:00&quot;) ; HOUR([.B28])&lt;HOUR(&quot;06:00:00&quot;)  ); ([.$R$7])*2*(ROUNDDOWN(HOUR([.D28]);0)) + [.$R$7]*ROUNDDOWN(HOUR([.E28]);0); &quot;&quot;)); IF(AND(HOUR([.E28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28" calcext:value-type="date">
            <text:p>28/12/23</text:p>
          </table:table-cell>
          <table:table-cell table:style-name="ce7" table:number-columns-repeated="2"/>
          <table:table-cell table:style-name="ce6" office:value-type="time" office:time-value="PT655H59M59.999999997S" calcext:value-type="time">
            <text:p>08:00:00</text:p>
          </table:table-cell>
          <table:table-cell table:style-name="ce7"/>
          <table:table-cell table:style-name="ce10" office:value-type="string" calcext:value-type="string">
            <text:p>jueves</text:p>
          </table:table-cell>
          <table:table-cell table:style-name="ce10" table:number-columns-repeated="2"/>
          <table:table-cell table:style-name="ce6" office:value-type="time" office:time-value="PT648H29M59.999999997S" calcext:value-type="time">
            <text:p>00:30:00</text:p>
          </table:table-cell>
          <table:table-cell table:style-name="ce6" table:formula="of:=IF(AND([.B29]=&quot;&quot;);&quot;DESCANSO&quot;; IF(AND([.B29]&lt;&gt;&quot;&quot;); IF(AND([.C29]=&quot;&quot;); [.B29]+[.D29]+[.E29]+[.I29]; IF(AND([.C29]&lt;&gt;&quot;&quot;); [.B29]+2*[.D29]+[.E29]+[.I29] ))))" office:value-type="string" office:string-value="DESCANSO" calcext:value-type="string">
            <text:p>DESCANSO</text:p>
          </table:table-cell>
          <table:table-cell table:style-name="ce6" table:formula="of:=IF(AND([.B29]=&quot;&quot;); &quot;DESCANSO&quot;; IF(AND([.B29]&lt;&gt;&quot;&quot;);    IF(AND(OR([.F29]=&quot;lunes&quot;; [.F29]=&quot;martes&quot;; [.F29]=&quot;miércoles&quot;; [.F29]=&quot;miercoles&quot;; [.F29]=&quot;jueves&quot;; [.F29]=&quot;viernes&quot;);AND([.G29]=&quot;&quot;; [.H29]=&quot;&quot;)); IF(AND(HOUR([.E29])&lt;HOUR(&quot;08:00:00&quot;));  IF( AND( HOUR([.B29])&gt;=HOUR(&quot;06:00:00&quot;) ; HOUR([.B29])&lt;HOUR(&quot;14:00:00&quot;)  ); IF(AND([.C29]=&quot;&quot;); &quot;DIURNO&quot;;  IF( AND( HOUR([.C29])&gt;=HOUR(&quot;14:00:00&quot;) ; HOUR([.C29])&lt;HOUR(&quot;18:00:00&quot;)  ); &quot;DOBLE DIURNO/TARDE&quot;;  IF( AND( HOUR([.C29])&gt;=HOUR(&quot;18:00:00&quot;) ; HOUR([.C29])&lt;HOUR(&quot;23:59:59&quot;)  ); &quot;DOBLE DIURNO/NOCHE&quot;;  IF( AND( HOUR([.C29])&gt;=HOUR(&quot;00:00:00&quot;) ; HOUR([.C29])&lt;HOUR(&quot;06:00:00&quot;)  ); &quot;DOBLE DIURNO/NOCHE&quot;; &quot;&quot;))));  IF( AND( HOUR([.B29])&gt;=HOUR(&quot;14:00:00&quot;) ; HOUR([.B29])&lt;HOUR(&quot;18:00:00&quot;)  ); IF(AND([.C29]=&quot;&quot;); &quot;TARDE&quot;;  IF( AND( HOUR([.C29])&gt;=HOUR(&quot;06:00:00&quot;) ; HOUR([.C29])&lt;HOUR(&quot;14:00:00&quot;)  ); &quot;DOBLE TARDE/DIURNO&quot;;  IF( AND( HOUR([.C29])&gt;=HOUR(&quot;18:00:00&quot;) ; HOUR([.C29])&lt;HOUR(&quot;23:59:59&quot;)  ); &quot;DOBLE TARDE/NOCHE&quot;;  IF( AND( HOUR([.C29])&gt;=HOUR(&quot;00:00:00&quot;) ; HOUR([.C29])&lt;HOUR(&quot;06:00:00&quot;)  ); &quot;DOBLE NOCHE&quot;; &quot;&quot;))));  IF( AND( HOUR([.B29])&gt;=HOUR(&quot;18:00:00&quot;) ; HOUR([.B29])&lt;HOUR(&quot;23:59:59&quot;)  ); IF(AND([.C29]=&quot;&quot;);  &quot;NOCHE&quot;;  IF( AND( HOUR([.C29])&gt;=HOUR(&quot;06:00:00&quot;) ; HOUR([.C29])&lt;HOUR(&quot;14:00:00&quot;)  ); &quot;DOBLE NOCHE/DIURNO&quot;;  IF( AND( HOUR([.C29])&gt;=HOUR(&quot;14:00:00&quot;) ; HOUR([.C29])&lt;HOUR(&quot;17:00:00&quot;)  ); &quot;DOBLE NOCHE/TARDE&quot;;  &quot;&quot;))); IF(AND(HOUR([.B29])&gt;=HOUR(&quot;00:00:00&quot;) ; HOUR([.B29])&lt;HOUR(&quot;06:00:00&quot;)  ); IF(AND([.C29]=&quot;&quot;);  &quot;NOCHE&quot;;  IF( AND( HOUR([.C29])&gt;=HOUR(&quot;06:00:00&quot;) ; HOUR([.C29])&lt;HOUR(&quot;14:00:00&quot;)  ); &quot;DOBLE NOCHE/DIRNO&quot;;  IF( AND( HOUR([.C29])&gt;=HOUR(&quot;14:00:00&quot;) ; HOUR([.C29])&lt;HOUR(&quot;18:00:00&quot;)  ); &quot;DOBLE NOCHE/TARDE&quot;;  IF( AND( HOUR([.C29])&gt;=HOUR(&quot;18:00:00&quot;) ; HOUR([.C29])&lt;HOUR(&quot;23:59:59&quot;)  ); &quot;DOBLE NOCHE&quot;; &quot;&quot;)))); &quot;&quot;)))); IF(AND(HOUR([.E29])&gt;=HOUR(&quot;08:00:00&quot;)); &quot;DOBLE JORNADA &gt;= 8 HORAS (NO ES HORA EXTRA)&quot;; &quot;&quot;)); IF( OR([.F29]=&quot;sábado&quot;; [.F29]=&quot;sabado&quot;); IF(AND(HOUR([.E29])&lt;HOUR(&quot;08:00:00&quot;)); IF( AND( HOUR([.B29])&gt;=HOUR(&quot;06:00:00&quot;) ; HOUR([.B29])&lt;HOUR(&quot;14:00:00&quot;)  ); IF(AND([.C29]=&quot;&quot;); &quot;DIURNO&quot;;  IF( AND( HOUR([.C29])&gt;=HOUR(&quot;14:00:00&quot;) ; HOUR([.C29])&lt;HOUR(&quot;23:59:59&quot;)  ); &quot;DOBLE DIURNO/SOCIAL&quot;;  IF( AND( HOUR([.C29])&gt;=HOUR(&quot;00:00:00&quot;) ; HOUR([.C29])&lt;HOUR(&quot;06:00:00&quot;)  ); &quot;DOBLE DIURNO/SOCIAL&quot;;  &quot;&quot;)));  IF( AND( HOUR([.B29])&gt;=HOUR(&quot;14:00:00&quot;) ; HOUR([.B29])&lt;HOUR(&quot;23:59:59&quot;)  );  IF(AND([.C29]=&quot;&quot;); &quot;SOCIAL&quot;; IF( AND( HOUR([.C29])&gt;=HOUR(&quot;06:00:00&quot;) ; HOUR([.C29])&lt;HOUR(&quot;14:00:00&quot;)  ); &quot;DOBLE SOCIAL/DIRUNO&quot;;  IF( AND( HOUR([.C29])&gt;=HOUR(&quot;00:00:00&quot;) ; HOUR([.C29])&lt;HOUR(&quot;06:00:00&quot;)  ); &quot;DOBLE SOCIAL&quot;; &quot;&quot;)));  IF( AND( HOUR([.B29])&gt;=HOUR(&quot;00:00:00&quot;) ; HOUR([.B29])&lt;HOUR(&quot;06:00:00&quot;)  ); IF(AND([.C29]=&quot;&quot;); &quot;SOCIAL&quot;;  IF( AND( HOUR([.C29])&gt;=HOUR(&quot;06:00:00&quot;) ; HOUR([.C29])&lt;HOUR(&quot;14:00:00&quot;)  ); &quot;DOBLE SOCIAL/DIURNO&quot;; &quot;&quot;)); &quot;&quot;)));  IF(AND(HOUR([.E29])&gt;=HOUR(&quot;08:00:00&quot;)); &quot;DOBLE JORNADA &gt;= 8 HORAS (NO ES HORA EXTRA&quot;; &quot;&quot;)); IF(AND(OR([.F29]=&quot;domingo&quot;; AND(OR([.F29]=&quot;lunes&quot;; [.F29]=&quot;viernes&quot;);[.H29]=&quot;Festivo&quot;));[.G29]=&quot;&quot;); IF(AND(HOUR([.E29])&lt;HOUR(&quot;08:00:00&quot;)); IF( AND( HOUR([.B29])&gt;=HOUR(&quot;06:00:00&quot;) ; HOUR([.B29])&lt;HOUR(&quot;23:59:59&quot;)  ); IF(AND([.C29]=&quot;&quot;); &quot;DOMINICAL/FESTIVO&quot;; IF( AND( HOUR([.C29])&gt;=HOUR(&quot;00:00:00&quot;) ; HOUR([.C29])&lt;HOUR(&quot;06:00:00&quot;)  ); &quot;DOBLE DOMINICAL/FESTIVO&quot;;  &quot;&quot;)); IF( AND( HOUR([.B29])&gt;=HOUR(&quot;00:00:00&quot;) ; HOUR([.B29])&lt;HOUR(&quot;06:00:00&quot;)  ); &quot;DOBLE DOMINICAL/FESTIVO&quot;; &quot;&quot;)); IF(AND(HOUR([.E29])&gt;=HOUR(&quot;08:00:00&quot;)); &quot;DOBLE JORNADA &gt;= 8 HORAS (NO ES HORA EXTRA&quot;; &quot;&quot;)); IF( AND(OR([.F29]=&quot;lunes&quot;; [.F29]=&quot;martes&quot;; [.F29]=&quot;miércoles&quot;; [.F29]=&quot;miercoles&quot;; [.F29]=&quot;jueves&quot;; [.F29]=&quot;viernes&quot;;[.F29]=&quot;sabado&quot;;[.F29]=&quot;sábado&quot;;[.F29]=&quot;domingo&quot;; OR([.H29]=&quot;&quot;;[.H29]=&quot;Festivo&quot;));[.G29]=&quot;si&quot;); IF(AND(HOUR([.E29])&lt;HOUR(&quot;08:00:00&quot;)); IF( AND( HOUR([.B29])&gt;=HOUR(&quot;06:00:00&quot;) ; HOUR([.B29])&lt;HOUR(&quot;23:59:59&quot;)  ); IF(AND([.C29]=&quot;&quot;); &quot;ESPECIAL&quot;; IF( AND( HOUR([.C29])&gt;=HOUR(&quot;00:00:00&quot;) ; HOUR([.C29])&lt;HOUR(&quot;06:00:00&quot;)  ); &quot;DOBLE ESPECIAL&quot;;  &quot;&quot;)); IF( AND( HOUR([.B29])&gt;=HOUR(&quot;00:00:00&quot;) ; HOUR([.B29])&lt;HOUR(&quot;06:00:00&quot;)  ); &quot;DOBLE ESPECIAL&quot;; &quot;&quot;)); IF(AND(HOUR([.E29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style-name="ce7"/>
          <table:table-cell table:style-name="ce7" table:formula="of:=IF(AND([.B29]=&quot;&quot;); &quot;DESCANSO&quot;; IF( AND([.B29]&lt;&gt;&quot;&quot;); IF(AND(OR([.F29]=&quot;lunes&quot;; [.F29]=&quot;martes&quot;; [.F29]=&quot;miércoles&quot;; [.F29]=&quot;miercoles&quot;; [.F29]=&quot;jueves&quot;; [.F29]=&quot;viernes&quot;);AND([.G29]=&quot;&quot;; [.H29]=&quot;&quot;)); IF(AND(HOUR([.E29])&lt;HOUR(&quot;08:00:00&quot;)); IF( AND( HOUR([.B29])&gt;=HOUR(&quot;06:00:00&quot;) ; HOUR([.B29])&lt;HOUR(&quot;14:00:00&quot;)  ); IF(AND([.C29]=&quot;&quot;); ([.$R$2])*(ROUNDDOWN(HOUR([.D29]);0)+ROUNDDOWN(HOUR([.E29]);0)); IF( AND( HOUR([.C29])&gt;=HOUR(&quot;14:00:00&quot;) ; HOUR([.C29])&lt;HOUR(&quot;18:00:00&quot;)  ); ([.$R$2]+[.$R$3])*(ROUNDDOWN(HOUR([.D29]);0)) + ([.$R$3])*ROUNDDOWN(HOUR([.E29]);0); IF( AND( HOUR([.C29])&gt;=HOUR(&quot;18:00:00&quot;) ; HOUR([.C29])&lt;HOUR(&quot;23:59:59&quot;)  ); ([.$R$2]+[.$R$4])*(ROUNDDOWN(HOUR([.D29]);0)) + ([.$R$4])*ROUNDDOWN(HOUR([.E29]);0); IF( AND( HOUR([.C29])&gt;=HOUR(&quot;00:00:00&quot;) ; HOUR([.C29])&lt;HOUR(&quot;06:00:00&quot;)  ); ([.$R$2]+[.$R$4])*(ROUNDDOWN(HOUR([.D29]);0)) + ([.$R$4])*ROUNDDOWN(HOUR([.E29]);0); &quot;&quot;)))); IF( AND( HOUR([.B29])&gt;=HOUR(&quot;14:00:00&quot;) ; HOUR([.B29])&lt;HOUR(&quot;18:00:00&quot;)  ); IF(AND([.C29]=&quot;&quot;); [.$R$3]*(ROUNDDOWN(HOUR([.D29]);0)+ROUNDDOWN(HOUR([.E29]);0)); IF( AND( HOUR([.C29])&gt;=HOUR(&quot;06:00:00&quot;) ; HOUR([.C29])&lt;HOUR(&quot;14:00:00&quot;)  ); ([.$R$2]+[.$R$3])*(ROUNDDOWN(HOUR([.D29]);0)) + [.$R$2]*ROUNDDOWN(HOUR([.E29]);0); IF( AND( HOUR([.C29])&gt;=HOUR(&quot;18:00:00&quot;) ; HOUR([.C29])&lt;HOUR(&quot;23:59:59&quot;)  ); ([.$R$3]+[.$R$4])*(ROUNDDOWN(HOUR([.D29]);0)) + [.$R$4]*ROUNDDOWN(HOUR([.E29]);0); IF( AND( HOUR([.C29])&gt;=HOUR(&quot;00:00:00&quot;) ; HOUR([.C29])&lt;HOUR(&quot;06:00:00&quot;)  ); ([.$R$3]+[.$R$4])*(ROUNDDOWN(HOUR([.D29]);0)) + [.$R$4]*ROUNDDOWN(HOUR([.E29]);0); &quot;&quot;)))); IF( AND( HOUR([.B29])&gt;=HOUR(&quot;18:00:00&quot;) ; HOUR([.B29])&lt;HOUR(&quot;23:59:59&quot;)  ); IF(AND([.C29]=&quot;&quot;); [.$R$4]*(ROUNDDOWN(HOUR([.D29]);0)+ROUNDDOWN(HOUR([.E29]);0)); IF( AND( HOUR([.C29])&gt;=HOUR(&quot;06:00:00&quot;) ; HOUR([.C29])&lt;HOUR(&quot;14:00:00&quot;)  ); ([.$R$2]+[.$R$4])*(ROUNDDOWN(HOUR([.D29]);0)) + [.$R$2]*ROUNDDOWN(HOUR([.E29]);0); IF( AND( HOUR([.C29])&gt;=HOUR(&quot;14:00:00&quot;) ; HOUR([.C29])&lt;HOUR(&quot;17:00:00&quot;)  ); ([.$R$3]+[.$R$4])*(ROUNDDOWN(HOUR([.D29]);0)) + [.$R$4]*ROUNDDOWN(HOUR([.E29]);0);  &quot;&quot;))); IF(AND(HOUR([.B29])&gt;=HOUR(&quot;00:00:00&quot;) ; HOUR([.B29])&lt;HOUR(&quot;06:00:00&quot;)  ); IF(AND([.C29]=&quot;&quot;); [.$R$4]*(ROUNDDOWN(HOUR([.D29]);0)+ROUNDDOWN(HOUR([.E29]);0)); IF( AND( HOUR([.C29])&gt;=HOUR(&quot;06:00:00&quot;) ; HOUR([.C29])&lt;HOUR(&quot;14:00:00&quot;)  ); ([.$R$2]+[.$R$4])*(ROUNDDOWN(HOUR([.D29]);0)) + [.$R$2]*ROUNDDOWN(HOUR([.E29]);0); IF( AND( HOUR([.C29])&gt;=HOUR(&quot;14:00:00&quot;) ; HOUR([.C29])&lt;HOUR(&quot;18:00:00&quot;)  ); ([.$R$3]+[.$R$4])*(ROUNDDOWN(HOUR([.D29]);0)) + [.$R$4]*ROUNDDOWN(HOUR([.E29]);0); IF( AND( HOUR([.C29])&gt;=HOUR(&quot;18:00:00&quot;) ; HOUR([.C29])&lt;HOUR(&quot;23:59:59&quot;)  ); ([.$R$4])*2*(ROUNDDOWN(HOUR([.D29]);0)) + [.$R$4]*ROUNDDOWN(HOUR([.E29]);0); &quot;&quot;)))); &quot;&quot;)))); IF(AND(HOUR([.E29])&gt;=HOUR(&quot;08:00:00&quot;)); &quot;DOBLE JORNADA &gt;= 8 HORAS (NO ES HORA EXTRA)&quot;; &quot;&quot;)); IF( OR([.F29]=&quot;sábado&quot;; [.F29]=&quot;sabado&quot;); IF(AND(HOUR([.E29])&lt;HOUR(&quot;08:00:00&quot;)); IF( AND( HOUR([.B29])&gt;=HOUR(&quot;06:00:00&quot;) ; HOUR([.B29])&lt;HOUR(&quot;14:00:00&quot;)  ); IF(AND([.C29]=&quot;&quot;); [.$R$2]*(ROUNDDOWN(HOUR([.D29]);0)+ROUNDDOWN(HOUR([.E29]);0)); IF( AND( HOUR([.C29])&gt;=HOUR(&quot;14:00:00&quot;) ; HOUR([.C29])&lt;HOUR(&quot;23:59:59&quot;)  ); ([.$R$2]+[.$R$5])*(ROUNDDOWN(HOUR([.D29]);0)) + [.$R$5]*ROUNDDOWN(HOUR([.E29]);0); IF( AND( HOUR([.C29])&gt;=HOUR(&quot;00:00:00&quot;) ; HOUR([.C29])&lt;HOUR(&quot;06:00:00&quot;)  ); ([.$R$2]+[.$R$5])*(ROUNDDOWN(HOUR([.D29]);0)) + [.$R$5]*ROUNDDOWN(HOUR([.E29]);0);  &quot;&quot;))); IF( AND( HOUR([.B29])&gt;=HOUR(&quot;14:00:00&quot;) ; HOUR([.B29])&lt;HOUR(&quot;23:59:59&quot;)  ); IF(AND([.C29]=&quot;&quot;); [.$R$5]*(ROUNDDOWN(HOUR([.D29]);0)+ROUNDDOWN(HOUR([.E29]);0)); IF( AND( HOUR([.C29])&gt;=HOUR(&quot;06:00:00&quot;) ; HOUR([.C29])&lt;HOUR(&quot;14:00:00&quot;)  ); ([.$R$2]+[.$R$5])*(ROUNDDOWN(HOUR([.D29]);0)) + [.$R$2]*ROUNDDOWN(HOUR([.E29]);0); IF( AND( HOUR([.C29])&gt;=HOUR(&quot;00:00:00&quot;) ; HOUR([.C29])&lt;HOUR(&quot;06:00:00&quot;)  ); ([.$R$5])*2*(ROUNDDOWN(HOUR([.D29]);0)) + [.$R$5]*ROUNDDOWN(HOUR([.E29]);0); &quot;&quot;))); IF( AND( HOUR([.B29])&gt;=HOUR(&quot;00:00:00&quot;) ; HOUR([.B29])&lt;HOUR(&quot;06:00:00&quot;)  ); IF(AND([.C29]=&quot;&quot;); [.$R$5]*(ROUNDDOWN(HOUR([.D29]);0)+ROUNDDOWN(HOUR([.E29]);0)); IF( AND( HOUR([.C29])&gt;=HOUR(&quot;06:00:00&quot;) ; HOUR([.C29])&lt;HOUR(&quot;14:00:00&quot;)  ); ([.$R$2]+[.$R$5])*(ROUNDDOWN(HOUR([.D29]);0)) + [.$R$2]*ROUNDDOWN(HOUR([.E29]);0); &quot;&quot;)); &quot;&quot;))); IF(AND(HOUR([.E29])&gt;=HOUR(&quot;08:00:00&quot;)); &quot;DOBLE JORNADA &gt;= 8 HORAS (NO ES HORA EXTRA&quot;; &quot;&quot;)); IF(AND(OR([.F29]=&quot;domingo&quot;; AND(OR([.F29]=&quot;lunes&quot;; [.F29]=&quot;viernes&quot;);[.H29]=&quot;Festivo&quot;));[.G29]=&quot;&quot;); IF(AND(HOUR([.E29])&lt;HOUR(&quot;08:00:00&quot;)); IF( AND( HOUR([.B29])&gt;=HOUR(&quot;06:00:00&quot;) ; HOUR([.B29])&lt;HOUR(&quot;23:59:59&quot;)  ); IF(AND([.C29]=&quot;&quot;); [.$R$6]*(ROUNDDOWN(HOUR([.D29]);0)+ROUNDDOWN(HOUR([.E29]);0)); IF( AND( HOUR([.C29])&gt;=HOUR(&quot;00:00:00&quot;) ; HOUR([.C29])&lt;HOUR(&quot;06:00:00&quot;)  ); ([.$R$6])*2*(ROUNDDOWN(HOUR([.D29]);0)) + [.$R$6]*ROUNDDOWN(HOUR([.E29]);0);  &quot;&quot;)); IF( AND( HOUR([.C29])&gt;=HOUR(&quot;00:00:00&quot;) ; HOUR([.C29])&lt;HOUR(&quot;06:00:00&quot;)  ); ([.$R$6])*2*(ROUNDDOWN(HOUR([.D29]);0)) + [.$R$6]*ROUNDDOWN(HOUR([.E29]);0); &quot;&quot;)); IF(AND(HOUR([.E29])&gt;=HOUR(&quot;08:00:00&quot;)); &quot;DOBLE JORNADA &gt;= 8 HORAS (NO ES HORA EXTRA&quot;; &quot;&quot;)); IF( AND(OR([.F29]=&quot;lunes&quot;; [.F29]=&quot;martes&quot;; [.F29]=&quot;miércoles&quot;; [.F29]=&quot;miercoles&quot;; [.F29]=&quot;jueves&quot;; [.F29]=&quot;viernes&quot;;[.F29]=&quot;sabado&quot;;[.F29]=&quot;sábado&quot;;[.F29]=&quot;domingo&quot;; OR([.H29]=&quot;&quot;;[.H29]=&quot;Festivo&quot;));[.G29]=&quot;si&quot;); IF(AND(HOUR([.E29])&lt;HOUR(&quot;08:00:00&quot;)); IF( AND( HOUR([.B29])&gt;=HOUR(&quot;06:00:00&quot;) ; HOUR([.B29])&lt;HOUR(&quot;23:59:59&quot;)  ); IF(AND([.C29]=&quot;&quot;); [.$R$7]*(ROUNDDOWN(HOUR([.D29]);0)+ROUNDDOWN(HOUR([.E29]);0)); IF( AND( HOUR([.C29])&gt;=HOUR(&quot;00:00:00&quot;) ; HOUR([.C29])&lt;HOUR(&quot;06:00:00&quot;)  ); ([.$R$7])*2*(ROUNDDOWN(HOUR([.D29]);0)) + [.$R$7]*ROUNDDOWN(HOUR([.E29]);0);  &quot;&quot;)); IF( AND( HOUR([.B29])&gt;=HOUR(&quot;00:00:00&quot;) ; HOUR([.B29])&lt;HOUR(&quot;06:00:00&quot;)  ); ([.$R$7])*2*(ROUNDDOWN(HOUR([.D29]);0)) + [.$R$7]*ROUNDDOWN(HOUR([.E29]);0); &quot;&quot;)); IF(AND(HOUR([.E29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29" calcext:value-type="date">
            <text:p>29/12/23</text:p>
          </table:table-cell>
          <table:table-cell table:style-name="ce7" table:number-columns-repeated="2"/>
          <table:table-cell table:style-name="ce6" office:value-type="time" office:time-value="PT679H59M59.999999997S" calcext:value-type="time">
            <text:p>08:00:00</text:p>
          </table:table-cell>
          <table:table-cell table:style-name="ce7"/>
          <table:table-cell table:style-name="ce10" office:value-type="string" calcext:value-type="string">
            <text:p>viernes</text:p>
          </table:table-cell>
          <table:table-cell table:style-name="ce10" table:number-columns-repeated="2"/>
          <table:table-cell table:style-name="ce6" office:value-type="time" office:time-value="PT672H29M59.999999997S" calcext:value-type="time">
            <text:p>00:30:00</text:p>
          </table:table-cell>
          <table:table-cell table:style-name="ce6" table:formula="of:=IF(AND([.B30]=&quot;&quot;);&quot;DESCANSO&quot;; IF(AND([.B30]&lt;&gt;&quot;&quot;); IF(AND([.C30]=&quot;&quot;); [.B30]+[.D30]+[.E30]+[.I30]; IF(AND([.C30]&lt;&gt;&quot;&quot;); [.B30]+2*[.D30]+[.E30]+[.I30] ))))" office:value-type="string" office:string-value="DESCANSO" calcext:value-type="string">
            <text:p>DESCANSO</text:p>
          </table:table-cell>
          <table:table-cell table:style-name="ce6" table:formula="of:=IF(AND([.B30]=&quot;&quot;); &quot;DESCANSO&quot;; IF(AND([.B30]&lt;&gt;&quot;&quot;);    IF(AND(OR([.F30]=&quot;lunes&quot;; [.F30]=&quot;martes&quot;; [.F30]=&quot;miércoles&quot;; [.F30]=&quot;miercoles&quot;; [.F30]=&quot;jueves&quot;; [.F30]=&quot;viernes&quot;);AND([.G30]=&quot;&quot;; [.H30]=&quot;&quot;)); IF(AND(HOUR([.E30])&lt;HOUR(&quot;08:00:00&quot;));  IF( AND( HOUR([.B30])&gt;=HOUR(&quot;06:00:00&quot;) ; HOUR([.B30])&lt;HOUR(&quot;14:00:00&quot;)  ); IF(AND([.C30]=&quot;&quot;); &quot;DIURNO&quot;;  IF( AND( HOUR([.C30])&gt;=HOUR(&quot;14:00:00&quot;) ; HOUR([.C30])&lt;HOUR(&quot;18:00:00&quot;)  ); &quot;DOBLE DIURNO/TARDE&quot;;  IF( AND( HOUR([.C30])&gt;=HOUR(&quot;18:00:00&quot;) ; HOUR([.C30])&lt;HOUR(&quot;23:59:59&quot;)  ); &quot;DOBLE DIURNO/NOCHE&quot;;  IF( AND( HOUR([.C30])&gt;=HOUR(&quot;00:00:00&quot;) ; HOUR([.C30])&lt;HOUR(&quot;06:00:00&quot;)  ); &quot;DOBLE DIURNO/NOCHE&quot;; &quot;&quot;))));  IF( AND( HOUR([.B30])&gt;=HOUR(&quot;14:00:00&quot;) ; HOUR([.B30])&lt;HOUR(&quot;18:00:00&quot;)  ); IF(AND([.C30]=&quot;&quot;); &quot;TARDE&quot;;  IF( AND( HOUR([.C30])&gt;=HOUR(&quot;06:00:00&quot;) ; HOUR([.C30])&lt;HOUR(&quot;14:00:00&quot;)  ); &quot;DOBLE TARDE/DIURNO&quot;;  IF( AND( HOUR([.C30])&gt;=HOUR(&quot;18:00:00&quot;) ; HOUR([.C30])&lt;HOUR(&quot;23:59:59&quot;)  ); &quot;DOBLE TARDE/NOCHE&quot;;  IF( AND( HOUR([.C30])&gt;=HOUR(&quot;00:00:00&quot;) ; HOUR([.C30])&lt;HOUR(&quot;06:00:00&quot;)  ); &quot;DOBLE NOCHE&quot;; &quot;&quot;))));  IF( AND( HOUR([.B30])&gt;=HOUR(&quot;18:00:00&quot;) ; HOUR([.B30])&lt;HOUR(&quot;23:59:59&quot;)  ); IF(AND([.C30]=&quot;&quot;);  &quot;NOCHE&quot;;  IF( AND( HOUR([.C30])&gt;=HOUR(&quot;06:00:00&quot;) ; HOUR([.C30])&lt;HOUR(&quot;14:00:00&quot;)  ); &quot;DOBLE NOCHE/DIURNO&quot;;  IF( AND( HOUR([.C30])&gt;=HOUR(&quot;14:00:00&quot;) ; HOUR([.C30])&lt;HOUR(&quot;17:00:00&quot;)  ); &quot;DOBLE NOCHE/TARDE&quot;;  &quot;&quot;))); IF(AND(HOUR([.B30])&gt;=HOUR(&quot;00:00:00&quot;) ; HOUR([.B30])&lt;HOUR(&quot;06:00:00&quot;)  ); IF(AND([.C30]=&quot;&quot;);  &quot;NOCHE&quot;;  IF( AND( HOUR([.C30])&gt;=HOUR(&quot;06:00:00&quot;) ; HOUR([.C30])&lt;HOUR(&quot;14:00:00&quot;)  ); &quot;DOBLE NOCHE/DIRNO&quot;;  IF( AND( HOUR([.C30])&gt;=HOUR(&quot;14:00:00&quot;) ; HOUR([.C30])&lt;HOUR(&quot;18:00:00&quot;)  ); &quot;DOBLE NOCHE/TARDE&quot;;  IF( AND( HOUR([.C30])&gt;=HOUR(&quot;18:00:00&quot;) ; HOUR([.C30])&lt;HOUR(&quot;23:59:59&quot;)  ); &quot;DOBLE NOCHE&quot;; &quot;&quot;)))); &quot;&quot;)))); IF(AND(HOUR([.E30])&gt;=HOUR(&quot;08:00:00&quot;)); &quot;DOBLE JORNADA &gt;= 8 HORAS (NO ES HORA EXTRA)&quot;; &quot;&quot;)); IF( OR([.F30]=&quot;sábado&quot;; [.F30]=&quot;sabado&quot;); IF(AND(HOUR([.E30])&lt;HOUR(&quot;08:00:00&quot;)); IF( AND( HOUR([.B30])&gt;=HOUR(&quot;06:00:00&quot;) ; HOUR([.B30])&lt;HOUR(&quot;14:00:00&quot;)  ); IF(AND([.C30]=&quot;&quot;); &quot;DIURNO&quot;;  IF( AND( HOUR([.C30])&gt;=HOUR(&quot;14:00:00&quot;) ; HOUR([.C30])&lt;HOUR(&quot;23:59:59&quot;)  ); &quot;DOBLE DIURNO/SOCIAL&quot;;  IF( AND( HOUR([.C30])&gt;=HOUR(&quot;00:00:00&quot;) ; HOUR([.C30])&lt;HOUR(&quot;06:00:00&quot;)  ); &quot;DOBLE DIURNO/SOCIAL&quot;;  &quot;&quot;)));  IF( AND( HOUR([.B30])&gt;=HOUR(&quot;14:00:00&quot;) ; HOUR([.B30])&lt;HOUR(&quot;23:59:59&quot;)  );  IF(AND([.C30]=&quot;&quot;); &quot;SOCIAL&quot;; IF( AND( HOUR([.C30])&gt;=HOUR(&quot;06:00:00&quot;) ; HOUR([.C30])&lt;HOUR(&quot;14:00:00&quot;)  ); &quot;DOBLE SOCIAL/DIRUNO&quot;;  IF( AND( HOUR([.C30])&gt;=HOUR(&quot;00:00:00&quot;) ; HOUR([.C30])&lt;HOUR(&quot;06:00:00&quot;)  ); &quot;DOBLE SOCIAL&quot;; &quot;&quot;)));  IF( AND( HOUR([.B30])&gt;=HOUR(&quot;00:00:00&quot;) ; HOUR([.B30])&lt;HOUR(&quot;06:00:00&quot;)  ); IF(AND([.C30]=&quot;&quot;); &quot;SOCIAL&quot;;  IF( AND( HOUR([.C30])&gt;=HOUR(&quot;06:00:00&quot;) ; HOUR([.C30])&lt;HOUR(&quot;14:00:00&quot;)  ); &quot;DOBLE SOCIAL/DIURNO&quot;; &quot;&quot;)); &quot;&quot;)));  IF(AND(HOUR([.E30])&gt;=HOUR(&quot;08:00:00&quot;)); &quot;DOBLE JORNADA &gt;= 8 HORAS (NO ES HORA EXTRA&quot;; &quot;&quot;)); IF(AND(OR([.F30]=&quot;domingo&quot;; AND(OR([.F30]=&quot;lunes&quot;; [.F30]=&quot;viernes&quot;);[.H30]=&quot;Festivo&quot;));[.G30]=&quot;&quot;); IF(AND(HOUR([.E30])&lt;HOUR(&quot;08:00:00&quot;)); IF( AND( HOUR([.B30])&gt;=HOUR(&quot;06:00:00&quot;) ; HOUR([.B30])&lt;HOUR(&quot;23:59:59&quot;)  ); IF(AND([.C30]=&quot;&quot;); &quot;DOMINICAL/FESTIVO&quot;; IF( AND( HOUR([.C30])&gt;=HOUR(&quot;00:00:00&quot;) ; HOUR([.C30])&lt;HOUR(&quot;06:00:00&quot;)  ); &quot;DOBLE DOMINICAL/FESTIVO&quot;;  &quot;&quot;)); IF( AND( HOUR([.B30])&gt;=HOUR(&quot;00:00:00&quot;) ; HOUR([.B30])&lt;HOUR(&quot;06:00:00&quot;)  ); &quot;DOBLE DOMINICAL/FESTIVO&quot;; &quot;&quot;)); IF(AND(HOUR([.E30])&gt;=HOUR(&quot;08:00:00&quot;)); &quot;DOBLE JORNADA &gt;= 8 HORAS (NO ES HORA EXTRA&quot;; &quot;&quot;)); IF( AND(OR([.F30]=&quot;lunes&quot;; [.F30]=&quot;martes&quot;; [.F30]=&quot;miércoles&quot;; [.F30]=&quot;miercoles&quot;; [.F30]=&quot;jueves&quot;; [.F30]=&quot;viernes&quot;;[.F30]=&quot;sabado&quot;;[.F30]=&quot;sábado&quot;;[.F30]=&quot;domingo&quot;; OR([.H30]=&quot;&quot;;[.H30]=&quot;Festivo&quot;));[.G30]=&quot;si&quot;); IF(AND(HOUR([.E30])&lt;HOUR(&quot;08:00:00&quot;)); IF( AND( HOUR([.B30])&gt;=HOUR(&quot;06:00:00&quot;) ; HOUR([.B30])&lt;HOUR(&quot;23:59:59&quot;)  ); IF(AND([.C30]=&quot;&quot;); &quot;ESPECIAL&quot;; IF( AND( HOUR([.C30])&gt;=HOUR(&quot;00:00:00&quot;) ; HOUR([.C30])&lt;HOUR(&quot;06:00:00&quot;)  ); &quot;DOBLE ESPECIAL&quot;;  &quot;&quot;)); IF( AND( HOUR([.B30])&gt;=HOUR(&quot;00:00:00&quot;) ; HOUR([.B30])&lt;HOUR(&quot;06:00:00&quot;)  ); &quot;DOBLE ESPECIAL&quot;; &quot;&quot;)); IF(AND(HOUR([.E30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style-name="ce7"/>
          <table:table-cell table:style-name="ce7" table:formula="of:=IF(AND([.B30]=&quot;&quot;); &quot;DESCANSO&quot;; IF( AND([.B30]&lt;&gt;&quot;&quot;); IF(AND(OR([.F30]=&quot;lunes&quot;; [.F30]=&quot;martes&quot;; [.F30]=&quot;miércoles&quot;; [.F30]=&quot;miercoles&quot;; [.F30]=&quot;jueves&quot;; [.F30]=&quot;viernes&quot;);AND([.G30]=&quot;&quot;; [.H30]=&quot;&quot;)); IF(AND(HOUR([.E30])&lt;HOUR(&quot;08:00:00&quot;)); IF( AND( HOUR([.B30])&gt;=HOUR(&quot;06:00:00&quot;) ; HOUR([.B30])&lt;HOUR(&quot;14:00:00&quot;)  ); IF(AND([.C30]=&quot;&quot;); ([.$R$2])*(ROUNDDOWN(HOUR([.D30]);0)+ROUNDDOWN(HOUR([.E30]);0)); IF( AND( HOUR([.C30])&gt;=HOUR(&quot;14:00:00&quot;) ; HOUR([.C30])&lt;HOUR(&quot;18:00:00&quot;)  ); ([.$R$2]+[.$R$3])*(ROUNDDOWN(HOUR([.D30]);0)) + ([.$R$3])*ROUNDDOWN(HOUR([.E30]);0); IF( AND( HOUR([.C30])&gt;=HOUR(&quot;18:00:00&quot;) ; HOUR([.C30])&lt;HOUR(&quot;23:59:59&quot;)  ); ([.$R$2]+[.$R$4])*(ROUNDDOWN(HOUR([.D30]);0)) + ([.$R$4])*ROUNDDOWN(HOUR([.E30]);0); IF( AND( HOUR([.C30])&gt;=HOUR(&quot;00:00:00&quot;) ; HOUR([.C30])&lt;HOUR(&quot;06:00:00&quot;)  ); ([.$R$2]+[.$R$4])*(ROUNDDOWN(HOUR([.D30]);0)) + ([.$R$4])*ROUNDDOWN(HOUR([.E30]);0); &quot;&quot;)))); IF( AND( HOUR([.B30])&gt;=HOUR(&quot;14:00:00&quot;) ; HOUR([.B30])&lt;HOUR(&quot;18:00:00&quot;)  ); IF(AND([.C30]=&quot;&quot;); [.$R$3]*(ROUNDDOWN(HOUR([.D30]);0)+ROUNDDOWN(HOUR([.E30]);0)); IF( AND( HOUR([.C30])&gt;=HOUR(&quot;06:00:00&quot;) ; HOUR([.C30])&lt;HOUR(&quot;14:00:00&quot;)  ); ([.$R$2]+[.$R$3])*(ROUNDDOWN(HOUR([.D30]);0)) + [.$R$2]*ROUNDDOWN(HOUR([.E30]);0); IF( AND( HOUR([.C30])&gt;=HOUR(&quot;18:00:00&quot;) ; HOUR([.C30])&lt;HOUR(&quot;23:59:59&quot;)  ); ([.$R$3]+[.$R$4])*(ROUNDDOWN(HOUR([.D30]);0)) + [.$R$4]*ROUNDDOWN(HOUR([.E30]);0); IF( AND( HOUR([.C30])&gt;=HOUR(&quot;00:00:00&quot;) ; HOUR([.C30])&lt;HOUR(&quot;06:00:00&quot;)  ); ([.$R$3]+[.$R$4])*(ROUNDDOWN(HOUR([.D30]);0)) + [.$R$4]*ROUNDDOWN(HOUR([.E30]);0); &quot;&quot;)))); IF( AND( HOUR([.B30])&gt;=HOUR(&quot;18:00:00&quot;) ; HOUR([.B30])&lt;HOUR(&quot;23:59:59&quot;)  ); IF(AND([.C30]=&quot;&quot;); [.$R$4]*(ROUNDDOWN(HOUR([.D30]);0)+ROUNDDOWN(HOUR([.E30]);0)); IF( AND( HOUR([.C30])&gt;=HOUR(&quot;06:00:00&quot;) ; HOUR([.C30])&lt;HOUR(&quot;14:00:00&quot;)  ); ([.$R$2]+[.$R$4])*(ROUNDDOWN(HOUR([.D30]);0)) + [.$R$2]*ROUNDDOWN(HOUR([.E30]);0); IF( AND( HOUR([.C30])&gt;=HOUR(&quot;14:00:00&quot;) ; HOUR([.C30])&lt;HOUR(&quot;17:00:00&quot;)  ); ([.$R$3]+[.$R$4])*(ROUNDDOWN(HOUR([.D30]);0)) + [.$R$4]*ROUNDDOWN(HOUR([.E30]);0);  &quot;&quot;))); IF(AND(HOUR([.B30])&gt;=HOUR(&quot;00:00:00&quot;) ; HOUR([.B30])&lt;HOUR(&quot;06:00:00&quot;)  ); IF(AND([.C30]=&quot;&quot;); [.$R$4]*(ROUNDDOWN(HOUR([.D30]);0)+ROUNDDOWN(HOUR([.E30]);0)); IF( AND( HOUR([.C30])&gt;=HOUR(&quot;06:00:00&quot;) ; HOUR([.C30])&lt;HOUR(&quot;14:00:00&quot;)  ); ([.$R$2]+[.$R$4])*(ROUNDDOWN(HOUR([.D30]);0)) + [.$R$2]*ROUNDDOWN(HOUR([.E30]);0); IF( AND( HOUR([.C30])&gt;=HOUR(&quot;14:00:00&quot;) ; HOUR([.C30])&lt;HOUR(&quot;18:00:00&quot;)  ); ([.$R$3]+[.$R$4])*(ROUNDDOWN(HOUR([.D30]);0)) + [.$R$4]*ROUNDDOWN(HOUR([.E30]);0); IF( AND( HOUR([.C30])&gt;=HOUR(&quot;18:00:00&quot;) ; HOUR([.C30])&lt;HOUR(&quot;23:59:59&quot;)  ); ([.$R$4])*2*(ROUNDDOWN(HOUR([.D30]);0)) + [.$R$4]*ROUNDDOWN(HOUR([.E30]);0); &quot;&quot;)))); &quot;&quot;)))); IF(AND(HOUR([.E30])&gt;=HOUR(&quot;08:00:00&quot;)); &quot;DOBLE JORNADA &gt;= 8 HORAS (NO ES HORA EXTRA)&quot;; &quot;&quot;)); IF( OR([.F30]=&quot;sábado&quot;; [.F30]=&quot;sabado&quot;); IF(AND(HOUR([.E30])&lt;HOUR(&quot;08:00:00&quot;)); IF( AND( HOUR([.B30])&gt;=HOUR(&quot;06:00:00&quot;) ; HOUR([.B30])&lt;HOUR(&quot;14:00:00&quot;)  ); IF(AND([.C30]=&quot;&quot;); [.$R$2]*(ROUNDDOWN(HOUR([.D30]);0)+ROUNDDOWN(HOUR([.E30]);0)); IF( AND( HOUR([.C30])&gt;=HOUR(&quot;14:00:00&quot;) ; HOUR([.C30])&lt;HOUR(&quot;23:59:59&quot;)  ); ([.$R$2]+[.$R$5])*(ROUNDDOWN(HOUR([.D30]);0)) + [.$R$5]*ROUNDDOWN(HOUR([.E30]);0); IF( AND( HOUR([.C30])&gt;=HOUR(&quot;00:00:00&quot;) ; HOUR([.C30])&lt;HOUR(&quot;06:00:00&quot;)  ); ([.$R$2]+[.$R$5])*(ROUNDDOWN(HOUR([.D30]);0)) + [.$R$5]*ROUNDDOWN(HOUR([.E30]);0);  &quot;&quot;))); IF( AND( HOUR([.B30])&gt;=HOUR(&quot;14:00:00&quot;) ; HOUR([.B30])&lt;HOUR(&quot;23:59:59&quot;)  ); IF(AND([.C30]=&quot;&quot;); [.$R$5]*(ROUNDDOWN(HOUR([.D30]);0)+ROUNDDOWN(HOUR([.E30]);0)); IF( AND( HOUR([.C30])&gt;=HOUR(&quot;06:00:00&quot;) ; HOUR([.C30])&lt;HOUR(&quot;14:00:00&quot;)  ); ([.$R$2]+[.$R$5])*(ROUNDDOWN(HOUR([.D30]);0)) + [.$R$2]*ROUNDDOWN(HOUR([.E30]);0); IF( AND( HOUR([.C30])&gt;=HOUR(&quot;00:00:00&quot;) ; HOUR([.C30])&lt;HOUR(&quot;06:00:00&quot;)  ); ([.$R$5])*2*(ROUNDDOWN(HOUR([.D30]);0)) + [.$R$5]*ROUNDDOWN(HOUR([.E30]);0); &quot;&quot;))); IF( AND( HOUR([.B30])&gt;=HOUR(&quot;00:00:00&quot;) ; HOUR([.B30])&lt;HOUR(&quot;06:00:00&quot;)  ); IF(AND([.C30]=&quot;&quot;); [.$R$5]*(ROUNDDOWN(HOUR([.D30]);0)+ROUNDDOWN(HOUR([.E30]);0)); IF( AND( HOUR([.C30])&gt;=HOUR(&quot;06:00:00&quot;) ; HOUR([.C30])&lt;HOUR(&quot;14:00:00&quot;)  ); ([.$R$2]+[.$R$5])*(ROUNDDOWN(HOUR([.D30]);0)) + [.$R$2]*ROUNDDOWN(HOUR([.E30]);0); &quot;&quot;)); &quot;&quot;))); IF(AND(HOUR([.E30])&gt;=HOUR(&quot;08:00:00&quot;)); &quot;DOBLE JORNADA &gt;= 8 HORAS (NO ES HORA EXTRA&quot;; &quot;&quot;)); IF(AND(OR([.F30]=&quot;domingo&quot;; AND(OR([.F30]=&quot;lunes&quot;; [.F30]=&quot;viernes&quot;);[.H30]=&quot;Festivo&quot;));[.G30]=&quot;&quot;); IF(AND(HOUR([.E30])&lt;HOUR(&quot;08:00:00&quot;)); IF( AND( HOUR([.B30])&gt;=HOUR(&quot;06:00:00&quot;) ; HOUR([.B30])&lt;HOUR(&quot;23:59:59&quot;)  ); IF(AND([.C30]=&quot;&quot;); [.$R$6]*(ROUNDDOWN(HOUR([.D30]);0)+ROUNDDOWN(HOUR([.E30]);0)); IF( AND( HOUR([.C30])&gt;=HOUR(&quot;00:00:00&quot;) ; HOUR([.C30])&lt;HOUR(&quot;06:00:00&quot;)  ); ([.$R$6])*2*(ROUNDDOWN(HOUR([.D30]);0)) + [.$R$6]*ROUNDDOWN(HOUR([.E30]);0);  &quot;&quot;)); IF( AND( HOUR([.C30])&gt;=HOUR(&quot;00:00:00&quot;) ; HOUR([.C30])&lt;HOUR(&quot;06:00:00&quot;)  ); ([.$R$6])*2*(ROUNDDOWN(HOUR([.D30]);0)) + [.$R$6]*ROUNDDOWN(HOUR([.E30]);0); &quot;&quot;)); IF(AND(HOUR([.E30])&gt;=HOUR(&quot;08:00:00&quot;)); &quot;DOBLE JORNADA &gt;= 8 HORAS (NO ES HORA EXTRA&quot;; &quot;&quot;)); IF( AND(OR([.F30]=&quot;lunes&quot;; [.F30]=&quot;martes&quot;; [.F30]=&quot;miércoles&quot;; [.F30]=&quot;miercoles&quot;; [.F30]=&quot;jueves&quot;; [.F30]=&quot;viernes&quot;;[.F30]=&quot;sabado&quot;;[.F30]=&quot;sábado&quot;;[.F30]=&quot;domingo&quot;; OR([.H30]=&quot;&quot;;[.H30]=&quot;Festivo&quot;));[.G30]=&quot;si&quot;); IF(AND(HOUR([.E30])&lt;HOUR(&quot;08:00:00&quot;)); IF( AND( HOUR([.B30])&gt;=HOUR(&quot;06:00:00&quot;) ; HOUR([.B30])&lt;HOUR(&quot;23:59:59&quot;)  ); IF(AND([.C30]=&quot;&quot;); [.$R$7]*(ROUNDDOWN(HOUR([.D30]);0)+ROUNDDOWN(HOUR([.E30]);0)); IF( AND( HOUR([.C30])&gt;=HOUR(&quot;00:00:00&quot;) ; HOUR([.C30])&lt;HOUR(&quot;06:00:00&quot;)  ); ([.$R$7])*2*(ROUNDDOWN(HOUR([.D30]);0)) + [.$R$7]*ROUNDDOWN(HOUR([.E30]);0);  &quot;&quot;)); IF( AND( HOUR([.B30])&gt;=HOUR(&quot;00:00:00&quot;) ; HOUR([.B30])&lt;HOUR(&quot;06:00:00&quot;)  ); ([.$R$7])*2*(ROUNDDOWN(HOUR([.D30]);0)) + [.$R$7]*ROUNDDOWN(HOUR([.E30]);0); &quot;&quot;)); IF(AND(HOUR([.E30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30" calcext:value-type="date">
            <text:p>30/12/23</text:p>
          </table:table-cell>
          <table:table-cell table:style-name="ce7" table:number-columns-repeated="2"/>
          <table:table-cell table:style-name="ce6" office:value-type="time" office:time-value="PT703H59M59.999999997S" calcext:value-type="time">
            <text:p>08:00:00</text:p>
          </table:table-cell>
          <table:table-cell table:style-name="ce7"/>
          <table:table-cell table:style-name="ce10" office:value-type="string" calcext:value-type="string">
            <text:p>sábado</text:p>
          </table:table-cell>
          <table:table-cell table:style-name="ce10" table:number-columns-repeated="2"/>
          <table:table-cell table:style-name="ce6" office:value-type="time" office:time-value="PT696H29M59.999999997S" calcext:value-type="time">
            <text:p>00:30:00</text:p>
          </table:table-cell>
          <table:table-cell table:style-name="ce6" table:formula="of:=IF(AND([.B31]=&quot;&quot;);&quot;DESCANSO&quot;; IF(AND([.B31]&lt;&gt;&quot;&quot;); IF(AND([.C31]=&quot;&quot;); [.B31]+[.D31]+[.E31]+[.I31]; IF(AND([.C31]&lt;&gt;&quot;&quot;); [.B31]+2*[.D31]+[.E31]+[.I31] ))))" office:value-type="string" office:string-value="DESCANSO" calcext:value-type="string">
            <text:p>DESCANSO</text:p>
          </table:table-cell>
          <table:table-cell table:style-name="ce6" table:formula="of:=IF(AND([.B31]=&quot;&quot;); &quot;DESCANSO&quot;; IF(AND([.B31]&lt;&gt;&quot;&quot;);    IF(AND(OR([.F31]=&quot;lunes&quot;; [.F31]=&quot;martes&quot;; [.F31]=&quot;miércoles&quot;; [.F31]=&quot;miercoles&quot;; [.F31]=&quot;jueves&quot;; [.F31]=&quot;viernes&quot;);AND([.G31]=&quot;&quot;; [.H31]=&quot;&quot;)); IF(AND(HOUR([.E31])&lt;HOUR(&quot;08:00:00&quot;));  IF( AND( HOUR([.B31])&gt;=HOUR(&quot;06:00:00&quot;) ; HOUR([.B31])&lt;HOUR(&quot;14:00:00&quot;)  ); IF(AND([.C31]=&quot;&quot;); &quot;DIURNO&quot;;  IF( AND( HOUR([.C31])&gt;=HOUR(&quot;14:00:00&quot;) ; HOUR([.C31])&lt;HOUR(&quot;18:00:00&quot;)  ); &quot;DOBLE DIURNO/TARDE&quot;;  IF( AND( HOUR([.C31])&gt;=HOUR(&quot;18:00:00&quot;) ; HOUR([.C31])&lt;HOUR(&quot;23:59:59&quot;)  ); &quot;DOBLE DIURNO/NOCHE&quot;;  IF( AND( HOUR([.C31])&gt;=HOUR(&quot;00:00:00&quot;) ; HOUR([.C31])&lt;HOUR(&quot;06:00:00&quot;)  ); &quot;DOBLE DIURNO/NOCHE&quot;; &quot;&quot;))));  IF( AND( HOUR([.B31])&gt;=HOUR(&quot;14:00:00&quot;) ; HOUR([.B31])&lt;HOUR(&quot;18:00:00&quot;)  ); IF(AND([.C31]=&quot;&quot;); &quot;TARDE&quot;;  IF( AND( HOUR([.C31])&gt;=HOUR(&quot;06:00:00&quot;) ; HOUR([.C31])&lt;HOUR(&quot;14:00:00&quot;)  ); &quot;DOBLE TARDE/DIURNO&quot;;  IF( AND( HOUR([.C31])&gt;=HOUR(&quot;18:00:00&quot;) ; HOUR([.C31])&lt;HOUR(&quot;23:59:59&quot;)  ); &quot;DOBLE TARDE/NOCHE&quot;;  IF( AND( HOUR([.C31])&gt;=HOUR(&quot;00:00:00&quot;) ; HOUR([.C31])&lt;HOUR(&quot;06:00:00&quot;)  ); &quot;DOBLE NOCHE&quot;; &quot;&quot;))));  IF( AND( HOUR([.B31])&gt;=HOUR(&quot;18:00:00&quot;) ; HOUR([.B31])&lt;HOUR(&quot;23:59:59&quot;)  ); IF(AND([.C31]=&quot;&quot;);  &quot;NOCHE&quot;;  IF( AND( HOUR([.C31])&gt;=HOUR(&quot;06:00:00&quot;) ; HOUR([.C31])&lt;HOUR(&quot;14:00:00&quot;)  ); &quot;DOBLE NOCHE/DIURNO&quot;;  IF( AND( HOUR([.C31])&gt;=HOUR(&quot;14:00:00&quot;) ; HOUR([.C31])&lt;HOUR(&quot;17:00:00&quot;)  ); &quot;DOBLE NOCHE/TARDE&quot;;  &quot;&quot;))); IF(AND(HOUR([.B31])&gt;=HOUR(&quot;00:00:00&quot;) ; HOUR([.B31])&lt;HOUR(&quot;06:00:00&quot;)  ); IF(AND([.C31]=&quot;&quot;);  &quot;NOCHE&quot;;  IF( AND( HOUR([.C31])&gt;=HOUR(&quot;06:00:00&quot;) ; HOUR([.C31])&lt;HOUR(&quot;14:00:00&quot;)  ); &quot;DOBLE NOCHE/DIRNO&quot;;  IF( AND( HOUR([.C31])&gt;=HOUR(&quot;14:00:00&quot;) ; HOUR([.C31])&lt;HOUR(&quot;18:00:00&quot;)  ); &quot;DOBLE NOCHE/TARDE&quot;;  IF( AND( HOUR([.C31])&gt;=HOUR(&quot;18:00:00&quot;) ; HOUR([.C31])&lt;HOUR(&quot;23:59:59&quot;)  ); &quot;DOBLE NOCHE&quot;; &quot;&quot;)))); &quot;&quot;)))); IF(AND(HOUR([.E31])&gt;=HOUR(&quot;08:00:00&quot;)); &quot;DOBLE JORNADA &gt;= 8 HORAS (NO ES HORA EXTRA)&quot;; &quot;&quot;)); IF( OR([.F31]=&quot;sábado&quot;; [.F31]=&quot;sabado&quot;); IF(AND(HOUR([.E31])&lt;HOUR(&quot;08:00:00&quot;)); IF( AND( HOUR([.B31])&gt;=HOUR(&quot;06:00:00&quot;) ; HOUR([.B31])&lt;HOUR(&quot;14:00:00&quot;)  ); IF(AND([.C31]=&quot;&quot;); &quot;DIURNO&quot;;  IF( AND( HOUR([.C31])&gt;=HOUR(&quot;14:00:00&quot;) ; HOUR([.C31])&lt;HOUR(&quot;23:59:59&quot;)  ); &quot;DOBLE DIURNO/SOCIAL&quot;;  IF( AND( HOUR([.C31])&gt;=HOUR(&quot;00:00:00&quot;) ; HOUR([.C31])&lt;HOUR(&quot;06:00:00&quot;)  ); &quot;DOBLE DIURNO/SOCIAL&quot;;  &quot;&quot;)));  IF( AND( HOUR([.B31])&gt;=HOUR(&quot;14:00:00&quot;) ; HOUR([.B31])&lt;HOUR(&quot;23:59:59&quot;)  );  IF(AND([.C31]=&quot;&quot;); &quot;SOCIAL&quot;; IF( AND( HOUR([.C31])&gt;=HOUR(&quot;06:00:00&quot;) ; HOUR([.C31])&lt;HOUR(&quot;14:00:00&quot;)  ); &quot;DOBLE SOCIAL/DIRUNO&quot;;  IF( AND( HOUR([.C31])&gt;=HOUR(&quot;00:00:00&quot;) ; HOUR([.C31])&lt;HOUR(&quot;06:00:00&quot;)  ); &quot;DOBLE SOCIAL&quot;; &quot;&quot;)));  IF( AND( HOUR([.B31])&gt;=HOUR(&quot;00:00:00&quot;) ; HOUR([.B31])&lt;HOUR(&quot;06:00:00&quot;)  ); IF(AND([.C31]=&quot;&quot;); &quot;SOCIAL&quot;;  IF( AND( HOUR([.C31])&gt;=HOUR(&quot;06:00:00&quot;) ; HOUR([.C31])&lt;HOUR(&quot;14:00:00&quot;)  ); &quot;DOBLE SOCIAL/DIURNO&quot;; &quot;&quot;)); &quot;&quot;)));  IF(AND(HOUR([.E31])&gt;=HOUR(&quot;08:00:00&quot;)); &quot;DOBLE JORNADA &gt;= 8 HORAS (NO ES HORA EXTRA&quot;; &quot;&quot;)); IF(AND(OR([.F31]=&quot;domingo&quot;; AND(OR([.F31]=&quot;lunes&quot;; [.F31]=&quot;viernes&quot;);[.H31]=&quot;Festivo&quot;));[.G31]=&quot;&quot;); IF(AND(HOUR([.E31])&lt;HOUR(&quot;08:00:00&quot;)); IF( AND( HOUR([.B31])&gt;=HOUR(&quot;06:00:00&quot;) ; HOUR([.B31])&lt;HOUR(&quot;23:59:59&quot;)  ); IF(AND([.C31]=&quot;&quot;); &quot;DOMINICAL/FESTIVO&quot;; IF( AND( HOUR([.C31])&gt;=HOUR(&quot;00:00:00&quot;) ; HOUR([.C31])&lt;HOUR(&quot;06:00:00&quot;)  ); &quot;DOBLE DOMINICAL/FESTIVO&quot;;  &quot;&quot;)); IF( AND( HOUR([.B31])&gt;=HOUR(&quot;00:00:00&quot;) ; HOUR([.B31])&lt;HOUR(&quot;06:00:00&quot;)  ); &quot;DOBLE DOMINICAL/FESTIVO&quot;; &quot;&quot;)); IF(AND(HOUR([.E31])&gt;=HOUR(&quot;08:00:00&quot;)); &quot;DOBLE JORNADA &gt;= 8 HORAS (NO ES HORA EXTRA&quot;; &quot;&quot;)); IF( AND(OR([.F31]=&quot;lunes&quot;; [.F31]=&quot;martes&quot;; [.F31]=&quot;miércoles&quot;; [.F31]=&quot;miercoles&quot;; [.F31]=&quot;jueves&quot;; [.F31]=&quot;viernes&quot;;[.F31]=&quot;sabado&quot;;[.F31]=&quot;sábado&quot;;[.F31]=&quot;domingo&quot;; OR([.H31]=&quot;&quot;;[.H31]=&quot;Festivo&quot;));[.G31]=&quot;si&quot;); IF(AND(HOUR([.E31])&lt;HOUR(&quot;08:00:00&quot;)); IF( AND( HOUR([.B31])&gt;=HOUR(&quot;06:00:00&quot;) ; HOUR([.B31])&lt;HOUR(&quot;23:59:59&quot;)  ); IF(AND([.C31]=&quot;&quot;); &quot;ESPECIAL&quot;; IF( AND( HOUR([.C31])&gt;=HOUR(&quot;00:00:00&quot;) ; HOUR([.C31])&lt;HOUR(&quot;06:00:00&quot;)  ); &quot;DOBLE ESPECIAL&quot;;  &quot;&quot;)); IF( AND( HOUR([.B31])&gt;=HOUR(&quot;00:00:00&quot;) ; HOUR([.B31])&lt;HOUR(&quot;06:00:00&quot;)  ); &quot;DOBLE ESPECIAL&quot;; &quot;&quot;)); IF(AND(HOUR([.E31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style-name="ce7"/>
          <table:table-cell table:style-name="ce7" table:formula="of:=IF(AND([.B31]=&quot;&quot;); &quot;DESCANSO&quot;; IF( AND([.B31]&lt;&gt;&quot;&quot;); IF(AND(OR([.F31]=&quot;lunes&quot;; [.F31]=&quot;martes&quot;; [.F31]=&quot;miércoles&quot;; [.F31]=&quot;miercoles&quot;; [.F31]=&quot;jueves&quot;; [.F31]=&quot;viernes&quot;);AND([.G31]=&quot;&quot;; [.H31]=&quot;&quot;)); IF(AND(HOUR([.E31])&lt;HOUR(&quot;08:00:00&quot;)); IF( AND( HOUR([.B31])&gt;=HOUR(&quot;06:00:00&quot;) ; HOUR([.B31])&lt;HOUR(&quot;14:00:00&quot;)  ); IF(AND([.C31]=&quot;&quot;); ([.$R$2])*(ROUNDDOWN(HOUR([.D31]);0)+ROUNDDOWN(HOUR([.E31]);0)); IF( AND( HOUR([.C31])&gt;=HOUR(&quot;14:00:00&quot;) ; HOUR([.C31])&lt;HOUR(&quot;18:00:00&quot;)  ); ([.$R$2]+[.$R$3])*(ROUNDDOWN(HOUR([.D31]);0)) + ([.$R$3])*ROUNDDOWN(HOUR([.E31]);0); IF( AND( HOUR([.C31])&gt;=HOUR(&quot;18:00:00&quot;) ; HOUR([.C31])&lt;HOUR(&quot;23:59:59&quot;)  ); ([.$R$2]+[.$R$4])*(ROUNDDOWN(HOUR([.D31]);0)) + ([.$R$4])*ROUNDDOWN(HOUR([.E31]);0); IF( AND( HOUR([.C31])&gt;=HOUR(&quot;00:00:00&quot;) ; HOUR([.C31])&lt;HOUR(&quot;06:00:00&quot;)  ); ([.$R$2]+[.$R$4])*(ROUNDDOWN(HOUR([.D31]);0)) + ([.$R$4])*ROUNDDOWN(HOUR([.E31]);0); &quot;&quot;)))); IF( AND( HOUR([.B31])&gt;=HOUR(&quot;14:00:00&quot;) ; HOUR([.B31])&lt;HOUR(&quot;18:00:00&quot;)  ); IF(AND([.C31]=&quot;&quot;); [.$R$3]*(ROUNDDOWN(HOUR([.D31]);0)+ROUNDDOWN(HOUR([.E31]);0)); IF( AND( HOUR([.C31])&gt;=HOUR(&quot;06:00:00&quot;) ; HOUR([.C31])&lt;HOUR(&quot;14:00:00&quot;)  ); ([.$R$2]+[.$R$3])*(ROUNDDOWN(HOUR([.D31]);0)) + [.$R$2]*ROUNDDOWN(HOUR([.E31]);0); IF( AND( HOUR([.C31])&gt;=HOUR(&quot;18:00:00&quot;) ; HOUR([.C31])&lt;HOUR(&quot;23:59:59&quot;)  ); ([.$R$3]+[.$R$4])*(ROUNDDOWN(HOUR([.D31]);0)) + [.$R$4]*ROUNDDOWN(HOUR([.E31]);0); IF( AND( HOUR([.C31])&gt;=HOUR(&quot;00:00:00&quot;) ; HOUR([.C31])&lt;HOUR(&quot;06:00:00&quot;)  ); ([.$R$3]+[.$R$4])*(ROUNDDOWN(HOUR([.D31]);0)) + [.$R$4]*ROUNDDOWN(HOUR([.E31]);0); &quot;&quot;)))); IF( AND( HOUR([.B31])&gt;=HOUR(&quot;18:00:00&quot;) ; HOUR([.B31])&lt;HOUR(&quot;23:59:59&quot;)  ); IF(AND([.C31]=&quot;&quot;); [.$R$4]*(ROUNDDOWN(HOUR([.D31]);0)+ROUNDDOWN(HOUR([.E31]);0)); IF( AND( HOUR([.C31])&gt;=HOUR(&quot;06:00:00&quot;) ; HOUR([.C31])&lt;HOUR(&quot;14:00:00&quot;)  ); ([.$R$2]+[.$R$4])*(ROUNDDOWN(HOUR([.D31]);0)) + [.$R$2]*ROUNDDOWN(HOUR([.E31]);0); IF( AND( HOUR([.C31])&gt;=HOUR(&quot;14:00:00&quot;) ; HOUR([.C31])&lt;HOUR(&quot;17:00:00&quot;)  ); ([.$R$3]+[.$R$4])*(ROUNDDOWN(HOUR([.D31]);0)) + [.$R$4]*ROUNDDOWN(HOUR([.E31]);0);  &quot;&quot;))); IF(AND(HOUR([.B31])&gt;=HOUR(&quot;00:00:00&quot;) ; HOUR([.B31])&lt;HOUR(&quot;06:00:00&quot;)  ); IF(AND([.C31]=&quot;&quot;); [.$R$4]*(ROUNDDOWN(HOUR([.D31]);0)+ROUNDDOWN(HOUR([.E31]);0)); IF( AND( HOUR([.C31])&gt;=HOUR(&quot;06:00:00&quot;) ; HOUR([.C31])&lt;HOUR(&quot;14:00:00&quot;)  ); ([.$R$2]+[.$R$4])*(ROUNDDOWN(HOUR([.D31]);0)) + [.$R$2]*ROUNDDOWN(HOUR([.E31]);0); IF( AND( HOUR([.C31])&gt;=HOUR(&quot;14:00:00&quot;) ; HOUR([.C31])&lt;HOUR(&quot;18:00:00&quot;)  ); ([.$R$3]+[.$R$4])*(ROUNDDOWN(HOUR([.D31]);0)) + [.$R$4]*ROUNDDOWN(HOUR([.E31]);0); IF( AND( HOUR([.C31])&gt;=HOUR(&quot;18:00:00&quot;) ; HOUR([.C31])&lt;HOUR(&quot;23:59:59&quot;)  ); ([.$R$4])*2*(ROUNDDOWN(HOUR([.D31]);0)) + [.$R$4]*ROUNDDOWN(HOUR([.E31]);0); &quot;&quot;)))); &quot;&quot;)))); IF(AND(HOUR([.E31])&gt;=HOUR(&quot;08:00:00&quot;)); &quot;DOBLE JORNADA &gt;= 8 HORAS (NO ES HORA EXTRA)&quot;; &quot;&quot;)); IF( OR([.F31]=&quot;sábado&quot;; [.F31]=&quot;sabado&quot;); IF(AND(HOUR([.E31])&lt;HOUR(&quot;08:00:00&quot;)); IF( AND( HOUR([.B31])&gt;=HOUR(&quot;06:00:00&quot;) ; HOUR([.B31])&lt;HOUR(&quot;14:00:00&quot;)  ); IF(AND([.C31]=&quot;&quot;); [.$R$2]*(ROUNDDOWN(HOUR([.D31]);0)+ROUNDDOWN(HOUR([.E31]);0)); IF( AND( HOUR([.C31])&gt;=HOUR(&quot;14:00:00&quot;) ; HOUR([.C31])&lt;HOUR(&quot;23:59:59&quot;)  ); ([.$R$2]+[.$R$5])*(ROUNDDOWN(HOUR([.D31]);0)) + [.$R$5]*ROUNDDOWN(HOUR([.E31]);0); IF( AND( HOUR([.C31])&gt;=HOUR(&quot;00:00:00&quot;) ; HOUR([.C31])&lt;HOUR(&quot;06:00:00&quot;)  ); ([.$R$2]+[.$R$5])*(ROUNDDOWN(HOUR([.D31]);0)) + [.$R$5]*ROUNDDOWN(HOUR([.E31]);0);  &quot;&quot;))); IF( AND( HOUR([.B31])&gt;=HOUR(&quot;14:00:00&quot;) ; HOUR([.B31])&lt;HOUR(&quot;23:59:59&quot;)  ); IF(AND([.C31]=&quot;&quot;); [.$R$5]*(ROUNDDOWN(HOUR([.D31]);0)+ROUNDDOWN(HOUR([.E31]);0)); IF( AND( HOUR([.C31])&gt;=HOUR(&quot;06:00:00&quot;) ; HOUR([.C31])&lt;HOUR(&quot;14:00:00&quot;)  ); ([.$R$2]+[.$R$5])*(ROUNDDOWN(HOUR([.D31]);0)) + [.$R$2]*ROUNDDOWN(HOUR([.E31]);0); IF( AND( HOUR([.C31])&gt;=HOUR(&quot;00:00:00&quot;) ; HOUR([.C31])&lt;HOUR(&quot;06:00:00&quot;)  ); ([.$R$5])*2*(ROUNDDOWN(HOUR([.D31]);0)) + [.$R$5]*ROUNDDOWN(HOUR([.E31]);0); &quot;&quot;))); IF( AND( HOUR([.B31])&gt;=HOUR(&quot;00:00:00&quot;) ; HOUR([.B31])&lt;HOUR(&quot;06:00:00&quot;)  ); IF(AND([.C31]=&quot;&quot;); [.$R$5]*(ROUNDDOWN(HOUR([.D31]);0)+ROUNDDOWN(HOUR([.E31]);0)); IF( AND( HOUR([.C31])&gt;=HOUR(&quot;06:00:00&quot;) ; HOUR([.C31])&lt;HOUR(&quot;14:00:00&quot;)  ); ([.$R$2]+[.$R$5])*(ROUNDDOWN(HOUR([.D31]);0)) + [.$R$2]*ROUNDDOWN(HOUR([.E31]);0); &quot;&quot;)); &quot;&quot;))); IF(AND(HOUR([.E31])&gt;=HOUR(&quot;08:00:00&quot;)); &quot;DOBLE JORNADA &gt;= 8 HORAS (NO ES HORA EXTRA&quot;; &quot;&quot;)); IF(AND(OR([.F31]=&quot;domingo&quot;; AND(OR([.F31]=&quot;lunes&quot;; [.F31]=&quot;viernes&quot;);[.H31]=&quot;Festivo&quot;));[.G31]=&quot;&quot;); IF(AND(HOUR([.E31])&lt;HOUR(&quot;08:00:00&quot;)); IF( AND( HOUR([.B31])&gt;=HOUR(&quot;06:00:00&quot;) ; HOUR([.B31])&lt;HOUR(&quot;23:59:59&quot;)  ); IF(AND([.C31]=&quot;&quot;); [.$R$6]*(ROUNDDOWN(HOUR([.D31]);0)+ROUNDDOWN(HOUR([.E31]);0)); IF( AND( HOUR([.C31])&gt;=HOUR(&quot;00:00:00&quot;) ; HOUR([.C31])&lt;HOUR(&quot;06:00:00&quot;)  ); ([.$R$6])*2*(ROUNDDOWN(HOUR([.D31]);0)) + [.$R$6]*ROUNDDOWN(HOUR([.E31]);0);  &quot;&quot;)); IF( AND( HOUR([.C31])&gt;=HOUR(&quot;00:00:00&quot;) ; HOUR([.C31])&lt;HOUR(&quot;06:00:00&quot;)  ); ([.$R$6])*2*(ROUNDDOWN(HOUR([.D31]);0)) + [.$R$6]*ROUNDDOWN(HOUR([.E31]);0); &quot;&quot;)); IF(AND(HOUR([.E31])&gt;=HOUR(&quot;08:00:00&quot;)); &quot;DOBLE JORNADA &gt;= 8 HORAS (NO ES HORA EXTRA&quot;; &quot;&quot;)); IF( AND(OR([.F31]=&quot;lunes&quot;; [.F31]=&quot;martes&quot;; [.F31]=&quot;miércoles&quot;; [.F31]=&quot;miercoles&quot;; [.F31]=&quot;jueves&quot;; [.F31]=&quot;viernes&quot;;[.F31]=&quot;sabado&quot;;[.F31]=&quot;sábado&quot;;[.F31]=&quot;domingo&quot;; OR([.H31]=&quot;&quot;;[.H31]=&quot;Festivo&quot;));[.G31]=&quot;si&quot;); IF(AND(HOUR([.E31])&lt;HOUR(&quot;08:00:00&quot;)); IF( AND( HOUR([.B31])&gt;=HOUR(&quot;06:00:00&quot;) ; HOUR([.B31])&lt;HOUR(&quot;23:59:59&quot;)  ); IF(AND([.C31]=&quot;&quot;); [.$R$7]*(ROUNDDOWN(HOUR([.D31]);0)+ROUNDDOWN(HOUR([.E31]);0)); IF( AND( HOUR([.C31])&gt;=HOUR(&quot;00:00:00&quot;) ; HOUR([.C31])&lt;HOUR(&quot;06:00:00&quot;)  ); ([.$R$7])*2*(ROUNDDOWN(HOUR([.D31]);0)) + [.$R$7]*ROUNDDOWN(HOUR([.E31]);0);  &quot;&quot;)); IF( AND( HOUR([.B31])&gt;=HOUR(&quot;00:00:00&quot;) ; HOUR([.B31])&lt;HOUR(&quot;06:00:00&quot;)  ); ([.$R$7])*2*(ROUNDDOWN(HOUR([.D31]);0)) + [.$R$7]*ROUNDDOWN(HOUR([.E31]);0); &quot;&quot;)); IF(AND(HOUR([.E31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number-columns-repeated="51"/>
        </table:table-row>
        <table:table-row table:style-name="ro1">
          <table:table-cell table:style-name="ce2" office:value-type="date" office:date-value="2023-12-31" calcext:value-type="date">
            <text:p>31/12/23</text:p>
          </table:table-cell>
          <table:table-cell table:style-name="ce7" table:number-columns-repeated="2"/>
          <table:table-cell table:style-name="ce6" office:value-type="time" office:time-value="PT727H59M59.999999997S" calcext:value-type="time">
            <text:p>08:00:00</text:p>
          </table:table-cell>
          <table:table-cell table:style-name="ce7"/>
          <table:table-cell table:style-name="ce11" office:value-type="string" calcext:value-type="string">
            <text:p>domingo</text:p>
          </table:table-cell>
          <table:table-cell table:style-name="ce10" table:number-columns-repeated="2"/>
          <table:table-cell table:style-name="ce6" office:value-type="time" office:time-value="PT720H29M59.999999997S" calcext:value-type="time">
            <text:p>00:30:00</text:p>
          </table:table-cell>
          <table:table-cell table:style-name="ce6" table:formula="of:=IF(AND([.B32]=&quot;&quot;);&quot;DESCANSO&quot;; IF(AND([.B32]&lt;&gt;&quot;&quot;); IF(AND([.C32]=&quot;&quot;); [.B32]+[.D32]+[.E32]+[.I32]; IF(AND([.C32]&lt;&gt;&quot;&quot;); [.B32]+2*[.D32]+[.E32]+[.I32] ))))" office:value-type="string" office:string-value="DESCANSO" calcext:value-type="string">
            <text:p>DESCANSO</text:p>
          </table:table-cell>
          <table:table-cell table:style-name="ce6" table:formula="of:=IF(AND([.B32]=&quot;&quot;); &quot;DESCANSO&quot;; IF(AND([.B32]&lt;&gt;&quot;&quot;);    IF(AND(OR([.F32]=&quot;lunes&quot;; [.F32]=&quot;martes&quot;; [.F32]=&quot;miércoles&quot;; [.F32]=&quot;miercoles&quot;; [.F32]=&quot;jueves&quot;; [.F32]=&quot;viernes&quot;);AND([.G32]=&quot;&quot;; [.H32]=&quot;&quot;)); IF(AND(HOUR([.E32])&lt;HOUR(&quot;08:00:00&quot;));  IF( AND( HOUR([.B32])&gt;=HOUR(&quot;06:00:00&quot;) ; HOUR([.B32])&lt;HOUR(&quot;14:00:00&quot;)  ); IF(AND([.C32]=&quot;&quot;); &quot;DIURNO&quot;;  IF( AND( HOUR([.C32])&gt;=HOUR(&quot;14:00:00&quot;) ; HOUR([.C32])&lt;HOUR(&quot;18:00:00&quot;)  ); &quot;DOBLE DIURNO/TARDE&quot;;  IF( AND( HOUR([.C32])&gt;=HOUR(&quot;18:00:00&quot;) ; HOUR([.C32])&lt;HOUR(&quot;23:59:59&quot;)  ); &quot;DOBLE DIURNO/NOCHE&quot;;  IF( AND( HOUR([.C32])&gt;=HOUR(&quot;00:00:00&quot;) ; HOUR([.C32])&lt;HOUR(&quot;06:00:00&quot;)  ); &quot;DOBLE DIURNO/NOCHE&quot;; &quot;&quot;))));  IF( AND( HOUR([.B32])&gt;=HOUR(&quot;14:00:00&quot;) ; HOUR([.B32])&lt;HOUR(&quot;18:00:00&quot;)  ); IF(AND([.C32]=&quot;&quot;); &quot;TARDE&quot;;  IF( AND( HOUR([.C32])&gt;=HOUR(&quot;06:00:00&quot;) ; HOUR([.C32])&lt;HOUR(&quot;14:00:00&quot;)  ); &quot;DOBLE TARDE/DIURNO&quot;;  IF( AND( HOUR([.C32])&gt;=HOUR(&quot;18:00:00&quot;) ; HOUR([.C32])&lt;HOUR(&quot;23:59:59&quot;)  ); &quot;DOBLE TARDE/NOCHE&quot;;  IF( AND( HOUR([.C32])&gt;=HOUR(&quot;00:00:00&quot;) ; HOUR([.C32])&lt;HOUR(&quot;06:00:00&quot;)  ); &quot;DOBLE NOCHE&quot;; &quot;&quot;))));  IF( AND( HOUR([.B32])&gt;=HOUR(&quot;18:00:00&quot;) ; HOUR([.B32])&lt;HOUR(&quot;23:59:59&quot;)  ); IF(AND([.C32]=&quot;&quot;);  &quot;NOCHE&quot;;  IF( AND( HOUR([.C32])&gt;=HOUR(&quot;06:00:00&quot;) ; HOUR([.C32])&lt;HOUR(&quot;14:00:00&quot;)  ); &quot;DOBLE NOCHE/DIURNO&quot;;  IF( AND( HOUR([.C32])&gt;=HOUR(&quot;14:00:00&quot;) ; HOUR([.C32])&lt;HOUR(&quot;17:00:00&quot;)  ); &quot;DOBLE NOCHE/TARDE&quot;;  &quot;&quot;))); IF(AND(HOUR([.B32])&gt;=HOUR(&quot;00:00:00&quot;) ; HOUR([.B32])&lt;HOUR(&quot;06:00:00&quot;)  ); IF(AND([.C32]=&quot;&quot;);  &quot;NOCHE&quot;;  IF( AND( HOUR([.C32])&gt;=HOUR(&quot;06:00:00&quot;) ; HOUR([.C32])&lt;HOUR(&quot;14:00:00&quot;)  ); &quot;DOBLE NOCHE/DIRNO&quot;;  IF( AND( HOUR([.C32])&gt;=HOUR(&quot;14:00:00&quot;) ; HOUR([.C32])&lt;HOUR(&quot;18:00:00&quot;)  ); &quot;DOBLE NOCHE/TARDE&quot;;  IF( AND( HOUR([.C32])&gt;=HOUR(&quot;18:00:00&quot;) ; HOUR([.C32])&lt;HOUR(&quot;23:59:59&quot;)  ); &quot;DOBLE NOCHE&quot;; &quot;&quot;)))); &quot;&quot;)))); IF(AND(HOUR([.E32])&gt;=HOUR(&quot;08:00:00&quot;)); &quot;DOBLE JORNADA &gt;= 8 HORAS (NO ES HORA EXTRA)&quot;; &quot;&quot;)); IF( OR([.F32]=&quot;sábado&quot;; [.F32]=&quot;sabado&quot;); IF(AND(HOUR([.E32])&lt;HOUR(&quot;08:00:00&quot;)); IF( AND( HOUR([.B32])&gt;=HOUR(&quot;06:00:00&quot;) ; HOUR([.B32])&lt;HOUR(&quot;14:00:00&quot;)  ); IF(AND([.C32]=&quot;&quot;); &quot;DIURNO&quot;;  IF( AND( HOUR([.C32])&gt;=HOUR(&quot;14:00:00&quot;) ; HOUR([.C32])&lt;HOUR(&quot;23:59:59&quot;)  ); &quot;DOBLE DIURNO/SOCIAL&quot;;  IF( AND( HOUR([.C32])&gt;=HOUR(&quot;00:00:00&quot;) ; HOUR([.C32])&lt;HOUR(&quot;06:00:00&quot;)  ); &quot;DOBLE DIURNO/SOCIAL&quot;;  &quot;&quot;)));  IF( AND( HOUR([.B32])&gt;=HOUR(&quot;14:00:00&quot;) ; HOUR([.B32])&lt;HOUR(&quot;23:59:59&quot;)  );  IF(AND([.C32]=&quot;&quot;); &quot;SOCIAL&quot;; IF( AND( HOUR([.C32])&gt;=HOUR(&quot;06:00:00&quot;) ; HOUR([.C32])&lt;HOUR(&quot;14:00:00&quot;)  ); &quot;DOBLE SOCIAL/DIRUNO&quot;;  IF( AND( HOUR([.C32])&gt;=HOUR(&quot;00:00:00&quot;) ; HOUR([.C32])&lt;HOUR(&quot;06:00:00&quot;)  ); &quot;DOBLE SOCIAL&quot;; &quot;&quot;)));  IF( AND( HOUR([.B32])&gt;=HOUR(&quot;00:00:00&quot;) ; HOUR([.B32])&lt;HOUR(&quot;06:00:00&quot;)  ); IF(AND([.C32]=&quot;&quot;); &quot;SOCIAL&quot;;  IF( AND( HOUR([.C32])&gt;=HOUR(&quot;06:00:00&quot;) ; HOUR([.C32])&lt;HOUR(&quot;14:00:00&quot;)  ); &quot;DOBLE SOCIAL/DIURNO&quot;; &quot;&quot;)); &quot;&quot;)));  IF(AND(HOUR([.E32])&gt;=HOUR(&quot;08:00:00&quot;)); &quot;DOBLE JORNADA &gt;= 8 HORAS (NO ES HORA EXTRA&quot;; &quot;&quot;)); IF(AND(OR([.F32]=&quot;domingo&quot;; AND(OR([.F32]=&quot;lunes&quot;; [.F32]=&quot;viernes&quot;);[.H32]=&quot;Festivo&quot;));[.G32]=&quot;&quot;); IF(AND(HOUR([.E32])&lt;HOUR(&quot;08:00:00&quot;)); IF( AND( HOUR([.B32])&gt;=HOUR(&quot;06:00:00&quot;) ; HOUR([.B32])&lt;HOUR(&quot;23:59:59&quot;)  ); IF(AND([.C32]=&quot;&quot;); &quot;DOMINICAL/FESTIVO&quot;; IF( AND( HOUR([.C32])&gt;=HOUR(&quot;00:00:00&quot;) ; HOUR([.C32])&lt;HOUR(&quot;06:00:00&quot;)  ); &quot;DOBLE DOMINICAL/FESTIVO&quot;;  &quot;&quot;)); IF( AND( HOUR([.B32])&gt;=HOUR(&quot;00:00:00&quot;) ; HOUR([.B32])&lt;HOUR(&quot;06:00:00&quot;)  ); &quot;DOBLE DOMINICAL/FESTIVO&quot;; &quot;&quot;)); IF(AND(HOUR([.E32])&gt;=HOUR(&quot;08:00:00&quot;)); &quot;DOBLE JORNADA &gt;= 8 HORAS (NO ES HORA EXTRA&quot;; &quot;&quot;)); IF( AND(OR([.F32]=&quot;lunes&quot;; [.F32]=&quot;martes&quot;; [.F32]=&quot;miércoles&quot;; [.F32]=&quot;miercoles&quot;; [.F32]=&quot;jueves&quot;; [.F32]=&quot;viernes&quot;;[.F32]=&quot;sabado&quot;;[.F32]=&quot;sábado&quot;;[.F32]=&quot;domingo&quot;; OR([.H32]=&quot;&quot;;[.H32]=&quot;Festivo&quot;));[.G32]=&quot;si&quot;); IF(AND(HOUR([.E32])&lt;HOUR(&quot;08:00:00&quot;)); IF( AND( HOUR([.B32])&gt;=HOUR(&quot;06:00:00&quot;) ; HOUR([.B32])&lt;HOUR(&quot;23:59:59&quot;)  ); IF(AND([.C32]=&quot;&quot;); &quot;ESPECIAL&quot;; IF( AND( HOUR([.C32])&gt;=HOUR(&quot;00:00:00&quot;) ; HOUR([.C32])&lt;HOUR(&quot;06:00:00&quot;)  ); &quot;DOBLE ESPECIAL&quot;;  &quot;&quot;)); IF( AND( HOUR([.B32])&gt;=HOUR(&quot;00:00:00&quot;) ; HOUR([.B32])&lt;HOUR(&quot;06:00:00&quot;)  ); &quot;DOBLE ESPECIAL&quot;; &quot;&quot;)); IF(AND(HOUR([.E32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style-name="ce7"/>
          <table:table-cell table:style-name="ce7" table:formula="of:=IF(AND([.B32]=&quot;&quot;); &quot;DESCANSO&quot;; IF( AND([.B32]&lt;&gt;&quot;&quot;); IF(AND(OR([.F32]=&quot;lunes&quot;; [.F32]=&quot;martes&quot;; [.F32]=&quot;miércoles&quot;; [.F32]=&quot;miercoles&quot;; [.F32]=&quot;jueves&quot;; [.F32]=&quot;viernes&quot;);AND([.G32]=&quot;&quot;; [.H32]=&quot;&quot;)); IF(AND(HOUR([.E32])&lt;HOUR(&quot;08:00:00&quot;)); IF( AND( HOUR([.B32])&gt;=HOUR(&quot;06:00:00&quot;) ; HOUR([.B32])&lt;HOUR(&quot;14:00:00&quot;)  ); IF(AND([.C32]=&quot;&quot;); ([.$R$2])*(ROUNDDOWN(HOUR([.D32]);0)+ROUNDDOWN(HOUR([.E32]);0)); IF( AND( HOUR([.C32])&gt;=HOUR(&quot;14:00:00&quot;) ; HOUR([.C32])&lt;HOUR(&quot;18:00:00&quot;)  ); ([.$R$2]+[.$R$3])*(ROUNDDOWN(HOUR([.D32]);0)) + ([.$R$3])*ROUNDDOWN(HOUR([.E32]);0); IF( AND( HOUR([.C32])&gt;=HOUR(&quot;18:00:00&quot;) ; HOUR([.C32])&lt;HOUR(&quot;23:59:59&quot;)  ); ([.$R$2]+[.$R$4])*(ROUNDDOWN(HOUR([.D32]);0)) + ([.$R$4])*ROUNDDOWN(HOUR([.E32]);0); IF( AND( HOUR([.C32])&gt;=HOUR(&quot;00:00:00&quot;) ; HOUR([.C32])&lt;HOUR(&quot;06:00:00&quot;)  ); ([.$R$2]+[.$R$4])*(ROUNDDOWN(HOUR([.D32]);0)) + ([.$R$4])*ROUNDDOWN(HOUR([.E32]);0); &quot;&quot;)))); IF( AND( HOUR([.B32])&gt;=HOUR(&quot;14:00:00&quot;) ; HOUR([.B32])&lt;HOUR(&quot;18:00:00&quot;)  ); IF(AND([.C32]=&quot;&quot;); [.$R$3]*(ROUNDDOWN(HOUR([.D32]);0)+ROUNDDOWN(HOUR([.E32]);0)); IF( AND( HOUR([.C32])&gt;=HOUR(&quot;06:00:00&quot;) ; HOUR([.C32])&lt;HOUR(&quot;14:00:00&quot;)  ); ([.$R$2]+[.$R$3])*(ROUNDDOWN(HOUR([.D32]);0)) + [.$R$2]*ROUNDDOWN(HOUR([.E32]);0); IF( AND( HOUR([.C32])&gt;=HOUR(&quot;18:00:00&quot;) ; HOUR([.C32])&lt;HOUR(&quot;23:59:59&quot;)  ); ([.$R$3]+[.$R$4])*(ROUNDDOWN(HOUR([.D32]);0)) + [.$R$4]*ROUNDDOWN(HOUR([.E32]);0); IF( AND( HOUR([.C32])&gt;=HOUR(&quot;00:00:00&quot;) ; HOUR([.C32])&lt;HOUR(&quot;06:00:00&quot;)  ); ([.$R$3]+[.$R$4])*(ROUNDDOWN(HOUR([.D32]);0)) + [.$R$4]*ROUNDDOWN(HOUR([.E32]);0); &quot;&quot;)))); IF( AND( HOUR([.B32])&gt;=HOUR(&quot;18:00:00&quot;) ; HOUR([.B32])&lt;HOUR(&quot;23:59:59&quot;)  ); IF(AND([.C32]=&quot;&quot;); [.$R$4]*(ROUNDDOWN(HOUR([.D32]);0)+ROUNDDOWN(HOUR([.E32]);0)); IF( AND( HOUR([.C32])&gt;=HOUR(&quot;06:00:00&quot;) ; HOUR([.C32])&lt;HOUR(&quot;14:00:00&quot;)  ); ([.$R$2]+[.$R$4])*(ROUNDDOWN(HOUR([.D32]);0)) + [.$R$2]*ROUNDDOWN(HOUR([.E32]);0); IF( AND( HOUR([.C32])&gt;=HOUR(&quot;14:00:00&quot;) ; HOUR([.C32])&lt;HOUR(&quot;17:00:00&quot;)  ); ([.$R$3]+[.$R$4])*(ROUNDDOWN(HOUR([.D32]);0)) + [.$R$4]*ROUNDDOWN(HOUR([.E32]);0);  &quot;&quot;))); IF(AND(HOUR([.B32])&gt;=HOUR(&quot;00:00:00&quot;) ; HOUR([.B32])&lt;HOUR(&quot;06:00:00&quot;)  ); IF(AND([.C32]=&quot;&quot;); [.$R$4]*(ROUNDDOWN(HOUR([.D32]);0)+ROUNDDOWN(HOUR([.E32]);0)); IF( AND( HOUR([.C32])&gt;=HOUR(&quot;06:00:00&quot;) ; HOUR([.C32])&lt;HOUR(&quot;14:00:00&quot;)  ); ([.$R$2]+[.$R$4])*(ROUNDDOWN(HOUR([.D32]);0)) + [.$R$2]*ROUNDDOWN(HOUR([.E32]);0); IF( AND( HOUR([.C32])&gt;=HOUR(&quot;14:00:00&quot;) ; HOUR([.C32])&lt;HOUR(&quot;18:00:00&quot;)  ); ([.$R$3]+[.$R$4])*(ROUNDDOWN(HOUR([.D32]);0)) + [.$R$4]*ROUNDDOWN(HOUR([.E32]);0); IF( AND( HOUR([.C32])&gt;=HOUR(&quot;18:00:00&quot;) ; HOUR([.C32])&lt;HOUR(&quot;23:59:59&quot;)  ); ([.$R$4])*2*(ROUNDDOWN(HOUR([.D32]);0)) + [.$R$4]*ROUNDDOWN(HOUR([.E32]);0); &quot;&quot;)))); &quot;&quot;)))); IF(AND(HOUR([.E32])&gt;=HOUR(&quot;08:00:00&quot;)); &quot;DOBLE JORNADA &gt;= 8 HORAS (NO ES HORA EXTRA)&quot;; &quot;&quot;)); IF( OR([.F32]=&quot;sábado&quot;; [.F32]=&quot;sabado&quot;); IF(AND(HOUR([.E32])&lt;HOUR(&quot;08:00:00&quot;)); IF( AND( HOUR([.B32])&gt;=HOUR(&quot;06:00:00&quot;) ; HOUR([.B32])&lt;HOUR(&quot;14:00:00&quot;)  ); IF(AND([.C32]=&quot;&quot;); [.$R$2]*(ROUNDDOWN(HOUR([.D32]);0)+ROUNDDOWN(HOUR([.E32]);0)); IF( AND( HOUR([.C32])&gt;=HOUR(&quot;14:00:00&quot;) ; HOUR([.C32])&lt;HOUR(&quot;23:59:59&quot;)  ); ([.$R$2]+[.$R$5])*(ROUNDDOWN(HOUR([.D32]);0)) + [.$R$5]*ROUNDDOWN(HOUR([.E32]);0); IF( AND( HOUR([.C32])&gt;=HOUR(&quot;00:00:00&quot;) ; HOUR([.C32])&lt;HOUR(&quot;06:00:00&quot;)  ); ([.$R$2]+[.$R$5])*(ROUNDDOWN(HOUR([.D32]);0)) + [.$R$5]*ROUNDDOWN(HOUR([.E32]);0);  &quot;&quot;))); IF( AND( HOUR([.B32])&gt;=HOUR(&quot;14:00:00&quot;) ; HOUR([.B32])&lt;HOUR(&quot;23:59:59&quot;)  ); IF(AND([.C32]=&quot;&quot;); [.$R$5]*(ROUNDDOWN(HOUR([.D32]);0)+ROUNDDOWN(HOUR([.E32]);0)); IF( AND( HOUR([.C32])&gt;=HOUR(&quot;06:00:00&quot;) ; HOUR([.C32])&lt;HOUR(&quot;14:00:00&quot;)  ); ([.$R$2]+[.$R$5])*(ROUNDDOWN(HOUR([.D32]);0)) + [.$R$2]*ROUNDDOWN(HOUR([.E32]);0); IF( AND( HOUR([.C32])&gt;=HOUR(&quot;00:00:00&quot;) ; HOUR([.C32])&lt;HOUR(&quot;06:00:00&quot;)  ); ([.$R$5])*2*(ROUNDDOWN(HOUR([.D32]);0)) + [.$R$5]*ROUNDDOWN(HOUR([.E32]);0); &quot;&quot;))); IF( AND( HOUR([.B32])&gt;=HOUR(&quot;00:00:00&quot;) ; HOUR([.B32])&lt;HOUR(&quot;06:00:00&quot;)  ); IF(AND([.C32]=&quot;&quot;); [.$R$5]*(ROUNDDOWN(HOUR([.D32]);0)+ROUNDDOWN(HOUR([.E32]);0)); IF( AND( HOUR([.C32])&gt;=HOUR(&quot;06:00:00&quot;) ; HOUR([.C32])&lt;HOUR(&quot;14:00:00&quot;)  ); ([.$R$2]+[.$R$5])*(ROUNDDOWN(HOUR([.D32]);0)) + [.$R$2]*ROUNDDOWN(HOUR([.E32]);0); &quot;&quot;)); &quot;&quot;))); IF(AND(HOUR([.E32])&gt;=HOUR(&quot;08:00:00&quot;)); &quot;DOBLE JORNADA &gt;= 8 HORAS (NO ES HORA EXTRA&quot;; &quot;&quot;)); IF(AND(OR([.F32]=&quot;domingo&quot;; AND(OR([.F32]=&quot;lunes&quot;; [.F32]=&quot;viernes&quot;);[.H32]=&quot;Festivo&quot;));[.G32]=&quot;&quot;); IF(AND(HOUR([.E32])&lt;HOUR(&quot;08:00:00&quot;)); IF( AND( HOUR([.B32])&gt;=HOUR(&quot;06:00:00&quot;) ; HOUR([.B32])&lt;HOUR(&quot;23:59:59&quot;)  ); IF(AND([.C32]=&quot;&quot;); [.$R$6]*(ROUNDDOWN(HOUR([.D32]);0)+ROUNDDOWN(HOUR([.E32]);0)); IF( AND( HOUR([.C32])&gt;=HOUR(&quot;00:00:00&quot;) ; HOUR([.C32])&lt;HOUR(&quot;06:00:00&quot;)  ); ([.$R$6])*2*(ROUNDDOWN(HOUR([.D32]);0)) + [.$R$6]*ROUNDDOWN(HOUR([.E32]);0);  &quot;&quot;)); IF( AND( HOUR([.C32])&gt;=HOUR(&quot;00:00:00&quot;) ; HOUR([.C32])&lt;HOUR(&quot;06:00:00&quot;)  ); ([.$R$6])*2*(ROUNDDOWN(HOUR([.D32]);0)) + [.$R$6]*ROUNDDOWN(HOUR([.E32]);0); &quot;&quot;)); IF(AND(HOUR([.E32])&gt;=HOUR(&quot;08:00:00&quot;)); &quot;DOBLE JORNADA &gt;= 8 HORAS (NO ES HORA EXTRA&quot;; &quot;&quot;)); IF( AND(OR([.F32]=&quot;lunes&quot;; [.F32]=&quot;martes&quot;; [.F32]=&quot;miércoles&quot;; [.F32]=&quot;miercoles&quot;; [.F32]=&quot;jueves&quot;; [.F32]=&quot;viernes&quot;;[.F32]=&quot;sabado&quot;;[.F32]=&quot;sábado&quot;;[.F32]=&quot;domingo&quot;; OR([.H32]=&quot;&quot;;[.H32]=&quot;Festivo&quot;));[.G32]=&quot;si&quot;); IF(AND(HOUR([.E32])&lt;HOUR(&quot;08:00:00&quot;)); IF( AND( HOUR([.B32])&gt;=HOUR(&quot;06:00:00&quot;) ; HOUR([.B32])&lt;HOUR(&quot;23:59:59&quot;)  ); IF(AND([.C32]=&quot;&quot;); [.$R$7]*(ROUNDDOWN(HOUR([.D32]);0)+ROUNDDOWN(HOUR([.E32]);0)); IF( AND( HOUR([.C32])&gt;=HOUR(&quot;00:00:00&quot;) ; HOUR([.C32])&lt;HOUR(&quot;06:00:00&quot;)  ); ([.$R$7])*2*(ROUNDDOWN(HOUR([.D32]);0)) + [.$R$7]*ROUNDDOWN(HOUR([.E32]);0);  &quot;&quot;)); IF( AND( HOUR([.B32])&gt;=HOUR(&quot;00:00:00&quot;) ; HOUR([.B32])&lt;HOUR(&quot;06:00:00&quot;)  ); ([.$R$7])*2*(ROUNDDOWN(HOUR([.D32]);0)) + [.$R$7]*ROUNDDOWN(HOUR([.E32]);0); &quot;&quot;)); IF(AND(HOUR([.E32])&gt;=HOUR(&quot;08:00:00&quot;)); &quot;DOBLE JORNADA &gt;= 8 HORAS (NO ES HORA EXTRA&quot;; &quot;&quot;)); &quot;&quot;))))))" office:value-type="string" office:string-value="DESCANSO" calcext:value-type="string">
            <text:p>DESCANSO</text:p>
          </table:table-cell>
          <table:table-cell table:number-columns-repeated="51"/>
        </table:table-row>
        <table:table-row table:style-name="ro1">
          <table:table-cell table:style-name="ce3" table:number-columns-repeated="10"/>
          <table:table-cell table:style-name="ce14" office:value-type="string" calcext:value-type="string">
            <text:p>TOTAL</text:p>
          </table:table-cell>
          <table:table-cell table:style-name="ce15"/>
          <table:table-cell table:style-name="ce16" table:formula="of:=SUMIF([.M2:.M32]; &quot;&lt;&gt;DESCANSO&quot;)" office:value-type="float" office:value="1256000" calcext:value-type="float">
            <text:p>1256000</text:p>
          </table:table-cell>
          <table:table-cell table:number-columns-repeated="51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  <number:text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09:41:32</meta:creation-date>
    <dc:language>es-CO</dc:language>
    <dc:date>2023-12-29T10:46:47</dc:date>
    <meta:editing-cycles>29</meta:editing-cycles>
    <meta:editing-duration>PT3H17M</meta:editing-duration>
    <meta:generator>LibreOffice/7.0.4.2$Linux_X86_64 LibreOffice_project/00$Build-2</meta:generator>
    <meta:document-statistic meta:table-count="1" meta:cell-count="277" meta:object-count="0"/>
    <meta:user-defined meta:name="AppVersion">15.0000</meta:user-defined>
  </office:meta>
</office:document-meta>
</file>